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ntium" svg:font-family="Gentium" style:font-family-generic="roman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Palladio UNI" svg:font-family="'URW Palladio UNI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officeooo:paragraph-rsid="000cd066"/>
    </style:style>
    <style:style style:name="P3" style:family="paragraph" style:parent-style-name="Standard">
      <loext:graphic-properties draw:fill="solid" draw:fill-color="#ffffff"/>
      <style:paragraph-properties fo:margin-top="0in" fo:margin-bottom="0in" style:contextual-spacing="false" fo:text-align="start" style:justify-single-word="false" fo:orphans="2" fo:widows="2" fo:background-color="#ffffff"/>
    </style:style>
    <style:style style:name="P4" style:family="paragraph" style:parent-style-name="Standard">
      <loext:graphic-properties draw:fill="solid" draw:fill-color="#ffffff"/>
      <style:paragraph-properties fo:margin-top="0in" fo:margin-bottom="0in" style:contextual-spacing="false" fo:text-align="start" style:justify-single-word="false" fo:orphans="2" fo:widows="2" fo:background-color="#ffffff"/>
      <style:text-properties officeooo:paragraph-rsid="000cd066"/>
    </style:style>
    <style:style style:name="P5" style:family="paragraph" style:parent-style-name="Standard">
      <style:text-properties style:text-scale="95%"/>
    </style:style>
    <style:style style:name="P6" style:family="paragraph" style:parent-style-name="Standard">
      <style:text-properties style:text-scale="90%"/>
    </style:style>
    <style:style style:name="P7" style:family="paragraph" style:parent-style-name="Standard">
      <style:text-properties fo:letter-spacing="-0.002in" style:text-scale="95%"/>
    </style:style>
    <style:style style:name="P8" style:family="paragraph" style:parent-style-name="Standard" style:master-page-name="Converted1">
      <style:paragraph-properties style:page-number="auto"/>
    </style:style>
    <style:style style:name="T1" style:family="text">
      <style:text-properties style:text-scale="95%"/>
    </style:style>
    <style:style style:name="T2" style:family="text">
      <style:text-properties fo:letter-spacing="-0.0299in" style:text-scale="95%"/>
    </style:style>
    <style:style style:name="T3" style:family="text">
      <style:text-properties fo:letter-spacing="-0.0291in" style:text-scale="95%"/>
    </style:style>
    <style:style style:name="T4" style:family="text">
      <style:text-properties fo:letter-spacing="-0.0311in" style:text-scale="95%"/>
    </style:style>
    <style:style style:name="T5" style:family="text">
      <style:text-properties fo:letter-spacing="-0.0307in" style:text-scale="95%"/>
    </style:style>
    <style:style style:name="T6" style:family="text">
      <style:text-properties fo:letter-spacing="-0.002in" style:text-scale="95%"/>
    </style:style>
    <style:style style:name="T7" style:family="text">
      <style:text-properties style:text-scale="90%"/>
    </style:style>
    <style:style style:name="T8" style:family="text">
      <style:text-properties fo:letter-spacing="-0.0189in" style:text-scale="90%"/>
    </style:style>
    <style:style style:name="T9" style:family="text">
      <style:text-properties fo:letter-spacing="-0.0181in" style:text-scale="90%"/>
    </style:style>
    <style:style style:name="T10" style:family="text">
      <style:text-properties fo:letter-spacing="-0.0138in" style:text-scale="90%"/>
    </style:style>
    <style:style style:name="T11" style:family="text">
      <style:text-properties fo:letter-spacing="-0.0083in" style:text-scale="90%"/>
    </style:style>
    <style:style style:name="T12" style:family="text">
      <style:text-properties fo:letter-spacing="-0.0098in" style:text-scale="90%"/>
    </style:style>
    <style:style style:name="T13" style:family="text">
      <style:text-properties fo:letter-spacing="0.0047in" style:text-scale="90%"/>
    </style:style>
    <style:style style:name="T14" style:family="text">
      <style:text-properties fo:letter-spacing="-0.0165in" style:text-scale="90%"/>
    </style:style>
    <style:style style:name="T15" style:family="text">
      <style:text-properties fo:letter-spacing="-0.0193in" style:text-scale="90%"/>
    </style:style>
    <style:style style:name="T16" style:family="text">
      <style:text-properties fo:letter-spacing="-0.0181in"/>
    </style:style>
    <style:style style:name="T17" style:family="text">
      <style:text-properties fo:letter-spacing="-0.0173in"/>
    </style:style>
    <style:style style:name="T18" style:family="text">
      <style:text-properties fo:letter-spacing="-0.002in"/>
    </style:style>
    <style:style style:name="T19" style:family="text">
      <style:text-properties fo:letter-spacing="0.0047in" style:text-scale="135%"/>
    </style:style>
    <style:style style:name="T20" style:family="text">
      <style:text-properties fo:letter-spacing="-0.0319in" style:text-scale="135%"/>
    </style:style>
    <style:style style:name="T21" style:family="text">
      <style:text-properties fo:letter-spacing="0.0035in"/>
    </style:style>
    <style:style style:name="T22" style:family="text">
      <style:text-properties fo:font-style="italic" style:font-style-asian="italic" style:text-scale="90%"/>
    </style:style>
    <style:style style:name="T23" style:family="text">
      <style:text-properties fo:font-style="normal" style:font-style-asian="normal" style:font-style-complex="normal" style:text-scale="90%"/>
    </style:style>
    <style:style style:name="T24" style:family="text">
      <style:text-properties fo:letter-spacing="-0.011in" style:text-scale="90%"/>
    </style:style>
    <style:style style:name="T25" style:family="text">
      <style:text-properties fo:letter-spacing="-0.0102in" style:text-scale="90%"/>
    </style:style>
    <style:style style:name="T26" style:family="text">
      <style:text-properties style:text-scale="85%"/>
    </style:style>
    <style:style style:name="T27" style:family="text">
      <style:text-properties fo:letter-spacing="-0.0075in" style:text-scale="85%"/>
    </style:style>
    <style:style style:name="T28" style:family="text">
      <style:text-properties fo:letter-spacing="-0.0071in" style:text-scale="85%"/>
    </style:style>
    <style:style style:name="T29" style:family="text">
      <style:text-properties fo:letter-spacing="-0.0063in" style:text-scale="85%"/>
    </style:style>
    <style:style style:name="T30" style:family="text">
      <style:text-properties fo:letter-spacing="0.0165in" style:text-scale="90%"/>
    </style:style>
    <style:style style:name="T31" style:family="text">
      <style:text-properties fo:letter-spacing="0.0173in" style:text-scale="90%"/>
    </style:style>
    <style:style style:name="T32" style:family="text">
      <style:text-properties fo:font-style="italic" style:font-style-asian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letter-spacing="-0.0118in" style:text-scale="90%"/>
    </style:style>
    <style:style style:name="T35" style:family="text">
      <style:text-properties fo:letter-spacing="-0.0055in" style:text-scale="90%"/>
    </style:style>
    <style:style style:name="T36" style:family="text">
      <style:text-properties fo:letter-spacing="-0.0028in" style:text-scale="90%"/>
    </style:style>
    <style:style style:name="T37" style:family="text">
      <style:text-properties fo:letter-spacing="-0.0154in" style:text-scale="90%"/>
    </style:style>
    <style:style style:name="T38" style:family="text">
      <style:text-properties fo:letter-spacing="-0.0146in" style:text-scale="90%"/>
    </style:style>
    <style:style style:name="T39" style:family="text">
      <style:text-properties fo:letter-spacing="-0.0134in" fo:font-style="italic" style:font-style-asian="italic" style:text-scale="90%"/>
    </style:style>
    <style:style style:name="T40" style:family="text">
      <style:text-properties fo:letter-spacing="-0.0161in" style:text-scale="90%"/>
    </style:style>
    <style:style style:name="T41" style:family="text">
      <style:text-properties fo:font-style="italic" style:font-style-asian="italic" style:text-scale="95%"/>
    </style:style>
    <style:style style:name="T42" style:family="text">
      <style:text-properties fo:letter-spacing="-0.0063in" style:text-scale="95%"/>
    </style:style>
    <style:style style:name="T43" style:family="text">
      <style:text-properties fo:letter-spacing="-0.0055in" style:text-scale="95%"/>
    </style:style>
    <style:style style:name="T44" style:family="text">
      <style:text-properties fo:letter-spacing="-0.0016in" fo:font-style="italic" style:font-style-asian="italic" style:text-scale="95%"/>
    </style:style>
    <style:style style:name="T45" style:family="text">
      <style:text-properties fo:letter-spacing="-0.0063in" fo:font-style="italic" style:font-style-asian="italic" style:text-scale="90%"/>
    </style:style>
    <style:style style:name="T46" style:family="text">
      <style:text-properties fo:letter-spacing="-0.0126in" style:text-scale="90%"/>
    </style:style>
    <style:style style:name="T47" style:family="text">
      <style:text-properties fo:letter-spacing="-0.0217in" style:text-scale="95%"/>
    </style:style>
    <style:style style:name="T48" style:family="text">
      <style:text-properties fo:letter-spacing="-0.0209in" style:text-scale="95%"/>
    </style:style>
    <style:style style:name="T49" style:family="text">
      <style:text-properties fo:letter-spacing="-0.0008in" fo:font-style="italic" style:font-style-asian="italic" style:text-scale="95%"/>
    </style:style>
    <style:style style:name="T50" style:family="text">
      <style:text-properties fo:letter-spacing="-0.0047in" style:text-scale="95%"/>
    </style:style>
    <style:style style:name="T51" style:family="text">
      <style:text-properties fo:letter-spacing="-0.0008in" style:text-scale="95%"/>
    </style:style>
    <style:style style:name="T52" style:family="text">
      <style:text-properties fo:letter-spacing="-0.0181in" style:text-scale="95%"/>
    </style:style>
    <style:style style:name="T53" style:family="text">
      <style:text-properties fo:letter-spacing="-0.0173in" style:text-scale="95%"/>
    </style:style>
    <style:style style:name="T54" style:family="text">
      <style:text-properties fo:letter-spacing="-0.0134in" style:text-scale="95%"/>
    </style:style>
    <style:style style:name="T55" style:family="text">
      <style:text-properties fo:letter-spacing="-0.0138in" style:text-scale="95%"/>
    </style:style>
    <style:style style:name="T56" style:family="text">
      <style:text-properties fo:letter-spacing="-0.0161in"/>
    </style:style>
    <style:style style:name="T57" style:family="text">
      <style:text-properties fo:letter-spacing="-0.0154in"/>
    </style:style>
    <style:style style:name="T58" style:family="text">
      <style:text-properties fo:letter-spacing="-0.0134in" fo:font-style="italic" style:font-style-asian="italic"/>
    </style:style>
    <style:style style:name="T59" style:family="text">
      <style:text-properties fo:letter-spacing="-0.0091in"/>
    </style:style>
    <style:style style:name="T60" style:family="text">
      <style:text-properties fo:letter-spacing="-0.0201in" style:text-scale="90%"/>
    </style:style>
    <style:style style:name="T61" style:family="text">
      <style:text-properties fo:letter-spacing="-0.002in" style:text-scale="90%"/>
    </style:style>
    <style:style style:name="T62" style:family="text">
      <style:text-properties fo:letter-spacing="-0.022in" style:text-scale="95%"/>
    </style:style>
    <style:style style:name="T63" style:family="text">
      <style:text-properties fo:letter-spacing="-0.0189in" style:text-scale="95%"/>
    </style:style>
    <style:style style:name="T64" style:family="text">
      <style:text-properties fo:letter-spacing="0.0047in" style:text-scale="95%"/>
    </style:style>
    <style:style style:name="T65" style:family="text">
      <style:text-properties fo:letter-spacing="-0.0228in" style:text-scale="95%"/>
    </style:style>
    <style:style style:name="T66" style:family="text">
      <style:text-properties fo:letter-spacing="-0.0193in"/>
    </style:style>
    <style:style style:name="T67" style:family="text">
      <style:text-properties fo:letter-spacing="0.0047in"/>
    </style:style>
    <style:style style:name="T68" style:family="text">
      <style:text-properties fo:letter-spacing="-0.0189in"/>
    </style:style>
    <style:style style:name="T69" style:family="text">
      <style:text-properties fo:letter-spacing="-0.0154in" fo:font-style="italic" style:font-style-asian="italic" style:text-scale="90%"/>
    </style:style>
    <style:style style:name="T70" style:family="text">
      <style:text-properties fo:letter-spacing="-0.002in" fo:font-style="italic" style:font-style-asian="italic" style:text-scale="90%"/>
    </style:style>
    <style:style style:name="T71" style:family="text">
      <style:text-properties fo:letter-spacing="-0.0146in" style:text-scale="95%"/>
    </style:style>
    <style:style style:name="T72" style:family="text">
      <style:text-properties fo:letter-spacing="0.0008in" style:text-scale="90%"/>
    </style:style>
    <style:style style:name="T73" style:family="text">
      <style:text-properties fo:letter-spacing="-0.0047in" style:text-scale="90%"/>
    </style:style>
    <style:style style:name="T74" style:family="text">
      <style:text-properties fo:letter-spacing="-0.0043in" style:text-scale="90%"/>
    </style:style>
    <style:style style:name="T75" style:family="text">
      <style:text-properties fo:letter-spacing="-0.0283in" style:text-scale="95%"/>
    </style:style>
    <style:style style:name="T76" style:family="text">
      <style:text-properties fo:letter-spacing="-0.028in" style:text-scale="95%"/>
    </style:style>
    <style:style style:name="T77" style:family="text">
      <style:text-properties fo:letter-spacing="-0.0256in" style:text-scale="95%"/>
    </style:style>
    <style:style style:name="T78" style:family="text">
      <style:text-properties fo:letter-spacing="-0.0161in" fo:font-style="italic" style:font-style-asian="italic" style:text-scale="95%"/>
    </style:style>
    <style:style style:name="T79" style:family="text">
      <style:text-properties fo:letter-spacing="-0.0252in" style:text-scale="90%"/>
    </style:style>
    <style:style style:name="T80" style:family="text">
      <style:text-properties fo:letter-spacing="-0.0028in" style:text-scale="95%"/>
    </style:style>
    <style:style style:name="T81" style:family="text">
      <style:text-properties fo:letter-spacing="-0.0272in" style:text-scale="95%"/>
    </style:style>
    <style:style style:name="T82" style:family="text">
      <style:text-properties fo:letter-spacing="-0.0228in" fo:font-style="italic" style:font-style-asian="italic" style:text-scale="95%"/>
    </style:style>
    <style:style style:name="T83" style:family="text">
      <style:text-properties fo:letter-spacing="-0.0264in" style:text-scale="95%"/>
    </style:style>
    <style:style style:name="T84" style:family="text">
      <style:text-properties fo:letter-spacing="-0.0189in" fo:font-style="italic" style:font-style-asian="italic" style:text-scale="95%"/>
    </style:style>
    <style:style style:name="T85" style:family="text">
      <style:text-properties fo:letter-spacing="-0.0193in" style:text-scale="95%"/>
    </style:style>
    <style:style style:name="T86" style:family="text">
      <style:text-properties fo:letter-spacing="-0.0138in"/>
    </style:style>
    <style:style style:name="T87" style:family="text">
      <style:text-properties fo:letter-spacing="-0.0075in" style:text-scale="90%"/>
    </style:style>
    <style:style style:name="T88" style:family="text">
      <style:text-properties fo:letter-spacing="-0.0071in" style:text-scale="90%"/>
    </style:style>
    <style:style style:name="T89" style:family="text">
      <style:text-properties fo:letter-spacing="-0.0264in" style:text-scale="90%"/>
    </style:style>
    <style:style style:name="T90" style:family="text">
      <style:text-properties fo:letter-spacing="-0.0256in" style:text-scale="90%"/>
    </style:style>
    <style:style style:name="T91" style:family="text">
      <style:text-properties fo:letter-spacing="-0.0244in" style:text-scale="90%"/>
    </style:style>
    <style:style style:name="T92" style:family="text">
      <style:text-properties fo:letter-spacing="-0.0228in" style:text-scale="90%"/>
    </style:style>
    <style:style style:name="T93" style:family="text">
      <style:text-properties fo:letter-spacing="-0.022in" style:text-scale="90%"/>
    </style:style>
    <style:style style:name="T94" style:family="text">
      <style:text-properties fo:letter-spacing="-0.0236in" style:text-scale="90%"/>
    </style:style>
    <style:style style:name="T95" style:family="text">
      <style:text-properties style:font-name="Times New Roman" fo:background-color="#ffffff" loext:char-shading-value="0" style:font-name-asian="Times New Roman1" style:language-asian="fr" style:country-asian="FR" style:font-name-complex="Times New Roman1" style:font-size-complex="12pt"/>
    </style:style>
    <style:style style:name="T96" style:family="text">
      <style:text-properties fo:letter-spacing="-0.0161in" style:text-scale="95%"/>
    </style:style>
    <style:style style:name="T97" style:family="text">
      <style:text-properties fo:letter-spacing="-0.0154in" style:text-scale="95%"/>
    </style:style>
    <style:style style:name="T98" style:family="text">
      <style:text-properties fo:letter-spacing="-0.0217in"/>
    </style:style>
    <style:style style:name="T99" style:family="text">
      <style:text-properties fo:letter-spacing="-0.0047in"/>
    </style:style>
    <style:style style:name="T100" style:family="text">
      <style:text-properties fo:letter-spacing="-0.0043in"/>
    </style:style>
    <style:style style:name="T101" style:family="text">
      <style:text-properties fo:letter-spacing="-0.0016in" style:text-scale="95%"/>
    </style:style>
    <style:style style:name="T102" style:family="text">
      <style:text-properties fo:letter-spacing="-0.0071in" style:text-scale="95%"/>
    </style:style>
    <style:style style:name="T103" style:family="text">
      <style:text-properties fo:color="#000096" loext:opacity="100%" style:font-name="Times New Roman" fo:background-color="#ffffff" loext:char-shading-value="0" style:font-name-asian="Times New Roman1" style:language-asian="fr" style:country-asian="FR" style:font-name-complex="Times New Roman1" style:font-size-complex="12pt"/>
    </style:style>
    <style:style style:name="T104" style:family="text">
      <style:text-properties fo:color="#f5844c" loext:opacity="100%" style:font-name="Times New Roman" fo:background-color="#ffffff" loext:char-shading-value="0" style:font-name-asian="Times New Roman1" style:language-asian="fr" style:country-asian="FR" style:font-name-complex="Times New Roman1" style:font-size-complex="12pt"/>
    </style:style>
    <style:style style:name="T105" style:family="text">
      <style:text-properties fo:color="#ff8040" loext:opacity="100%" style:font-name="Times New Roman" fo:background-color="#ffffff" loext:char-shading-value="0" style:font-name-asian="Times New Roman1" style:language-asian="fr" style:country-asian="FR" style:font-name-complex="Times New Roman1" style:font-size-complex="12pt"/>
    </style:style>
    <style:style style:name="T106" style:family="text">
      <style:text-properties fo:color="#993300" loext:opacity="100%" style:font-name="Times New Roman" fo:background-color="#ffffff" loext:char-shading-value="0" style:font-name-asian="Times New Roman1" style:language-asian="fr" style:country-asian="FR" style:font-name-complex="Times New Roman1" style:font-size-complex="12pt"/>
    </style:style>
    <style:style style:name="T107" style:family="text">
      <style:text-properties style:font-name="Times New Roman" style:font-name-asian="Times New Roman1" style:language-asian="fr" style:country-asian="FR" style:font-name-complex="Times New Roman1" style:font-size-complex="12pt"/>
    </style:style>
    <style:style style:name="T108" style:family="text">
      <style:text-properties fo:letter-spacing="-0.0063in" style:text-scale="90%"/>
    </style:style>
    <style:style style:name="T109" style:family="text">
      <style:text-properties fo:letter-spacing="-0.0091in" style:text-scale="90%"/>
    </style:style>
    <style:style style:name="T110" style:family="text">
      <style:text-properties fo:letter-spacing="-0.0201in" style:text-scale="95%"/>
    </style:style>
    <style:style style:name="T111" style:family="text">
      <style:text-properties fo:letter-spacing="-0.0098in" style:text-scale="95%"/>
    </style:style>
    <style:style style:name="T112" style:family="text">
      <style:text-properties fo:letter-spacing="-0.0091in" style:text-scale="95%"/>
    </style:style>
    <style:style style:name="T113" style:family="text">
      <style:text-properties fo:letter-spacing="-0.0252in" style:text-scale="95%"/>
    </style:style>
    <style:style style:name="T114" style:family="text">
      <style:text-properties fo:letter-spacing="-0.0244in" style:text-scale="95%"/>
    </style:style>
    <style:style style:name="T115" style:family="text">
      <style:text-properties fo:letter-spacing="-0.0201in" fo:font-style="italic" style:font-style-asian="italic" style:text-scale="95%"/>
    </style:style>
    <style:style style:name="T116" style:family="text">
      <style:text-properties fo:letter-spacing="-0.022in" fo:font-style="italic" style:font-style-asian="italic" style:text-scale="95%"/>
    </style:style>
    <style:style style:name="T117" style:family="text">
      <style:text-properties fo:letter-spacing="-0.0165in" style:text-scale="95%"/>
    </style:style>
    <style:style style:name="T118" style:family="text">
      <style:text-properties fo:letter-spacing="-0.0181in" fo:font-style="italic" style:font-style-asian="italic" style:text-scale="95%"/>
    </style:style>
    <style:style style:name="T119" style:family="text">
      <style:text-properties fo:letter-spacing="-0.0354in"/>
    </style:style>
    <style:style style:name="T120" style:family="text">
      <style:text-properties fo:letter-spacing="-0.0173in" fo:font-style="italic" style:font-style-asian="italic"/>
    </style:style>
    <style:style style:name="T121" style:family="text">
      <style:text-properties fo:letter-spacing="-0.0035in" fo:font-style="italic" style:font-style-asian="italic" style:text-scale="95%"/>
    </style:style>
    <style:style style:name="T122" style:family="text">
      <style:text-properties fo:letter-spacing="-0.0244in"/>
    </style:style>
    <style:style style:name="T123" style:family="text">
      <style:text-properties fo:letter-spacing="-0.0236in"/>
    </style:style>
    <style:style style:name="T124" style:family="text">
      <style:text-properties fo:letter-spacing="-0.0193in" fo:font-style="italic" style:font-style-asian="italic"/>
    </style:style>
    <style:style style:name="T125" style:family="text">
      <style:text-properties fo:letter-spacing="-0.0217in" fo:font-style="italic" style:font-style-asian="italic"/>
    </style:style>
    <style:style style:name="T126" style:family="text">
      <style:text-properties fo:letter-spacing="-0.0217in" style:text-scale="90%"/>
    </style:style>
    <style:style style:name="T127" style:family="text">
      <style:text-properties fo:letter-spacing="-0.0209in" style:text-scale="90%"/>
    </style:style>
    <style:style style:name="T128" style:family="text">
      <style:text-properties fo:letter-spacing="-0.0189in" fo:font-style="italic" style:font-style-asian="italic" style:text-scale="90%"/>
    </style:style>
    <style:style style:name="T129" style:family="text">
      <style:text-properties fo:letter-spacing="-0.028in"/>
    </style:style>
    <style:style style:name="T130" style:family="text">
      <style:text-properties fo:letter-spacing="-0.0146in"/>
    </style:style>
    <style:style style:name="T131" style:family="text">
      <style:text-properties fo:letter-spacing="-0.0272in"/>
    </style:style>
    <style:style style:name="T132" style:family="text">
      <style:text-properties fo:letter-spacing="-0.011in"/>
    </style:style>
    <style:style style:name="T133" style:family="text">
      <style:text-properties fo:letter-spacing="-0.0035in" style:text-scale="95%"/>
    </style:style>
    <style:style style:name="T134" style:family="text">
      <style:text-properties fo:letter-spacing="-0.0043in" fo:font-style="italic" style:font-style-asian="italic" style:text-scale="95%"/>
    </style:style>
    <style:style style:name="T135" style:family="text">
      <style:text-properties fo:letter-spacing="-0.0126in" fo:font-style="italic" style:font-style-asian="italic"/>
    </style:style>
    <style:style style:name="T136" style:family="text">
      <style:text-properties fo:letter-spacing="-0.0126in" style:text-scale="95%"/>
    </style:style>
    <style:style style:name="T137" style:family="text">
      <style:text-properties fo:letter-spacing="-0.0083in" fo:font-style="italic" style:font-style-asian="italic" style:text-scale="95%"/>
    </style:style>
    <style:style style:name="T138" style:family="text">
      <style:text-properties fo:letter-spacing="-0.0083in" style:text-scale="95%"/>
    </style:style>
    <style:style style:name="T139" style:family="text">
      <style:text-properties fo:letter-spacing="-0.0047in" fo:font-style="italic" style:font-style-asian="italic" style:text-scale="95%"/>
    </style:style>
    <style:style style:name="T140" style:family="text">
      <style:text-properties fo:letter-spacing="-0.0043in" style:text-scale="95%"/>
    </style:style>
    <style:style style:name="T141" style:family="text">
      <style:text-properties fo:letter-spacing="-0.0236in" fo:font-style="italic" style:font-style-asian="italic" style:text-scale="95%"/>
    </style:style>
    <style:style style:name="T142" style:family="text">
      <style:text-properties fo:letter-spacing="0.0016in" style:text-scale="95%"/>
    </style:style>
    <style:style style:name="T143" style:family="text">
      <style:text-properties fo:letter-spacing="0.0016in" fo:font-style="italic" style:font-style-asian="italic" style:text-scale="95%"/>
    </style:style>
    <style:style style:name="T144" style:family="text">
      <style:text-properties fo:letter-spacing="-0.0075in" style:text-scale="95%"/>
    </style:style>
    <style:style style:name="T145" style:family="text">
      <style:text-properties fo:letter-spacing="-0.0071in" fo:font-style="italic" style:font-style-asian="italic" style:text-scale="95%"/>
    </style:style>
    <style:style style:name="T146" style:family="text">
      <style:text-properties fo:letter-spacing="-0.0217in" fo:font-style="italic" style:font-style-asian="italic" style:text-scale="95%"/>
    </style:style>
    <style:style style:name="T147" style:family="text">
      <style:text-properties fo:letter-spacing="-0.0008in" fo:font-style="italic" style:font-style-asian="italic" style:text-scale="90%"/>
    </style:style>
    <style:style style:name="T148" style:family="text">
      <style:text-properties fo:letter-spacing="-0.0091in" fo:font-style="italic" style:font-style-asian="italic" style:text-scale="95%"/>
    </style:style>
    <style:style style:name="T149" style:family="text">
      <style:text-properties fo:letter-spacing="-0.0236in" style:text-scale="95%"/>
    </style:style>
    <style:style style:name="T150" style:family="text">
      <style:text-properties fo:letter-spacing="-0.0118in" fo:font-style="italic" style:font-style-asian="italic" style:text-scale="90%"/>
    </style:style>
    <style:style style:name="T151" style:family="text">
      <style:text-properties fo:letter-spacing="-0.0091in" fo:font-style="italic" style:font-style-asian="italic" style:text-scale="90%"/>
    </style:style>
    <style:style style:name="T152" style:family="text">
      <style:text-properties fo:letter-spacing="-0.0134in" style:text-scale="90%"/>
    </style:style>
    <style:style style:name="T153" style:family="text">
      <style:text-properties fo:letter-spacing="-0.0252in"/>
    </style:style>
    <style:style style:name="T154" style:family="text">
      <style:text-properties fo:letter-spacing="0.0035in" style:text-scale="90%"/>
    </style:style>
    <style:style style:name="T155" style:family="text">
      <style:text-properties fo:letter-spacing="-0.0272in" style:text-scale="90%"/>
    </style:style>
    <style:style style:name="T156" style:family="text">
      <style:text-properties fo:letter-spacing="-0.0299in"/>
    </style:style>
    <style:style style:name="T157" style:family="text">
      <style:text-properties fo:font-style="italic" style:font-style-asian="italic" style:font-style-complex="italic" style:text-scale="95%"/>
    </style:style>
    <style:style style:name="T158" style:family="text">
      <style:text-properties fo:font-style="normal" style:font-style-asian="normal" style:font-style-complex="normal" style:text-scale="95%"/>
    </style:style>
    <style:style style:name="T159" style:family="text">
      <style:text-properties fo:letter-spacing="-0.011in" fo:font-style="italic" style:font-style-asian="italic" style:text-scale="95%"/>
    </style:style>
    <style:style style:name="T160" style:family="text">
      <style:text-properties fo:letter-spacing="-0.022in"/>
    </style:style>
    <style:style style:name="T161" style:family="text">
      <style:text-properties fo:letter-spacing="-0.0319in" style:text-scale="95%"/>
    </style:style>
    <style:style style:name="T162" style:family="text">
      <style:text-properties fo:letter-spacing="-0.0134in"/>
    </style:style>
    <style:style style:name="T163" style:family="text">
      <style:text-properties fo:letter-spacing="-0.0118in"/>
    </style:style>
    <style:style style:name="T164" style:family="text">
      <style:text-properties fo:letter-spacing="-0.0126in"/>
    </style:style>
    <style:style style:name="T165" style:family="text">
      <style:text-properties fo:letter-spacing="-0.0028in" fo:font-style="italic" style:font-style-asian="italic" style:text-scale="95%"/>
    </style:style>
    <style:style style:name="T166" style:family="text">
      <style:text-properties fo:letter-spacing="-0.0098in" fo:font-style="italic" style:font-style-asian="italic" style:text-scale="95%"/>
    </style:style>
    <style:style style:name="T167" style:family="text">
      <style:text-properties fo:letter-spacing="-0.0209in"/>
    </style:style>
    <style:style style:name="T168" style:family="text">
      <style:text-properties fo:letter-spacing="-0.0201in"/>
    </style:style>
    <style:style style:name="T169" style:family="text">
      <style:text-properties style:font-style-complex="italic" style:text-scale="95%"/>
    </style:style>
    <style:style style:name="T170" style:family="text">
      <style:text-properties fo:letter-spacing="-0.0138in" fo:font-style="italic" style:font-style-asian="italic" style:text-scale="95%"/>
    </style:style>
    <style:style style:name="T171" style:family="text">
      <style:text-properties fo:letter-spacing="-0.0075in" fo:font-style="italic" style:font-style-asian="italic" style:text-scale="95%"/>
    </style:style>
    <style:style style:name="T172" style:family="text">
      <style:text-properties fo:letter-spacing="-0.002in" fo:font-style="italic" style:font-style-asian="italic" style:text-scale="95%"/>
    </style:style>
    <style:style style:name="T173" style:family="text">
      <style:text-properties fo:letter-spacing="-0.0118in" style:text-scale="95%"/>
    </style:style>
    <style:style style:name="T174" style:family="text">
      <style:text-properties fo:letter-spacing="-0.0228in"/>
    </style:style>
    <style:style style:name="T175" style:family="text">
      <style:text-properties fo:letter-spacing="-0.0165in" fo:font-style="italic" style:font-style-asian="italic" style:text-scale="95%"/>
    </style:style>
    <style:style style:name="T176" style:family="text">
      <style:text-properties fo:letter-spacing="-0.0173in" style:text-scale="90%"/>
    </style:style>
    <style:style style:name="T177" style:family="text">
      <style:text-properties fo:letter-spacing="-0.0016in" fo:font-style="italic" style:font-style-asian="italic" style:text-scale="90%"/>
    </style:style>
    <style:style style:name="T178" style:family="text">
      <style:text-properties fo:letter-spacing="-0.0055in" fo:font-style="italic" style:font-style-asian="italic" style:text-scale="95%"/>
    </style:style>
    <style:style style:name="T179" style:family="text">
      <style:text-properties fo:letter-spacing="0.0035in" style:text-scale="95%"/>
    </style:style>
    <style:style style:name="T180" style:family="text">
      <style:text-properties fo:letter-spacing="-0.0161in" fo:font-style="normal" style:font-style-asian="normal" style:font-style-complex="normal" style:text-scale="95%"/>
    </style:style>
    <style:style style:name="T181" style:family="text">
      <style:text-properties style:text-scale="72%"/>
    </style:style>
    <style:style style:name="T182" style:family="text">
      <style:text-properties fo:letter-spacing="-0.0146in" fo:font-style="italic" style:font-style-asian="italic" style:text-scale="95%"/>
    </style:style>
    <style:style style:name="T183" style:family="text">
      <style:text-properties fo:letter-spacing="-0.0252in" fo:font-style="italic" style:font-style-asian="italic" style:text-scale="95%"/>
    </style:style>
    <style:style style:name="T184" style:family="text">
      <style:text-properties fo:letter-spacing="-0.0102in" style:text-scale="95%"/>
    </style:style>
    <style:style style:name="T185" style:family="text">
      <style:text-properties fo:letter-spacing="-0.0307in"/>
    </style:style>
    <style:style style:name="T186" style:family="text">
      <style:text-properties fo:letter-spacing="-0.0189in" fo:font-style="italic" style:font-style-asian="italic"/>
    </style:style>
    <style:style style:name="T187" style:family="text">
      <style:text-properties fo:letter-spacing="-0.0134in" fo:font-style="italic" style:font-style-asian="italic" style:text-scale="95%"/>
    </style:style>
    <style:style style:name="T188" style:family="text">
      <style:text-properties fo:letter-spacing="-0.0102in" fo:font-style="italic" style:font-style-asian="italic" style:text-scale="95%"/>
    </style:style>
    <style:style style:name="T189" style:family="text">
      <style:text-properties fo:letter-spacing="-0.0016in" style:text-scale="90%"/>
    </style:style>
    <style:style style:name="T190" style:family="text">
      <style:text-properties fo:letter-spacing="-0.0043in" fo:font-style="italic" style:font-style-asian="italic" style:text-scale="90%"/>
    </style:style>
    <style:style style:name="T191" style:family="text">
      <style:text-properties fo:letter-spacing="-0.0264in"/>
    </style:style>
    <style:style style:name="T192" style:family="text">
      <style:text-properties fo:letter-spacing="0.0028in"/>
    </style:style>
    <style:style style:name="T193" style:family="text">
      <style:text-properties fo:letter-spacing="-0.0083in" fo:font-style="italic" style:font-style-asian="italic" style:text-scale="90%"/>
    </style:style>
    <style:style style:name="T194" style:family="text">
      <style:text-properties fo:letter-spacing="0.0016in" fo:font-style="italic" style:font-style-asian="italic" style:text-scale="90%"/>
    </style:style>
    <style:style style:name="T195" style:family="text">
      <style:text-properties fo:letter-spacing="-0.0264in" fo:font-style="italic" style:font-style-asian="italic" style:text-scale="95%"/>
    </style:style>
    <style:style style:name="T196" style:family="text">
      <style:text-properties fo:font-style="italic" style:font-style-asian="italic" style:text-scale="85%"/>
    </style:style>
    <style:style style:name="T197" style:family="text">
      <style:text-properties fo:letter-spacing="-0.011in" style:text-scale="95%"/>
    </style:style>
    <style:style style:name="T198" style:family="text">
      <style:text-properties fo:letter-spacing="-0.0154in" fo:font-style="italic" style:font-style-asian="italic" style:text-scale="95%"/>
    </style:style>
    <style:style style:name="T199" style:family="text">
      <style:text-properties fo:letter-spacing="-0.0098in" fo:font-style="italic" style:font-style-asian="italic" style:text-scale="90%"/>
    </style:style>
    <style:style style:name="T200" style:family="text">
      <style:text-properties fo:letter-spacing="-0.0335in" style:text-scale="95%"/>
    </style:style>
    <style:style style:name="T201" style:family="text">
      <style:text-properties fo:letter-spacing="-0.0209in" fo:font-style="italic" style:font-style-asian="italic" style:text-scale="95%"/>
    </style:style>
    <style:style style:name="T202" style:family="text">
      <style:text-properties fo:letter-spacing="-0.0256in" fo:font-style="italic" style:font-style-asian="italic" style:text-scale="95%"/>
    </style:style>
    <style:style style:name="T203" style:family="text">
      <style:text-properties fo:letter-spacing="-0.0236in" style:text-scale="85%"/>
    </style:style>
    <style:style style:name="T204" style:family="text">
      <style:text-properties fo:letter-spacing="-0.0165in"/>
    </style:style>
    <style:style style:name="T205" style:family="text">
      <style:text-properties fo:letter-spacing="-0.028in" fo:font-style="italic" style:font-style-asian="italic"/>
    </style:style>
    <style:style style:name="T206" style:family="text">
      <style:text-properties fo:letter-spacing="-0.0209in" fo:font-style="italic" style:font-style-asian="italic"/>
    </style:style>
    <style:style style:name="T207" style:family="text">
      <style:text-properties fo:letter-spacing="-0.0311in"/>
    </style:style>
    <style:style style:name="T208" style:family="text">
      <style:text-properties fo:letter-spacing="-0.0291in"/>
    </style:style>
    <style:style style:name="T209" style:family="text">
      <style:text-properties fo:letter-spacing="-0.0283in"/>
    </style:style>
    <style:style style:name="T210" style:family="text">
      <style:text-properties fo:letter-spacing="-0.0327in" style:text-scale="95%"/>
    </style:style>
    <style:style style:name="T211" style:family="text">
      <style:text-properties fo:letter-spacing="-0.0035in" style:text-scale="90%"/>
    </style:style>
    <style:style style:name="T212" style:family="text">
      <style:text-properties fo:letter-spacing="0.002in" style:text-scale="90%"/>
    </style:style>
    <style:style style:name="T213" style:family="text">
      <style:text-properties fo:letter-spacing="-0.011in" style:text-scale="85%"/>
    </style:style>
    <style:style style:name="T214" style:family="text">
      <style:text-properties fo:letter-spacing="-0.0102in" style:text-scale="85%"/>
    </style:style>
    <style:style style:name="T215" style:family="text">
      <style:text-properties fo:letter-spacing="-0.0118in" style:text-scale="85%"/>
    </style:style>
    <style:style style:name="T216" style:family="text">
      <style:text-properties fo:letter-spacing="-0.0146in" fo:font-style="italic" style:font-style-asian="italic" style:text-scale="90%"/>
    </style:style>
    <style:style style:name="T217" style:family="text">
      <style:text-properties fo:letter-spacing="-0.0161in" fo:font-style="italic" style:font-style-asian="italic" style:text-scale="90%"/>
    </style:style>
    <style:style style:name="T218" style:family="text">
      <style:text-properties fo:letter-spacing="-0.0307in" style:text-scale="90%"/>
    </style:style>
    <style:style style:name="T219" style:family="text">
      <style:text-properties fo:letter-spacing="-0.0311in" style:text-scale="90%"/>
    </style:style>
    <style:style style:name="T220" style:family="text">
      <style:text-properties fo:letter-spacing="-0.0299in" style:text-scale="90%"/>
    </style:style>
    <style:style style:name="T221" style:family="text">
      <style:text-properties fo:letter-spacing="-0.0319in" style:text-scale="90%"/>
    </style:style>
    <style:style style:name="T222" style:family="text">
      <style:text-properties fo:letter-spacing="-0.0126in" fo:font-style="italic" style:font-style-asian="italic" style:text-scale="90%"/>
    </style:style>
    <style:style style:name="T223" style:family="text">
      <style:text-properties fo:letter-spacing="0.0035in" fo:font-style="italic" style:font-style-asian="italic" style:text-scale="90%"/>
    </style:style>
    <style:style style:name="T224" style:family="text">
      <style:text-properties fo:letter-spacing="-0.0016in"/>
    </style:style>
    <style:style style:name="T225" style:family="text">
      <style:text-properties fo:letter-spacing="0.002in" style:text-scale="95%"/>
    </style:style>
    <style:style style:name="T226" style:family="text">
      <style:text-properties fo:letter-spacing="-0.0102in" fo:font-style="italic" style:font-style-asian="italic" style:text-scale="90%"/>
    </style:style>
    <style:style style:name="T227" style:family="text">
      <style:text-properties fo:letter-spacing="0.0008in" fo:font-style="italic" style:font-style-asian="italic" style:text-scale="90%"/>
    </style:style>
    <style:style style:name="T228" style:family="text">
      <style:text-properties fo:letter-spacing="-0.0173in" fo:font-style="italic" style:font-style-asian="italic" style:text-scale="95%"/>
    </style:style>
    <style:style style:name="T229" style:family="text">
      <style:text-properties fo:letter-spacing="-0.011in" fo:font-style="normal" style:font-style-asian="normal" style:font-style-complex="normal" style:text-scale="95%"/>
    </style:style>
    <style:style style:name="T230" style:family="text">
      <style:text-properties fo:letter-spacing="-0.0193in" fo:font-style="italic" style:font-style-asian="italic" style:text-scale="95%"/>
    </style:style>
    <style:style style:name="T231" style:family="text">
      <style:text-properties fo:letter-spacing="-0.0244in" fo:font-style="italic" style:font-style-asian="italic" style:text-scale="95%"/>
    </style:style>
    <style:style style:name="T232" style:family="text">
      <style:text-properties fo:letter-spacing="-0.0354in" style:text-scale="135%"/>
    </style:style>
    <style:style style:name="T233" style:family="text">
      <style:text-properties fo:letter-spacing="0.002in" fo:font-style="italic" style:font-style-asian="italic" style:text-scale="90%"/>
    </style:style>
    <style:style style:name="T234" style:family="text">
      <style:text-properties fo:letter-spacing="-0.0161in" fo:font-style="italic" style:font-style-asian="italic"/>
    </style:style>
    <style:style style:name="T235" style:family="text">
      <style:text-properties fo:letter-spacing="-0.0126in" fo:font-style="italic" style:font-style-asian="italic" style:text-scale="95%"/>
    </style:style>
    <style:style style:name="T236" style:family="text">
      <style:text-properties fo:letter-spacing="-0.028in" style:text-scale="90%"/>
    </style:style>
    <style:style style:name="T237" style:family="text">
      <style:text-properties fo:letter-spacing="-0.0102in" fo:font-style="italic" style:font-style-asian="italic"/>
    </style:style>
    <style:style style:name="T238" style:family="text">
      <style:text-properties fo:letter-spacing="-0.0118in" fo:font-style="italic" style:font-style-asian="italic"/>
    </style:style>
    <style:style style:name="T239" style:family="text">
      <style:text-properties fo:letter-spacing="-0.0008in" style:text-scale="90%"/>
    </style:style>
    <style:style style:name="T240" style:family="text">
      <style:text-properties fo:letter-spacing="-0.0161in" style:text-scale="85%"/>
    </style:style>
    <style:style style:name="T241" style:family="text">
      <style:text-properties fo:letter-spacing="-0.0091in" style:text-scale="85%"/>
    </style:style>
    <style:style style:name="T242" style:family="text">
      <style:text-properties fo:letter-spacing="-0.0154in" style:text-scale="85%"/>
    </style:style>
    <style:style style:name="T243" style:family="text">
      <style:text-properties fo:letter-spacing="-0.0146in" style:text-scale="85%"/>
    </style:style>
    <style:style style:name="T244" style:family="text">
      <style:text-properties fo:letter-spacing="0.0047in" style:text-scale="85%"/>
    </style:style>
    <style:style style:name="T245" style:family="text">
      <style:text-properties fo:letter-spacing="-0.0181in" style:text-scale="85%"/>
    </style:style>
    <style:style style:name="T246" style:family="text">
      <style:text-properties fo:letter-spacing="-0.0256in"/>
    </style:style>
    <style:style style:name="T247" style:family="text">
      <style:text-properties fo:letter-spacing="-0.0083in"/>
    </style:style>
    <style:style style:name="T248" style:family="text">
      <style:text-properties fo:letter-spacing="-0.0173in" style:text-scale="85%"/>
    </style:style>
    <style:style style:name="T249" style:family="text">
      <style:text-properties fo:letter-spacing="-0.0181in" fo:font-style="normal" style:font-style-asian="normal" style:font-style-complex="normal" style:text-scale="95%"/>
    </style:style>
    <style:style style:name="T250" style:family="text">
      <style:text-properties fo:letter-spacing="-0.0327in"/>
    </style:style>
    <style:style style:name="T251" style:family="text">
      <style:text-properties fo:letter-spacing="-0.0319in"/>
    </style:style>
    <style:style style:name="T252" style:family="text">
      <style:text-properties fo:letter-spacing="-0.0028in"/>
    </style:style>
    <style:style style:name="T253" style:family="text">
      <style:text-properties fo:letter-spacing="-0.0283in" style:text-scale="90%"/>
    </style:style>
    <style:style style:name="T254" style:family="text">
      <style:text-properties fo:letter-spacing="-0.0291in" style:text-scale="90%"/>
    </style:style>
    <style:style style:name="T255" style:family="text">
      <style:text-properties fo:letter-spacing="-0.0252in" fo:font-style="italic" style:font-style-asian="italic" style:text-scale="90%"/>
    </style:style>
    <style:style style:name="T256" style:family="text">
      <style:text-properties fo:letter-spacing="-0.0102in"/>
    </style:style>
    <style:style style:name="T257" style:family="text">
      <style:text-properties fo:letter-spacing="-0.0138in" style:text-scale="85%"/>
    </style:style>
    <style:style style:name="T258" style:family="text">
      <style:text-properties fo:letter-spacing="-0.0165in" style:text-scale="85%"/>
    </style:style>
    <style:style style:name="T259" style:family="text">
      <style:text-properties fo:letter-spacing="0.0008in" fo:font-style="italic" style:font-style-asian="italic" style:text-scale="95%"/>
    </style:style>
    <style:style style:name="T260" style:family="text">
      <style:text-properties fo:letter-spacing="-0.0071in" fo:font-style="italic" style:font-style-asian="italic" style:text-scale="90%"/>
    </style:style>
    <style:style style:name="T261" style:family="text">
      <style:text-properties fo:letter-spacing="0.0075in" fo:font-style="italic" style:font-style-asian="italic" style:text-scale="90%"/>
    </style:style>
    <style:style style:name="T262" style:family="text">
      <style:text-properties fo:letter-spacing="-0.011in" fo:font-style="italic" style:font-style-asian="italic"/>
    </style:style>
    <style:style style:name="T263" style:family="text">
      <style:text-properties fo:letter-spacing="0.0028in" style:text-scale="90%"/>
    </style:style>
    <style:style style:name="T264" style:family="text">
      <style:text-properties fo:letter-spacing="-0.002in" style:text-scale="85%"/>
    </style:style>
    <style:style style:name="T265" style:family="text">
      <style:text-properties fo:letter-spacing="-0.0075in" fo:font-style="italic" style:font-style-asian="italic" style:text-scale="90%"/>
    </style:style>
    <style:style style:name="T266" style:family="text">
      <style:text-properties fo:letter-spacing="-0.0118in" fo:font-style="italic" style:font-style-asian="italic" style:text-scale="95%"/>
    </style:style>
    <style:style style:name="T267" style:family="text">
      <style:text-properties fo:letter-spacing="-0.0028in" style:text-scale="85%"/>
    </style:style>
    <style:style style:name="T268" style:family="text">
      <style:text-properties fo:letter-spacing="-0.0035in" fo:font-style="italic" style:font-style-asian="italic" style:text-scale="90%"/>
    </style:style>
    <style:style style:name="T269" style:family="text">
      <style:text-properties fo:letter-spacing="-0.0146in" fo:font-style="italic" style:font-style-asian="italic"/>
    </style:style>
    <style:style style:name="T270" style:family="text">
      <style:text-properties fo:letter-spacing="-0.0181in" fo:font-style="italic" style:font-style-asian="italic" style:text-scale="90%"/>
    </style:style>
    <style:style style:name="T271" style:family="text">
      <style:text-properties fo:letter-spacing="-0.0173in" fo:font-style="italic" style:font-style-asian="italic" style:text-scale="90%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text:span text:style-name="T1">#1:</text:span><text:span text:style-name="T2"> </text:span><text:span text:style-name="T1">a)</text:span><text:span text:style-name="T3"> </text:span><text:span text:style-name="T1">Neyyāṭi</text:span><text:span text:style-name="T3"> </text:span><text:span text:style-name="T1">Appar</text:span><text:span text:style-name="T3"> </text:span><text:span text:style-name="T1">temple,</text:span><text:span text:style-name="T4"> </text:span><text:span text:style-name="T1">Tillaisthānam,</text:span><text:span text:style-name="T5"> </text:span><text:span text:style-name="T1">Tiruvaiyāṟu</text:span><text:span text:style-name="T3"> </text:span><text:span text:style-name="T1">taluk,</text:span><text:span text:style-name="T5"> </text:span><text:span text:style-name="T6">Tañcāvūr</text:span><text:span text:style-name="T3"> </text:span><text:span text:style-name="T1">district;</text:span> <text:span text:style-name="T7">b)</text:span><text:span text:style-name="T8"> </text:span><text:span text:style-name="T7">on</text:span><text:span text:style-name="T8"> </text:span><text:span text:style-name="T7">the</text:span><text:span text:style-name="T8"> </text:span><text:span text:style-name="T7">southern</text:span><text:span text:style-name="T8"> </text:span><text:span text:style-name="T7">doorjamb</text:span><text:span text:style-name="T8"> </text:span><text:span text:style-name="T7">at</text:span><text:span text:style-name="T9"> </text:span><text:span text:style-name="T7">the</text:span><text:span text:style-name="T8"> </text:span><text:span text:style-name="T7">entrance</text:span><text:span text:style-name="T8"> </text:span><text:span text:style-name="T7">of</text:span><text:span text:style-name="T10"> </text:span><text:span text:style-name="T7">the</text:span><text:span text:style-name="T8"> </text:span><text:span text:style-name="T7">sanctuary;</text:span><text:span text:style-name="T9"> </text:span><text:span text:style-name="T7">c)</text:span><text:span text:style-name="T8"> </text:span><text:span text:style-name="T7">Regnal</text:span><text:span text:style-name="T8"> </text:span><text:span text:style-name="T7">year</text:span><text:span text:style-name="T8"> </text:span><text:span text:style-name="T11">4 </text:span><text:span text:style-name="T7">of</text:span><text:span text:style-name="T12"> </text:span><text:span text:style-name="T7">Māṟañcaṭaiyaṉ;</text:span><text:span text:style-name="T10"> </text:span><text:span text:style-name="T7">d)</text:span><text:span text:style-name="T10"> </text:span><text:span text:style-name="T13">are</text:span><text:span text:style-name="T10"> </text:span><text:span text:style-name="T7">1895,</text:span><text:span text:style-name="T10"> </text:span><text:span text:style-name="T7">no.</text:span><text:span text:style-name="T10"> </text:span><text:span text:style-name="T7">51;</text:span><text:span text:style-name="T10"> </text:span><text:span text:style-name="T13">tli</text:span><text:span text:style-name="T14"> </text:span><text:span text:style-name="T7">Tj</text:span><text:span text:style-name="T10"> </text:span><text:span text:style-name="T7">2724;</text:span><text:span text:style-name="T10"> </text:span><text:span text:style-name="T13">sii</text:span><text:span text:style-name="T10"> </text:span><text:span text:style-name="T7">5,</text:span><text:span text:style-name="T10"> </text:span><text:span text:style-name="T7">no.</text:span><text:span text:style-name="T10"> </text:span><text:span text:style-name="T7">608;</text:span><text:span text:style-name="T10"> </text:span><text:span text:style-name="T13">iep</text:span><text:span text:style-name="T10"> </text:span><text:span text:style-name="T7">no.</text:span><text:span text:style-name="T10"> </text:span><text:span text:style-name="T7">23;</text:span><text:span text:style-name="T10"> </text:span><text:span text:style-name="T7">e) inscription</text:span><text:span text:style-name="T15"> </text:span><text:span text:style-name="T7">located</text:span><text:span text:style-name="T15"> </text:span><text:span text:style-name="T7">personally;</text:span><text:span text:style-name="T8"> </text:span><text:span text:style-name="T13">f)</text:span><text:span text:style-name="T15"> </text:span><text:span text:style-name="T7">on</text:span><text:span text:style-name="T15"> </text:span><text:span text:style-name="T7">the</text:span><text:span text:style-name="T8"> </text:span><text:span text:style-name="T7">opposite</text:span><text:span text:style-name="T15"> </text:span><text:span text:style-name="T7">doorjamb,</text:span><text:span text:style-name="T15"> </text:span><text:span text:style-name="T7">there</text:span><text:span text:style-name="T8"> </text:span><text:span text:style-name="T7">is</text:span><text:span text:style-name="T15"> </text:span><text:span text:style-name="T7">a</text:span><text:span text:style-name="T15"> </text:span><text:span text:style-name="T7">donation </text:span>by<text:span text:style-name="T16"> </text:span>the<text:span text:style-name="T17"> </text:span><text:span text:style-name="T18">Pallava</text:span><text:span text:style-name="T17"> </text:span>Nandivarman<text:span text:style-name="T16"> </text:span><text:span text:style-name="T19">iii</text:span><text:span text:style-name="T20"> </text:span><text:span text:style-name="T21">(sii</text:span><text:span text:style-name="T16"> </text:span>5,<text:span text:style-name="T17"> </text:span>no.<text:span text:style-name="T17"> </text:span>609).</text:p>
        <text:p text:style-name="P2"><text:span text:style-name="T7">(1) </text:span><text:span text:style-name="T22">svasti śrī </text:span><text:span text:style-name="T7">komā</text:span></text:p>
        <text:p text:style-name="P2"><text:span text:style-name="T7">(2)ṟaṉcaṭaiyaṟku yā</text:span></text:p>
        <text:p text:style-name="P2"><text:span text:style-name="T7">(3)ṇṭu 4 māṇṭu tiru(4)nettānattu </text:span><text:span text:style-name="T22">ma</text:span></text:p>
        <text:p text:style-name="P2"><text:span text:style-name="T23">(5)</text:span><text:span text:style-name="T22">hāde</text:span><text:span text:style-name="T7">vaṟkku varaku</text:span></text:p>
        <text:p text:style-name="P2"><text:span text:style-name="T7">(6)ṇa </text:span><text:span text:style-name="T22">mahārāja </text:span><text:span text:style-name="T7">tiruvi</text:span></text:p>
        <text:p text:style-name="P2"><text:span text:style-name="T7">(7)ḷakkiṉukku nampi</text:span></text:p>
        <text:p text:style-name="P2"><text:span text:style-name="T7">(8)rāṭṭiyār kaivaḻi</text:span><text:span text:style-name="T24"> </text:span></text:p>
        <text:p text:style-name="P2"><text:span text:style-name="T24">(9)</text:span><text:span text:style-name="T25"> </text:span><text:span text:style-name="T7">koṇṭa</text:span><text:span text:style-name="T24"> </text:span><text:span text:style-name="T7">kācu</text:span><text:span text:style-name="T25"> </text:span><text:span text:style-name="T7">200m</text:span><text:span text:style-name="T24"> </text:span></text:p>
        <text:p text:style-name="P2"><text:span text:style-name="T24">(10)</text:span><text:span text:style-name="T25"> </text:span><text:span text:style-name="T7">koṉ</text:span><text:span text:style-name="T25"> </text:span><text:span text:style-name="T7">parāṉtaka</text:span></text:p>
        <text:p text:style-name="P2"><text:span text:style-name="T7">(11)ṉā[r*]</text:span><text:span text:style-name="T24"> </text:span><text:span text:style-name="T7">kaivaḻi</text:span><text:span text:style-name="T25"> </text:span><text:span text:style-name="T7">koṇ</text:span></text:p>
        <text:p text:style-name="P2"><text:span text:style-name="T7">(12)ṭa</text:span><text:span text:style-name="T24"> </text:span><text:span text:style-name="T7">kācu </text:span><text:span text:style-name="T26">100m</text:span><text:span text:style-name="T27"> </text:span><text:span text:style-name="T26">veṇ</text:span></text:p>
        <text:p text:style-name="P2"><text:span text:style-name="T26">(13)panāṭṭu</text:span><text:span text:style-name="T28"> </text:span><text:span text:style-name="T26">veḷāḷa </text:span></text:p>
        <text:p text:style-name="P2"><text:span text:style-name="T26">(14)ṉ</text:span><text:span text:style-name="T28"> </text:span><text:span text:style-name="T26">vaḻi</text:span><text:span text:style-name="T28"> </text:span><text:span text:style-name="T26">kuṭut[t*]a</text:span><text:span text:style-name="T28"> </text:span><text:span text:style-name="T26">kā</text:span></text:p>
        <text:p text:style-name="P2"><text:span text:style-name="T26">(15)cu</text:span><text:span text:style-name="T28"> </text:span><text:span text:style-name="T26">120</text:span><text:span text:style-name="T29"> </text:span><text:span text:style-name="T26">māka</text:span><text:span text:style-name="T28"> </text:span><text:span text:style-name="T26">[|*]</text:span><text:span text:style-name="T29"> </text:span><text:span text:style-name="T26">ita</text:span></text:p>
        <text:p text:style-name="P2"><text:span text:style-name="T26">(16) </text:span><text:span text:style-name="T7">nāl</text:span><text:span text:style-name="T30"> </text:span><text:span text:style-name="T7">nicati</text:span><text:span text:style-name="T31"> </text:span><text:span text:style-name="T7">nānā</text:span></text:p>
        <text:p text:style-name="P2"><text:span text:style-name="T7">(17)ḻi</text:span><text:span text:style-name="T31"> </text:span><text:span text:style-name="T7">ṉe[y*]</text:span><text:span text:style-name="T31"> </text:span><text:span text:style-name="T7">nārācanāḻi</text:span></text:p>
        <text:p text:style-name="P2"><text:span text:style-name="T7">(18)yāl</text:span><text:span text:style-name="T31"> </text:span><text:span text:style-name="T22">śrī</text:span><text:span text:style-name="T7">koyilu</text:span></text:p>
        <text:p text:style-name="P2"><text:span text:style-name="T7">(19)kkey</text:span><text:span text:style-name="T31"> </text:span><text:span text:style-name="T7">kuṇan[[tu]] </text:span></text:p>
        <text:p text:style-name="P2"><text:span text:style-name="T7">(20)</text:span> aṭṭuvo[[mā]]ṉom pa</text:p>
        <text:p text:style-name="P2">(21)ṉaiyūr iraṇ</text:p>
        <text:p text:style-name="P2">(22)ṭu ceri <text:span text:style-name="T32">sabhai</text:span></text:p>
        <text:p text:style-name="P2"><text:span text:style-name="T33">(23)</text:span>yom</text:p>
        <text:p text:style-name="Standard"><text:span text:style-name="T7">Hail!</text:span><text:span text:style-name="T34"> </text:span><text:span text:style-name="T7">Prosperity!</text:span><text:span text:style-name="T24"> </text:span><text:span text:style-name="T7">[This</text:span><text:span text:style-name="T24"> </text:span><text:span text:style-name="T7">is]</text:span><text:span text:style-name="T24"> </text:span><text:span text:style-name="T7">the</text:span><text:span text:style-name="T24"> </text:span><text:span text:style-name="T7">4th</text:span><text:span text:style-name="T24"> </text:span><text:span text:style-name="T7">year</text:span><text:span text:style-name="T34"> </text:span><text:span text:style-name="T7">of</text:span><text:span text:style-name="T35"> </text:span><text:span text:style-name="T7">king</text:span><text:span text:style-name="T24"> </text:span><text:span text:style-name="T7">(</text:span><text:span text:style-name="T22">kō</text:span><text:span text:style-name="T7">)</text:span><text:span text:style-name="T24"> </text:span><text:span text:style-name="T7">Māṟañcaṭaiyaṉ.</text:span><text:span text:style-name="T24"> </text:span><text:span text:style-name="T7">In</text:span><text:span text:style-name="T24"> </text:span><text:span text:style-name="T7">this</text:span><text:span text:style-name="T24"> </text:span><text:span text:style-name="T36">year, </text:span><text:span text:style-name="T7">for</text:span><text:span text:style-name="T37"> </text:span><text:span text:style-name="T7">Mahādeva</text:span><text:span text:style-name="T38"> </text:span><text:span text:style-name="T7">of</text:span><text:span text:style-name="T34"> </text:span><text:span text:style-name="T7">Tirunettānam,</text:span><text:span text:style-name="T38"> </text:span><text:span text:style-name="T7">for</text:span><text:span text:style-name="T38"> </text:span><text:span text:style-name="T7">a</text:span><text:span text:style-name="T38"> </text:span><text:span text:style-name="T7">lamp</text:span><text:span text:style-name="T38"> </text:span><text:span text:style-name="T7">[for?;</text:span><text:span text:style-name="T38"> </text:span><text:span text:style-name="T7">on</text:span><text:span text:style-name="T38"> </text:span><text:span text:style-name="T7">behalf?;</text:span><text:span text:style-name="T38"> </text:span><text:span text:style-name="T7">by?]</text:span><text:span text:style-name="T14"> </text:span><text:span text:style-name="T7">Varaguṇa Mahārāja,</text:span><text:span text:style-name="T14"> </text:span><text:span text:style-name="T7">200</text:span><text:span text:style-name="T14"> </text:span><text:span text:style-name="T22">kācu</text:span><text:span text:style-name="T39"> </text:span><text:span text:style-name="T7">were</text:span><text:span text:style-name="T14"> </text:span><text:span text:style-name="T7">taken</text:span><text:span text:style-name="T14"> </text:span><text:span text:style-name="T7">(</text:span><text:span text:style-name="T22">koṇṭa</text:span><text:span text:style-name="T7">)</text:span><text:span text:style-name="T40"> </text:span><text:span text:style-name="T7">through</text:span><text:span text:style-name="T14"> </text:span><text:span text:style-name="T7">the</text:span><text:span text:style-name="T14"> </text:span><text:span text:style-name="T7">hand</text:span><text:span text:style-name="T14"> </text:span><text:span text:style-name="T7">(</text:span><text:span text:style-name="T22">kaivaḻi</text:span><text:span text:style-name="T7">)</text:span><text:span text:style-name="T14"> </text:span><text:span text:style-name="T7">of</text:span><text:span text:style-name="T25"> </text:span><text:span text:style-name="T7">our</text:span><text:span text:style-name="T14"> </text:span><text:span text:style-name="T7">queen </text:span><text:span text:style-name="T1">(</text:span><text:span text:style-name="T41">nampirāṭṭiyār</text:span><text:span text:style-name="T1">),</text:span><text:span text:style-name="T42"> </text:span><text:span text:style-name="T1">100</text:span><text:span text:style-name="T43"> </text:span><text:span text:style-name="T41">kācu</text:span><text:span text:style-name="T44"> </text:span><text:span text:style-name="T1">were</text:span><text:span text:style-name="T42"> </text:span><text:span text:style-name="T1">taken</text:span><text:span text:style-name="T42"> </text:span><text:span text:style-name="T1">(</text:span><text:span text:style-name="T41">koṇṭa</text:span><text:span text:style-name="T1">)</text:span><text:span text:style-name="T43"> </text:span><text:span text:style-name="T1">through</text:span><text:span text:style-name="T42"> </text:span><text:span text:style-name="T1">the</text:span><text:span text:style-name="T43"> </text:span><text:span text:style-name="T1">hand</text:span><text:span text:style-name="T43"> </text:span><text:span text:style-name="T1">(</text:span><text:span text:style-name="T41">kaivaḻi</text:span><text:span text:style-name="T1">)</text:span><text:span text:style-name="T43"> </text:span><text:span text:style-name="T1">of </text:span><text:span text:style-name="T7">king</text:span><text:span text:style-name="T12"> </text:span><text:span text:style-name="T7">(</text:span><text:span text:style-name="T22">kōṉ</text:span><text:span text:style-name="T7">)</text:span><text:span text:style-name="T12"> </text:span><text:span text:style-name="T7">Parāntakaṉ,</text:span><text:span text:style-name="T12"> </text:span><text:span text:style-name="T7">120</text:span><text:span text:style-name="T12"> </text:span><text:span text:style-name="T22">kācu</text:span><text:span text:style-name="T45"> </text:span><text:span text:style-name="T7">were</text:span><text:span text:style-name="T12"> </text:span><text:span text:style-name="T7">given</text:span><text:span text:style-name="T12"> </text:span><text:span text:style-name="T7">(</text:span><text:span text:style-name="T22">kuṭutta</text:span><text:span text:style-name="T7">)</text:span><text:span text:style-name="T12"> </text:span><text:span text:style-name="T7">through</text:span><text:span text:style-name="T12"> </text:span><text:span text:style-name="T7">(</text:span><text:span text:style-name="T22">vaḻi</text:span><text:span text:style-name="T7">)</text:span><text:span text:style-name="T46"> </text:span><text:span text:style-name="T7">Vēḷāḷaṉ</text:span><text:span text:style-name="T12"> </text:span><text:span text:style-name="T7">of </text:span><text:span text:style-name="T1">Veṇpanāṭu;</text:span><text:span text:style-name="T47"> </text:span><text:span text:style-name="T1">with</text:span><text:span text:style-name="T47"> </text:span><text:span text:style-name="T1">these,</text:span><text:span text:style-name="T48"> </text:span><text:span text:style-name="T1">we</text:span><text:span text:style-name="T47"> </text:span><text:span text:style-name="T1">will</text:span><text:span text:style-name="T47"> </text:span><text:span text:style-name="T1">supply</text:span><text:span text:style-name="T48"> </text:span><text:span text:style-name="T1">(</text:span><text:span text:style-name="T41">aṭṭuvōmāṉōm</text:span><text:span text:style-name="T1">)</text:span><text:span text:style-name="T47"> </text:span><text:span text:style-name="T1">everyday</text:span><text:span text:style-name="T47"> </text:span><text:span text:style-name="T1">(</text:span><text:span text:style-name="T41">nicati</text:span><text:span text:style-name="T1">)</text:span><text:span text:style-name="T48"> </text:span><text:span text:style-name="T1">four </text:span><text:span text:style-name="T41">nāḻi</text:span><text:span text:style-name="T49"> </text:span><text:span text:style-name="T1">(</text:span><text:span text:style-name="T41">nāṉāḻi</text:span><text:span text:style-name="T1">)</text:span><text:span text:style-name="T50"> </text:span><text:span text:style-name="T1">of</text:span><text:span text:style-name="T51"> </text:span><text:span text:style-name="T1">ghee</text:span><text:span text:style-name="T50"> </text:span><text:soft-page-break/><text:span text:style-name="T1">(</text:span><text:span text:style-name="T41">ney</text:span><text:span text:style-name="T1">)</text:span><text:span text:style-name="T50"> </text:span><text:span text:style-name="T1">by</text:span><text:span text:style-name="T50"> </text:span><text:span text:style-name="T1">the</text:span><text:span text:style-name="T50"> </text:span><text:span text:style-name="T41">nārācanāḻi</text:span><text:span text:style-name="T49"> </text:span><text:span text:style-name="T1">(a</text:span><text:span text:style-name="T50"> </text:span><text:span text:style-name="T1">measure),</text:span><text:span text:style-name="T50"> </text:span><text:span text:style-name="T1">having</text:span><text:span text:style-name="T50"> </text:span><text:span text:style-name="T1">brought (</text:span><text:span text:style-name="T41">kuṇantu</text:span><text:span text:style-name="T1">)</text:span><text:span text:style-name="T52"> </text:span><text:span text:style-name="T1">[it]</text:span><text:span text:style-name="T53"> </text:span><text:span text:style-name="T1">to</text:span><text:span text:style-name="T52"> </text:span><text:span text:style-name="T1">the</text:span><text:span text:style-name="T53"> </text:span><text:span text:style-name="T1">sacred</text:span><text:span text:style-name="T53"> </text:span><text:span text:style-name="T1">temple</text:span><text:span text:style-name="T52"> </text:span><text:span text:style-name="T1">itself</text:span><text:span text:style-name="T54"> </text:span><text:span text:style-name="T1">(</text:span><text:span text:style-name="T41">śrīkōyilukkēy</text:span><text:span text:style-name="T1">),</text:span><text:span text:style-name="T53"> </text:span><text:span text:style-name="T1">we</text:span><text:span text:style-name="T52"> </text:span><text:span text:style-name="T1">the</text:span><text:span text:style-name="T53"> </text:span><text:span text:style-name="T1">Sabhā</text:span><text:span text:style-name="T53"> </text:span><text:span text:style-name="T1">of</text:span><text:span text:style-name="T55"> </text:span><text:span text:style-name="T1">the </text:span>two<text:span text:style-name="T56"> </text:span>quarters<text:span text:style-name="T57"> </text:span>(<text:span text:style-name="T32">iraṇṭu</text:span><text:span text:style-name="T58"> </text:span><text:span text:style-name="T32">cēri</text:span>)<text:span text:style-name="T57"> </text:span>of<text:span text:style-name="T59"> </text:span><text:span text:style-name="T18">Paṉaiyūr.</text:span></text:p>
        <text:p text:style-name="Standard"/>
        <text:p text:style-name="Standard"><text:span text:style-name="T26">#2: a) Nāgeśvara temple, Kumpakkōṇam (Kumbakkonam), Kumpakkōṇam ta</text:span><text:span text:style-name="T7">luk</text:span><text:span text:style-name="T60"> </text:span><text:span text:style-name="T7">&amp;</text:span><text:span text:style-name="T15"> </text:span><text:span text:style-name="T7">district;</text:span><text:span text:style-name="T60"> </text:span><text:span text:style-name="T7">b)</text:span><text:span text:style-name="T15"> </text:span><text:span text:style-name="T7">on</text:span><text:span text:style-name="T60"> </text:span><text:span text:style-name="T7">the</text:span><text:span text:style-name="T15"> </text:span><text:span text:style-name="T7">west</text:span><text:span text:style-name="T60"> </text:span><text:span text:style-name="T7">wall</text:span><text:span text:style-name="T60"> </text:span><text:span text:style-name="T7">of</text:span><text:span text:style-name="T38"> </text:span><text:span text:style-name="T7">the</text:span><text:span text:style-name="T15"> </text:span><text:span text:style-name="T7">shrine</text:span><text:span text:style-name="T60"> </text:span><text:span text:style-name="T7">of</text:span><text:span text:style-name="T10"> </text:span><text:span text:style-name="T7">the</text:span><text:span text:style-name="T60"> </text:span><text:span text:style-name="T7">Goddess</text:span><text:span text:style-name="T15"> </text:span><text:span text:style-name="T7">temple;</text:span><text:span text:style-name="T60"> </text:span><text:span text:style-name="T7">c)</text:span><text:span text:style-name="T60"> </text:span><text:span text:style-name="T61">Regnal </text:span><text:span text:style-name="T1">year</text:span><text:span text:style-name="T62"> </text:span><text:span text:style-name="T1">4</text:span><text:span text:style-name="T47"> </text:span><text:span text:style-name="T1">opposite</text:span><text:span text:style-name="T47"> </text:span><text:span text:style-name="T1">to</text:span><text:span text:style-name="T47"> </text:span><text:span text:style-name="T1">4</text:span><text:span text:style-name="T47"> </text:span><text:span text:style-name="T1">of</text:span><text:span text:style-name="T63"> </text:span><text:span text:style-name="T1">Māṟañcaṭaiyaṉ;</text:span><text:span text:style-name="T47"> </text:span><text:span text:style-name="T1">d)</text:span><text:span text:style-name="T47"> </text:span><text:span text:style-name="T64">are</text:span><text:span text:style-name="T47"> </text:span><text:span text:style-name="T1">1908,</text:span><text:span text:style-name="T47"> </text:span><text:span text:style-name="T1">no.</text:span><text:span text:style-name="T47"> </text:span><text:span text:style-name="T1">13;</text:span><text:span text:style-name="T47"> </text:span><text:span text:style-name="T64">tli</text:span><text:span text:style-name="T65"> </text:span><text:span text:style-name="T1">Tj</text:span><text:span text:style-name="T47"> </text:span><text:span text:style-name="T1">130;</text:span><text:span text:style-name="T47"> </text:span><text:span text:style-name="T64">sii</text:span><text:span text:style-name="T47"> </text:span><text:span text:style-name="T1">14, no.</text:span><text:span text:style-name="T62"> </text:span><text:span text:style-name="T1">8;</text:span><text:span text:style-name="T47"> </text:span><text:span text:style-name="T64">iep</text:span><text:span text:style-name="T47"> </text:span><text:span text:style-name="T1">31;</text:span><text:span text:style-name="T47"> </text:span><text:span text:style-name="T1">e)</text:span><text:span text:style-name="T62"> </text:span><text:span text:style-name="T1">I</text:span><text:span text:style-name="T47"> </text:span><text:span text:style-name="T1">was</text:span><text:span text:style-name="T47"> </text:span><text:span text:style-name="T1">not</text:span><text:span text:style-name="T47"> </text:span><text:span text:style-name="T1">able</text:span><text:span text:style-name="T47"> </text:span><text:span text:style-name="T1">to</text:span><text:span text:style-name="T62"> </text:span><text:span text:style-name="T1">locate</text:span><text:span text:style-name="T47"> </text:span><text:span text:style-name="T1">the</text:span><text:span text:style-name="T47"> </text:span><text:span text:style-name="T1">inscription</text:span><text:span text:style-name="T47"> </text:span><text:span text:style-name="T1">which</text:span><text:span text:style-name="T47"> </text:span><text:span text:style-name="T1">seems</text:span><text:span text:style-name="T62"> </text:span><text:span text:style-name="T1">to</text:span><text:span text:style-name="T47"> </text:span><text:span text:style-name="T6">have </text:span>disappeared;<text:span text:style-name="T66"> </text:span><text:span text:style-name="T67">f)</text:span><text:span text:style-name="T66"> </text:span>I<text:span text:style-name="T66"> </text:span>follow<text:span text:style-name="T68"> </text:span>here<text:span text:style-name="T66"> </text:span>the<text:span text:style-name="T66"> </text:span>edition<text:span text:style-name="T66"> </text:span>given<text:span text:style-name="T68"> </text:span>in<text:span text:style-name="T66"> </text:span><text:span text:style-name="T67">sii</text:span><text:span text:style-name="T66"> </text:span>14.</text:p>
        <text:p text:style-name="Standard"><text:span text:style-name="T14"/></text:p>
        <text:p text:style-name="P2"><text:span text:style-name="T14">(1) </text:span><text:span text:style-name="T22">svasti</text:span><text:span text:style-name="T69"> </text:span><text:span text:style-name="T22">śrī</text:span><text:span text:style-name="T70"> </text:span><text:span text:style-name="T7">komāṟañcaṭaiya</text:span></text:p>
        <text:p text:style-name="P2"><text:span text:style-name="T7">(2)ṟku</text:span><text:span text:style-name="T14"> </text:span><text:span text:style-name="T7">yāṇṭu</text:span><text:span text:style-name="T14"> </text:span><text:span text:style-name="T7">nāṅku</text:span><text:span text:style-name="T14"> </text:span><text:span text:style-name="T7">itaṉ</text:span><text:span text:style-name="T40"> </text:span><text:span text:style-name="T7">eti</text:span></text:p>
        <text:p text:style-name="P2"><text:span text:style-name="T7">(3)r</text:span><text:span text:style-name="T14"> </text:span><text:span text:style-name="T7">nālāṇṭu</text:span><text:span text:style-name="T14"> </text:span><text:span text:style-name="T7">cellāniṟkat</text:span> </text:p>
        <text:p text:style-name="P2"><text:span text:style-name="T71">(4) </text:span><text:span text:style-name="T1">tirukkuṭamukkiṟ</text:span><text:span text:style-name="T54"> </text:span><text:span text:style-name="T1">ṟirukkiḻk</text:span></text:p>
        <text:p text:style-name="P2"><text:span text:style-name="T1">(5)koṭṭattu</text:span><text:span text:style-name="T55"> </text:span><text:span text:style-name="T41">bhaṭā</text:span><text:span text:style-name="T1">rakkup</text:span><text:span text:style-name="T55"> </text:span><text:span text:style-name="T1">pālu</text:span><text:span text:style-name="T54"> </text:span></text:p>
        <text:p text:style-name="P2"><text:span text:style-name="T54">(6)</text:span><text:span text:style-name="T55"> </text:span><text:span text:style-name="T1">neyyum</text:span><text:span text:style-name="T55"> </text:span><text:span text:style-name="T1">āṭṭak </text:span><text:span text:style-name="T7">komāṟañca</text:span></text:p>
        <text:p text:style-name="P2"><text:span text:style-name="T7">(7)ṭaiyar kuṭutta pacu nūṟṟu mu</text:span></text:p>
        <text:p text:style-name="P2"><text:span text:style-name="T7">(8)[p]patteṭṭu [|*] iraṇṭu </text:span><text:span text:style-name="T72"><text:s/></text:span><text:span text:style-name="T7">nontā</text:span></text:p>
        <text:p text:style-name="P2"><text:span text:style-name="T7">(9)[vi]ḷakkerikkak</text:span><text:span text:style-name="T73"> </text:span><text:span text:style-name="T7">kuṭutta</text:span><text:span text:style-name="T74"> </text:span><text:span text:style-name="T7">kācu</text:span><text:span text:style-name="T73"> </text:span></text:p>
        <text:p text:style-name="P2"><text:span text:style-name="T73">(10)</text:span><text:span text:style-name="T74"> </text:span><text:span text:style-name="T7">nūṟu</text:span><text:span text:style-name="T74"> </text:span><text:span text:style-name="T7">[|*]</text:span><text:span text:style-name="T73"> </text:span><text:span text:style-name="T7">ippacuviṉāl</text:span><text:span text:style-name="T74"> </text:span><text:span text:style-name="T7">niyata</text:span></text:p>
        <text:p text:style-name="P2"><text:span text:style-name="T7">(11)m</text:span><text:span text:style-name="T74"> </text:span><text:span text:style-name="T7">pāl</text:span><text:span text:style-name="T73"> </text:span><text:span text:style-name="T61">[pattu] </text:span>nāḻiyun<text:span text:style-name="T56"> </text:span>ney<text:span text:style-name="T56"> </text:span></text:p>
        <text:p text:style-name="P2"><text:span text:style-name="T56">(12)</text:span><text:span text:style-name="T57"> </text:span>…<text:span text:style-name="T56"> </text:span>me<text:span text:style-name="T57"> </text:span>ikkāciṉāl<text:span text:style-name="T56"> </text:span>ne</text:p>
        <text:p text:style-name="Standard"><text:span text:style-name="T1">Hail!</text:span><text:span text:style-name="T75"> </text:span><text:span text:style-name="T1">Prosperity!</text:span><text:span text:style-name="T2"> </text:span><text:span text:style-name="T1">While</text:span><text:span text:style-name="T76"> </text:span><text:span text:style-name="T1">the</text:span><text:span text:style-name="T75"> </text:span><text:span text:style-name="T1">4th</text:span><text:span text:style-name="T75"> </text:span><text:span text:style-name="T1">year</text:span><text:span text:style-name="T75"> </text:span><text:span text:style-name="T1">opposite</text:span><text:span text:style-name="T76"> </text:span><text:span text:style-name="T1">to</text:span><text:span text:style-name="T75"> </text:span><text:span text:style-name="T1">this</text:span><text:span text:style-name="T75"> </text:span><text:span text:style-name="T1">(</text:span><text:span text:style-name="T41">itaṉ</text:span><text:span text:style-name="T1">)</text:span><text:span text:style-name="T75"> </text:span><text:span text:style-name="T1">4th</text:span><text:span text:style-name="T76"> </text:span><text:span text:style-name="T1">year</text:span><text:span text:style-name="T75"> </text:span><text:span text:style-name="T1">of</text:span><text:span text:style-name="T77"> </text:span><text:span text:style-name="T1">king</text:span><text:span text:style-name="T75"> </text:span><text:span text:style-name="T1">(</text:span><text:span text:style-name="T41">kō</text:span><text:span text:style-name="T1">) Māṟañcaṭaiyaṉ</text:span><text:span text:style-name="T63"> </text:span><text:span text:style-name="T1">is</text:span><text:span text:style-name="T52"> </text:span><text:span text:style-name="T1">current</text:span><text:span text:style-name="T52"> </text:span><text:span text:style-name="T1">(</text:span><text:span text:style-name="T41">cellā</text:span><text:span text:style-name="T78"> </text:span><text:span text:style-name="T41">niṟka</text:span><text:span text:style-name="T1">);</text:span><text:span text:style-name="T52"> </text:span><text:span text:style-name="T1">for</text:span><text:span text:style-name="T52"> </text:span><text:span text:style-name="T1">bathing</text:span><text:span text:style-name="T52"> </text:span><text:span text:style-name="T1">(</text:span><text:span text:style-name="T41">āṭṭa</text:span><text:span text:style-name="T1">)</text:span><text:span text:style-name="T52"> </text:span><text:span text:style-name="T1">with</text:span><text:span text:style-name="T63"> </text:span><text:span text:style-name="T1">milk</text:span><text:span text:style-name="T52"> </text:span><text:span text:style-name="T1">and</text:span><text:span text:style-name="T52"> </text:span><text:span text:style-name="T1">ghee </text:span><text:span text:style-name="T7">(</text:span><text:span text:style-name="T22">pālum neyyum</text:span><text:span text:style-name="T7">) Bhaṭāra of Tirukkiḻkōṭṭam in Tirukkuṭamukku, king</text:span><text:span text:style-name="T79"> </text:span><text:span text:style-name="T61">Māṟañca</text:span><text:span text:style-name="T1">ṭaiyar</text:span><text:span text:style-name="T3"> </text:span><text:span text:style-name="T80">gave</text:span><text:span text:style-name="T75"> </text:span><text:span text:style-name="T1">(</text:span><text:span text:style-name="T41">kuṭutta</text:span><text:span text:style-name="T1">)</text:span><text:span text:style-name="T75"> </text:span><text:span text:style-name="T1">hundred</text:span><text:span text:style-name="T75"> </text:span><text:span text:style-name="T1">and</text:span><text:span text:style-name="T75"> </text:span><text:span text:style-name="T1">thirty-eight</text:span><text:span text:style-name="T75"> </text:span><text:span text:style-name="T1">cows</text:span><text:span text:style-name="T75"> </text:span><text:span text:style-name="T1">(</text:span><text:span text:style-name="T41">pacu</text:span><text:span text:style-name="T1">);</text:span><text:span text:style-name="T75"> </text:span><text:span text:style-name="T1">[he]</text:span><text:span text:style-name="T75"> </text:span><text:span text:style-name="T80">gave</text:span><text:span text:style-name="T75"> </text:span><text:span text:style-name="T1">(</text:span><text:span text:style-name="T41">kuṭutta</text:span><text:span text:style-name="T1">) hundred</text:span><text:span text:style-name="T81"> </text:span><text:span text:style-name="T41">kācu</text:span><text:span text:style-name="T82"> </text:span><text:span text:style-name="T1">for</text:span><text:span text:style-name="T81"> </text:span><text:span text:style-name="T1">burning</text:span><text:span text:style-name="T81"> </text:span><text:span text:style-name="T1">(</text:span><text:span text:style-name="T41">erikka</text:span><text:span text:style-name="T1">)</text:span><text:span text:style-name="T81"> </text:span><text:span text:style-name="T1">two</text:span><text:span text:style-name="T81"> </text:span><text:span text:style-name="T1">perpetual</text:span><text:span text:style-name="T83"> </text:span><text:span text:style-name="T1">lamps;</text:span><text:span text:style-name="T81"> </text:span><text:span text:style-name="T1">with</text:span><text:span text:style-name="T81"> </text:span><text:span text:style-name="T1">these</text:span><text:span text:style-name="T81"> </text:span><text:span text:style-name="T1">cows</text:span><text:span text:style-name="T81"> </text:span><text:span text:style-name="T1">(</text:span><text:span text:style-name="T41">i-ppacuviṉ-āl</text:span><text:span text:style-name="T1">),</text:span><text:span text:style-name="T65"> </text:span><text:span text:style-name="T80">everyday,</text:span><text:span text:style-name="T65"> </text:span><text:span text:style-name="T1">ten</text:span><text:span text:style-name="T65"> </text:span><text:span text:style-name="T41">nāḻi</text:span><text:span text:style-name="T84"> </text:span><text:span text:style-name="T1">of</text:span><text:span text:style-name="T85"> </text:span><text:span text:style-name="T1">milk</text:span><text:span text:style-name="T65"> </text:span><text:span text:style-name="T1">and</text:span><text:span text:style-name="T65"> </text:span><text:span text:style-name="T1">…</text:span><text:span text:style-name="T65"> </text:span><text:span text:style-name="T1">of</text:span><text:span text:style-name="T85"> </text:span><text:span text:style-name="T1">ghee</text:span><text:span text:style-name="T65"> </text:span><text:span text:style-name="T1">…;</text:span><text:span text:style-name="T65"> </text:span><text:span text:style-name="T1">with</text:span><text:span text:style-name="T65"> </text:span><text:span text:style-name="T1">these</text:span><text:span text:style-name="T65"> </text:span><text:span text:style-name="T41">kācu</text:span><text:span text:style-name="T84"> </text:span><text:span text:style-name="T1">(</text:span><text:span text:style-name="T41">i-k</text:span><text:span text:style-name="T32">kāciṉ-āl</text:span>),<text:span text:style-name="T86"> </text:span>…</text:p>
        <text:p text:style-name="Standard"/>
        <text:p text:style-name="Standard"><text:span text:style-name="T7">#3:</text:span><text:span text:style-name="T87"> </text:span><text:span text:style-name="T7">a)</text:span><text:span text:style-name="T88"> </text:span><text:span text:style-name="T7">Lalitāṅkura</text:span><text:span text:style-name="T88"> </text:span><text:span text:style-name="T61">cave</text:span><text:span text:style-name="T87"> </text:span><text:span text:style-name="T7">temple</text:span><text:span text:style-name="T87"> </text:span><text:span text:style-name="T7">in</text:span><text:span text:style-name="T25"> </text:span><text:span text:style-name="T7">Trichy</text:span><text:span text:style-name="T87"> </text:span><text:span text:style-name="T7">(Tirucirāppaḷḷi),</text:span><text:span text:style-name="T12"> </text:span><text:span text:style-name="T7">Trichy</text:span><text:span text:style-name="T88"> </text:span><text:span text:style-name="T7">taluk</text:span><text:span text:style-name="T88"> </text:span><text:span text:style-name="T7">and</text:span><text:span text:style-name="T87"> </text:span><text:span text:style-name="T7">dis</text:span><text:span text:style-name="T1">trict;</text:span><text:span text:style-name="T63"> </text:span><text:span text:style-name="T1">b)</text:span><text:span text:style-name="T63"> </text:span><text:span text:style-name="T1">at</text:span><text:span text:style-name="T63"> </text:span><text:span text:style-name="T1">the</text:span><text:span text:style-name="T63"> </text:span><text:span text:style-name="T1">entrance</text:span><text:span text:style-name="T63"> </text:span><text:span text:style-name="T1">of</text:span><text:span text:style-name="T71"> </text:span><text:span text:style-name="T1">the</text:span><text:span text:style-name="T63"> </text:span><text:span text:style-name="T1">temple,</text:span><text:span text:style-name="T63"> </text:span><text:span text:style-name="T1">on</text:span><text:span text:style-name="T63"> </text:span><text:span text:style-name="T1">the</text:span><text:span text:style-name="T63"> </text:span><text:span text:style-name="T1">flat</text:span><text:span text:style-name="T52"> </text:span><text:span text:style-name="T1">surface</text:span><text:span text:style-name="T63"> </text:span><text:span text:style-name="T1">before</text:span><text:span text:style-name="T63"> </text:span><text:span text:style-name="T1">the</text:span><text:span text:style-name="T63"> </text:span><text:span text:style-name="T1">eastern </text:span><text:span text:style-name="T7">pilaster;</text:span><text:span text:style-name="T89"> </text:span><text:span text:style-name="T7">c)</text:span><text:span text:style-name="T89"> </text:span><text:span text:style-name="T7">Regnal</text:span><text:span text:style-name="T89"> </text:span><text:span text:style-name="T7">year</text:span><text:span text:style-name="T89"> </text:span><text:span text:style-name="T7">4</text:span><text:span text:style-name="T90"> </text:span><text:span text:style-name="T7">and</text:span><text:span text:style-name="T89"> </text:span><text:span text:style-name="T7">2501</text:span><text:span text:style-name="T90"> </text:span><text:span text:style-name="T7">days</text:span><text:span text:style-name="T89"> </text:span><text:span text:style-name="T7">of</text:span><text:span text:style-name="T91"> </text:span><text:span text:style-name="T7">Māṟañcaṭaiyaṉ;</text:span><text:span text:style-name="T90"> </text:span><text:span text:style-name="T7">d)</text:span><text:span text:style-name="T89"> </text:span><text:span text:style-name="T13">are</text:span><text:span text:style-name="T90"> </text:span><text:span text:style-name="T7">1904,</text:span><text:span text:style-name="T89"> </text:span><text:span text:style-name="T7">no.</text:span><text:span text:style-name="T89"> </text:span><text:span text:style-name="T7">414 (+</text:span><text:span text:style-name="T92"> </text:span><text:span text:style-name="T7">pp.</text:span><text:span text:style-name="T93"> </text:span><text:span text:style-name="T7">275–276);</text:span><text:span text:style-name="T93"> </text:span><text:span text:style-name="T13">tli</text:span><text:span text:style-name="T94"> </text:span><text:span text:style-name="T36">Tp</text:span><text:span text:style-name="T93"> </text:span><text:span text:style-name="T7">1133;</text:span><text:span text:style-name="T93"> </text:span><text:span text:style-name="T13">sii</text:span><text:span text:style-name="T92"> </text:span><text:span text:style-name="T7">14,</text:span><text:span text:style-name="T93"> </text:span><text:span text:style-name="T7">no.</text:span><text:span text:style-name="T93"> </text:span><text:span text:style-name="T7">10;</text:span><text:span text:style-name="T93"> </text:span><text:span text:style-name="T13">sii</text:span><text:span text:style-name="T93"> </text:span><text:span text:style-name="T7">17,</text:span><text:span text:style-name="T93"> </text:span><text:span text:style-name="T7">no.</text:span><text:span text:style-name="T93"> </text:span><text:span text:style-name="T7">444</text:span><text:span text:style-name="T92"> </text:span><text:span text:style-name="T7">(text</text:span><text:span text:style-name="T93"> </text:span><text:span text:style-name="T7">not</text:span><text:span text:style-name="T93"> </text:span><text:span text:style-name="T7">given);</text:span><text:span text:style-name="T93"> </text:span><text:span text:style-name="T13">iep</text:span><text:span text:style-name="T93"> </text:span><text:span text:style-name="T7">36 </text:span><text:span text:style-name="T1">[K.G.</text:span><text:span text:style-name="T65"> </text:span><text:span text:style-name="T1">Krishnan</text:span><text:span text:style-name="T62"> </text:span><text:span text:style-name="T1">omitted</text:span><text:span text:style-name="T65"> </text:span><text:span text:style-name="T1">lines</text:span><text:span text:style-name="T62"> </text:span><text:span text:style-name="T1">24–26];</text:span><text:span text:style-name="T62"> </text:span><text:span text:style-name="T1">e)</text:span><text:span text:style-name="T65"> </text:span><text:span text:style-name="T1">inscription</text:span><text:span text:style-name="T62"> </text:span><text:span text:style-name="T1">located</text:span><text:span text:style-name="T62"> </text:span><text:span text:style-name="T1">personally.</text:span></text:p>
        <text:p text:style-name="P3" loext:marker-style-name="T95"><text:span text:style-name="T52"/></text:p>
        <text:p text:style-name="P4" loext:marker-style-name="T95"><text:span text:style-name="T52">(1) </text:span><text:span text:style-name="T1">svasti</text:span><text:span text:style-name="T96"> </text:span><text:span text:style-name="T1">śrī</text:span><text:span text:style-name="T96"> </text:span><text:span text:style-name="T1">ka</text:span></text:p>
        <text:p text:style-name="P4" loext:marker-style-name="T95"><text:span text:style-name="T1">(2)lpāpāyahutāśadhū[[ma]]</text:span></text:p>
        <text:p text:style-name="P4" loext:marker-style-name="T95"><text:soft-page-break/><text:span text:style-name="T1">(3)mapaṭalakrūram</text:span><text:span text:style-name="T97"> </text:span><text:span text:style-name="T1">viṣaṃ</text:span><text:span text:style-name="T52"> </text:span><text:span text:style-name="T1">lila</text:span></text:p>
        <text:p text:style-name="P4" loext:marker-style-name="T95"><text:span text:style-name="T81">(4) </text:span><text:span text:style-name="T1">yā </text:span>kaṇ[ṭhe] yā[ḥ] kalayām babhūva [|*] v[[i]]</text:p>
        <text:p text:style-name="P4" loext:marker-style-name="T95">(5)budhai[r*] bibhya[tth]ir<text:span text:style-name="T98"> </text:span>abhya [r*]tthitaḥ<text:span text:style-name="T99"> </text:span>ya[[s<text:span text:style-name="T100"> </text:span>tā]]</text:p>
        <text:p text:style-name="P4" loext:marker-style-name="T95">(6)[r]ṇir<text:span text:style-name="T99"> </text:span>iva<text:span text:style-name="T100"> </text:span>nirddadāha<text:span text:style-name="T100"> </text:span>vitatīś<text:span text:style-name="T99"> </text:span>śuṣkāḥ<text:span text:style-name="T100"> </text:span>puri</text:p>
        <text:p text:style-name="P4" loext:marker-style-name="T95">(7)r<text:span text:style-name="T99"> </text:span>āsuri[r] <text:span text:style-name="T1">yyaś</text:span><text:span text:style-name="T43"> </text:span><text:span text:style-name="T1">cākṣijvalane</text:span><text:span text:style-name="T50"> </text:span><text:span text:style-name="T1">juhāva</text:span><text:span text:style-name="T101"> </text:span></text:p>
        <text:p text:style-name="P4" loext:marker-style-name="T95"><text:span text:style-name="T101">(8)</text:span><text:span text:style-name="T102"> </text:span><text:span text:style-name="T1">madanam</text:span><text:span text:style-name="T50"> </text:span><text:span text:style-name="T1">pāyād</text:span><text:span text:style-name="T50"> </text:span><text:span text:style-name="T1">apāyāt</text:span><text:span text:style-name="T50"> </text:span><text:span text:style-name="T1">sa</text:span><text:span text:style-name="T50"> </text:span><text:span text:style-name="T1">vaḥ</text:span><text:span text:style-name="T43"> </text:span><text:span text:style-name="T1">||</text:span><text:span text:style-name="T101"> </text:span><text:span text:style-name="T1">komāṟa[[ñ]]</text:span></text:p>
        <text:p text:style-name="P4" loext:marker-style-name="T95"><text:span text:style-name="T1">(9) caṭaiyaṟku yāṇṭu nāṉku nāḷ ir[[ā]]</text:span></text:p>
        <text:p text:style-name="P4" loext:marker-style-name="T95"><text:span text:style-name="T1">(10)yirattainnūṟṟoṉṟu vempil mati[[ḷa]] </text:span></text:p>
        <text:p text:style-name="P4" loext:marker-style-name="T95"><text:span text:style-name="T1">(11)</text:span><text:span text:style-name="T7">ḻittuppontu niyamattiruntaruḷi [[so]]</text:span></text:p>
        <text:p text:style-name="P4" loext:marker-style-name="T95"><text:span text:style-name="T7">(12)masūryyānvayadvaya tilakāraṅgā</text:span><text:span text:style-name="T1">rarāyina</text:span><text:span text:style-name="T3"> </text:span><text:span text:style-name="T1">[[pā]]</text:span></text:p>
        <text:p text:style-name="P4" loext:marker-style-name="T95"><text:span text:style-name="T1">(13)ṇḍyādhirājar</text:span><text:span text:style-name="T2"> </text:span><text:span text:style-name="T1">varaguṇadevar</text:span><text:span text:style-name="T3"> </text:span><text:span text:style-name="T1">tirumalai</text:span><text:span text:style-name="T2"> </text:span><text:span text:style-name="T1">bhaṭāra[[rk]]</text:span></text:p>
        <text:p text:style-name="P4" loext:marker-style-name="T95"><text:span text:style-name="T1">(14)kuk kuṭutta</text:span><text:span text:style-name="T3"> </text:span><text:span text:style-name="T1">poṉ</text:span><text:span text:style-name="T75"> </text:span><text:span text:style-name="T1">pāṭikkallāl</text:span><text:span text:style-name="T75"> </text:span><text:span text:style-name="T1">1[2]5</text:span><text:span text:style-name="T75"> <text:s/></text:span><text:span text:style-name="T103">&lt;g</text:span><text:span text:style-name="T104"> type</text:span><text:span text:style-name="T105">=</text:span><text:span text:style-name="T106">"kaḻañcu"</text:span><text:span text:style-name="T103">/&gt;</text:span><text:span text:style-name="T107"> </text:span><text:span text:style-name="T75"><text:s/></text:span><text:span text:style-name="T1">[|*]</text:span><text:span text:style-name="T75"> </text:span><text:span text:style-name="T1">nūṟ[[ṟi]]</text:span></text:p>
        <text:p text:style-name="P4" loext:marker-style-name="T95"><text:span text:style-name="T1">(15)rupattaiṅ</text:span><text:span text:style-name="T75"> </text:span><text:span text:style-name="T1">kaḻañcum</text:span><text:span text:style-name="T75"> </text:span><text:span text:style-name="T1">ippoṉ</text:span><text:span text:style-name="T3"> </text:span><text:span text:style-name="T80">mu</text:span><text:span text:style-name="T1">taṉiṟka</text:span><text:span text:style-name="T85"> </text:span></text:p>
        <text:p text:style-name="P4" loext:marker-style-name="T95"><text:span text:style-name="T85">(16) </text:span><text:span text:style-name="T1">poli</text:span><text:span text:style-name="T63"> </text:span><text:span text:style-name="T1">koṇṭu</text:span><text:span text:style-name="T85"> </text:span><text:span text:style-name="T1">muppatiṉ</text:span><text:span text:style-name="T85"> </text:span><text:span text:style-name="T1">kaḻañcu</text:span><text:span text:style-name="T63"> </text:span><text:span text:style-name="T1">poṉṉiṉ</text:span><text:span text:style-name="T85"> </text:span></text:p>
        <text:p text:style-name="P4" loext:marker-style-name="T95"><text:span text:style-name="T85">(17) </text:span><text:span text:style-name="T1">poliyāl</text:span><text:span text:style-name="T85"> </text:span><text:span text:style-name="T1">oru</text:span><text:span text:style-name="T85"> </text:span><text:span text:style-name="T1">nontāviḷa</text:span><text:span text:style-name="T7">kkāka</text:span><text:span text:style-name="T60"> </text:span><text:span text:style-name="T7">nūṟṟiru</text:span></text:p>
        <text:p text:style-name="P4" loext:marker-style-name="T95"><text:span text:style-name="T7">(18)patiṉ</text:span><text:span text:style-name="T60"> </text:span><text:span text:style-name="T7">kaḻañcu</text:span><text:span text:style-name="T15"> </text:span><text:span text:style-name="T7">poṉṉāl</text:span><text:span text:style-name="T60"> </text:span><text:span text:style-name="T7">nālu</text:span><text:span text:style-name="T15"> </text:span><text:span text:style-name="T7">non</text:span></text:p>
        <text:p text:style-name="P4" loext:marker-style-name="T95"><text:span text:style-name="T7">(19)tāviḷakkeriyak</text:span><text:span text:style-name="T60"> </text:span><text:span text:style-name="T61">kāṇanāḻiyāl </text:span><text:span text:style-name="T7">nicati</text:span><text:span text:style-name="T87"> </text:span><text:span text:style-name="T7">aṭṭakka</text:span></text:p>
        <text:p text:style-name="P4" loext:marker-style-name="T95"><text:span text:style-name="T7">(20)ṭava</text:span><text:span text:style-name="T87"> </text:span><text:span text:style-name="T7">ney</text:span><text:span text:style-name="T108"> </text:span><text:span text:style-name="T7">irunāḻi</text:span><text:span text:style-name="T108"> </text:span><text:span text:style-name="T7">[|*]</text:span><text:span text:style-name="T88"> </text:span><text:span text:style-name="T7">niṉṟu</text:span><text:span text:style-name="T108"> </text:span><text:span text:style-name="T7">aiṅ</text:span><text:span text:style-name="T88"> </text:span><text:span text:style-name="T7">kaḻañcu</text:span><text:span text:style-name="T108"> </text:span><text:span text:style-name="T7">po</text:span></text:p>
        <text:p text:style-name="P4" loext:marker-style-name="T95"><text:span text:style-name="T7">(21)ṉṉālun</text:span><text:span text:style-name="T87"> </text:span><text:span text:style-name="T61">tiṅkaṭo</text:span><text:span text:style-name="T7">ṟum</text:span><text:span text:style-name="T109"> </text:span><text:span text:style-name="T7">tiṅkaṭ</text:span><text:span text:style-name="T109"> </text:span><text:span text:style-name="T7">ṭiruvāti</text:span></text:p>
        <text:p text:style-name="P4" loext:marker-style-name="T95"><text:span text:style-name="T7">(22)rai</text:span><text:span text:style-name="T109"> </text:span><text:span text:style-name="T7">nāṉṟavavirāp</text:span><text:span text:style-name="T109"> </text:span><text:span text:style-name="T7">pularum</text:span><text:span text:style-name="T109"> </text:span><text:span text:style-name="T7">aḷavum</text:span><text:span text:style-name="T109"> </text:span><text:span text:style-name="T7">aintu</text:span><text:span text:style-name="T109"> </text:span></text:p>
        <text:p text:style-name="P4" loext:marker-style-name="T95"><text:span text:style-name="T109">(23)</text:span><text:span text:style-name="T12"> </text:span><text:span text:style-name="T7">viḷakkeriya </text:span><text:span text:style-name="T1">aṭṭakkaṭava</text:span><text:span text:style-name="T110"> </text:span><text:span text:style-name="T1">ney</text:span><text:span text:style-name="T110"> </text:span><text:span text:style-name="T1">iru</text:span><text:span text:style-name="T85"> </text:span><text:span text:style-name="T1">nāḻi</text:span><text:span text:style-name="T110"> </text:span><text:span text:style-name="T1">u</text:span></text:p>
        <text:p text:style-name="P4" loext:marker-style-name="T95"><text:span text:style-name="T1">(24)ri</text:span><text:span text:style-name="T110"> </text:span><text:span text:style-name="T1">[|*]</text:span><text:span text:style-name="T85"> </text:span><text:span text:style-name="T1">ivvoṭṭiṉa</text:span><text:span text:style-name="T110"> </text:span><text:span text:style-name="T1">paricu</text:span><text:span text:style-name="T85"> </text:span><text:span text:style-name="T1">ney</text:span><text:span text:style-name="T110"> </text:span><text:span text:style-name="T1">aṭṭi</text:span><text:span text:style-name="T110"> </text:span><text:span text:style-name="T1">itti</text:span></text:p>
        <text:p text:style-name="P4" loext:marker-style-name="T95"><text:span text:style-name="T1">(25)ruviḷakkerippāṉ</text:span><text:span text:style-name="T81"> </text:span><text:span text:style-name="T1">ippoṉ</text:span><text:span text:style-name="T81"> </text:span><text:span text:style-name="T1">nūṟṟirupattai</text:span></text:p>
        <text:p text:style-name="P4" loext:marker-style-name="T95"><text:span text:style-name="T1">(26)ṅ</text:span><text:span text:style-name="T83"> </text:span><text:span text:style-name="T1">kaḻañcuṅ</text:span><text:span text:style-name="T81"> </text:span><text:span text:style-name="T1">koṇṭom</text:span><text:span text:style-name="T81"> </text:span><text:span text:style-name="T1">ciṟṟampar</text:span><text:span text:style-name="T83"> </text:span><text:span text:style-name="T1">naka[[rat]]</text:span></text:p>
        <text:p text:style-name="P4" loext:marker-style-name="T95"><text:span text:style-name="T1">(27) tom</text:span><text:span text:style-name="T111"> </text:span><text:span text:style-name="T1">[|*]</text:span><text:span text:style-name="T111"> </text:span><text:span text:style-name="T1">ivvoṭṭiṉa</text:span><text:span text:style-name="T111"> </text:span><text:span text:style-name="T1">paricu</text:span><text:span text:style-name="T111"> </text:span><text:span text:style-name="T1">ney</text:span><text:span text:style-name="T112"> </text:span><text:span text:style-name="T1">aṭṭuvip[[pa]]</text:span></text:p>
        <text:p text:style-name="P4" loext:marker-style-name="T95"><text:span text:style-name="T1">(28)taṟku</text:span><text:span text:style-name="T111"> </text:span><text:span text:style-name="T1">amaintu</text:span><text:span text:style-name="T111"> </text:span><text:span text:style-name="T1">puṇaippaṭṭom ciṟṟampar [[pa]]</text:span></text:p>
        <text:p text:style-name="P4" loext:marker-style-name="T95"><text:span text:style-name="T1">(29)tiyum pātamulattomum [|*] itu panmāhe</text:span></text:p>
        <text:p text:style-name="P4" loext:marker-style-name="T95"><text:span text:style-name="T1">(30)śvararar </text:span>irakṣe<text:span text:style-name="T59"> </text:span>[||*]</text:p>
        <text:p text:style-name="Standard"><text:span text:style-name="T1">Hail!</text:span><text:span text:style-name="T113"> </text:span><text:span text:style-name="T1">Prosperity!</text:span><text:span text:style-name="T114"> </text:span><text:span text:style-name="T1">He</text:span><text:span text:style-name="T114"> </text:span><text:span text:style-name="T1">who</text:span><text:span text:style-name="T113"> </text:span><text:span text:style-name="T1">(</text:span><text:span text:style-name="T5"> </text:span><text:span text:style-name="T41">yāḥ</text:span><text:span text:style-name="T115"> </text:span><text:span text:style-name="T1">for</text:span><text:span text:style-name="T85"> </text:span><text:span text:style-name="T41">yaḥ</text:span><text:span text:style-name="T1">)</text:span><text:span text:style-name="T113"> </text:span><text:span text:style-name="T1">carried</text:span><text:span text:style-name="T114"> </text:span><text:span text:style-name="T1">(</text:span><text:span text:style-name="T41">kalayām</text:span><text:span text:style-name="T116"> </text:span><text:span text:style-name="T41">babhūva</text:span><text:span text:style-name="T1">)</text:span><text:span text:style-name="T114"> </text:span><text:span text:style-name="T1">in</text:span><text:span text:style-name="T114"> </text:span><text:span text:style-name="T1">his</text:span><text:span text:style-name="T113"> </text:span><text:span text:style-name="T1">throat (</text:span><text:span text:style-name="T41">kaṇṭhe</text:span><text:span text:style-name="T1">)</text:span><text:span text:style-name="T102"> </text:span><text:span text:style-name="T1">playfully</text:span><text:span text:style-name="T42"> </text:span><text:span text:style-name="T1">(</text:span><text:span text:style-name="T41">lilayā</text:span><text:span text:style-name="T1">)</text:span><text:span text:style-name="T42"> </text:span><text:span text:style-name="T1">the</text:span><text:span text:style-name="T102"> </text:span><text:span text:style-name="T1">poison</text:span><text:span text:style-name="T42"> </text:span><text:span text:style-name="T1">(</text:span><text:span text:style-name="T41">viṣaṃ</text:span><text:span text:style-name="T1">),</text:span><text:span text:style-name="T42"> </text:span><text:span text:style-name="T1">fierce</text:span><text:span text:style-name="T42"> </text:span><text:span text:style-name="T1">(</text:span><text:span text:style-name="T41">krūram</text:span><text:span text:style-name="T1">)</text:span><text:span text:style-name="T102"> </text:span><text:span text:style-name="T1">like</text:span><text:span text:style-name="T42"> </text:span><text:span text:style-name="T1">the</text:span><text:span text:style-name="T42"> </text:span><text:span text:style-name="T1">mass (</text:span><text:span text:style-name="T41">paṭala</text:span><text:span text:style-name="T1">)</text:span><text:span text:style-name="T62"> </text:span><text:span text:style-name="T1">of</text:span><text:span text:style-name="T117"> </text:span><text:span text:style-name="T1">smoke</text:span><text:span text:style-name="T62"> </text:span><text:span text:style-name="T1">(</text:span><text:span text:style-name="T41">dhūmama</text:span><text:span text:style-name="T118"> </text:span><text:span text:style-name="T1">for</text:span><text:span text:style-name="T47"> </text:span><text:span text:style-name="T41">dhūma</text:span><text:span text:style-name="T1">)</text:span><text:span text:style-name="T62"> </text:span><text:span text:style-name="T1">of</text:span><text:span text:style-name="T117"> </text:span><text:span text:style-name="T1">the</text:span><text:span text:style-name="T62"> </text:span><text:span text:style-name="T1">fire</text:span><text:span text:style-name="T62"> </text:span><text:span text:style-name="T1">(</text:span><text:span text:style-name="T41">hutāśa</text:span><text:span text:style-name="T1">)</text:span><text:span text:style-name="T62"> </text:span><text:span text:style-name="T1">at</text:span><text:span text:style-name="T62"> </text:span><text:span text:style-name="T1">the</text:span><text:span text:style-name="T47"> </text:span><text:span text:style-name="T1">end</text:span><text:span text:style-name="T62"> </text:span><text:span text:style-name="T1">(</text:span><text:span text:style-name="T41">apāya</text:span><text:span text:style-name="T1">) </text:span>of<text:span text:style-name="T66"> </text:span>a<text:span text:style-name="T98"> </text:span><text:span text:style-name="T32">kalpa</text:span>;<text:span text:style-name="T98"> </text:span>he<text:span text:style-name="T98"> </text:span>who<text:span text:style-name="T98"> </text:span>(<text:span text:style-name="T119"> </text:span><text:span text:style-name="T32">yas</text:span>),<text:span text:style-name="T98"> </text:span>requested<text:span text:style-name="T98"> </text:span>(<text:span text:style-name="T32">abhyatthitaḥ</text:span><text:span text:style-name="T120"> </text:span>for<text:span text:style-name="T98"> </text:span><text:span text:style-name="T32">abhyarthitaḥ</text:span>)<text:span text:style-name="T98"> </text:span>by<text:span text:style-name="T98"> </text:span>the <text:span text:style-name="T1">frightened</text:span><text:span text:style-name="T111"> </text:span><text:span text:style-name="T1">(</text:span><text:span text:style-name="T41">bibhyatthir</text:span><text:span text:style-name="T121"> </text:span><text:span text:style-name="T1">for</text:span><text:span text:style-name="T112"> </text:span><text:span text:style-name="T41">bibhyadbhir</text:span><text:span text:style-name="T1">)</text:span><text:span text:style-name="T112"> </text:span><text:span text:style-name="T1">gods</text:span><text:span text:style-name="T112"> </text:span><text:span text:style-name="T1">(</text:span><text:span text:style-name="T41">vibudhair</text:span><text:span text:style-name="T1">),</text:span><text:span text:style-name="T111"> </text:span><text:span text:style-name="T1">destroyed</text:span><text:span text:style-name="T112"> </text:span><text:span text:style-name="T1">by</text:span><text:span text:style-name="T112"> </text:span><text:span text:style-name="T1">fire </text:span>(<text:span text:style-name="T32">nirddadāha</text:span>)<text:span text:style-name="T122"> </text:span>the<text:span text:style-name="T123"> </text:span>cities<text:span text:style-name="T123"> </text:span>of<text:span text:style-name="T98"> </text:span>the<text:span text:style-name="T123"> </text:span><text:span text:style-name="T32">asuras</text:span><text:span text:style-name="T124"> </text:span>(<text:span text:style-name="T32">purīr</text:span><text:span text:style-name="T125"> </text:span><text:span text:style-name="T32">āsurīr</text:span>),<text:span text:style-name="T123"> </text:span>like<text:span text:style-name="T122"> </text:span>dry<text:span text:style-name="T123"> </text:span>(<text:span text:style-name="T32">śuṣkāḥ</text:span>)<text:span text:style-name="T123"> </text:span><text:span text:style-name="T18">heaps </text:span><text:span text:style-name="T7">(</text:span><text:span text:style-name="T22">vitatīḥ</text:span><text:span text:style-name="T7">)</text:span><text:span text:style-name="T126"> </text:span><text:span text:style-name="T7">made</text:span><text:span text:style-name="T127"> </text:span><text:span text:style-name="T7">of</text:span><text:span text:style-name="T40"> </text:span><text:span text:style-name="T7">grass</text:span><text:span text:style-name="T127"> </text:span><text:span text:style-name="T7">(</text:span><text:span text:style-name="T22">tārṇīr</text:span><text:span text:style-name="T128"> </text:span><text:span text:style-name="T22">iva</text:span><text:span text:style-name="T7">)</text:span><text:span text:style-name="T127"> </text:span><text:span text:style-name="T7">and</text:span><text:span text:style-name="T126"> </text:span><text:span text:style-name="T7">he</text:span><text:span text:style-name="T127"> </text:span><text:span text:style-name="T7">who</text:span><text:span text:style-name="T126"> </text:span><text:span text:style-name="T7">(</text:span><text:span text:style-name="T94"> </text:span><text:span text:style-name="T22">yas</text:span><text:span text:style-name="T7">)</text:span><text:span text:style-name="T126"> </text:span><text:span text:style-name="T7">offered</text:span><text:span text:style-name="T127"> </text:span><text:span text:style-name="T7">Madana</text:span><text:span text:style-name="T126"> </text:span><text:span text:style-name="T7">as</text:span><text:span text:style-name="T127"> </text:span><text:span text:style-name="T7">oblation </text:span>(<text:span text:style-name="T129"> </text:span><text:span text:style-name="T32">juhāva</text:span>)<text:span text:style-name="T130"> </text:span>in<text:span text:style-name="T130"> </text:span>the<text:span text:style-name="T57"> </text:span>fire<text:span text:style-name="T130"> </text:span>(<text:span text:style-name="T131"> </text:span><text:span text:style-name="T32">jvalane</text:span>)<text:span text:style-name="T57"> </text:span>of<text:span text:style-name="T132"> </text:span>his<text:span text:style-name="T130"> </text:span>eye<text:span text:style-name="T57"> </text:span>(<text:span text:style-name="T32">akṣi</text:span>)—may<text:span text:style-name="T130"> </text:span>he<text:span text:style-name="T130"> </text:span>protect<text:span text:style-name="T130"> </text:span>you<text:span text:style-name="T57"> </text:span>from evil!</text:p>
        <text:p text:style-name="Standard"><text:span text:style-name="T1">[This</text:span><text:span text:style-name="T111"> </text:span><text:span text:style-name="T1">is]</text:span><text:span text:style-name="T112"> </text:span><text:span text:style-name="T1">the</text:span><text:span text:style-name="T111"> </text:span><text:span text:style-name="T1">4th</text:span><text:span text:style-name="T112"> </text:span><text:span text:style-name="T1">year</text:span><text:span text:style-name="T112"> </text:span><text:span text:style-name="T1">[and]</text:span><text:span text:style-name="T112"> </text:span><text:span text:style-name="T1">two</text:span><text:span text:style-name="T111"> </text:span><text:span text:style-name="T1">thousand</text:span><text:span text:style-name="T112"> </text:span><text:span text:style-name="T1">five</text:span><text:span text:style-name="T112"> </text:span><text:span text:style-name="T1">hundred</text:span><text:span text:style-name="T111"> </text:span><text:span text:style-name="T1">and</text:span><text:span text:style-name="T112"> </text:span><text:span text:style-name="T1">one</text:span><text:span text:style-name="T112"> </text:span><text:span text:style-name="T1">days</text:span><text:span text:style-name="T112"> </text:span><text:span text:style-name="T1">of king</text:span><text:span text:style-name="T48"> </text:span><text:span text:style-name="T1">Māṟañcaṭaiyaṉ.</text:span><text:span text:style-name="T110"> </text:span><text:span text:style-name="T1">Having</text:span><text:span text:style-name="T48"> </text:span><text:span text:style-name="T1">gone</text:span><text:span text:style-name="T110"> </text:span><text:span text:style-name="T1">(</text:span><text:span text:style-name="T41">pontu</text:span><text:span text:style-name="T1">)</text:span><text:span text:style-name="T48"> </text:span><text:span text:style-name="T1">after</text:span><text:span text:style-name="T110"> </text:span><text:span text:style-name="T1">destroying</text:span><text:span text:style-name="T48"> </text:span><text:span text:style-name="T1">(</text:span><text:span text:style-name="T41">aḻittu</text:span><text:span text:style-name="T1">)</text:span><text:span text:style-name="T110"> </text:span><text:span text:style-name="T1">the</text:span><text:span text:style-name="T110"> </text:span><text:span text:style-name="T1">walls (</text:span><text:span text:style-name="T41">matiḷ</text:span><text:span text:style-name="T1">)</text:span><text:span text:style-name="T43"> </text:span><text:span text:style-name="T1">of</text:span><text:span text:style-name="T133"> </text:span><text:span text:style-name="T6">Vempil,</text:span><text:span text:style-name="T43"> </text:span><text:span text:style-name="T1">having</text:span><text:span text:style-name="T43"> </text:span><text:span text:style-name="T1">graciously</text:span><text:span text:style-name="T43"> </text:span><text:span text:style-name="T1">seated</text:span><text:span text:style-name="T43"> </text:span><text:span text:style-name="T1">in</text:span><text:span text:style-name="T43"> </text:span><text:span text:style-name="T1">Niyamam</text:span><text:span text:style-name="T43"> </text:span><text:span text:style-name="T1">(</text:span><text:span text:style-name="T41">niyamattu</text:span><text:span text:style-name="T134"> </text:span><text:span text:style-name="T41">iruntu </text:span><text:span text:style-name="T22">aruḷi</text:span><text:span text:style-name="T7">),</text:span><text:span text:style-name="T12"> </text:span><text:span text:style-name="T7">Pāṇḍyādhirāja</text:span><text:span text:style-name="T24"> </text:span><text:span text:style-name="T7">Varaguṇadeva,</text:span><text:span text:style-name="T12"> </text:span><text:span text:style-name="T7">who</text:span><text:span text:style-name="T109"> </text:span><text:span text:style-name="T7">has</text:span><text:span text:style-name="T12"> </text:span><text:span text:style-name="T7">become</text:span><text:span text:style-name="T109"> </text:span><text:span text:style-name="T7">(</text:span><text:span text:style-name="T22">āyina</text:span><text:span text:style-name="T7">)</text:span><text:span text:style-name="T12"> </text:span><text:span text:style-name="T7">the</text:span><text:span text:style-name="T109"> </text:span><text:span text:style-name="T7">ornament </text:span>(<text:span text:style-name="T32">araṅgārar</text:span><text:span text:style-name="T135"> </text:span>for<text:span text:style-name="T68"> </text:span><text:span text:style-name="T32">alaṅgārar</text:span>)<text:span text:style-name="T16"> </text:span>[as]<text:span text:style-name="T16"> </text:span>the<text:span text:style-name="T16"> </text:span>forehead<text:span text:style-name="T16"> </text:span>mark<text:span text:style-name="T16"> </text:span>(<text:span text:style-name="T32">tilaka</text:span>)<text:span text:style-name="T16"> </text:span>of<text:span text:style-name="T57"> </text:span>both<text:span text:style-name="T16"> </text:span>(<text:span text:style-name="T32">dvaya</text:span>) <text:span text:style-name="T7">the</text:span><text:span text:style-name="T12"> </text:span><text:span text:style-name="T7">solar</text:span><text:span text:style-name="T12"> </text:span><text:span text:style-name="T7">and</text:span><text:span text:style-name="T12"> </text:span><text:soft-page-break/><text:span text:style-name="T7">lunar</text:span><text:span text:style-name="T12"> </text:span><text:span text:style-name="T7">lineages</text:span><text:span text:style-name="T12"> </text:span><text:span text:style-name="T7">(</text:span><text:span text:style-name="T22">soma-sūryya-anvaya</text:span><text:span text:style-name="T7">),</text:span><text:span text:style-name="T109"> </text:span><text:span text:style-name="T61">gave</text:span><text:span text:style-name="T12"> </text:span><text:span text:style-name="T7">(</text:span><text:span text:style-name="T22">kuṭutta</text:span><text:span text:style-name="T7">)</text:span><text:span text:style-name="T12"> </text:span><text:span text:style-name="T7">for</text:span><text:span text:style-name="T12"> </text:span><text:span text:style-name="T7">Bhaṭārar </text:span><text:span text:style-name="T1">of</text:span><text:span text:style-name="T111"> </text:span><text:span text:style-name="T1">the</text:span><text:span text:style-name="T136"> </text:span><text:span text:style-name="T1">sacred</text:span><text:span text:style-name="T54"> </text:span><text:span text:style-name="T1">hill</text:span><text:span text:style-name="T54"> </text:span><text:span text:style-name="T1">(</text:span><text:span text:style-name="T41">tiru-malai</text:span><text:span text:style-name="T1">)</text:span><text:span text:style-name="T136"> </text:span><text:span text:style-name="T1">125</text:span><text:span text:style-name="T54"> </text:span><text:span text:style-name="T41">kaḻañcu</text:span><text:span text:style-name="T137"> </text:span><text:span text:style-name="T1">with</text:span><text:span text:style-name="T54"> </text:span><text:span text:style-name="T1">[standard]</text:span><text:span text:style-name="T54"> </text:span><text:span text:style-name="T1">measuring</text:span><text:span text:style-name="T54"> </text:span><text:span text:style-name="T80">stone </text:span><text:span text:style-name="T1">(</text:span><text:span text:style-name="T41">pāṭikkallāl</text:span><text:span text:style-name="T1">);</text:span><text:span text:style-name="T112"> </text:span><text:span text:style-name="T1">while</text:span><text:span text:style-name="T138"> </text:span><text:span text:style-name="T1">the</text:span><text:span text:style-name="T112"> </text:span><text:span text:style-name="T1">whole</text:span><text:span text:style-name="T138"> </text:span><text:span text:style-name="T1">hundred</text:span><text:span text:style-name="T112"> </text:span><text:span text:style-name="T1">and</text:span><text:span text:style-name="T138"> </text:span><text:span text:style-name="T1">twenty</text:span><text:span text:style-name="T112"> </text:span><text:span text:style-name="T1">five</text:span><text:span text:style-name="T138"> </text:span><text:span text:style-name="T41">kaḻañcu</text:span><text:span text:style-name="T139"> </text:span><text:span text:style-name="T1">of</text:span><text:span text:style-name="T140"> </text:span><text:span text:style-name="T1">this</text:span><text:span text:style-name="T138"> </text:span><text:span text:style-name="T1">gold stood</text:span><text:span text:style-name="T83"> </text:span><text:span text:style-name="T1">as</text:span><text:span text:style-name="T83"> </text:span><text:span text:style-name="T1">capital</text:span><text:span text:style-name="T83"> </text:span><text:span text:style-name="T1">(</text:span><text:span text:style-name="T41">mutal</text:span><text:span text:style-name="T141"> </text:span><text:span text:style-name="T41">niṟka</text:span><text:span text:style-name="T1">),</text:span><text:span text:style-name="T83"> </text:span><text:span text:style-name="T1">having</text:span><text:span text:style-name="T83"> </text:span><text:span text:style-name="T1">got</text:span><text:span text:style-name="T83"> </text:span><text:span text:style-name="T1">the</text:span><text:span text:style-name="T83"> </text:span><text:span text:style-name="T1">interests</text:span><text:span text:style-name="T83"> </text:span><text:span text:style-name="T142">(</text:span><text:span text:style-name="T143">poli</text:span><text:span text:style-name="T141"> </text:span><text:span text:style-name="T41">koṇṭu</text:span><text:span text:style-name="T1">);</text:span><text:span text:style-name="T83"> </text:span><text:span text:style-name="T1">at</text:span><text:span text:style-name="T83"> </text:span><text:span text:style-name="T1">the</text:span><text:span text:style-name="T83"> </text:span><text:span text:style-name="T1">rate of</text:span><text:span text:style-name="T133"> </text:span><text:span text:style-name="T1">one</text:span><text:span text:style-name="T138"> </text:span><text:span text:style-name="T1">perpetual</text:span><text:span text:style-name="T138"> </text:span><text:span text:style-name="T1">lamp</text:span><text:span text:style-name="T144"> </text:span><text:span text:style-name="T1">(</text:span><text:span text:style-name="T41">oru</text:span><text:span text:style-name="T145"> </text:span><text:span text:style-name="T41">nontāviḷakku</text:span><text:span text:style-name="T145"> </text:span><text:span text:style-name="T41">āka</text:span><text:span text:style-name="T1">)</text:span><text:span text:style-name="T144"> </text:span><text:span text:style-name="T1">with</text:span><text:span text:style-name="T138"> </text:span><text:span text:style-name="T1">the</text:span><text:span text:style-name="T138"> </text:span><text:span text:style-name="T1">interests</text:span><text:span text:style-name="T144"> </text:span><text:span text:style-name="T1">(</text:span><text:span text:style-name="T41">poliyāl</text:span><text:span text:style-name="T1">)</text:span><text:span text:style-name="T138"> </text:span><text:span text:style-name="T1">of 30</text:span><text:span text:style-name="T112"> </text:span><text:span text:style-name="T41">kaḻañcu</text:span><text:span text:style-name="T139"> </text:span><text:span text:style-name="T1">of</text:span><text:span text:style-name="T133"> </text:span><text:span text:style-name="T1">this</text:span><text:span text:style-name="T138"> </text:span><text:span text:style-name="T1">gold;</text:span><text:span text:style-name="T112"> </text:span><text:span text:style-name="T1">with</text:span><text:span text:style-name="T138"> </text:span><text:span text:style-name="T1">hundred</text:span><text:span text:style-name="T138"> </text:span><text:span text:style-name="T1">and</text:span><text:span text:style-name="T112"> </text:span><text:span text:style-name="T1">twenty</text:span><text:span text:style-name="T138"> </text:span><text:span text:style-name="T41">kaḻañcu</text:span><text:span text:style-name="T139"> </text:span><text:span text:style-name="T1">of</text:span><text:span text:style-name="T133"> </text:span><text:span text:style-name="T1">gold</text:span><text:span text:style-name="T112"> </text:span><text:span text:style-name="T1">(</text:span><text:span text:style-name="T41">poṉṉāl</text:span><text:span text:style-name="T1">), two</text:span><text:span text:style-name="T77"> </text:span><text:span text:style-name="T41">nāḻi</text:span><text:span text:style-name="T146"> </text:span><text:span text:style-name="T1">of</text:span><text:span text:style-name="T65"> </text:span><text:span text:style-name="T1">ghee</text:span><text:span text:style-name="T77"> </text:span><text:span text:style-name="T1">(</text:span><text:span text:style-name="T41">ney</text:span><text:span text:style-name="T82"> </text:span><text:span text:style-name="T41">irunāḻi</text:span><text:span text:style-name="T1">)</text:span><text:span text:style-name="T113"> </text:span><text:span text:style-name="T1">will</text:span><text:span text:style-name="T77"> </text:span><text:span text:style-name="T6">have</text:span><text:span text:style-name="T77"> </text:span><text:span text:style-name="T1">to</text:span><text:span text:style-name="T77"> </text:span><text:span text:style-name="T1">be</text:span><text:span text:style-name="T77"> </text:span><text:span text:style-name="T1">supplied</text:span><text:span text:style-name="T77"> </text:span><text:span text:style-name="T1">(</text:span><text:span text:style-name="T41">aṭṭak-kaṭava</text:span><text:span text:style-name="T1">)</text:span><text:span text:style-name="T77"> </text:span><text:span text:style-name="T1">every</text:span><text:span text:style-name="T77"> </text:span><text:span text:style-name="T1">day </text:span><text:span text:style-name="T7">(</text:span><text:span text:style-name="T22">nicati</text:span><text:span text:style-name="T7">)</text:span><text:span text:style-name="T108"> </text:span><text:span text:style-name="T7">with</text:span><text:span text:style-name="T35"> </text:span><text:span text:style-name="T7">one</text:span><text:span text:style-name="T108"> </text:span><text:span text:style-name="T22">kāṇanāḻi</text:span><text:span text:style-name="T147"> </text:span><text:span text:style-name="T7">(measure)</text:span><text:span text:style-name="T35"> </text:span><text:span text:style-name="T7">for</text:span><text:span text:style-name="T108"> </text:span><text:span text:style-name="T7">burning</text:span><text:span text:style-name="T35"> </text:span><text:span text:style-name="T7">(</text:span><text:span text:style-name="T22">eriya</text:span><text:span text:style-name="T7">)</text:span><text:span text:style-name="T35"> </text:span><text:span text:style-name="T7">four</text:span><text:span text:style-name="T108"> </text:span><text:span text:style-name="T7">perpetual</text:span><text:span text:style-name="T35"> </text:span><text:span text:style-name="T7">lamps; </text:span><text:span text:style-name="T1">and</text:span><text:span text:style-name="T54"> </text:span><text:span text:style-name="T1">with</text:span><text:span text:style-name="T54"> </text:span><text:span text:style-name="T1">the</text:span><text:span text:style-name="T54"> </text:span><text:span text:style-name="T1">5</text:span><text:span text:style-name="T136"> </text:span><text:span text:style-name="T41">kaḻañcu</text:span><text:span text:style-name="T148"> </text:span><text:span text:style-name="T1">of</text:span><text:span text:style-name="T138"> </text:span><text:span text:style-name="T1">gold</text:span><text:span text:style-name="T54"> </text:span><text:span text:style-name="T1">remaining</text:span><text:span text:style-name="T136"> </text:span><text:span text:style-name="T1">(</text:span><text:span text:style-name="T41">niṉṟu</text:span><text:span text:style-name="T1">),</text:span><text:span text:style-name="T54"> </text:span><text:span text:style-name="T1">every</text:span><text:span text:style-name="T54"> </text:span><text:span text:style-name="T1">month</text:span><text:span text:style-name="T136"> </text:span><text:span text:style-name="T1">(</text:span><text:span text:style-name="T41">tiṅkaṭoṟum</text:span><text:span text:style-name="T1">) on</text:span><text:span text:style-name="T114"> </text:span><text:span text:style-name="T1">the</text:span><text:span text:style-name="T114"> </text:span><text:span text:style-name="T1">day</text:span><text:span text:style-name="T114"> </text:span><text:span text:style-name="T1">(</text:span><text:span text:style-name="T41">nāṉṟav</text:span><text:span text:style-name="T1">&gt;</text:span><text:span text:style-name="T114"> </text:span><text:span text:style-name="T41">nāl-āṉṟu-a-v</text:span><text:span text:style-name="T1">)</text:span><text:span text:style-name="T114"> </text:span><text:span text:style-name="T1">of</text:span><text:span text:style-name="T47"> </text:span><text:span text:style-name="T1">Tiruvātirai</text:span><text:span text:style-name="T114"> </text:span><text:span text:style-name="T1">in</text:span><text:span text:style-name="T149"> </text:span><text:span text:style-name="T1">the</text:span><text:span text:style-name="T114"> </text:span><text:span text:style-name="T1">month</text:span><text:span text:style-name="T114"> </text:span><text:span text:style-name="T1">(</text:span><text:span text:style-name="T41">tiṅkaḷ</text:span><text:span text:style-name="T1">),</text:span><text:span text:style-name="T114"> </text:span><text:span text:style-name="T1">two</text:span><text:span text:style-name="T114"> </text:span><text:span text:style-name="T41">nāḻi </text:span><text:span text:style-name="T7">and</text:span><text:span text:style-name="T14"> </text:span><text:span text:style-name="T7">one</text:span><text:span text:style-name="T40"> </text:span><text:span text:style-name="T22">uri</text:span><text:span text:style-name="T150"> </text:span><text:span text:style-name="T7">of</text:span><text:span text:style-name="T25"> </text:span><text:span text:style-name="T7">ghee</text:span><text:span text:style-name="T40"> </text:span><text:span text:style-name="T61">have</text:span><text:span text:style-name="T40"> </text:span><text:span text:style-name="T7">to</text:span><text:span text:style-name="T40"> </text:span><text:span text:style-name="T7">be</text:span><text:span text:style-name="T40"> </text:span><text:span text:style-name="T7">supplied</text:span><text:span text:style-name="T40"> </text:span><text:span text:style-name="T7">(</text:span><text:span text:style-name="T22">aṭṭak-kaṭava</text:span><text:span text:style-name="T7">)</text:span><text:span text:style-name="T40"> </text:span><text:span text:style-name="T7">for</text:span><text:span text:style-name="T14"> </text:span><text:span text:style-name="T7">burning</text:span><text:span text:style-name="T40"> </text:span><text:span text:style-name="T7">five</text:span><text:span text:style-name="T40"> </text:span><text:span text:style-name="T7">lamps</text:span><text:span text:style-name="T40"> </text:span><text:span text:style-name="T7">to </text:span><text:span text:style-name="T1">the</text:span><text:span text:style-name="T48"> </text:span><text:span text:style-name="T1">point</text:span><text:span text:style-name="T48"> </text:span><text:span text:style-name="T1">(</text:span><text:span text:style-name="T41">aḷavum</text:span><text:span text:style-name="T1">)</text:span><text:span text:style-name="T48"> </text:span><text:span text:style-name="T1">when</text:span><text:span text:style-name="T48"> </text:span><text:span text:style-name="T1">that</text:span><text:span text:style-name="T48"> </text:span><text:span text:style-name="T1">night</text:span><text:span text:style-name="T110"> </text:span><text:span text:style-name="T1">(</text:span><text:span text:style-name="T41">a-v-irā</text:span><text:span text:style-name="T1">)</text:span><text:span text:style-name="T48"> </text:span><text:span text:style-name="T1">faints</text:span><text:span text:style-name="T48"> </text:span><text:span text:style-name="T1">(</text:span><text:span text:style-name="T41">pularum</text:span><text:span text:style-name="T1">)</text:span><text:span text:style-name="T48"> </text:span><text:span text:style-name="T1">[i.e.</text:span><text:span text:style-name="T48"> </text:span><text:span text:style-name="T1">until</text:span><text:span text:style-name="T48"> </text:span><text:span text:style-name="T1">dawn]; </text:span><text:span text:style-name="T7">we,</text:span><text:span text:style-name="T37"> </text:span><text:span text:style-name="T7">the</text:span><text:span text:style-name="T37"> </text:span><text:span text:style-name="T7">Nagarattar</text:span><text:span text:style-name="T40"> </text:span><text:span text:style-name="T7">of</text:span><text:span text:style-name="T109"> </text:span><text:span text:style-name="T7">Ciṟṟampar,</text:span><text:span text:style-name="T40"> </text:span><text:span text:style-name="T61">have</text:span><text:span text:style-name="T37"> </text:span><text:span text:style-name="T7">taken</text:span><text:span text:style-name="T37"> </text:span><text:span text:style-name="T7">(</text:span><text:span text:style-name="T22">koṇṭōm</text:span><text:span text:style-name="T7">)</text:span><text:span text:style-name="T37"> </text:span><text:span text:style-name="T7">the</text:span><text:span text:style-name="T37"> </text:span><text:span text:style-name="T7">hundred</text:span><text:span text:style-name="T37"> </text:span><text:span text:style-name="T7">and</text:span><text:span text:style-name="T37"> </text:span><text:span text:style-name="T7">twenty five</text:span><text:span text:style-name="T10"> </text:span><text:span text:style-name="T22">kaḻañcu</text:span><text:span text:style-name="T151"> </text:span><text:span text:style-name="T7">of</text:span><text:span text:style-name="T11"> </text:span><text:span text:style-name="T7">this</text:span><text:span text:style-name="T46"> </text:span><text:span text:style-name="T7">gold</text:span><text:span text:style-name="T10"> </text:span><text:span text:style-name="T7">to</text:span><text:span text:style-name="T10"> </text:span><text:span text:style-name="T7">burn</text:span><text:span text:style-name="T152"> </text:span><text:span text:style-name="T7">(</text:span><text:span text:style-name="T22">erippāṉ</text:span><text:span text:style-name="T7">)</text:span><text:span text:style-name="T10"> </text:span><text:span text:style-name="T7">these</text:span><text:span text:style-name="T152"> </text:span><text:span text:style-name="T7">sacred</text:span><text:span text:style-name="T152"> </text:span><text:span text:style-name="T7">lamps,</text:span><text:span text:style-name="T10"> </text:span><text:span text:style-name="T7">having</text:span><text:span text:style-name="T10"> </text:span><text:span text:style-name="T7">supplied </text:span>(<text:span text:style-name="T32">aṭṭi</text:span>)<text:span text:style-name="T122"> </text:span>the<text:span text:style-name="T122"> </text:span>ghee<text:span text:style-name="T122"> </text:span>(<text:span text:style-name="T32">ney</text:span>)<text:span text:style-name="T123"> </text:span>in<text:span text:style-name="T122"> </text:span>a<text:span text:style-name="T122"> </text:span>manner<text:span text:style-name="T122"> </text:span>(<text:span text:style-name="T32">paricu</text:span>)<text:span text:style-name="T122"> </text:span>that<text:span text:style-name="T123"> </text:span>is<text:span text:style-name="T122"> </text:span>abiding<text:span text:style-name="T122"> </text:span>by<text:span text:style-name="T122"> </text:span>(<text:span text:style-name="T32">oṭṭiṉa</text:span>)<text:span text:style-name="T123"> </text:span>this;<text:span text:style-name="T122"> </text:span>in a<text:span text:style-name="T129"> </text:span>manner<text:span text:style-name="T131"> </text:span>(<text:span text:style-name="T32">paricu</text:span>)<text:span text:style-name="T131"> </text:span>that<text:span text:style-name="T129"> </text:span>is<text:span text:style-name="T131"> </text:span>abiding<text:span text:style-name="T131"> </text:span>by<text:span text:style-name="T131"> </text:span>(<text:span text:style-name="T32">oṭṭiṉa</text:span>)<text:span text:style-name="T129"> </text:span>this,<text:span text:style-name="T131"> </text:span>we<text:span text:style-name="T131"> </text:span>will<text:span text:style-name="T131"> </text:span>stand<text:span text:style-name="T129"> </text:span>(<text:span text:style-name="T32">paṭṭōm</text:span>)<text:span text:style-name="T131"> </text:span>as <text:span text:style-name="T7">security</text:span><text:span text:style-name="T11"> </text:span><text:span text:style-name="T7">(</text:span><text:span text:style-name="T22">puṇai</text:span><text:span text:style-name="T7">),</text:span><text:span text:style-name="T87"> </text:span><text:span text:style-name="T7">having</text:span><text:span text:style-name="T11"> </text:span><text:span text:style-name="T7">settled</text:span><text:span text:style-name="T87"> </text:span><text:span text:style-name="T7">(</text:span><text:span text:style-name="T22">amainta</text:span><text:span text:style-name="T7">)</text:span><text:span text:style-name="T11"> </text:span><text:span text:style-name="T7">for</text:span><text:span text:style-name="T87"> </text:span><text:span text:style-name="T7">supplying</text:span><text:span text:style-name="T11"> </text:span><text:span text:style-name="T7">ghee,</text:span><text:span text:style-name="T87"> </text:span><text:span text:style-name="T7">we</text:span><text:span text:style-name="T11"> </text:span><text:span text:style-name="T7">the</text:span><text:span text:style-name="T87"> </text:span><text:span text:style-name="T7">Pati</text:span><text:span text:style-name="T11"> </text:span><text:span text:style-name="T7">and </text:span>Pātamūlam.<text:span text:style-name="T131"> </text:span>This<text:span text:style-name="T153"> </text:span>is<text:span text:style-name="T153"> </text:span>under<text:span text:style-name="T153"> </text:span>the<text:span text:style-name="T153"> </text:span>protection<text:span text:style-name="T153"> </text:span>the<text:span text:style-name="T153"> </text:span>Panmāheśvarar.</text:p>
        <text:p text:style-name="Standard"/>
        <text:p text:style-name="Standard"><text:span text:style-name="T7">#4:</text:span><text:span text:style-name="T87"> </text:span><text:span text:style-name="T7">a)</text:span><text:span text:style-name="T88"> </text:span><text:span text:style-name="T7">Lalitāṅkura</text:span><text:span text:style-name="T87"> </text:span><text:span text:style-name="T61">cave</text:span><text:span text:style-name="T88"> </text:span><text:span text:style-name="T7">temple</text:span><text:span text:style-name="T87"> </text:span><text:span text:style-name="T7">in</text:span><text:span text:style-name="T12"> </text:span><text:span text:style-name="T7">Trichy</text:span><text:span text:style-name="T88"> </text:span><text:span text:style-name="T7">(Tirucirāppaḷḷi),</text:span><text:span text:style-name="T25"> </text:span><text:span text:style-name="T7">Trichy</text:span><text:span text:style-name="T87"> </text:span><text:span text:style-name="T7">taluk</text:span><text:span text:style-name="T88"> </text:span><text:span text:style-name="T7">and</text:span><text:span text:style-name="T87"> </text:span><text:span text:style-name="T7">district;</text:span><text:span text:style-name="T9"> </text:span><text:span text:style-name="T7">b)</text:span><text:span text:style-name="T9"> </text:span><text:span text:style-name="T7">on</text:span><text:span text:style-name="T9"> </text:span><text:span text:style-name="T7">the</text:span><text:span text:style-name="T9"> </text:span><text:span text:style-name="T7">southern</text:span><text:span text:style-name="T9"> </text:span><text:span text:style-name="T7">pilaster</text:span><text:span text:style-name="T9"> </text:span><text:span text:style-name="T7">framing</text:span><text:span text:style-name="T8"> </text:span><text:span text:style-name="T7">the</text:span><text:span text:style-name="T9"> </text:span><text:span text:style-name="T7">image</text:span><text:span text:style-name="T8"> </text:span><text:span text:style-name="T7">of</text:span><text:span text:style-name="T46"> </text:span><text:span text:style-name="T7">Gaṅgādhāramūrti,</text:span><text:span text:style-name="T8"> </text:span><text:span text:style-name="T61">under </text:span><text:span text:style-name="T7">the</text:span><text:span text:style-name="T40"> </text:span><text:span text:style-name="T61">Pallava</text:span><text:span text:style-name="T37"> </text:span><text:span text:style-name="T7">Sanskrit</text:span><text:span text:style-name="T37"> </text:span><text:span text:style-name="T7">inscription</text:span><text:span text:style-name="T37"> </text:span><text:span text:style-name="T154">(sii</text:span><text:span text:style-name="T37"> </text:span><text:span text:style-name="T7">1,</text:span><text:span text:style-name="T37"> </text:span><text:span text:style-name="T7">nos.</text:span><text:span text:style-name="T37"> </text:span><text:span text:style-name="T7">33</text:span><text:span text:style-name="T37"> </text:span><text:span text:style-name="T7">&amp;</text:span><text:span text:style-name="T37"> </text:span><text:span text:style-name="T7">34);</text:span><text:span text:style-name="T37"> </text:span><text:span text:style-name="T7">c)</text:span><text:span text:style-name="T37"> </text:span><text:span text:style-name="T7">Regnal</text:span><text:span text:style-name="T40"> </text:span><text:span text:style-name="T7">year</text:span><text:span text:style-name="T37"> </text:span><text:span text:style-name="T7">9</text:span><text:span text:style-name="T37"> </text:span><text:span text:style-name="T7">opposite to</text:span><text:span text:style-name="T89"> </text:span><text:span text:style-name="T7">4</text:span><text:span text:style-name="T90"> </text:span><text:span text:style-name="T7">of</text:span><text:span text:style-name="T92"> </text:span><text:span text:style-name="T7">Māṟañ[caṭaiyaṉ];</text:span><text:span text:style-name="T89"> </text:span><text:span text:style-name="T7">d)</text:span><text:span text:style-name="T90"> </text:span><text:span text:style-name="T13">are</text:span><text:span text:style-name="T89"> </text:span><text:span text:style-name="T7">1904,</text:span><text:span text:style-name="T90"> </text:span><text:span text:style-name="T7">no.</text:span><text:span text:style-name="T89"> </text:span><text:span text:style-name="T7">413;</text:span><text:span text:style-name="T90"> </text:span><text:span text:style-name="T13">tli</text:span><text:span text:style-name="T155"> </text:span><text:span text:style-name="T36">Tp</text:span><text:span text:style-name="T89"> </text:span><text:span text:style-name="T7">1133;</text:span><text:span text:style-name="T90"> </text:span><text:span text:style-name="T13">sii</text:span><text:span text:style-name="T89"> </text:span><text:span text:style-name="T7">14,</text:span><text:span text:style-name="T90"> </text:span><text:span text:style-name="T7">no.</text:span><text:span text:style-name="T89"> </text:span><text:span text:style-name="T7">11;</text:span><text:span text:style-name="T90"> </text:span><text:span text:style-name="T13">iep</text:span><text:span text:style-name="T89"> </text:span><text:span text:style-name="T7">40;</text:span><text:span text:style-name="T90"> </text:span><text:span text:style-name="T7">e) </text:span>inscription located<text:span text:style-name="T156"> </text:span>personally.</text:p>
        <text:p text:style-name="Standard"><text:span text:style-name="T157"/></text:p>
        <text:p text:style-name="P2"><text:span text:style-name="T158">(1)</text:span><text:span text:style-name="T41"> svasti</text:span><text:span text:style-name="T115"> </text:span><text:span text:style-name="T41">śrī</text:span><text:span text:style-name="T159"> </text:span><text:span text:style-name="T1">komāṟañ</text:span><text:span text:style-name="T62"> </text:span><text:span text:style-name="T1">…</text:span><text:span text:style-name="T62"> </text:span><text:span text:style-name="T1">[[ṇṭu]]</text:span><text:span text:style-name="T62"> </text:span><text:span text:style-name="T1">…</text:span><text:span text:style-name="T62"> </text:span></text:p>
        <text:p text:style-name="P2"><text:span text:style-name="T62">(2) </text:span><text:span text:style-name="T1">ṉkāvati</text:span><text:span text:style-name="T47"> </text:span><text:span text:style-name="T1">ṉetir</text:span><text:span text:style-name="T62"> </text:span><text:span text:style-name="T1">ro[ṉ]</text:span><text:span text:style-name="T62"> </text:span><text:span text:style-name="T1">…</text:span><text:span text:style-name="T62"> </text:span></text:p>
        <text:p text:style-name="P2"><text:span text:style-name="T62">(3) </text:span><text:span text:style-name="T1">yaṟṟu</text:span><text:span text:style-name="T62"> </text:span><text:span text:style-name="T1">veḷḷikkiḻa [mai]</text:span><text:span text:style-name="T50"> </text:span><text:span text:style-name="T1">…</text:span><text:span text:style-name="T50"> </text:span></text:p>
        <text:p text:style-name="P2"><text:span text:style-name="T50">(4)</text:span><text:span text:style-name="T140"> </text:span><text:span text:style-name="T1">malaip</text:span><text:span text:style-name="T50"> </text:span><text:span text:style-name="T1">perumāṉaṭikaḷu[[kku]]</text:span><text:span text:style-name="T140"> </text:span><text:span text:style-name="T1">…</text:span><text:span text:style-name="T50"> </text:span></text:p>
        <text:p text:style-name="P2"><text:span text:style-name="T50">(5)</text:span><text:span text:style-name="T140"> </text:span><text:span text:style-name="T1">ṉa</text:span><text:span text:style-name="T140"> </text:span><text:span text:style-name="T41">pāṇḍyādhipati</text:span><text:span text:style-name="T49"> </text:span><text:span text:style-name="T1">varaku </text:span>[[ṇa]]<text:span text:style-name="T153"> </text:span>…<text:span text:style-name="T153"> </text:span></text:p>
        <text:p text:style-name="P2"><text:span text:style-name="T153">(6) </text:span>ṭṭu<text:span text:style-name="T153"> </text:span>veḷāṉ<text:span text:style-name="T153"> </text:span>kaiyil<text:span text:style-name="T122"> </text:span>viṭu[[tan]]<text:span text:style-name="T153"> </text:span>…<text:span text:style-name="T153"> </text:span></text:p>
        <text:p text:style-name="P2"><text:span text:style-name="T153">(7) </text:span>ñnūṟu<text:span text:style-name="T153"> </text:span>ivai<text:span text:style-name="T153"> </text:span>oru<text:span text:style-name="T122"> </text:span>kācu<text:span text:style-name="T153"> </text:span>[[k]]<text:span text:style-name="T153"> </text:span>…<text:span text:style-name="T153"> </text:span></text:p>
        <text:p text:style-name="P2"><text:span text:style-name="T153">(8)</text:span> m[[ai]]ñcāṭi<text:span text:style-name="T160"> </text:span>um<text:span text:style-name="T98"> </text:span>kuṉṟiyā<text:span text:style-name="T160"> </text:span>…<text:span text:style-name="T98"> </text:span></text:p>
        <text:p text:style-name="P2"><text:span text:style-name="T98">(9) </text:span>[[ṉ]]<text:span text:style-name="T98"> </text:span>ainūṟṟu<text:span text:style-name="T160"> </text:span>muppatteḻu<text:span text:style-name="T98"> </text:span>kaḻai<text:span text:style-name="T98"> </text:span>…<text:span text:style-name="T98"> </text:span></text:p>
        <text:p text:style-name="P2"><text:span text:style-name="T98">(10)</text:span><text:span text:style-name="T160"> </text:span>[[i]]p <text:span text:style-name="T1">poṉṉil</text:span><text:span text:style-name="T112"> </text:span><text:span text:style-name="T1">nānūṟṟu</text:span><text:span text:style-name="T112"> </text:span><text:span text:style-name="T1">kaḻai[ñcu</text:span><text:span text:style-name="T138"> </text:span><text:span text:style-name="T1">po]</text:span></text:p>
        <text:p text:style-name="P2"><text:span text:style-name="T1">(11)[[ṉ]]nāl</text:span><text:span text:style-name="T112"> </text:span><text:span text:style-name="T1">ce[y*]tu</text:span><text:span text:style-name="T112"> </text:span><text:span text:style-name="T1">tiru[m]e[ṉi]</text:span><text:span text:style-name="T138"> </text:span><text:span text:style-name="T1">cāt</text:span><text:span text:style-name="T112"> </text:span><text:span text:style-name="T1">…</text:span><text:span text:style-name="T138"> </text:span></text:p>
        <text:p text:style-name="P2"><text:span text:style-name="T138">(12)</text:span><text:span text:style-name="T112"> </text:span><text:span text:style-name="T80">[[ṟ </text:span><text:span text:style-name="T1">pa]]ṭṭa</text:span><text:span text:style-name="T75"> </text:span><text:span text:style-name="T1">nāṉku</text:span><text:span text:style-name="T75"> </text:span><text:span text:style-name="T1">nūṟṟu[[mu]]ppa[t]</text:span><text:span text:style-name="T75"> </text:span><text:span text:style-name="T1">…</text:span><text:span text:style-name="T75"> </text:span></text:p>
        <text:p text:style-name="P2"><text:span text:style-name="T75">(13) </text:span><text:span text:style-name="T1">[[carai]]</text:span><text:span text:style-name="T75"> </text:span><text:span text:style-name="T1">poṉṉāl</text:span><text:span text:style-name="T76"> </text:span><text:span text:style-name="T1">ceytu</text:span><text:span text:style-name="T75"> </text:span><text:span text:style-name="T1">ti[rum]e</text:span><text:span text:style-name="T75"> </text:span><text:span text:style-name="T1">…</text:span><text:span text:style-name="T75"> </text:span></text:p>
        <text:p text:style-name="P2"><text:soft-page-break/><text:span text:style-name="T75">(14)</text:span><text:span text:style-name="T6"> </text:span><text:span text:style-name="T1">[[tta</text:span><text:span text:style-name="T161"> </text:span><text:span text:style-name="T1">po]]ṟpūyu</text:span><text:span text:style-name="T4"> </text:span><text:span text:style-name="T1">oṉṟu</text:span><text:span text:style-name="T4"> </text:span><text:span text:style-name="T1">ivvai</text:span><text:span text:style-name="T4"> </text:span><text:span text:style-name="T1">…</text:span><text:span text:style-name="T4"> </text:span></text:p>
        <text:p text:style-name="P2"><text:span text:style-name="T4">(15) </text:span><text:span text:style-name="T1">[[yum</text:span><text:span text:style-name="T4"> </text:span><text:span text:style-name="T1">pā]]tamulamum</text:span><text:span text:style-name="T4"> </text:span><text:span text:style-name="T1">[[nakarat]]</text:span><text:span text:style-name="T161"> </text:span><text:span text:style-name="T1">…</text:span><text:span text:style-name="T4"> </text:span></text:p>
        <text:p text:style-name="P2"><text:span text:style-name="T4">(16) </text:span><text:span text:style-name="T80">[[tu </text:span>[||]<text:span text:style-name="T162"> </text:span>itu<text:span text:style-name="T163"> </text:span><text:span text:style-name="T32">panmāhe</text:span>]]<text:span text:style-name="T164"> </text:span>…</text:p>
        <text:p text:style-name="Standard" loext:marker-style-name="T1"><text:span text:style-name="T1">Hail!</text:span><text:span text:style-name="T149"> </text:span><text:span text:style-name="T1">Prosperity!</text:span><text:span text:style-name="T65"> </text:span><text:span text:style-name="T1">[This</text:span><text:span text:style-name="T65"> </text:span><text:span text:style-name="T1">is]</text:span><text:span text:style-name="T65"> </text:span><text:span text:style-name="T1">the</text:span><text:span text:style-name="T65"> </text:span><text:span text:style-name="T1">9th</text:span><text:span text:style-name="T65"> </text:span><text:span text:style-name="T1">(</text:span><text:span text:style-name="T41">oṉ</text:span><text:span text:style-name="T1">[</text:span><text:span text:style-name="T41">patu</text:span><text:span text:style-name="T1">*])</text:span><text:span text:style-name="T65"> </text:span><text:span text:style-name="T1">opposite</text:span><text:span text:style-name="T65"> </text:span><text:span text:style-name="T1">to</text:span><text:span text:style-name="T65"> </text:span><text:span text:style-name="T1">(</text:span><text:span text:style-name="T41">etir</text:span><text:span text:style-name="T1">)</text:span><text:span text:style-name="T65"> </text:span><text:span text:style-name="T1">the</text:span><text:span text:style-name="T65"> </text:span><text:span text:style-name="T1">4th</text:span><text:span text:style-name="T65"> </text:span><text:span text:style-name="T1">(…</text:span><text:span text:style-name="T65"> </text:span><text:span text:style-name="T165">ṉku</text:span><text:span text:style-name="T22">āvati</text:span><text:span text:style-name="T7">)</text:span><text:span text:style-name="T10"> </text:span><text:span text:style-name="T7">year</text:span><text:span text:style-name="T10"> </text:span><text:span text:style-name="T7">(…</text:span><text:span text:style-name="T22">ṇṭu</text:span><text:span text:style-name="T7">…)</text:span><text:span text:style-name="T152"> </text:span><text:span text:style-name="T7">…</text:span><text:span text:style-name="T10"> </text:span><text:span text:style-name="T7">of</text:span><text:span text:style-name="T87"> </text:span><text:span text:style-name="T7">king</text:span><text:span text:style-name="T152"> </text:span><text:span text:style-name="T7">Māṟañ[caṭaiyaṉ*].</text:span><text:span text:style-name="T10"> </text:span><text:span text:style-name="T61">For</text:span><text:span text:style-name="T152"> </text:span><text:span text:style-name="T7">Perumāṉaṭikaḷ</text:span><text:span text:style-name="T10"> </text:span><text:span text:style-name="T7">of</text:span><text:span text:style-name="T87"> </text:span><text:span text:style-name="T7">[Tiru*] malai</text:span><text:span text:style-name="T10"> </text:span><text:span text:style-name="T7">…</text:span><text:span text:style-name="T10"> </text:span><text:span text:style-name="T7">on</text:span><text:span text:style-name="T10"> </text:span><text:span text:style-name="T7">Friday</text:span><text:span text:style-name="T38"> </text:span><text:span text:style-name="T7">(</text:span><text:span text:style-name="T22">veḷḷikiḻamai</text:span><text:span text:style-name="T7">)</text:span><text:span text:style-name="T10"> </text:span><text:span text:style-name="T7">…,</text:span><text:span text:style-name="T10"> </text:span><text:span text:style-name="T7">Pāṇḍyādhipati</text:span><text:span text:style-name="T40"> </text:span><text:span text:style-name="T7">Varaguṇa</text:span><text:span text:style-name="T38"> </text:span><text:span text:style-name="T7">…</text:span><text:span text:style-name="T10"> </text:span><text:span text:style-name="T36">gave</text:span><text:span text:style-name="T10"> </text:span><text:span text:style-name="T7">(</text:span><text:span text:style-name="T22">viṭutan</text:span><text:span text:style-name="T7">) </text:span><text:span text:style-name="T1">in</text:span><text:span text:style-name="T81"> </text:span><text:span text:style-name="T1">the</text:span><text:span text:style-name="T81"> </text:span><text:span text:style-name="T1">hand</text:span><text:span text:style-name="T81"> </text:span><text:span text:style-name="T1">of</text:span><text:span text:style-name="T114"> </text:span><text:span text:style-name="T1">…</text:span><text:span text:style-name="T81"> </text:span><text:span text:style-name="T1">ṭu</text:span><text:span text:style-name="T75"> </text:span><text:span text:style-name="T1">Vēḻāṉ,</text:span><text:span text:style-name="T81"> </text:span><text:span text:style-name="T1">…</text:span><text:span text:style-name="T81"> </text:span><text:span text:style-name="T1">[5]00;</text:span><text:span text:style-name="T81"> </text:span><text:span text:style-name="T1">these</text:span><text:span text:style-name="T81"> </text:span><text:span text:style-name="T1">(</text:span><text:span text:style-name="T41">ivai</text:span><text:span text:style-name="T1">)</text:span><text:span text:style-name="T81"> </text:span><text:span text:style-name="T1">…</text:span><text:span text:style-name="T83"> </text:span><text:span text:style-name="T41">maiñcāṭi</text:span><text:span text:style-name="T82"> </text:span><text:span text:style-name="T1">(measure</text:span><text:span text:style-name="T81"> </text:span><text:span text:style-name="T1">of</text:span><text:span text:style-name="T114"> </text:span><text:span text:style-name="T1">gold) </text:span><text:span text:style-name="T7">and</text:span><text:span text:style-name="T8"> </text:span><text:span text:style-name="T22">kuṉṟiyā</text:span><text:span text:style-name="T69"> </text:span><text:span text:style-name="T7">…</text:span><text:span text:style-name="T8"> </text:span><text:span text:style-name="T7">(measure)</text:span><text:span text:style-name="T8"> </text:span><text:span text:style-name="T7">for</text:span><text:span text:style-name="T9"> </text:span><text:span text:style-name="T7">one</text:span><text:span text:style-name="T8"> </text:span><text:span text:style-name="T22">kācu</text:span><text:span text:style-name="T69"> </text:span><text:span text:style-name="T7">…</text:span><text:span text:style-name="T8"> </text:span><text:span text:style-name="T7">537</text:span><text:span text:style-name="T9"> </text:span><text:span text:style-name="T22">kalaiñcu</text:span><text:span text:style-name="T69"> </text:span><text:span text:style-name="T7">…;</text:span><text:span text:style-name="T8"> </text:span><text:span text:style-name="T7">in</text:span><text:span text:style-name="T8"> </text:span><text:span text:style-name="T7">this</text:span><text:span text:style-name="T8"> </text:span><text:span text:style-name="T7">gold</text:span><text:span text:style-name="T9"> </text:span><text:span text:style-name="T7">(</text:span><text:span text:style-name="T22">ippoṉṉil</text:span><text:span text:style-name="T7">), </text:span><text:span text:style-name="T1">400</text:span><text:span text:style-name="T43"> </text:span><text:span text:style-name="T41">kalaiñcu</text:span><text:span text:style-name="T44"> </text:span><text:span text:style-name="T1">of gold</text:span><text:span text:style-name="T50"> </text:span><text:span text:style-name="T1">for</text:span><text:span text:style-name="T43"> </text:span><text:span text:style-name="T1">making</text:span><text:span text:style-name="T50"> </text:span><text:span text:style-name="T1">(</text:span><text:span text:style-name="T41">ceytu</text:span><text:span text:style-name="T1">)</text:span><text:span text:style-name="T50"> </text:span><text:span text:style-name="T1">four</text:span><text:span text:style-name="T43"> </text:span><text:span text:style-name="T1">plates</text:span><text:span text:style-name="T50"> </text:span><text:span text:style-name="T1">ornament</text:span><text:span text:style-name="T50"> </text:span><text:span text:style-name="T1">(</text:span><text:span text:style-name="T41">paṭṭam</text:span><text:span text:style-name="T1">)</text:span><text:span text:style-name="T43"> </text:span><text:span text:style-name="T1">put </text:span><text:span text:style-name="T7">(</text:span><text:span text:style-name="T22">cāt</text:span><text:span text:style-name="T7">[</text:span><text:span text:style-name="T22">ta*</text:span><text:span text:style-name="T7">])</text:span><text:span text:style-name="T40"> </text:span><text:span text:style-name="T7">on</text:span><text:span text:style-name="T40"> </text:span><text:span text:style-name="T7">the</text:span><text:span text:style-name="T40"> </text:span><text:span text:style-name="T7">sacred</text:span><text:span text:style-name="T37"> </text:span><text:span text:style-name="T7">body</text:span><text:span text:style-name="T40"> </text:span><text:span text:style-name="T7">(</text:span><text:span text:style-name="T22">tirumeṉi</text:span><text:span text:style-name="T7">);</text:span><text:span text:style-name="T40"> </text:span><text:span text:style-name="T7">having</text:span><text:span text:style-name="T37"> </text:span><text:span text:style-name="T7">made</text:span><text:span text:style-name="T40"> </text:span><text:span text:style-name="T7">with</text:span><text:span text:style-name="T40"> </text:span><text:span text:style-name="T7">the</text:span><text:span text:style-name="T37"> </text:span><text:span text:style-name="T7">gold</text:span><text:span text:style-name="T40"> </text:span><text:span text:style-name="T7">…</text:span><text:span text:style-name="T40"> </text:span><text:span text:style-name="T7">hundred </text:span><text:span text:style-name="T1">thirty</text:span><text:span text:style-name="T55"> </text:span><text:span text:style-name="T1">…</text:span><text:span text:style-name="T54"> </text:span><text:span text:style-name="T1">and</text:span><text:span text:style-name="T55"> </text:span><text:span text:style-name="T1">a</text:span><text:span text:style-name="T54"> </text:span><text:span text:style-name="T1">half</text:span><text:span text:style-name="T111"> </text:span><text:span text:style-name="T1">(</text:span><text:span text:style-name="T41">arai</text:span><text:span text:style-name="T1">)</text:span><text:span text:style-name="T54"> </text:span><text:span text:style-name="T1">…</text:span><text:span text:style-name="T55"> </text:span><text:span text:style-name="T1">one</text:span><text:span text:style-name="T54"> </text:span><text:span text:style-name="T1">golden</text:span><text:span text:style-name="T55"> </text:span><text:span text:style-name="T1">flower</text:span><text:span text:style-name="T54"> </text:span><text:span text:style-name="T1">(</text:span><text:span text:style-name="T41">poṟpūyu</text:span><text:span text:style-name="T166"> </text:span><text:span text:style-name="T1">for</text:span><text:span text:style-name="T54"> </text:span><text:span text:style-name="T41">poṟpūvu</text:span><text:span text:style-name="T1">)</text:span><text:span text:style-name="T55"> </text:span><text:span text:style-name="T1">which adorns</text:span><text:span text:style-name="T4"> </text:span><text:span text:style-name="T1">([</text:span><text:span text:style-name="T41">cā</text:span><text:span text:style-name="T1">*]</text:span><text:span text:style-name="T41">tta</text:span><text:span text:style-name="T1">)</text:span><text:span text:style-name="T4"> </text:span><text:span text:style-name="T1">the</text:span><text:span text:style-name="T4"> </text:span><text:span text:style-name="T1">sacred</text:span><text:span text:style-name="T4"> </text:span><text:span text:style-name="T1">body</text:span><text:span text:style-name="T4"> </text:span><text:span text:style-name="T1">(</text:span><text:span text:style-name="T41">tirume</text:span><text:span text:style-name="T1">[</text:span><text:span text:style-name="T41">ṉi</text:span><text:span text:style-name="T1">*]);</text:span><text:span text:style-name="T4"> </text:span><text:span text:style-name="T1">we</text:span><text:span text:style-name="T4"> </text:span><text:span text:style-name="T1">the</text:span><text:span text:style-name="T4"> </text:span><text:span text:style-name="T1">[Pati*],</text:span><text:span text:style-name="T4"> </text:span><text:span text:style-name="T1">the</text:span><text:span text:style-name="T5"> </text:span><text:span text:style-name="T1">Pātamūlam and</text:span><text:span text:style-name="T3"> </text:span><text:span text:style-name="T1">the</text:span><text:span text:style-name="T3"> </text:span><text:span text:style-name="T1">Nagaram</text:span><text:span text:style-name="T75"> </text:span><text:span text:style-name="T1">…</text:span><text:span text:style-name="T2"> </text:span><text:span text:style-name="T1">This</text:span><text:span text:style-name="T3"> </text:span><text:span text:style-name="T1">is</text:span><text:span text:style-name="T75"> </text:span><text:span text:style-name="T1">under</text:span><text:span text:style-name="T3"> </text:span><text:span text:style-name="T1">[the</text:span><text:span text:style-name="T75"> </text:span><text:span text:style-name="T1">protection]</text:span><text:span text:style-name="T3"> </text:span><text:span text:style-name="T1">of</text:span><text:span text:style-name="T83"> </text:span><text:span text:style-name="T1">the</text:span><text:span text:style-name="T75"> </text:span><text:span text:style-name="T1">Panmāheś[varar].</text:span></text:p>
        <text:p text:style-name="P5" loext:marker-style-name="T1"/>
        <text:p text:style-name="Standard"><text:span text:style-name="T7">#5:</text:span><text:span text:style-name="T34"> </text:span><text:span text:style-name="T7">a)</text:span><text:span text:style-name="T24"> </text:span><text:span text:style-name="T7">Jambunāthasvāmin</text:span><text:span text:style-name="T24"> </text:span><text:span text:style-name="T7">temple,</text:span><text:span text:style-name="T152"> </text:span><text:span text:style-name="T7">Tiruveḷḷaṟai,</text:span><text:span text:style-name="T24"> </text:span><text:span text:style-name="T7">Maṇṇaccanallūr</text:span><text:span text:style-name="T24"> </text:span><text:span text:style-name="T7">taluk,</text:span><text:span text:style-name="T10"> </text:span><text:span text:style-name="T7">Trichy </text:span><text:span text:style-name="T1">district;</text:span><text:span text:style-name="T110"> </text:span><text:span text:style-name="T1">b)</text:span><text:span text:style-name="T110"> </text:span><text:span text:style-name="T1">on</text:span><text:span text:style-name="T110"> </text:span><text:span text:style-name="T1">the</text:span><text:span text:style-name="T110"> </text:span><text:span text:style-name="T1">rock</text:span><text:span text:style-name="T110"> </text:span><text:span text:style-name="T1">in</text:span><text:span text:style-name="T110"> </text:span><text:span text:style-name="T1">front</text:span><text:span text:style-name="T110"> </text:span><text:span text:style-name="T1">of</text:span><text:span text:style-name="T117"> </text:span><text:span text:style-name="T1">the</text:span><text:span text:style-name="T110"> </text:span><text:span text:style-name="T6">cave</text:span><text:span text:style-name="T110"> </text:span><text:span text:style-name="T1">temple;</text:span><text:span text:style-name="T110"> </text:span><text:span text:style-name="T1">c)</text:span><text:span text:style-name="T110"> </text:span><text:span text:style-name="T1">Regnal</text:span><text:span text:style-name="T110"> </text:span><text:span text:style-name="T1">year</text:span><text:span text:style-name="T110"> </text:span><text:span text:style-name="T1">9</text:span><text:span text:style-name="T110"> </text:span><text:span text:style-name="T1">opposite to</text:span><text:span text:style-name="T55"> </text:span><text:span text:style-name="T1">4</text:span><text:span text:style-name="T55"> </text:span><text:span text:style-name="T1">of</text:span><text:span text:style-name="T111"> </text:span><text:span text:style-name="T1">Māṟañcaṭaiyaṉ,</text:span><text:span text:style-name="T54"> </text:span><text:span text:style-name="T41">aśvati</text:span><text:span text:style-name="T148"> </text:span><text:span text:style-name="T140">day,</text:span><text:span text:style-name="T55"> </text:span><text:span text:style-name="T1">which</text:span><text:span text:style-name="T54"> </text:span><text:span text:style-name="T1">falls</text:span><text:span text:style-name="T55"> </text:span><text:span text:style-name="T1">on</text:span><text:span text:style-name="T55"> </text:span><text:span text:style-name="T1">a</text:span><text:span text:style-name="T55"> </text:span><text:span text:style-name="T1">Monday</text:span><text:span text:style-name="T54"> </text:span><text:span text:style-name="T1">in</text:span><text:span text:style-name="T55"> </text:span><text:span text:style-name="T1">the</text:span><text:span text:style-name="T55"> </text:span><text:span text:style-name="T1">month</text:span><text:span text:style-name="T54"> </text:span><text:span text:style-name="T1">of </text:span><text:span text:style-name="T41">vṛścika</text:span><text:span text:style-name="T1">;</text:span><text:span text:style-name="T62"> </text:span><text:span text:style-name="T1">d)</text:span><text:span text:style-name="T47"> </text:span><text:span text:style-name="T64">are</text:span><text:span text:style-name="T47"> </text:span><text:span text:style-name="T1">1910,</text:span><text:span text:style-name="T47"> </text:span><text:span text:style-name="T1">no.</text:span><text:span text:style-name="T62"> </text:span><text:span text:style-name="T1">84;</text:span><text:span text:style-name="T47"> </text:span><text:span text:style-name="T64">tli</text:span><text:span text:style-name="T65"> </text:span><text:span text:style-name="T80">Tp</text:span><text:span text:style-name="T47"> </text:span><text:span text:style-name="T1">489;</text:span><text:span text:style-name="T62"> </text:span><text:span text:style-name="T64">sii</text:span><text:span text:style-name="T47"> </text:span><text:span text:style-name="T1">14,</text:span><text:span text:style-name="T47"> </text:span><text:span text:style-name="T1">no.</text:span><text:span text:style-name="T47"> </text:span><text:span text:style-name="T1">12;</text:span><text:span text:style-name="T62"> </text:span><text:span text:style-name="T64">iep</text:span><text:span text:style-name="T47"> </text:span><text:span text:style-name="T1">39;</text:span><text:span text:style-name="T47"> </text:span><text:span text:style-name="T1">e)</text:span><text:span text:style-name="T47"> </text:span><text:span text:style-name="T1">I</text:span><text:span text:style-name="T62"> </text:span><text:span text:style-name="T1">could</text:span><text:span text:style-name="T47"> </text:span><text:span text:style-name="T1">not </text:span><text:span text:style-name="T7">locate</text:span><text:span text:style-name="T93"> </text:span><text:span text:style-name="T7">the</text:span><text:span text:style-name="T126"> </text:span><text:span text:style-name="T7">inscription</text:span><text:span text:style-name="T93"> </text:span><text:span text:style-name="T7">which</text:span><text:span text:style-name="T126"> </text:span><text:span text:style-name="T7">seems</text:span><text:span text:style-name="T126"> </text:span><text:span text:style-name="T7">to</text:span><text:span text:style-name="T93"> </text:span><text:span text:style-name="T61">have</text:span><text:span text:style-name="T93"> </text:span><text:span text:style-name="T7">disappeared,</text:span><text:span text:style-name="T93"> </text:span><text:span text:style-name="T7">perhaps</text:span><text:span text:style-name="T126"> </text:span><text:span text:style-name="T7">under</text:span><text:span text:style-name="T93"> </text:span><text:span text:style-name="T7">recent </text:span>cement<text:span text:style-name="T167"> </text:span>additions;<text:span text:style-name="T167"> </text:span><text:span text:style-name="T67">f)</text:span><text:span text:style-name="T168"> </text:span>I<text:span text:style-name="T167"> </text:span>follow<text:span text:style-name="T168"> </text:span>here<text:span text:style-name="T167"> </text:span>the<text:span text:style-name="T168"> </text:span>edition<text:span text:style-name="T167"> </text:span>given<text:span text:style-name="T168"> </text:span>in<text:span text:style-name="T167"> </text:span><text:span text:style-name="T67">sii</text:span><text:span text:style-name="T168"> </text:span>14.</text:p>
        <text:p text:style-name="Standard"><text:span text:style-name="T169"/></text:p>
        <text:p text:style-name="P2"><text:span text:style-name="T169">(1) </text:span><text:span text:style-name="T41">svasti</text:span><text:span text:style-name="T170"> </text:span><text:span text:style-name="T41">śrī</text:span><text:span text:style-name="T171"> </text:span><text:span text:style-name="T1">komāṟañcaṭaiyaṟku</text:span><text:span text:style-name="T96"> </text:span><text:span text:style-name="T1">yāṇṭu</text:span><text:span text:style-name="T96"> </text:span><text:span text:style-name="T1">nālā</text:span></text:p>
        <text:p text:style-name="P2"><text:span text:style-name="T1">(2)vataṟketir</text:span><text:span text:style-name="T96"> </text:span><text:span text:style-name="T1">oṉpatāvatu</text:span><text:span text:style-name="T97"> </text:span><text:span text:style-name="T41">vṛścika</text:span><text:span text:style-name="T172"> </text:span><text:span text:style-name="T1">ñāiṟṟu</text:span><text:span text:style-name="T43"> </text:span><text:span text:style-name="T1">ti</text:span></text:p>
        <text:p text:style-name="P2"><text:span text:style-name="T1">(3)ṅkaṭkiḻamai</text:span><text:span text:style-name="T43"> </text:span><text:span text:style-name="T1">peṟṟa</text:span><text:span text:style-name="T43"> </text:span><text:span text:style-name="T1">a</text:span><text:span text:style-name="T41">śvati</text:span><text:span text:style-name="T44"> </text:span><text:span text:style-name="T1">mutalāka</text:span><text:span text:style-name="T43"> </text:span><text:span text:style-name="T1">tevatāṉan</text:span><text:span text:style-name="T42"> </text:span><text:span text:style-name="T1">ti</text:span></text:p>
        <text:p text:style-name="P2"><text:span text:style-name="T1">(4)ruveḷḷaṟait </text:span><text:span text:style-name="T7">tiruvāṉaikkaṟ perumāṉaṭika</text:span></text:p>
        <text:p text:style-name="P2"><text:span text:style-name="T7">(5)ḷukku pāṇṭi mārācarāiṉa</text:span><text:span text:style-name="T152"> </text:span><text:span text:style-name="T7">komārañcaṭai</text:span></text:p>
        <text:p text:style-name="P2"><text:span text:style-name="T7">(6)yaṉ </text:span><text:span text:style-name="T1">yiraṇṭu</text:span><text:span text:style-name="T48"> </text:span><text:span text:style-name="T1">nontāviḷakkiravum</text:span><text:span text:style-name="T110"> </text:span><text:span text:style-name="T1">paka</text:span></text:p>
        <text:p text:style-name="P2"><text:span text:style-name="T1">(7)lum</text:span><text:span text:style-name="T48"> </text:span><text:span text:style-name="T1">erikka</text:span><text:span text:style-name="T110"> </text:span><text:span text:style-name="T1">aṇṭanāṭṭu</text:span><text:span text:style-name="T48"> </text:span><text:span text:style-name="T1">veḷāṉ</text:span><text:span text:style-name="T110"> </text:span><text:span text:style-name="T1">kaiy</text:span></text:p>
        <text:p text:style-name="P2"><text:span text:style-name="T1">(8)yil</text:span><text:span text:style-name="T48"> </text:span><text:span text:style-name="T1">viṭutta</text:span><text:span text:style-name="T136"> </text:span><text:span text:style-name="T1">poṉ</text:span><text:span text:style-name="T136"> </text:span><text:span text:style-name="T1">nūṟṟirupatiṉ</text:span><text:span text:style-name="T136"> </text:span><text:span text:style-name="T1">kaḻa</text:span></text:p>
        <text:p text:style-name="P2"><text:span text:style-name="T1">(9)ñcu</text:span><text:span text:style-name="T173"> </text:span><text:span text:style-name="T1">[|*]</text:span><text:span text:style-name="T136"> </text:span><text:span text:style-name="T1">ippoṉ</text:span><text:span text:style-name="T136"> </text:span><text:span text:style-name="T1">mutal</text:span><text:span text:style-name="T173"> </text:span><text:span text:style-name="T1">keṭāmai</text:span><text:span text:style-name="T136"> </text:span><text:span text:style-name="T1">poliyāl</text:span><text:span text:style-name="T136"> </text:span></text:p>
        <text:p text:style-name="P2"><text:span text:style-name="T136">(10)</text:span><text:span text:style-name="T173"> </text:span><text:span text:style-name="T6">[nā</text:span>rāca]nāḻiyāl<text:span text:style-name="T123"> </text:span>irunāḻi<text:span text:style-name="T174"> </text:span>ney<text:span text:style-name="T174"> </text:span>erippo</text:p>
        <text:p text:style-name="P2">(11)māiṉom<text:span text:style-name="T174"> </text:span>mulaparuṭaiyom</text:p>
        <text:p text:style-name="Standard"><text:span text:style-name="T1">Hail!</text:span><text:span text:style-name="T62"> </text:span><text:span text:style-name="T1">Prosperity!</text:span><text:span text:style-name="T65"> </text:span><text:span text:style-name="T1">This</text:span><text:span text:style-name="T47"> </text:span><text:span text:style-name="T1">is</text:span><text:span text:style-name="T62"> </text:span><text:span text:style-name="T1">the</text:span><text:span text:style-name="T47"> </text:span><text:span text:style-name="T1">9th</text:span><text:span text:style-name="T47"> </text:span><text:span text:style-name="T1">year</text:span><text:span text:style-name="T47"> </text:span><text:span text:style-name="T1">opposite</text:span><text:span text:style-name="T62"> </text:span><text:span text:style-name="T1">the</text:span><text:span text:style-name="T47"> </text:span><text:span text:style-name="T1">4th</text:span><text:span text:style-name="T47"> </text:span><text:span text:style-name="T1">year</text:span><text:span text:style-name="T62"> </text:span><text:span text:style-name="T1">of</text:span><text:span text:style-name="T63"> </text:span><text:span text:style-name="T1">king</text:span><text:span text:style-name="T47"> </text:span><text:span text:style-name="T1">Māṟañcaṭaiyaṉ.</text:span><text:span text:style-name="T48"> </text:span><text:span text:style-name="T1">From</text:span><text:span text:style-name="T110"> </text:span><text:span text:style-name="T1">(</text:span><text:span text:style-name="T41">mutal</text:span><text:span text:style-name="T118"> </text:span><text:span text:style-name="T41">āka</text:span><text:span text:style-name="T1">)</text:span><text:span text:style-name="T48"> </text:span><text:span text:style-name="T41">aśvati</text:span><text:span text:style-name="T175"> </text:span><text:span text:style-name="T1">obtained</text:span><text:span text:style-name="T110"> </text:span><text:span text:style-name="T1">on</text:span><text:span text:style-name="T48"> </text:span><text:span text:style-name="T1">Monday</text:span><text:span text:style-name="T110"> </text:span><text:span text:style-name="T1">in</text:span><text:span text:style-name="T48"> </text:span><text:span text:style-name="T1">the</text:span><text:span text:style-name="T110"> </text:span><text:span text:style-name="T1">month</text:span><text:span text:style-name="T48"> </text:span><text:span text:style-name="T1">of</text:span><text:span text:style-name="T97"> </text:span><text:span text:style-name="T41">vṛścika</text:span><text:span text:style-name="T1">, </text:span><text:span text:style-name="T7">for</text:span><text:span text:style-name="T176"> </text:span><text:span text:style-name="T7">Tiruvāṉaikkaṉ</text:span><text:span text:style-name="T38"> </text:span><text:span text:style-name="T7">Perumānaṭikaḷ</text:span><text:span text:style-name="T38"> </text:span><text:span text:style-name="T7">of</text:span><text:span text:style-name="T109"> </text:span><text:span text:style-name="T7">the</text:span><text:span text:style-name="T38"> </text:span><text:span text:style-name="T22">devadāna</text:span><text:span text:style-name="T39"> </text:span><text:span text:style-name="T7">Tiruveḷḷaṟai,</text:span><text:span text:style-name="T38"> </text:span><text:span text:style-name="T7">Pāṇṭi</text:span><text:span text:style-name="T38"> </text:span><text:span text:style-name="T7">Mahāraja </text:span><text:span text:style-name="T22">alias</text:span><text:span text:style-name="T177"> </text:span><text:span text:style-name="T7">king</text:span><text:span text:style-name="T35"> </text:span><text:span text:style-name="T7">(</text:span><text:span text:style-name="T22">kō</text:span><text:span text:style-name="T7">)</text:span><text:span text:style-name="T73"> </text:span><text:span text:style-name="T7">Māṟañcaṭaiyaṉ,</text:span><text:span text:style-name="T73"> </text:span><text:span text:style-name="T7">for</text:span><text:span text:style-name="T35"> </text:span><text:span text:style-name="T7">burning</text:span><text:span text:style-name="T73"> </text:span><text:span text:style-name="T7">(</text:span><text:span text:style-name="T22">erikka</text:span><text:span text:style-name="T7">)</text:span><text:span text:style-name="T73"> </text:span><text:span text:style-name="T7">two</text:span><text:span text:style-name="T35"> </text:span><text:span text:style-name="T7">perpetual</text:span><text:span text:style-name="T73"> </text:span><text:span text:style-name="T7">lamps</text:span><text:span text:style-name="T73"> </text:span><text:span text:style-name="T7">night </text:span><text:span text:style-name="T1">and</text:span><text:span text:style-name="T114"> </text:span><text:span text:style-name="T140">day,</text:span><text:span text:style-name="T114"> </text:span><text:span text:style-name="T1">sent</text:span><text:span text:style-name="T114"> </text:span><text:span text:style-name="T1">(</text:span><text:span text:style-name="T41">viṭutta</text:span><text:span text:style-name="T1">)</text:span><text:span text:style-name="T114"> </text:span><text:span text:style-name="T1">into</text:span><text:span text:style-name="T114"> </text:span><text:span text:style-name="T1">the</text:span><text:span text:style-name="T114"> </text:span><text:span text:style-name="T1">hands</text:span><text:span text:style-name="T114"> </text:span><text:span text:style-name="T1">(</text:span><text:span text:style-name="T41">kayyil</text:span><text:span text:style-name="T1">)</text:span><text:span text:style-name="T149"> </text:span><text:span text:style-name="T1">of</text:span><text:span text:style-name="T47"> </text:span><text:span text:style-name="T1">Aṇṭanāṭṭu</text:span><text:span text:style-name="T77"> </text:span><text:span text:style-name="T1">Vēḷāṉ</text:span><text:span text:style-name="T114"> </text:span><text:span text:style-name="T1">120</text:span><text:span text:style-name="T114"> </text:span><text:span text:style-name="T41">kaḻañcu </text:span><text:span text:style-name="T1">of</text:span><text:span text:style-name="T50"> </text:span><text:span text:style-name="T1">gold;</text:span><text:span text:style-name="T112"> </text:span><text:soft-page-break/><text:span text:style-name="T1">with</text:span><text:span text:style-name="T112"> </text:span><text:span text:style-name="T1">the</text:span><text:span text:style-name="T112"> </text:span><text:span text:style-name="T1">interests</text:span><text:span text:style-name="T112"> </text:span><text:span text:style-name="T1">without</text:span><text:span text:style-name="T112"> </text:span><text:span text:style-name="T1">diminishing</text:span><text:span text:style-name="T111"> </text:span><text:span text:style-name="T1">the</text:span><text:span text:style-name="T112"> </text:span><text:span text:style-name="T1">capital</text:span><text:span text:style-name="T112"> </text:span><text:span text:style-name="T1">of</text:span><text:span text:style-name="T140"> </text:span><text:span text:style-name="T1">this</text:span><text:span text:style-name="T112"> </text:span><text:span text:style-name="T1">gold,</text:span><text:span text:style-name="T112"> </text:span><text:span text:style-name="T1">we, the</text:span><text:span text:style-name="T111"> </text:span><text:span text:style-name="T1">Mūlaparuṭai,</text:span><text:span text:style-name="T112"> </text:span><text:span text:style-name="T1">will</text:span><text:span text:style-name="T111"> </text:span><text:span text:style-name="T1">burn</text:span><text:span text:style-name="T112"> </text:span><text:span text:style-name="T1">(</text:span><text:span text:style-name="T41">erippōmāiṉōm</text:span><text:span text:style-name="T1">)</text:span><text:span text:style-name="T112"> </text:span><text:span text:style-name="T1">2</text:span><text:span text:style-name="T111"> </text:span><text:span text:style-name="T41">nāḻi</text:span><text:span text:style-name="T139"> </text:span><text:span text:style-name="T1">of</text:span><text:span text:style-name="T50"> </text:span><text:span text:style-name="T1">ghee</text:span><text:span text:style-name="T112"> </text:span><text:span text:style-name="T1">by</text:span><text:span text:style-name="T111"> </text:span><text:span text:style-name="T1">the</text:span><text:span text:style-name="T112"> </text:span><text:span text:style-name="T41">nārācanāḻi </text:span>(measure).</text:p>
        <text:p text:style-name="Standard"/>
        <text:p text:style-name="Standard"><text:span text:style-name="T7">#6:</text:span><text:span text:style-name="T25"> </text:span><text:span text:style-name="T7">a)</text:span><text:span text:style-name="T12"> </text:span><text:span text:style-name="T7">Lakṣmīnārāyaṇa</text:span><text:span text:style-name="T25"> </text:span><text:span text:style-name="T7">temple,</text:span><text:span text:style-name="T25"> </text:span><text:span text:style-name="T7">Javantināthapuram,</text:span><text:span text:style-name="T25"> </text:span><text:span text:style-name="T7">Lālkuṭi</text:span><text:span text:style-name="T12"> </text:span><text:span text:style-name="T7">taluk,</text:span><text:span text:style-name="T46"> </text:span><text:span text:style-name="T7">Trichy</text:span><text:span text:style-name="T25"> </text:span><text:span text:style-name="T7">dis</text:span><text:span text:style-name="T1">trict;</text:span><text:span text:style-name="T77"> </text:span><text:span text:style-name="T1">b)</text:span><text:span text:style-name="T113"> </text:span><text:span text:style-name="T1">on</text:span><text:span text:style-name="T77"> </text:span><text:span text:style-name="T1">a</text:span><text:span text:style-name="T77"> </text:span><text:span text:style-name="T1">stone</text:span><text:span text:style-name="T113"> </text:span><text:span text:style-name="T1">(perhaps</text:span><text:span text:style-name="T77"> </text:span><text:span text:style-name="T1">was</text:span><text:span text:style-name="T113"> </text:span><text:span text:style-name="T1">it</text:span><text:span text:style-name="T77"> </text:span><text:span text:style-name="T1">a</text:span><text:span text:style-name="T113"> </text:span><text:span text:style-name="T1">doorjamb</text:span><text:span text:style-name="T77"> </text:span><text:span text:style-name="T1">originally?),</text:span><text:span text:style-name="T113"> </text:span><text:span text:style-name="T1">embedded</text:span><text:span text:style-name="T77"> </text:span><text:span text:style-name="T1">in</text:span><text:span text:style-name="T113"> </text:span><text:span text:style-name="T1">the right-side</text:span><text:span text:style-name="T85"> </text:span><text:span text:style-name="T1">cement</text:span><text:span text:style-name="T63"> </text:span><text:span text:style-name="T1">pillar</text:span><text:span text:style-name="T63"> </text:span><text:span text:style-name="T1">of</text:span><text:span text:style-name="T96"> </text:span><text:span text:style-name="T1">the</text:span><text:span text:style-name="T63"> </text:span><text:span text:style-name="T1">gate;</text:span><text:span text:style-name="T63"> </text:span><text:span text:style-name="T1">c)</text:span><text:span text:style-name="T63"> </text:span><text:span text:style-name="T1">Regnal</text:span><text:span text:style-name="T63"> </text:span><text:span text:style-name="T1">year</text:span><text:span text:style-name="T85"> </text:span><text:span text:style-name="T1">9</text:span><text:span text:style-name="T63"> </text:span><text:span text:style-name="T1">opposite</text:span><text:span text:style-name="T63"> </text:span><text:span text:style-name="T1">to</text:span><text:span text:style-name="T85"> </text:span><text:span text:style-name="T1">4</text:span><text:span text:style-name="T63"> </text:span><text:span text:style-name="T1">of</text:span><text:span text:style-name="T96"> </text:span><text:span text:style-name="T1">Māṟañcaṭaiyaṉ,</text:span><text:span text:style-name="T111"> </text:span><text:span text:style-name="T41">aviṭṭa</text:span><text:span text:style-name="T178"> </text:span><text:span text:style-name="T140">day,</text:span><text:span text:style-name="T112"> </text:span><text:span text:style-name="T1">which</text:span><text:span text:style-name="T112"> </text:span><text:span text:style-name="T1">falls</text:span><text:span text:style-name="T111"> </text:span><text:span text:style-name="T1">on</text:span><text:span text:style-name="T112"> </text:span><text:span text:style-name="T1">Monday</text:span><text:span text:style-name="T112"> </text:span><text:span text:style-name="T1">in</text:span><text:span text:style-name="T111"> </text:span><text:span text:style-name="T1">the</text:span><text:span text:style-name="T112"> </text:span><text:span text:style-name="T1">month</text:span><text:span text:style-name="T111"> </text:span><text:span text:style-name="T1">of</text:span><text:span text:style-name="T50"> </text:span><text:span text:style-name="T41">dhanus</text:span><text:span text:style-name="T1">;40</text:span><text:span text:style-name="T112"> </text:span><text:span text:style-name="T1">d) </text:span><text:span text:style-name="T13">are</text:span><text:span text:style-name="T14"> </text:span><text:span text:style-name="T7">1946–1947,</text:span><text:span text:style-name="T40"> </text:span><text:span text:style-name="T7">no.</text:span><text:span text:style-name="T14"> </text:span><text:span text:style-name="T7">104;</text:span><text:span text:style-name="T14"> </text:span><text:span text:style-name="T154">ei</text:span><text:span text:style-name="T40"> </text:span><text:span text:style-name="T7">28,</text:span><text:span text:style-name="T14"> </text:span><text:span text:style-name="T7">no.</text:span><text:span text:style-name="T14"> </text:span><text:span text:style-name="T7">6;</text:span><text:span text:style-name="T40"> </text:span><text:span text:style-name="T13">iep</text:span><text:span text:style-name="T40"> </text:span><text:span text:style-name="T7">41;</text:span><text:span text:style-name="T14"> </text:span><text:span text:style-name="T7">e)</text:span><text:span text:style-name="T40"> </text:span><text:span text:style-name="T7">inscription</text:span><text:span text:style-name="T40"> </text:span><text:span text:style-name="T7">located</text:span><text:span text:style-name="T14"> </text:span><text:span text:style-name="T7">personally; </text:span><text:span text:style-name="T13">f)</text:span><text:span text:style-name="T14"> </text:span><text:span text:style-name="T7">the</text:span><text:span text:style-name="T40"> </text:span><text:span text:style-name="T7">last</text:span><text:span text:style-name="T40"> </text:span><text:span text:style-name="T7">syllable</text:span><text:span text:style-name="T40"> </text:span><text:span text:style-name="T7">of</text:span><text:span text:style-name="T24"> </text:span><text:span text:style-name="T7">each</text:span><text:span text:style-name="T40"> </text:span><text:span text:style-name="T7">line</text:span><text:span text:style-name="T40"> </text:span><text:span text:style-name="T7">is</text:span><text:span text:style-name="T40"> </text:span><text:span text:style-name="T7">not</text:span><text:span text:style-name="T40"> </text:span><text:span text:style-name="T7">visible,</text:span><text:span text:style-name="T40"> </text:span><text:span text:style-name="T7">even</text:span><text:span text:style-name="T40"> </text:span><text:span text:style-name="T7">on</text:span><text:span text:style-name="T40"> </text:span><text:span text:style-name="T7">the</text:span><text:span text:style-name="T40"> </text:span><text:span text:style-name="T7">estampage</text:span><text:span text:style-name="T40"> </text:span><text:span text:style-name="T7">published </text:span><text:span text:style-name="T1">in</text:span><text:span text:style-name="T77"> </text:span><text:span text:style-name="T1">1940–1950</text:span><text:span text:style-name="T77"> </text:span><text:span text:style-name="T1">in</text:span><text:span text:style-name="T77"> </text:span><text:span text:style-name="T179">ei</text:span><text:span text:style-name="T113"> </text:span><text:span text:style-name="T1">28,</text:span><text:span text:style-name="T77"> </text:span><text:span text:style-name="T1">but</text:span><text:span text:style-name="T77"> </text:span><text:span text:style-name="T1">can</text:span><text:span text:style-name="T113"> </text:span><text:span text:style-name="T1">be</text:span><text:span text:style-name="T77"> </text:span><text:span text:style-name="T1">easily</text:span><text:span text:style-name="T77"> </text:span><text:span text:style-name="T1">guessed</text:span><text:span text:style-name="T77"> </text:span><text:span text:style-name="T1">in</text:span><text:span text:style-name="T113"> </text:span><text:span text:style-name="T1">most</text:span><text:span text:style-name="T77"> </text:span><text:span text:style-name="T1">of</text:span><text:span text:style-name="T65"> </text:span><text:span text:style-name="T1">the</text:span><text:span text:style-name="T77"> </text:span><text:span text:style-name="T1">cases;</text:span><text:span text:style-name="T77"> </text:span><text:span text:style-name="T1">I</text:span><text:span text:style-name="T113"> </text:span><text:span text:style-name="T43">have </text:span><text:span text:style-name="T1">restored</text:span><text:span text:style-name="T149"> </text:span><text:span text:style-name="T1">them</text:span><text:span text:style-name="T149"> </text:span><text:span text:style-name="T1">in</text:span><text:span text:style-name="T149"> </text:span><text:span text:style-name="T1">the</text:span><text:span text:style-name="T65"> </text:span><text:span text:style-name="T1">text</text:span><text:span text:style-name="T149"> </text:span><text:span text:style-name="T1">in</text:span><text:span text:style-name="T149"> </text:span><text:span text:style-name="T1">square</text:span><text:span text:style-name="T149"> </text:span><text:span text:style-name="T1">brackets</text:span><text:span text:style-name="T65"> </text:span><text:span text:style-name="T1">with</text:span><text:span text:style-name="T149"> </text:span><text:span text:style-name="T1">an</text:span><text:span text:style-name="T149"> </text:span><text:span text:style-name="T1">asterisk;</text:span><text:span text:style-name="T65"> </text:span><text:span text:style-name="T1">the</text:span><text:span text:style-name="T149"> </text:span><text:span text:style-name="T1">inscription stops</text:span><text:span text:style-name="T110"> </text:span><text:span text:style-name="T1">abruptly,</text:span><text:span text:style-name="T110"> </text:span><text:span text:style-name="T1">the</text:span><text:span text:style-name="T110"> </text:span><text:span text:style-name="T1">remaining</text:span><text:span text:style-name="T110"> </text:span><text:span text:style-name="T1">part</text:span><text:span text:style-name="T110"> </text:span><text:span text:style-name="T1">of</text:span><text:span text:style-name="T97"> </text:span><text:span text:style-name="T1">it</text:span><text:span text:style-name="T110"> </text:span><text:span text:style-name="T1">perhaps</text:span><text:span text:style-name="T110"> </text:span><text:span text:style-name="T1">covered</text:span><text:span text:style-name="T110"> </text:span><text:span text:style-name="T1">by</text:span><text:span text:style-name="T110"> </text:span><text:span text:style-name="T1">cement.</text:span></text:p>
        <text:p text:style-name="Standard"><text:span text:style-name="T62"/></text:p>
        <text:p text:style-name="P2"><text:span text:style-name="T62">(1) </text:span><text:span text:style-name="T41">svasti</text:span><text:span text:style-name="T115"> </text:span><text:span text:style-name="T41">śrī</text:span><text:span text:style-name="T159"> </text:span><text:span text:style-name="T1">komā[ṟañ*]</text:span></text:p>
        <text:p text:style-name="P2"><text:span text:style-name="T1">(2)[ca]ṭaiyarkki</text:span><text:span text:style-name="T62"> </text:span><text:span text:style-name="T1">yā[ṇ][ṭu*]</text:span><text:span text:style-name="T62"> </text:span></text:p>
        <text:p text:style-name="P2"><text:span text:style-name="T62">(3) </text:span><text:span text:style-name="T1">ṉāṉkāmāṭṭaikke[t]i[r*] </text:span></text:p>
        <text:p text:style-name="P2"><text:span text:style-name="T53">(4) </text:span><text:span text:style-name="T1">oṉpatām</text:span><text:span text:style-name="T53"> </text:span><text:span text:style-name="T1">yāṇ[ṭu*]</text:span><text:span text:style-name="T53"> </text:span></text:p>
        <text:p text:style-name="P2"><text:span text:style-name="T53">(5)</text:span><text:span text:style-name="T117"> </text:span><text:span text:style-name="T1">taṉu</text:span><text:span text:style-name="T53"> </text:span><text:span text:style-name="T1">ñāyaṟṟut</text:span><text:span text:style-name="T53"> </text:span><text:span text:style-name="T1">ti[ṅ*]</text:span></text:p>
        <text:p text:style-name="P2"><text:span text:style-name="T1">(6)kaṭkiḻamai</text:span><text:span text:style-name="T53"> </text:span><text:span text:style-name="T1">peṟṟa</text:span><text:span text:style-name="T53"> </text:span><text:span text:style-name="T1">[a*]</text:span></text:p>
        <text:p text:style-name="P2"><text:span text:style-name="T1">(7)viṭṭa </text:span><text:span text:style-name="T7">mutalāka i[ṭ*]ai</text:span></text:p>
        <text:p text:style-name="P2"><text:span text:style-name="T7">(8)yāṟṟu maṅkalat[tu*] </text:span></text:p>
        <text:p text:style-name="P2"><text:span text:style-name="T7">(9) tirumayilaraṅkat[tu*] </text:span></text:p>
        <text:p text:style-name="P2"><text:span text:style-name="T7">(10) perumāṉaṭikaḷuk[ku*] </text:span></text:p>
        <text:p text:style-name="P2"><text:span text:style-name="T7">(11) iravum paka</text:span><text:span text:style-name="T22">lu</text:span><text:span text:style-name="T7">m i[ra*]</text:span></text:p>
        <text:p text:style-name="P2"><text:span text:style-name="T7">(12)ṇṭu noṉtāviḷak[k*]e</text:span></text:p>
        <text:p text:style-name="P2"><text:span text:style-name="T7">(13)[ri]ppa</text:span><text:span text:style-name="T1">tāka</text:span><text:span text:style-name="T48"> </text:span><text:span text:style-name="T1">komāṟañ[ca*]</text:span></text:p>
        <text:p text:style-name="P2"><text:span text:style-name="T1">(14)ṭ[ai]yarāyiṉa</text:span><text:span text:style-name="T85"> </text:span><text:span text:style-name="T41">pāṇ</text:span><text:span text:style-name="T1">[</text:span><text:span text:style-name="T41">ḍ*</text:span><text:span text:style-name="T1">]</text:span><text:span text:style-name="T4"> </text:span><text:span text:style-name="T41">ya</text:span><text:span text:style-name="T78"> </text:span></text:p>
        <text:p text:style-name="P2"><text:span text:style-name="T180">(15)</text:span><text:span text:style-name="T48"> </text:span><text:span text:style-name="T41">a</text:span><text:span text:style-name="T1">ti</text:span><text:span text:style-name="T41">pa</text:span><text:span text:style-name="T1">ti</text:span><text:span text:style-name="T63"> </text:span><text:span text:style-name="T41">varakuṇa</text:span><text:span text:style-name="T118"> </text:span><text:span text:style-name="T41">ma</text:span><text:span text:style-name="T1">[</text:span><text:span text:style-name="T41">hā*</text:span><text:span text:style-name="T1">] </text:span></text:p>
        <text:p text:style-name="P2"><text:span text:style-name="T1">(16)</text:span>[<text:span text:style-name="T32">rā</text:span>*]<text:span text:style-name="T153"> </text:span><text:span text:style-name="T32">jar</text:span><text:span text:style-name="T125"> </text:span><text:span text:style-name="T32">a</text:span>ṇṭaṇāṭṭu<text:span text:style-name="T122"> </text:span>[ve]</text:p>
        <text:p text:style-name="P2">(17)ḷāṉ<text:span text:style-name="T153"> </text:span>kaiyyil<text:span text:style-name="T122"> </text:span>viṭu[ta*]</text:p>
        <text:p text:style-name="P2">(18)nta<text:span text:style-name="T122"> </text:span>poṉ<text:span text:style-name="T153"> </text:span>pāṭi</text:p>
        <text:p text:style-name="Standard"><text:span text:style-name="T1">Hail!</text:span><text:span text:style-name="T47"> </text:span><text:span text:style-name="T1">Prosperity!</text:span><text:span text:style-name="T48"> </text:span><text:span text:style-name="T1">[This</text:span><text:span text:style-name="T48"> </text:span><text:span text:style-name="T1">is]</text:span><text:span text:style-name="T47"> </text:span><text:span text:style-name="T1">the</text:span><text:span text:style-name="T48"> </text:span><text:span text:style-name="T1">9th</text:span><text:span text:style-name="T48"> </text:span><text:span text:style-name="T1">year</text:span><text:span text:style-name="T47"> </text:span><text:span text:style-name="T1">opposite</text:span><text:span text:style-name="T48"> </text:span><text:span text:style-name="T1">to</text:span><text:span text:style-name="T48"> </text:span><text:span text:style-name="T1">the</text:span><text:span text:style-name="T47"> </text:span><text:span text:style-name="T1">4th</text:span><text:span text:style-name="T48"> </text:span><text:span text:style-name="T1">year</text:span><text:span text:style-name="T48"> </text:span><text:span text:style-name="T1">of</text:span><text:span text:style-name="T52"> </text:span><text:span text:style-name="T1">king</text:span><text:span text:style-name="T48"> </text:span><text:span text:style-name="T1">Māṟañcaṭaiyaṉ;</text:span><text:span text:style-name="T83"> </text:span><text:span text:style-name="T1">from</text:span><text:span text:style-name="T77"> </text:span><text:span text:style-name="T1">(</text:span><text:span text:style-name="T41">mutal</text:span><text:span text:style-name="T82"> </text:span><text:span text:style-name="T41">āka</text:span><text:span text:style-name="T1">)</text:span><text:span text:style-name="T113"> </text:span><text:span text:style-name="T41">aviṭṭa</text:span><text:span text:style-name="T146"> </text:span><text:span text:style-name="T1">obtained</text:span><text:span text:style-name="T77"> </text:span><text:span text:style-name="T1">on</text:span><text:span text:style-name="T83"> </text:span><text:span text:style-name="T1">Monday</text:span><text:span text:style-name="T77"> </text:span><text:span text:style-name="T1">(</text:span><text:span text:style-name="T41">tiṅkaṭ-kiḻamai</text:span><text:span text:style-name="T1">)</text:span><text:span text:style-name="T77"> </text:span><text:span text:style-name="T1">in</text:span><text:span text:style-name="T77"> </text:span><text:span text:style-name="T1">the </text:span><text:span text:style-name="T7">month</text:span><text:span text:style-name="T34"> </text:span><text:span text:style-name="T7">of</text:span><text:span text:style-name="T36"> </text:span><text:span text:style-name="T22">dhanus</text:span><text:span text:style-name="T7">;</text:span><text:span text:style-name="T34"> </text:span><text:span text:style-name="T7">for</text:span><text:span text:style-name="T24"> </text:span><text:span text:style-name="T7">Perumāṉaṭikaḷ</text:span><text:span text:style-name="T34"> </text:span><text:span text:style-name="T7">of</text:span><text:span text:style-name="T108"> </text:span><text:span text:style-name="T7">Tirumayilaraṅkam</text:span><text:span text:style-name="T24"> </text:span><text:span text:style-name="T7">in</text:span><text:span text:style-name="T34"> </text:span><text:span text:style-name="T7">Iṭaiyyāṟṟu</text:span><text:span text:style-name="T24"> </text:span><text:span text:style-name="T22">maṅka</text:span><text:span text:style-name="T41">lam</text:span><text:span text:style-name="T1">,</text:span><text:span text:style-name="T4"> </text:span><text:span text:style-name="T1">night</text:span><text:span text:style-name="T4"> </text:span><text:span text:style-name="T1">and</text:span><text:span text:style-name="T4"> </text:span><text:span text:style-name="T140">day,</text:span><text:span text:style-name="T4"> </text:span><text:span text:style-name="T1">for</text:span><text:span text:style-name="T4"> </text:span><text:span text:style-name="T1">burning</text:span><text:span text:style-name="T4"> </text:span><text:span text:style-name="T1">(</text:span><text:span text:style-name="T41">erippatāka</text:span><text:span text:style-name="T1">)</text:span><text:span text:style-name="T4"> </text:span><text:span text:style-name="T1">two</text:span><text:span text:style-name="T4"> </text:span><text:span text:style-name="T1">(</text:span><text:span text:style-name="T41">iraṇṭu</text:span><text:span text:style-name="T1">)</text:span><text:span text:style-name="T4"> </text:span><text:soft-page-break/><text:span text:style-name="T1">perpetual</text:span><text:span text:style-name="T4"> </text:span><text:span text:style-name="T1">lamps,</text:span><text:span text:style-name="T4"> </text:span><text:span text:style-name="T1">king </text:span><text:span text:style-name="T7">(</text:span><text:span text:style-name="T22">kō</text:span><text:span text:style-name="T7">)</text:span><text:span text:style-name="T127"> </text:span><text:span text:style-name="T7">Māṟañcaṭaiyar</text:span><text:span text:style-name="T127"> </text:span><text:span text:style-name="T22">alias</text:span><text:span text:style-name="T128"> </text:span><text:span text:style-name="T7">Varaguṇa</text:span><text:span text:style-name="T127"> </text:span><text:span text:style-name="T7">Mahārājar,</text:span><text:span text:style-name="T127"> </text:span><text:span text:style-name="T7">the</text:span><text:span text:style-name="T60"> </text:span><text:span text:style-name="T7">great</text:span><text:span text:style-name="T127"> </text:span><text:span text:style-name="T7">Lord</text:span><text:span text:style-name="T127"> </text:span><text:span text:style-name="T7">of</text:span><text:span text:style-name="T176"> </text:span><text:span text:style-name="T7">the</text:span><text:span text:style-name="T127"> </text:span><text:span text:style-name="T7">Pāṇḍyans, released</text:span><text:span text:style-name="T94"> </text:span><text:span text:style-name="T7">and</text:span><text:span text:style-name="T94"> </text:span><text:span text:style-name="T61">gave</text:span><text:span text:style-name="T94"> </text:span><text:span text:style-name="T7">(</text:span><text:span text:style-name="T22">viṭu-tanta</text:span><text:span text:style-name="T7">)</text:span><text:span text:style-name="T94"> </text:span><text:span text:style-name="T7">into</text:span><text:span text:style-name="T94"> </text:span><text:span text:style-name="T7">the</text:span><text:span text:style-name="T92"> </text:span><text:span text:style-name="T7">hand</text:span><text:span text:style-name="T94"> </text:span><text:span text:style-name="T7">(</text:span><text:span text:style-name="T22">kaiyyil</text:span><text:span text:style-name="T7">)</text:span><text:span text:style-name="T94"> </text:span><text:span text:style-name="T7">of</text:span><text:span text:style-name="T8"> </text:span><text:span text:style-name="T7">Aṇṭanāṭṭu</text:span><text:span text:style-name="T90"> </text:span><text:span text:style-name="T7">Vēḷāṉ,</text:span><text:span text:style-name="T94"> </text:span><text:span text:style-name="T7">…</text:span><text:span text:style-name="T94"> </text:span><text:span text:style-name="T7">gold</text:span> <text:span text:style-name="T181">…</text:span></text:p>
        <text:p text:style-name="Standard"/>
        <text:p text:style-name="Standard"><text:span text:style-name="T7">#7:</text:span><text:span text:style-name="T91"> </text:span><text:span text:style-name="T7">a)</text:span><text:span text:style-name="T91"> </text:span><text:span text:style-name="T7">Saptaṛṣīśvara</text:span><text:span text:style-name="T91"> </text:span><text:span text:style-name="T7">temple,</text:span><text:span text:style-name="T91"> </text:span><text:span text:style-name="T7">Lālkuṭi,</text:span><text:span text:style-name="T91"> </text:span><text:span text:style-name="T7">Lālkuṭi</text:span><text:span text:style-name="T91"> </text:span><text:span text:style-name="T7">taluk,</text:span><text:span text:style-name="T90"> </text:span><text:span text:style-name="T7">Trichy</text:span><text:span text:style-name="T91"> </text:span><text:span text:style-name="T7">district;</text:span><text:span text:style-name="T91"> </text:span><text:span text:style-name="T7">b)</text:span><text:span text:style-name="T94"> </text:span><text:span text:style-name="T7">on</text:span><text:span text:style-name="T91"> </text:span><text:span text:style-name="T7">the</text:span><text:span text:style-name="T91"> </text:span><text:span text:style-name="T7">north </text:span><text:span text:style-name="T1">wall</text:span><text:span text:style-name="T97"> </text:span><text:span text:style-name="T1">of</text:span><text:span text:style-name="T173"> </text:span><text:span text:style-name="T1">the</text:span><text:span text:style-name="T97"> </text:span><text:span text:style-name="T1">avant-corps</text:span><text:span text:style-name="T71"> </text:span><text:span text:style-name="T1">(</text:span><text:span text:style-name="T41">ardha-maṇḍapa</text:span><text:span text:style-name="T1">);</text:span><text:span text:style-name="T97"> </text:span><text:span text:style-name="T1">c)</text:span><text:span text:style-name="T97"> </text:span><text:span text:style-name="T1">Regnal</text:span><text:span text:style-name="T97"> </text:span><text:span text:style-name="T1">year</text:span><text:span text:style-name="T97"> </text:span><text:span text:style-name="T1">9</text:span><text:span text:style-name="T71"> </text:span><text:span text:style-name="T1">opposite</text:span><text:span text:style-name="T97"> </text:span><text:span text:style-name="T1">to</text:span><text:span text:style-name="T97"> </text:span><text:span text:style-name="T1">4</text:span><text:span text:style-name="T97"> </text:span><text:span text:style-name="T1">of Māṟañcaṭaiyaṉ,</text:span><text:span text:style-name="T85"> </text:span><text:span text:style-name="T1">on</text:span><text:span text:style-name="T63"> </text:span><text:span text:style-name="T1">the</text:span><text:span text:style-name="T85"> </text:span><text:span text:style-name="T1">day</text:span><text:span text:style-name="T63"> </text:span><text:span text:style-name="T1">of</text:span><text:span text:style-name="T96"> </text:span><text:span text:style-name="T41">catayam</text:span><text:span text:style-name="T182"> </text:span><text:span text:style-name="T1">which</text:span><text:span text:style-name="T85"> </text:span><text:span text:style-name="T1">falls</text:span><text:span text:style-name="T63"> </text:span><text:span text:style-name="T1">on</text:span><text:span text:style-name="T48"> </text:span><text:span text:style-name="T1">Tuesday</text:span><text:span text:style-name="T63"> </text:span><text:span text:style-name="T1">in</text:span><text:span text:style-name="T85"> </text:span><text:span text:style-name="T1">the</text:span><text:span text:style-name="T63"> </text:span><text:span text:style-name="T1">month </text:span><text:span text:style-name="T7">of</text:span><text:span text:style-name="T8"> </text:span><text:span text:style-name="T22">dhanus</text:span><text:span text:style-name="T7">;41</text:span><text:span text:style-name="T126"> </text:span><text:span text:style-name="T7">d)</text:span><text:span text:style-name="T93"> </text:span><text:span text:style-name="T13">are</text:span><text:span text:style-name="T126"> </text:span><text:span text:style-name="T7">1928–1929,</text:span><text:span text:style-name="T126"> </text:span><text:span text:style-name="T7">no.</text:span><text:span text:style-name="T126"> </text:span><text:span text:style-name="T7">121;</text:span><text:span text:style-name="T126"> </text:span><text:span text:style-name="T13">tli</text:span><text:span text:style-name="T92"> </text:span><text:span text:style-name="T36">Tp</text:span><text:span text:style-name="T93"> </text:span><text:span text:style-name="T7">281;</text:span><text:span text:style-name="T126"> </text:span><text:span text:style-name="T13">sii</text:span><text:span text:style-name="T126"> </text:span><text:span text:style-name="T7">14,</text:span><text:span text:style-name="T126"> </text:span><text:span text:style-name="T7">no.</text:span><text:span text:style-name="T126"> </text:span><text:span text:style-name="T7">12b;</text:span><text:span text:style-name="T93"> </text:span><text:span text:style-name="T154">ei</text:span><text:span text:style-name="T126"> </text:span><text:span text:style-name="T7">20,</text:span><text:span text:style-name="T126"> </text:span><text:span text:style-name="T7">no.</text:span><text:span text:style-name="T126"> </text:span><text:span text:style-name="T7">3b;</text:span> <text:span text:style-name="T64">iep</text:span><text:span text:style-name="T63"> </text:span><text:span text:style-name="T1">42;</text:span><text:span text:style-name="T52"> </text:span><text:span text:style-name="T1">e)</text:span><text:span text:style-name="T52"> </text:span><text:span text:style-name="T1">inscription</text:span><text:span text:style-name="T52"> </text:span><text:span text:style-name="T1">located</text:span><text:span text:style-name="T52"> </text:span><text:span text:style-name="T1">personally;</text:span><text:span text:style-name="T52"> </text:span><text:span text:style-name="T64">f)</text:span><text:span text:style-name="T52"> </text:span><text:span text:style-name="T1">this</text:span><text:span text:style-name="T52"> </text:span><text:span text:style-name="T1">inscription</text:span><text:span text:style-name="T52"> </text:span><text:span text:style-name="T1">is</text:span><text:span text:style-name="T52"> </text:span><text:span text:style-name="T1">located</text:span><text:span text:style-name="T52"> </text:span><text:span text:style-name="T80">below </text:span><text:span text:style-name="T179">ei</text:span><text:span text:style-name="T97"> </text:span><text:span text:style-name="T1">20,</text:span><text:span text:style-name="T71"> </text:span><text:span text:style-name="T1">no.</text:span><text:span text:style-name="T97"> </text:span><text:span text:style-name="T1">3a</text:span><text:span text:style-name="T71"> </text:span><text:span text:style-name="T1">(our</text:span><text:span text:style-name="T97"> </text:span><text:span text:style-name="T1">#19)</text:span><text:span text:style-name="T71"> </text:span><text:span text:style-name="T1">and</text:span><text:span text:style-name="T97"> </text:span><text:span text:style-name="T1">above</text:span><text:span text:style-name="T71"> </text:span><text:span text:style-name="T64">sii</text:span><text:span text:style-name="T71"> </text:span><text:span text:style-name="T1">12,</text:span><text:span text:style-name="T97"> </text:span><text:span text:style-name="T1">no.</text:span><text:span text:style-name="T71"> </text:span><text:span text:style-name="T1">61.</text:span> </text:p>
        <text:p text:style-name="Standard"><text:span text:style-name="T62"/></text:p>
        <text:p text:style-name="P2"><text:span text:style-name="T62">(1) </text:span><text:span text:style-name="T41">svasti</text:span><text:span text:style-name="T183"> </text:span><text:span text:style-name="T41">śrī</text:span><text:span text:style-name="T118"> </text:span><text:span text:style-name="T1">komāṟañcaṭaiyarkku</text:span><text:span text:style-name="T81"> </text:span><text:span text:style-name="T1">yāṇṭu</text:span><text:span text:style-name="T76"> </text:span><text:span text:style-name="T1">4-vatiṉ</text:span><text:span text:style-name="T81"> </text:span><text:span text:style-name="T1">etir</text:span><text:span text:style-name="T81"> </text:span><text:span text:style-name="T1">[9]</text:span><text:span text:style-name="T81"> </text:span><text:span text:style-name="T1">āmāṇṭu</text:span><text:span text:style-name="T76"> </text:span><text:span text:style-name="T41">dhanu</text:span><text:span text:style-name="T82"> </text:span><text:span text:style-name="T1">nāyiṟṟu </text:span><text:span text:style-name="T7">cevvākkiḻamai peṟṟa catayamt[tu nāḷ i]</text:span></text:p>
        <text:p text:style-name="P2"><text:span text:style-name="T7">(2) ṭaiyāṟṟunāṭṭu tiruttavattuṟai </text:span><text:span text:style-name="T22">māhādeva</text:span><text:span text:style-name="T7">rkku iravum pakalum cantirātittaval iraṇṭu non[tātiruviḷakku] </text:span></text:p>
        <text:p text:style-name="P2"><text:span text:style-name="T7">(3) erippatāka komāṟañcaṭaiyaṉ ayiṉa </text:span><text:span text:style-name="T22">pāṇḍya</text:span><text:span text:style-name="T7">kulapati varaguṇa</text:span><text:span text:style-name="T22">māhārā</text:span><text:span text:style-name="T7">ya</text:span><text:span text:style-name="T22">r </text:span><text:span text:style-name="T7">aṇṭanāṭṭu </text:span>veḷāṉ<text:span text:style-name="T123"> </text:span>[k]aiyi[[lk<text:span text:style-name="T123"> </text:span>kuṭutta<text:span text:style-name="T174"> </text:span>paḻaṅ]]<text:span text:style-name="T123"> </text:span></text:p>
        <text:p text:style-name="P2"><text:span text:style-name="T123">(4)</text:span><text:span text:style-name="T174"> </text:span>kācu<text:span text:style-name="T123"> </text:span>120<text:span text:style-name="T123"> </text:span>nūṟṟirupatu<text:span text:style-name="T174"> </text:span>kācuṅ<text:span text:style-name="T123"> </text:span>[|*]<text:span text:style-name="T174"> </text:span>mutal <text:span text:style-name="T1">ke[ṭā]maiya</text:span><text:span text:style-name="T62"> </text:span><text:span text:style-name="T1">poliyūṭṭiṉā[l</text:span><text:span text:style-name="T47"> </text:span><text:span text:style-name="T1">ni]cati</text:span><text:span text:style-name="T47"> </text:span><text:span text:style-name="T1">[[nā]]</text:span><text:span text:style-name="T47"> </text:span><text:span text:style-name="T1">…</text:span><text:span text:style-name="T62"> </text:span></text:p>
        <text:p text:style-name="P2"><text:span text:style-name="T62">(5)</text:span><text:span text:style-name="T47"> </text:span><text:span text:style-name="T1">aḷappomāyinom</text:span><text:span text:style-name="T47"> </text:span><text:span text:style-name="T1">ippaṭi</text:span><text:span text:style-name="T47"> </text:span><text:span text:style-name="T1">oṭṭi</text:span><text:span text:style-name="T62"> </text:span><text:span text:style-name="T6">ikkā</text:span><text:span text:style-name="T1">cu</text:span><text:span text:style-name="T184"> </text:span><text:span text:style-name="T1">koṇṭom</text:span><text:span text:style-name="T184"> </text:span><text:span text:style-name="T1">iṭaiyāṟṟunāṭṭu</text:span><text:span text:style-name="T184"> </text:span><text:span text:style-name="T1">iḷamperuṅkāy</text:span><text:span text:style-name="T111"> </text:span><text:span text:style-name="T1">iruk[[kai</text:span><text:span text:style-name="T111"> </text:span><text:span text:style-name="T1">sabhaiyo]]</text:span></text:p>
        <text:p text:style-name="P2"><text:span text:style-name="T1">(6)m</text:span><text:span text:style-name="T184"> </text:span><text:span text:style-name="T1">[|*]</text:span><text:span text:style-name="T184"> </text:span><text:span text:style-name="T1">iññey nicati irunāḻiyum muṭṭi[l] muṭṭiraṭṭiyum mulap[pa]ṭṭa </text:span><text:span text:style-name="T41">panmāheśvarare sabhai</text:span><text:span text:style-name="T1">yākavum</text:span><text:span text:style-name="T110"> </text:span><text:span text:style-name="T1">tanittāka[[vum</text:span><text:span text:style-name="T85"> </text:span><text:span text:style-name="T1">ni]]</text:span><text:span text:style-name="T110"> </text:span><text:span text:style-name="T1">…</text:span><text:span text:style-name="T85"> </text:span></text:p>
        <text:p text:style-name="P2"><text:span text:style-name="T85">(7) </text:span><text:span text:style-name="T1">ḷiṭṭa</text:span><text:span text:style-name="T110"> </text:span><text:span text:style-name="T1">tāṉ</text:span><text:span text:style-name="T85"> </text:span><text:span text:style-name="T1">veṇṭu</text:span><text:span text:style-name="T110"> </text:span><text:span text:style-name="T1">koviṉukku</text:span><text:span text:style-name="T85"> </text:span><text:span text:style-name="T1">pukkavuḷa </text:span>aññūṟu<text:span text:style-name="T185"> </text:span>kāṇam<text:span text:style-name="T185"> </text:span>taṇ[ṭa]miṭa<text:span text:style-name="T185"> </text:span>oṭṭik<text:span text:style-name="T185"> </text:span>kuṭuttom<text:span text:style-name="T185"> </text:span>tiruttavattuṟai<text:span text:style-name="T185"> </text:span><text:span text:style-name="T32">mahāde</text:span>varkku</text:p>
        <text:p text:style-name="Standard"><text:span text:style-name="T1">Hail!</text:span><text:span text:style-name="T47"> </text:span><text:span text:style-name="T1">Prosperity!</text:span><text:span text:style-name="T48"> </text:span><text:span text:style-name="T1">[This</text:span><text:span text:style-name="T48"> </text:span><text:span text:style-name="T1">is]</text:span><text:span text:style-name="T47"> </text:span><text:span text:style-name="T1">the</text:span><text:span text:style-name="T48"> </text:span><text:span text:style-name="T1">9th</text:span><text:span text:style-name="T48"> </text:span><text:span text:style-name="T1">year</text:span><text:span text:style-name="T47"> </text:span><text:span text:style-name="T1">opposite</text:span><text:span text:style-name="T48"> </text:span><text:span text:style-name="T1">to</text:span><text:span text:style-name="T48"> </text:span><text:span text:style-name="T1">the</text:span><text:span text:style-name="T47"> </text:span><text:span text:style-name="T1">4th</text:span><text:span text:style-name="T48"> </text:span><text:span text:style-name="T1">year</text:span><text:span text:style-name="T48"> </text:span><text:span text:style-name="T1">of</text:span><text:span text:style-name="T52"> </text:span><text:span text:style-name="T1">king</text:span><text:span text:style-name="T48"> </text:span><text:span text:style-name="T1">Māṟa</text:span>ñcaṭaiyaṉ,<text:span text:style-name="T123"> </text:span>on<text:span text:style-name="T174"> </text:span>the<text:span text:style-name="T174"> </text:span>day<text:span text:style-name="T174"> </text:span>of<text:span text:style-name="T168"> </text:span><text:span text:style-name="T32">catayam</text:span><text:span text:style-name="T186"> </text:span>which<text:span text:style-name="T123"> </text:span>falls<text:span text:style-name="T174"> </text:span>on<text:span text:style-name="T123"> </text:span>Tuesday<text:span text:style-name="T174"> </text:span>in<text:span text:style-name="T174"> </text:span>the<text:span text:style-name="T174"> </text:span>month<text:span text:style-name="T123"> </text:span>of <text:span text:style-name="T41">dhanus</text:span><text:span text:style-name="T1">;</text:span><text:span text:style-name="T54"> </text:span><text:span text:style-name="T1">for</text:span><text:span text:style-name="T136"> </text:span><text:span text:style-name="T1">Mahādeva</text:span><text:span text:style-name="T54"> </text:span><text:span text:style-name="T1">of</text:span><text:span text:style-name="T184"> </text:span><text:span text:style-name="T1">Tiruttavattuṟai</text:span><text:span text:style-name="T54"> </text:span><text:span text:style-name="T1">in</text:span><text:span text:style-name="T136"> </text:span><text:span text:style-name="T1">Iṭaiyāṟṟunāṭu,</text:span><text:span text:style-name="T54"> </text:span><text:span text:style-name="T1">for</text:span><text:span text:style-name="T136"> </text:span><text:span text:style-name="T1">two</text:span><text:span text:style-name="T54"> </text:span><text:span text:style-name="T1">perpetual lamps</text:span><text:span text:style-name="T53"> </text:span><text:span text:style-name="T1">to</text:span><text:span text:style-name="T117"> </text:span><text:span text:style-name="T1">burn</text:span><text:span text:style-name="T117"> </text:span><text:span text:style-name="T1">night</text:span><text:span text:style-name="T117"> </text:span><text:span text:style-name="T1">and</text:span><text:span text:style-name="T117"> </text:span><text:span text:style-name="T1">day</text:span><text:span text:style-name="T117"> </text:span><text:span text:style-name="T1">as</text:span><text:span text:style-name="T117"> </text:span><text:span text:style-name="T1">long</text:span><text:span text:style-name="T117"> </text:span><text:span text:style-name="T1">as</text:span><text:span text:style-name="T117"> </text:span><text:span text:style-name="T1">the</text:span><text:span text:style-name="T117"> </text:span><text:span text:style-name="T1">sun</text:span><text:span text:style-name="T117"> </text:span><text:span text:style-name="T1">and</text:span><text:span text:style-name="T117"> </text:span><text:span text:style-name="T1">the</text:span><text:span text:style-name="T117"> </text:span><text:span text:style-name="T1">moon</text:span><text:span text:style-name="T117"> </text:span><text:span text:style-name="T1">endure,</text:span><text:span text:style-name="T117"> </text:span><text:span text:style-name="T1">king </text:span><text:span text:style-name="T7">Māṟañcaṭaiyaṉ</text:span><text:span text:style-name="T92"> </text:span><text:span text:style-name="T22">alias</text:span><text:span text:style-name="T128"> </text:span><text:span text:style-name="T7">(</text:span><text:span text:style-name="T22">ayiṉa</text:span><text:span text:style-name="T128"> </text:span><text:span text:style-name="T7">for</text:span><text:span text:style-name="T92"> </text:span><text:span text:style-name="T22">āyiṉa</text:span><text:span text:style-name="T7">)</text:span><text:span text:style-name="T91"> </text:span><text:span text:style-name="T7">Varaguṇa</text:span><text:span text:style-name="T93"> </text:span><text:span text:style-name="T7">Mahārāja,</text:span><text:span text:style-name="T92"> </text:span><text:span text:style-name="T7">Lord</text:span><text:span text:style-name="T93"> </text:span><text:span text:style-name="T7">of</text:span><text:span text:style-name="T9"> </text:span><text:span text:style-name="T7">the</text:span><text:span text:style-name="T92"> </text:span><text:span text:style-name="T7">Pāṇḍyan </text:span><text:span text:style-name="T1">family</text:span><text:span text:style-name="T76"> </text:span><text:span text:style-name="T1">(</text:span><text:span text:style-name="T41">pāṇḍya</text:span><text:span text:style-name="T183"> </text:span><text:span text:style-name="T41">kula</text:span><text:span text:style-name="T183"> </text:span><text:span text:style-name="T41">pati</text:span><text:span text:style-name="T1">),</text:span><text:span text:style-name="T81"> </text:span><text:span text:style-name="T1">through</text:span><text:span text:style-name="T76"> </text:span><text:span text:style-name="T1">the</text:span><text:span text:style-name="T76"> </text:span><text:span text:style-name="T1">hands</text:span><text:span text:style-name="T76"> </text:span><text:span text:style-name="T1">(</text:span><text:span text:style-name="T41">kaiyil</text:span><text:span text:style-name="T1">)</text:span><text:span text:style-name="T76"> </text:span><text:span text:style-name="T1">of</text:span><text:span text:style-name="T114"> </text:span><text:span text:style-name="T1">Aṇṭanāṭṭu</text:span><text:span text:style-name="T3"> </text:span><text:span text:style-name="T1">Vēḷāṉ,</text:span><text:span text:style-name="T76"> </text:span><text:span text:style-name="T6">gave </text:span><text:span text:style-name="T7">120</text:span><text:span text:style-name="T15"> </text:span><text:span text:style-name="T7">old</text:span><text:span text:style-name="T8"> </text:span><text:span text:style-name="T22">kācu</text:span><text:span text:style-name="T7">;</text:span><text:span text:style-name="T8"> </text:span><text:span text:style-name="T7">without</text:span><text:span text:style-name="T8"> </text:span><text:span text:style-name="T7">destroying</text:span><text:span text:style-name="T8"> </text:span><text:span text:style-name="T7">the</text:span><text:span text:style-name="T8"> </text:span><text:span text:style-name="T7">capital,</text:span><text:span text:style-name="T15"> </text:span><text:span text:style-name="T7">with</text:span><text:span text:style-name="T8"> </text:span><text:span text:style-name="T7">the</text:span><text:span text:style-name="T8"> </text:span><text:span text:style-name="T7">interests,</text:span><text:span text:style-name="T8"> </text:span><text:span text:style-name="T7">every</text:span><text:span text:style-name="T15"> </text:span><text:span text:style-name="T7">day</text:span><text:span text:style-name="T8"> </text:span><text:span text:style-name="T7">…</text:span><text:span text:style-name="T8"> </text:span><text:span text:style-name="T7">we </text:span><text:span text:style-name="T1">will</text:span><text:span text:style-name="T48"> </text:span><text:span text:style-name="T6">have</text:span><text:span text:style-name="T110"> </text:span><text:span text:style-name="T1">to</text:span><text:span text:style-name="T110"> </text:span><text:span text:style-name="T1">measure</text:span><text:span text:style-name="T110"> </text:span><text:span text:style-name="T1">(</text:span><text:span text:style-name="T41">aḷappōmāyinōm</text:span><text:span text:style-name="T1">);</text:span><text:span text:style-name="T48"> </text:span><text:span text:style-name="T1">having</text:span><text:span text:style-name="T110"> </text:span><text:span text:style-name="T1">decided</text:span><text:span text:style-name="T110"> </text:span><text:span text:style-name="T1">(</text:span><text:span text:style-name="T41">oṭṭi</text:span><text:span text:style-name="T1">)</text:span><text:span text:style-name="T110"> </text:span><text:span text:style-name="T1">in</text:span><text:span text:style-name="T110"> </text:span><text:span text:style-name="T1">this</text:span><text:span text:style-name="T48"> </text:span><text:span text:style-name="T1">manner (</text:span><text:span text:style-name="T41">ip-paṭi</text:span><text:span text:style-name="T1">),</text:span><text:span text:style-name="T48"> </text:span><text:span text:style-name="T1">we</text:span><text:span text:style-name="T48"> </text:span><text:span text:style-name="T6">have</text:span><text:span text:style-name="T48"> </text:span><text:span text:style-name="T1">taken</text:span><text:span text:style-name="T48"> </text:span><text:span text:style-name="T1">these</text:span><text:span text:style-name="T48"> </text:span><text:span text:style-name="T41">kācu</text:span><text:span text:style-name="T1">,</text:span><text:span text:style-name="T48"> </text:span><text:span text:style-name="T1">we</text:span><text:span text:style-name="T110"> </text:span><text:span text:style-name="T1">the</text:span><text:span text:style-name="T48"> </text:span><text:span text:style-name="T1">Sabhā</text:span><text:span text:style-name="T48"> </text:span><text:span text:style-name="T1">of</text:span><text:span text:style-name="T52"> </text:span><text:span text:style-name="T1">Iḷamperuṅkāy</text:span><text:span text:style-name="T48"> </text:span><text:span text:style-name="T1">Irukkai; if</text:span><text:span text:style-name="T54"> </text:span><text:span text:style-name="T1">[the</text:span><text:span text:style-name="T53"> </text:span><text:span text:style-name="T1">supply]</text:span><text:span text:style-name="T117"> </text:span><text:span text:style-name="T1">of</text:span><text:span text:style-name="T54"> </text:span><text:span text:style-name="T1">two</text:span><text:span text:style-name="T117"> </text:span><text:span text:style-name="T41">nāḻi</text:span><text:span text:style-name="T187"> </text:span><text:span text:style-name="T1">of</text:span><text:span text:style-name="T54"> </text:span><text:span text:style-name="T1">ghee</text:span><text:span text:style-name="T117"> </text:span><text:span text:style-name="T1">everyday</text:span><text:span text:style-name="T53"> </text:span><text:span text:style-name="T1">fails</text:span><text:span text:style-name="T117"> </text:span><text:span text:style-name="T1">(</text:span><text:span text:style-name="T41">muṭṭil</text:span><text:span text:style-name="T1">),</text:span><text:span text:style-name="T53"> </text:span><text:span text:style-name="T1">twice</text:span><text:span text:style-name="T53"> </text:span><text:span text:style-name="T1">[the</text:span><text:span text:style-name="T117"> </text:span><text:span text:style-name="T1">amount] </text:span><text:span text:style-name="T7">for</text:span><text:span text:style-name="T73"> </text:span><text:span text:style-name="T7">the</text:span><text:span text:style-name="T74"> </text:span><text:span text:style-name="T7">deficiency</text:span><text:span text:style-name="T74"> </text:span><text:span text:style-name="T7">(</text:span><text:span text:style-name="T22">muṭṭu-iraṭṭiy-um</text:span><text:span text:style-name="T7">)</text:span><text:span text:style-name="T74"> </text:span><text:span text:style-name="T7">[for]</text:span><text:span text:style-name="T73"> </text:span><text:span text:style-name="T7">the</text:span><text:span text:style-name="T74"> </text:span><text:span text:style-name="T7">Panmāheśvaras</text:span><text:span text:style-name="T73"> </text:span><text:span text:style-name="T7">attached</text:span><text:span text:style-name="T73"> </text:span><text:span text:style-name="T7">to</text:span><text:span text:style-name="T35"> </text:span><text:span text:style-name="T7">the </text:span><text:span text:style-name="T1">sanctuary</text:span><text:span text:style-name="T54"> </text:span><text:span text:style-name="T1">(</text:span><text:span text:style-name="T41">mūla-paṭṭa</text:span><text:span text:style-name="T1">)</text:span><text:span text:style-name="T136"> </text:span><text:span text:style-name="T1">and,</text:span><text:span text:style-name="T136"> </text:span><text:span text:style-name="T1">as</text:span><text:span text:style-name="T136"> </text:span><text:span text:style-name="T1">Sabhā</text:span><text:span text:style-name="T136"> </text:span><text:span text:style-name="T1">or</text:span><text:span text:style-name="T54"> </text:span><text:span text:style-name="T1">individual</text:span><text:span text:style-name="T136"> </text:span><text:span text:style-name="T1">(</text:span><text:span text:style-name="T41">sabhaiy-ākavum</text:span><text:span text:style-name="T188"> </text:span><text:span text:style-name="T41">tanittākavum</text:span><text:span text:style-name="T1">),</text:span><text:span text:style-name="T114"> </text:span><text:span text:style-name="T1">a</text:span><text:span text:style-name="T149"> </text:span><text:span text:style-name="T1">fine</text:span><text:span text:style-name="T149"> </text:span><text:span text:style-name="T1">of</text:span><text:span text:style-name="T110"> </text:span><text:span text:style-name="T1">500</text:span><text:span text:style-name="T149"> </text:span><text:span text:style-name="T41">kāṇam</text:span><text:span text:style-name="T115"> </text:span><text:span text:style-name="T1">shall</text:span><text:span text:style-name="T149"> </text:span><text:span text:style-name="T1">go</text:span><text:span text:style-name="T149"> </text:span><text:span text:style-name="T1">to</text:span><text:span text:style-name="T149"> </text:span><text:span text:style-name="T1">the</text:span><text:span text:style-name="T114"> </text:span><text:span text:style-name="T1">king</text:span><text:span text:style-name="T149"> </text:span><text:span text:style-name="T1">(</text:span><text:span text:style-name="T41">kōviṉukku</text:span><text:span text:style-name="T1">),</text:span><text:span text:style-name="T149"> </text:span><text:span text:style-name="T1">including</text:span><text:span text:style-name="T149"> </text:span><text:span text:style-name="T1">…,</text:span><text:span text:style-name="T149"> </text:span><text:span text:style-name="T1">as requested</text:span><text:span text:style-name="T47"> </text:span><text:span text:style-name="T1">by</text:span><text:span text:style-name="T62"> </text:span><text:span text:style-name="T1">him</text:span><text:span text:style-name="T47"> </text:span><text:span text:style-name="T1">(</text:span><text:span text:style-name="T41">tāṉ</text:span><text:span text:style-name="T84"> </text:span><text:span text:style-name="T41">vēṇṭu</text:span><text:span text:style-name="T1">);</text:span><text:span text:style-name="T47"> </text:span><text:span text:style-name="T1">as</text:span><text:span text:style-name="T47"> </text:span><text:span text:style-name="T1">decided</text:span><text:span text:style-name="T47"> </text:span><text:span text:style-name="T1">(</text:span><text:span text:style-name="T41">oṭṭi</text:span><text:span text:style-name="T1">),</text:span><text:span text:style-name="T47"> </text:span><text:span text:style-name="T1">we</text:span><text:span text:style-name="T47"> </text:span><text:span text:style-name="T1">will</text:span><text:span text:style-name="T47"> </text:span><text:span text:style-name="T1">give</text:span><text:span text:style-name="T47"> </text:span><text:span text:style-name="T1">for</text:span><text:span text:style-name="T47"> </text:span><text:span text:style-name="T1">Mahādeva</text:span><text:span text:style-name="T47"> </text:span><text:span text:style-name="T1">of </text:span>Tiruttavattuṟai.</text:p>
        <text:p text:style-name="Standard"/>
        <text:p text:style-name="Standard"><text:span text:style-name="T7">#8:</text:span><text:span text:style-name="T127"> </text:span><text:span text:style-name="T7">a)</text:span><text:span text:style-name="T93"> </text:span><text:span text:style-name="T7">Tirukkōṭīśvara</text:span><text:span text:style-name="T60"> </text:span><text:span text:style-name="T7">temple,</text:span><text:span text:style-name="T92"> </text:span><text:span text:style-name="T7">Tirukkōṭikkāval,</text:span><text:span text:style-name="T93"> </text:span><text:span text:style-name="T7">Tiruviṭaimarutūr</text:span><text:span text:style-name="T60"> </text:span><text:span text:style-name="T7">taluk,</text:span><text:span text:style-name="T93"> </text:span><text:span text:style-name="T61">Tañcāvūr </text:span><text:span text:style-name="T7">district;</text:span><text:span text:style-name="T176"> </text:span><text:span text:style-name="T7">b)</text:span><text:span text:style-name="T14"> </text:span><text:span text:style-name="T7">on</text:span><text:span text:style-name="T176"> </text:span><text:span text:style-name="T7">the</text:span><text:span text:style-name="T14"> </text:span><text:span text:style-name="T7">base</text:span><text:span text:style-name="T176"> </text:span><text:soft-page-break/><text:span text:style-name="T7">of</text:span><text:span text:style-name="T25"> </text:span><text:span text:style-name="T7">the</text:span><text:span text:style-name="T176"> </text:span><text:span text:style-name="T7">southern</text:span><text:span text:style-name="T14"> </text:span><text:span text:style-name="T7">façade</text:span><text:span text:style-name="T14"> </text:span><text:span text:style-name="T7">of</text:span><text:span text:style-name="T24"> </text:span><text:span text:style-name="T7">the</text:span><text:span text:style-name="T14"> </text:span><text:span text:style-name="T22">ardha-maṇḍapa</text:span><text:span text:style-name="T7">;</text:span><text:span text:style-name="T14"> </text:span><text:span text:style-name="T7">c)</text:span><text:span text:style-name="T14"> </text:span><text:span text:style-name="T7">Regnal </text:span><text:span text:style-name="T1">year</text:span><text:span text:style-name="T48"> </text:span><text:span text:style-name="T1">9</text:span><text:span text:style-name="T48"> </text:span><text:span text:style-name="T1">opposite</text:span><text:span text:style-name="T47"> </text:span><text:span text:style-name="T1">to</text:span><text:span text:style-name="T48"> </text:span><text:span text:style-name="T1">4</text:span><text:span text:style-name="T110"> </text:span><text:span text:style-name="T1">of</text:span><text:span text:style-name="T52"> </text:span><text:span text:style-name="T1">Māṟañcaṭaiyaṉ;</text:span><text:span text:style-name="T48"> </text:span><text:span text:style-name="T1">d)</text:span><text:span text:style-name="T48"> </text:span><text:span text:style-name="T64">are</text:span><text:span text:style-name="T48"> </text:span><text:span text:style-name="T1">1930–1931,</text:span><text:span text:style-name="T48"> </text:span><text:span text:style-name="T1">no.</text:span><text:span text:style-name="T48"> </text:span><text:span text:style-name="T1">36;</text:span><text:span text:style-name="T48"> </text:span><text:span text:style-name="T64">tli</text:span><text:span text:style-name="T47"> </text:span><text:span text:style-name="T1">Tj</text:span><text:span text:style-name="T48"> </text:span><text:span text:style-name="T133">274; </text:span><text:span text:style-name="T64">sii</text:span><text:span text:style-name="T114"> </text:span><text:span text:style-name="T1">19,</text:span><text:span text:style-name="T149"> </text:span><text:span text:style-name="T1">no.</text:span><text:span text:style-name="T149"> </text:span><text:span text:style-name="T1">292;</text:span><text:span text:style-name="T149"> </text:span><text:span text:style-name="T1">e)</text:span><text:span text:style-name="T149"> </text:span><text:span text:style-name="T1">inscription</text:span><text:span text:style-name="T149"> </text:span><text:span text:style-name="T1">located</text:span><text:span text:style-name="T149"> </text:span><text:span text:style-name="T1">personally;</text:span><text:span text:style-name="T65"> </text:span><text:span text:style-name="T64">f)</text:span><text:span text:style-name="T149"> </text:span><text:span text:style-name="T1">this</text:span><text:span text:style-name="T149"> </text:span><text:span text:style-name="T1">inscription</text:span><text:span text:style-name="T149"> </text:span><text:span text:style-name="T1">is</text:span><text:span text:style-name="T114"> </text:span><text:span text:style-name="T1">the</text:span><text:span text:style-name="T149"> </text:span><text:span text:style-name="T1">first </text:span><text:span text:style-name="T7">on</text:span><text:span text:style-name="T11"> </text:span><text:span text:style-name="T7">the</text:span><text:span text:style-name="T11"> </text:span><text:span text:style-name="T7">base</text:span><text:span text:style-name="T11"> </text:span><text:span text:style-name="T7">of</text:span><text:span text:style-name="T189"> </text:span><text:span text:style-name="T7">the</text:span><text:span text:style-name="T11"> </text:span><text:span text:style-name="T22">ardha-maṇḍapa</text:span><text:span text:style-name="T190"> </text:span><text:span text:style-name="T7">and</text:span><text:span text:style-name="T11"> </text:span><text:span text:style-name="T7">opens</text:span><text:span text:style-name="T11"> </text:span><text:span text:style-name="T7">the</text:span><text:span text:style-name="T87"> </text:span><text:span text:style-name="T7">epigraphical</text:span><text:span text:style-name="T11"> </text:span><text:span text:style-name="T7">programme</text:span><text:span text:style-name="T11"> </text:span><text:span text:style-name="T74">of </text:span>the<text:span text:style-name="T131"> </text:span>temple<text:span text:style-name="T191"> </text:span>renovated<text:span text:style-name="T191"> </text:span>by<text:span text:style-name="T191"> </text:span>Cempiyaṉ<text:span text:style-name="T191"> </text:span>Mahādevi<text:span text:style-name="T191"> </text:span>(see<text:span text:style-name="T191"> </text:span>Appendix<text:span text:style-name="T191"> </text:span><text:span text:style-name="T192">iii).</text:span></text:p>
        <text:p text:style-name="Standard" loext:marker-style-name="T1"><text:span text:style-name="T24"/></text:p>
        <text:p text:style-name="P2" loext:marker-style-name="T1"><text:span text:style-name="T24">(1) </text:span><text:span text:style-name="T22">svasti</text:span><text:span text:style-name="T193"> </text:span><text:span text:style-name="T22">śrī</text:span><text:span text:style-name="T194"> </text:span><text:span text:style-name="T7">koppa[[rakecaripaṉ</text:span><text:span text:style-name="T22">ma</text:span><text:span text:style-name="T7">kku</text:span><text:span text:style-name="T25"> </text:span><text:span text:style-name="T7">yāṇṭu</text:span><text:span text:style-name="T25"> </text:span><text:span text:style-name="T7">11]]42</text:span><text:span text:style-name="T25"> </text:span><text:span text:style-name="T7">āvatu</text:span><text:span text:style-name="T25"> </text:span><text:span text:style-name="T7">vaṭakarai</text:span><text:span text:style-name="T24"> </text:span><text:span text:style-name="T7">nallāṟṟū</text:span><text:span text:style-name="T1">rnāṭṭu tirukko[[ṭikāvil ma</text:span><text:span text:style-name="T41">hā</text:span><text:span text:style-name="T1">]]</text:span><text:span text:style-name="T41">de</text:span><text:span text:style-name="T1">varkku </text:span><text:span text:style-name="T41">śrī </text:span><text:span text:style-name="T1">uttamacoḻa</text:span><text:span text:style-name="T41">de</text:span><text:span text:style-name="T1">[[varai tiruvayiṟu</text:span><text:span text:style-name="T7">vāytta ma]]ḻavaraiyar makiḷār </text:span></text:p>
        <text:p text:style-name="P2" loext:marker-style-name="T1"><text:span text:style-name="T7">(2) </text:span><text:span text:style-name="T22">prā</text:span><text:span text:style-name="T7">ntaka[[ṉ </text:span><text:span text:style-name="T22">mā</text:span><text:span text:style-name="T7">tevaṭikaḷārana cem]]piyan </text:span><text:span text:style-name="T41">māh</text:span><text:span text:style-name="T1">[</text:span><text:span text:style-name="T41">ā*</text:span><text:span text:style-name="T1">]</text:span><text:span text:style-name="T41">de</text:span><text:span text:style-name="T1">viyār i</text:span><text:span text:style-name="T41">dde</text:span><text:span text:style-name="T1">varkku muṉṉiṭṭikai[[ppaṭaiyāluḷḷa </text:span><text:span text:style-name="T41">śrī</text:span><text:span text:style-name="T1">]]koyilait tavirttu kallāle</text:span><text:span text:style-name="T85"> </text:span><text:span text:style-name="T1">[[</text:span><text:span text:style-name="T41">śrī</text:span><text:span text:style-name="T1">vimāṉa</text:span><text:span text:style-name="T63"> </text:span><text:span text:style-name="T1">mamaippi]]ttu</text:span><text:span text:style-name="T63"> </text:span><text:span text:style-name="T1">i</text:span><text:span text:style-name="T41">de</text:span><text:span text:style-name="T1">varuṭaiya</text:span><text:span text:style-name="T85"> </text:span></text:p>
        <text:p text:style-name="P2" loext:marker-style-name="T1"><text:span text:style-name="T85">(3)</text:span><text:span text:style-name="T63"> </text:span><text:span text:style-name="T1">paṭikaḷ</text:span><text:span text:style-name="T63"> </text:span><text:span text:style-name="T1">muṉpu</text:span><text:span text:style-name="T63"> </text:span><text:span text:style-name="T172">dharmma</text:span><text:span text:style-name="T1">ttukku</text:span><text:span text:style-name="T47"> </text:span><text:span text:style-name="T1">[v]ai[t]tu</text:span><text:span text:style-name="T47"> </text:span><text:span text:style-name="T1">kaṟkaḷil</text:span><text:span text:style-name="T47"> </text:span><text:span text:style-name="T1">veṭṭikkiṭanta</text:span><text:span text:style-name="T47"> </text:span><text:span text:style-name="T6">avai</text:span><text:span text:style-name="T47"> </text:span><text:span text:style-name="T1">vevveṟu</text:span><text:span text:style-name="T47"> </text:span><text:span text:style-name="T1">kallāl</text:span><text:span text:style-name="T47"> </text:span><text:span text:style-name="T1">pala</text:span><text:span text:style-name="T47"> </text:span><text:span text:style-name="T1">viṭattilāyk</text:span><text:span text:style-name="T47"> </text:span><text:span text:style-name="T1">kiṭanta</text:span><text:span text:style-name="T81"> </text:span><text:span text:style-name="T6">avai</text:span><text:span text:style-name="T83"> </text:span><text:span text:style-name="T1">ellām</text:span><text:span text:style-name="T83"> </text:span><text:span text:style-name="T1">inta</text:span><text:span text:style-name="T77"> </text:span><text:span text:style-name="T41">śrī</text:span><text:span text:style-name="T1">vimāṉattiṉmel</text:span><text:span text:style-name="T81"> </text:span><text:span text:style-name="T1">muṉ</text:span><text:span text:style-name="T83"> </text:span><text:span text:style-name="T1">{built</text:span><text:span text:style-name="T83"> </text:span><text:span text:style-name="T1">over}</text:span><text:span text:style-name="T83"> </text:span></text:p>
        <text:p text:style-name="P2" loext:marker-style-name="T1"><text:span text:style-name="T83">(4) </text:span><text:span text:style-name="T1">eṟa</text:span><text:span text:style-name="T83"> </text:span><text:span text:style-name="T1">veṭṭikkoḷka</text:span><text:span text:style-name="T83"> </text:span><text:span text:style-name="T1">eṉṟu aruḷicey</text:span><text:span text:style-name="T76"> </text:span><text:span text:style-name="T1">[|*]</text:span><text:span text:style-name="T81"> </text:span><text:span text:style-name="T1">veṭṭiṉapaṭi</text:span><text:span text:style-name="T81"> </text:span><text:span text:style-name="T1">muṉ</text:span><text:span text:style-name="T81"> </text:span><text:span text:style-name="T1">kiṭanta</text:span><text:span text:style-name="T81"> </text:span><text:span text:style-name="T1">paṭikaḷil</text:span><text:span text:style-name="T81"> </text:span><text:span text:style-name="T1">itu</text:span><text:span text:style-name="T81"> </text:span><text:span text:style-name="T1">oru</text:span><text:span text:style-name="T81"> </text:span><text:span text:style-name="T1">paṭi</text:span><text:span text:style-name="T76"> </text:span><text:span text:style-name="T1">[|*]</text:span><text:span text:style-name="T81"> </text:span><text:span text:style-name="T6">komāṟañcaṭaiyaṟ</text:span><text:span text:style-name="T1">ku</text:span><text:span text:style-name="T75"> </text:span><text:span text:style-name="T1">yāṇṭu</text:span><text:span text:style-name="T75"> </text:span><text:span text:style-name="T1">4</text:span><text:span text:style-name="T76"> </text:span><text:span text:style-name="T1">āvatiṉetir</text:span><text:span text:style-name="T75"> </text:span><text:span text:style-name="T1">oṉpatāvatu</text:span><text:span text:style-name="T76"> </text:span><text:span text:style-name="T1">ā</text:span><text:span text:style-name="T75"> </text:span><text:span text:style-name="T1">{built</text:span><text:span text:style-name="T76"> </text:span><text:span text:style-name="T1">over}</text:span><text:span text:style-name="T75"> </text:span></text:p>
        <text:p text:style-name="P2" loext:marker-style-name="T1"><text:span text:style-name="T75">(5)</text:span><text:span text:style-name="T76"> </text:span><text:span text:style-name="T1">rukkoṭikāvil</text:span><text:span text:style-name="T75"> </text:span><text:span text:style-name="T41">mahāde</text:span><text:span text:style-name="T1">varkku nontāviḷakkiṉukku [[vara]] … </text:span><text:span text:style-name="T41">ja</text:span><text:span text:style-name="T1">r kuṭutta poṉ ṉūṟṟirupatiṉ … [[ippo]]ṉ</text:span><text:span text:style-name="T3"> </text:span><text:span text:style-name="T121">ma</text:span><text:span text:style-name="T41">hendra</text:span><text:span text:style-name="T1">koṭṭur </text:span><text:span text:style-name="T41">sabhai</text:span><text:span text:style-name="T1">yoṅ {built over} </text:span></text:p>
        <text:p text:style-name="P2" loext:marker-style-name="T1"><text:span text:style-name="T1">(6) licaiyāl nicatam nāḻi ney </text:span><text:span text:style-name="T41">rāja</text:span><text:span text:style-name="T1">māttāṇṭaṉukku</text:span><text:span text:style-name="T83"> </text:span><text:span text:style-name="T41">śrī</text:span><text:span text:style-name="T1">[ko]</text:span><text:span text:style-name="T77"> </text:span><text:span text:style-name="T1">…</text:span><text:span text:style-name="T83"> </text:span><text:span text:style-name="T1">[ko]ṇṭu</text:span><text:span text:style-name="T77"> </text:span><text:span text:style-name="T1">ceṉṟu</text:span><text:span text:style-name="T83"> </text:span><text:span text:style-name="T1">tirukkoyiluṭaiyār</text:span><text:span text:style-name="T77"> </text:span><text:span text:style-name="T1">…</text:span><text:span text:style-name="T83"> </text:span><text:span text:style-name="T1">kuṭuppomāṉom</text:span><text:span text:style-name="T77"> </text:span><text:span text:style-name="T41">mahendra</text:span><text:span text:style-name="T1">koṭṭūr</text:span><text:span text:style-name="T52"> </text:span><text:span text:style-name="T41">sabhai</text:span><text:span text:style-name="T187"> </text:span><text:span text:style-name="T1">{built</text:span><text:span text:style-name="T52"> </text:span><text:span text:style-name="T1">over}</text:span><text:span text:style-name="T52"> </text:span></text:p>
        <text:p text:style-name="P2" loext:marker-style-name="T1"><text:span text:style-name="T52">(7)</text:span><text:span text:style-name="T63"> </text:span><text:span text:style-name="T1">inta</text:span><text:span text:style-name="T52"> </text:span><text:span text:style-name="T41">śrī</text:span><text:span text:style-name="T1">vimāṉattile</text:span><text:span text:style-name="T52"> </text:span><text:span text:style-name="T1">eṟa</text:span><text:span text:style-name="T52"> </text:span><text:span text:style-name="T1">veṭṭinamaiyil</text:span><text:span text:style-name="T52"> </text:span><text:span text:style-name="T1">muṉṉivvā</text:span><text:span text:style-name="T114"> </text:span><text:span text:style-name="T41">ja</text:span><text:span text:style-name="T1">kam</text:span><text:span text:style-name="T48"> </text:span><text:span text:style-name="T1">veṭṭikiṭanta</text:span><text:span text:style-name="T48"> </text:span><text:span text:style-name="T1">taṉik[kallāl]</text:span><text:span text:style-name="T110"> </text:span><text:span text:style-name="T1">[[</text:span><text:span text:style-name="T41">u</text:span><text:span text:style-name="T1">]]</text:span><text:span text:style-name="T41">pai</text:span><text:span text:style-name="T1">yo</text:span><text:span text:style-name="T41">gam</text:span><text:span text:style-name="T175"> </text:span><text:span text:style-name="T1">illāmaiyil</text:span><text:span text:style-name="T48"> </text:span><text:span text:style-name="T1">atu</text:span><text:span text:style-name="T48"> </text:span><text:span text:style-name="T1">tavirntatu</text:span></text:p>
        <text:p text:style-name="Standard"><text:span text:style-name="T7">Hail!</text:span><text:span text:style-name="T126"> </text:span><text:span text:style-name="T7">Prosperity!</text:span><text:span text:style-name="T92"> </text:span><text:span text:style-name="T7">This</text:span><text:span text:style-name="T126"> </text:span><text:span text:style-name="T7">is</text:span><text:span text:style-name="T126"> </text:span><text:span text:style-name="T7">the</text:span><text:span text:style-name="T126"> </text:span><text:span text:style-name="T7">11th</text:span><text:span text:style-name="T126"> </text:span><text:span text:style-name="T7">year</text:span><text:span text:style-name="T126"> </text:span><text:span text:style-name="T7">of</text:span><text:span text:style-name="T8"> </text:span><text:span text:style-name="T7">Kōpparakecarivarman.</text:span><text:span text:style-name="T126"> </text:span><text:span text:style-name="T61">For</text:span><text:span text:style-name="T126"> </text:span><text:span text:style-name="T7">Mahādeva </text:span><text:span text:style-name="T1">of</text:span><text:span text:style-name="T3"> </text:span><text:span text:style-name="T1">Tirukkōṭikkā</text:span><text:span text:style-name="T2"> </text:span><text:span text:style-name="T1">in</text:span><text:span text:style-name="T5"> </text:span><text:span text:style-name="T1">Nallāṟṟūrnāṭu</text:span><text:span text:style-name="T2"> </text:span><text:span text:style-name="T1">on</text:span><text:span text:style-name="T2"> </text:span><text:span text:style-name="T1">the</text:span><text:span text:style-name="T5"> </text:span><text:span text:style-name="T1">northern</text:span><text:span text:style-name="T2"> </text:span><text:span text:style-name="T1">bank</text:span><text:span text:style-name="T5"> </text:span><text:span text:style-name="T1">(</text:span><text:span text:style-name="T41">vaṭa</text:span><text:span text:style-name="T195"> </text:span><text:span text:style-name="T41">karai</text:span><text:span text:style-name="T1">),</text:span><text:span text:style-name="T5"> </text:span><text:span text:style-name="T1">the</text:span><text:span text:style-name="T2"> </text:span><text:span text:style-name="T1">daughter</text:span><text:span text:style-name="T138"> </text:span><text:span text:style-name="T1">of</text:span><text:span text:style-name="T133"> </text:span><text:span text:style-name="T1">Maḻavaraiyar</text:span><text:span text:style-name="T144"> </text:span><text:span text:style-name="T1">who</text:span><text:span text:style-name="T138"> </text:span><text:span text:style-name="T1">kept</text:span><text:span text:style-name="T144"> </text:span><text:span text:style-name="T1">(</text:span><text:span text:style-name="T41">vāytta</text:span><text:span text:style-name="T1">)</text:span><text:span text:style-name="T144"> </text:span><text:span text:style-name="T1">in</text:span><text:span text:style-name="T138"> </text:span><text:span text:style-name="T1">her</text:span><text:span text:style-name="T144"> </text:span><text:span text:style-name="T1">sacred</text:span><text:span text:style-name="T144"> </text:span><text:span text:style-name="T1">womb</text:span><text:span text:style-name="T138"> </text:span><text:span text:style-name="T1">(</text:span><text:span text:style-name="T41">tiru-vayiṟu</text:span><text:span text:style-name="T1">)</text:span><text:span text:style-name="T144"> </text:span><text:span text:style-name="T1">Śrī </text:span><text:span text:style-name="T26">Uttamacōḻadevar, Parāntakaṉ Mātevaṭikaḷār </text:span><text:span text:style-name="T196">alias </text:span><text:span text:style-name="T26">Cempiyaṉ Mahādeviyār; for </text:span><text:span text:style-name="T7">this god (</text:span><text:span text:style-name="T22">iddevarkku</text:span><text:span text:style-name="T7">), having removed (</text:span><text:span text:style-name="T22">tavirttu</text:span><text:span text:style-name="T7">) the sacred temple (</text:span><text:span text:style-name="T22">śrīkōyil</text:span><text:span text:style-name="T7">), </text:span><text:span text:style-name="T1">the</text:span><text:span text:style-name="T96"> </text:span><text:span text:style-name="T1">inside</text:span><text:span text:style-name="T97"> </text:span><text:span text:style-name="T1">of</text:span><text:span text:style-name="T197"> </text:span><text:span text:style-name="T1">which</text:span><text:span text:style-name="T97"> </text:span><text:span text:style-name="T1">(</text:span><text:span text:style-name="T41">uḷḷa</text:span><text:span text:style-name="T1">)</text:span><text:span text:style-name="T97"> </text:span><text:span text:style-name="T1">[was</text:span><text:span text:style-name="T96"> </text:span><text:span text:style-name="T1">made]</text:span><text:span text:style-name="T97"> </text:span><text:span text:style-name="T1">with</text:span><text:span text:style-name="T97"> </text:span><text:span text:style-name="T1">rows</text:span><text:span text:style-name="T96"> </text:span><text:span text:style-name="T1">(</text:span><text:span text:style-name="T41">paṭai-yāl</text:span><text:span text:style-name="T1">)</text:span><text:span text:style-name="T97"> </text:span><text:span text:style-name="T1">of</text:span><text:span text:style-name="T197"> </text:span><text:span text:style-name="T1">bricks</text:span><text:span text:style-name="T97"> </text:span><text:span text:style-name="T1">(</text:span><text:span text:style-name="T41">iṭṭikai</text:span><text:span text:style-name="T1">) before</text:span><text:span text:style-name="T83"> </text:span><text:span text:style-name="T1">(</text:span><text:span text:style-name="T41">muṉ</text:span><text:span text:style-name="T1">),</text:span><text:span text:style-name="T77"> </text:span><text:span text:style-name="T1">[she]</text:span><text:span text:style-name="T77"> </text:span><text:span text:style-name="T1">set</text:span><text:span text:style-name="T77"> </text:span><text:span text:style-name="T1">up</text:span><text:span text:style-name="T77"> </text:span><text:span text:style-name="T1">(</text:span><text:span text:style-name="T41">amaippittu</text:span><text:span text:style-name="T1">)</text:span><text:span text:style-name="T77"> </text:span><text:span text:style-name="T1">a</text:span><text:span text:style-name="T77"> </text:span><text:span text:style-name="T1">sacred</text:span><text:span text:style-name="T77"> </text:span><text:span text:style-name="T1">sanctuary</text:span><text:span text:style-name="T77"> </text:span><text:span text:style-name="T1">(</text:span><text:span text:style-name="T41">śrīvimānam</text:span><text:span text:style-name="T1">)</text:span><text:span text:style-name="T77"> </text:span><text:span text:style-name="T1">with stone</text:span><text:span text:style-name="T136"> </text:span><text:span text:style-name="T1">(</text:span><text:span text:style-name="T41">kallāl-e</text:span><text:span text:style-name="T1">);</text:span><text:span text:style-name="T136"> </text:span><text:span text:style-name="T1">having</text:span><text:span text:style-name="T136"> </text:span><text:span text:style-name="T1">put</text:span><text:span text:style-name="T173"> </text:span><text:span text:style-name="T1">(</text:span><text:span text:style-name="T41">vaittu</text:span><text:span text:style-name="T1">)</text:span><text:span text:style-name="T136"> </text:span><text:span text:style-name="T1">for</text:span><text:span text:style-name="T173"> </text:span><text:span text:style-name="T1">the</text:span><text:span text:style-name="T173"> </text:span><text:span text:style-name="T1">Dharmma</text:span><text:span text:style-name="T173"> </text:span><text:span text:style-name="T1">the</text:span><text:span text:style-name="T173"> </text:span><text:span text:style-name="T1">previous</text:span><text:span text:style-name="T136"> </text:span><text:span text:style-name="T1">(</text:span><text:span text:style-name="T41">muṉpu</text:span><text:span text:style-name="T1">) copies/records</text:span><text:span text:style-name="T43"> </text:span><text:span text:style-name="T1">(</text:span><text:span text:style-name="T41">paṭikaḷ</text:span><text:span text:style-name="T1">)</text:span><text:span text:style-name="T43"> </text:span><text:span text:style-name="T1">for</text:span><text:span text:style-name="T43"> </text:span><text:span text:style-name="T1">this</text:span><text:span text:style-name="T50"> </text:span><text:span text:style-name="T1">god</text:span><text:span text:style-name="T43"> </text:span><text:span text:style-name="T1">(</text:span><text:span text:style-name="T41">idevaruṭaiya</text:span><text:span text:style-name="T1">),</text:span><text:span text:style-name="T43"> </text:span><text:span text:style-name="T1">those</text:span><text:span text:style-name="T43"> </text:span><text:span text:style-name="T1">(</text:span><text:span text:style-name="T41">avai</text:span><text:span text:style-name="T1">)</text:span><text:span text:style-name="T50"> </text:span><text:span text:style-name="T1">which</text:span><text:span text:style-name="T43"> </text:span><text:span text:style-name="T1">lay inscribed</text:span><text:span text:style-name="T52"> </text:span><text:span text:style-name="T1">(</text:span><text:span text:style-name="T41">veṭṭi-k-kiṭanta</text:span><text:span text:style-name="T1">)</text:span><text:span text:style-name="T53"> </text:span><text:span text:style-name="T1">among</text:span><text:span text:style-name="T53"> </text:span><text:span text:style-name="T1">the</text:span><text:span text:style-name="T53"> </text:span><text:span text:style-name="T1">stones</text:span><text:span text:style-name="T52"> </text:span><text:span text:style-name="T1">(</text:span><text:span text:style-name="T41">kaṟkaḷil</text:span><text:span text:style-name="T1">),</text:span><text:span text:style-name="T53"> </text:span><text:span text:style-name="T1">all</text:span><text:span text:style-name="T52"> </text:span><text:span text:style-name="T1">those</text:span><text:span text:style-name="T53"> </text:span><text:span text:style-name="T1">(</text:span><text:span text:style-name="T41">avai</text:span><text:span text:style-name="T198"> </text:span><text:span text:style-name="T41">ellām</text:span><text:span text:style-name="T1">) which</text:span><text:span text:style-name="T53"> </text:span><text:span text:style-name="T1">lay</text:span><text:span text:style-name="T53"> </text:span><text:span text:style-name="T1">(</text:span><text:span text:style-name="T41">kiṭanta</text:span><text:span text:style-name="T1">)</text:span><text:span text:style-name="T117"> </text:span><text:span text:style-name="T1">in</text:span><text:span text:style-name="T53"> </text:span><text:span text:style-name="T1">many</text:span><text:span text:style-name="T53"> </text:span><text:span text:style-name="T1">places</text:span><text:span text:style-name="T117"> </text:span><text:span text:style-name="T1">(</text:span><text:span text:style-name="T41">pala-v-iṭatt-il-āy</text:span><text:span text:style-name="T1">)</text:span><text:span text:style-name="T53"> </text:span><text:span text:style-name="T1">with</text:span><text:span text:style-name="T53"> </text:span><text:span text:style-name="T1">different</text:span><text:span text:style-name="T117"> </text:span><text:span text:style-name="T1">different </text:span><text:span text:style-name="T7">stones</text:span><text:span text:style-name="T34"> </text:span><text:span text:style-name="T7">(</text:span><text:span text:style-name="T22">vev-veṟu</text:span><text:span text:style-name="T199"> </text:span><text:span text:style-name="T22">kallāl</text:span><text:span text:style-name="T7">),</text:span><text:span text:style-name="T24"> </text:span><text:span text:style-name="T7">[she]</text:span><text:span text:style-name="T34"> </text:span><text:span text:style-name="T7">graciously</text:span><text:span text:style-name="T24"> </text:span><text:span text:style-name="T7">ordered</text:span><text:span text:style-name="T24"> </text:span><text:span text:style-name="T7">(</text:span><text:span text:style-name="T22">aruḷicey</text:span><text:span text:style-name="T7">)</text:span><text:span text:style-name="T24"> </text:span><text:span text:style-name="T7">saying</text:span><text:span text:style-name="T34"> </text:span><text:span text:style-name="T7">(</text:span><text:span text:style-name="T22">eṉṟu</text:span><text:span text:style-name="T7">)</text:span><text:span text:style-name="T24"> </text:span><text:span text:style-name="T7">“let</text:span><text:span text:style-name="T24"> </text:span><text:span text:style-name="T7">it </text:span><text:span text:style-name="T1">be</text:span><text:span text:style-name="T65"> </text:span><text:span text:style-name="T1">engraved</text:span><text:span text:style-name="T65"> </text:span><text:span text:style-name="T1">(</text:span><text:span text:style-name="T41">veṭṭi-k-koḷka</text:span><text:span text:style-name="T1">)</text:span><text:span text:style-name="T62"> </text:span><text:span text:style-name="T1">completely</text:span><text:span text:style-name="T65"> </text:span><text:span text:style-name="T1">(</text:span><text:span text:style-name="T41">ēṟa</text:span><text:span text:style-name="T1">)</text:span><text:span text:style-name="T62"> </text:span><text:span text:style-name="T1">…</text:span><text:span text:style-name="T65"> </text:span><text:span text:style-name="T1">before</text:span><text:span text:style-name="T62"> </text:span><text:span text:style-name="T1">(</text:span><text:span text:style-name="T41">muṉ</text:span><text:span text:style-name="T1">)</text:span><text:span text:style-name="T65"> </text:span><text:span text:style-name="T1">…</text:span><text:span text:style-name="T62"> </text:span><text:span text:style-name="T1">on</text:span><text:span text:style-name="T65"> </text:span><text:span text:style-name="T1">this</text:span><text:span text:style-name="T62"> </text:span><text:span text:style-name="T1">(</text:span><text:span text:style-name="T41">inta</text:span><text:span text:style-name="T1">) sacred</text:span><text:span text:style-name="T96"> </text:span><text:span text:style-name="T1">sanctuary</text:span><text:span text:style-name="T97"> </text:span><text:span text:style-name="T1">(</text:span><text:span text:style-name="T41">śrīvimāṉattiṉ-mel</text:span><text:span text:style-name="T1">)”;</text:span><text:span text:style-name="T96"> </text:span><text:span text:style-name="T1">this</text:span><text:span text:style-name="T97"> </text:span><text:span text:style-name="T1">is</text:span><text:span text:style-name="T97"> </text:span><text:span text:style-name="T1">one</text:span><text:span text:style-name="T96"> </text:span><text:span text:style-name="T1">copy</text:span><text:span text:style-name="T97"> </text:span><text:span text:style-name="T1">(</text:span><text:span text:style-name="T41">itu</text:span><text:span text:style-name="T170"> </text:span><text:span text:style-name="T41">oru</text:span><text:span text:style-name="T187"> </text:span><text:span text:style-name="T41">paṭi</text:span><text:span text:style-name="T1">)</text:span><text:span text:style-name="T96"> </text:span><text:span text:style-name="T1">among </text:span><text:span text:style-name="T7">the</text:span><text:span text:style-name="T34"> </text:span><text:span text:style-name="T7">copies</text:span><text:span text:style-name="T34"> </text:span><text:span text:style-name="T7">(</text:span><text:span text:style-name="T22">paṭikaḷ-il</text:span><text:span text:style-name="T7">)</text:span><text:span text:style-name="T24"> </text:span><text:span text:style-name="T7">which</text:span><text:span text:style-name="T34"> </text:span><text:span text:style-name="T7">were</text:span><text:span text:style-name="T34"> </text:span><text:span text:style-name="T7">lying</text:span><text:span text:style-name="T24"> </text:span><text:span text:style-name="T7">(</text:span><text:span text:style-name="T22">kiṭanta</text:span><text:span text:style-name="T7">)</text:span><text:span text:style-name="T34"> </text:span><text:span text:style-name="T7">engraved</text:span><text:span text:style-name="T24"> </text:span><text:span text:style-name="T7">(</text:span><text:span text:style-name="T22">veṭṭiṉa-paṭi</text:span><text:span text:style-name="T7">)</text:span><text:span text:style-name="T34"> </text:span><text:span text:style-name="T7">before </text:span>(<text:span text:style-name="T32">muṉ</text:span>):</text:p>
        <text:p text:style-name="Standard"><text:span text:style-name="T7">This</text:span><text:span text:style-name="T152"> </text:span><text:span text:style-name="T7">is</text:span><text:span text:style-name="T152"> </text:span><text:span text:style-name="T7">the</text:span><text:span text:style-name="T152"> </text:span><text:span text:style-name="T7">9th</text:span><text:span text:style-name="T152"> </text:span><text:span text:style-name="T7">year</text:span><text:span text:style-name="T152"> </text:span><text:span text:style-name="T7">opposite</text:span><text:span text:style-name="T46"> </text:span><text:span text:style-name="T7">the</text:span><text:span text:style-name="T152"> </text:span><text:span text:style-name="T7">4th</text:span><text:span text:style-name="T152"> </text:span><text:span text:style-name="T7">year</text:span><text:span text:style-name="T152"> </text:span><text:span text:style-name="T7">of</text:span><text:span text:style-name="T87"> </text:span><text:span text:style-name="T7">king</text:span><text:span text:style-name="T152"> </text:span><text:span text:style-name="T7">Māṟañcaṭaiyaṉ.</text:span><text:span text:style-name="T152"> </text:span><text:span text:style-name="T61">For</text:span><text:span text:style-name="T152"> </text:span><text:span text:style-name="T7">a</text:span><text:span text:style-name="T152"> </text:span><text:span text:style-name="T7">per</text:span><text:span text:style-name="T1">petual</text:span><text:span text:style-name="T149"> </text:span><text:span text:style-name="T1">lamp</text:span><text:span text:style-name="T65"> </text:span><text:span text:style-name="T1">(</text:span><text:span text:style-name="T41">nontāviḷakkiṉukku</text:span><text:span text:style-name="T1">)</text:span><text:span text:style-name="T65"> </text:span><text:span text:style-name="T1">for</text:span><text:span text:style-name="T65"> </text:span><text:span text:style-name="T1">Mahādeva</text:span><text:span text:style-name="T65"> </text:span><text:span text:style-name="T1">of</text:span><text:span text:style-name="T48"> </text:span><text:span text:style-name="T1">[Ti]rukkōṭikkā,</text:span><text:span text:style-name="T65"> </text:span><text:span text:style-name="T1">[Varaguṇa </text:span><text:span text:style-name="T7">Mahāra*]jar</text:span><text:span text:style-name="T11"> </text:span><text:span text:style-name="T61">gave</text:span><text:span text:style-name="T11"> </text:span><text:span text:style-name="T7">(</text:span><text:span text:style-name="T22">kuṭutta</text:span><text:span text:style-name="T7">)</text:span><text:span text:style-name="T87"> </text:span><text:span text:style-name="T7">120</text:span><text:span text:style-name="T87"> </text:span><text:span text:style-name="T7">[</text:span><text:span text:style-name="T22">kaḻañcu</text:span><text:span text:style-name="T190"> </text:span><text:span text:style-name="T154">of]</text:span><text:span text:style-name="T87"> </text:span><text:span text:style-name="T7">gold;</text:span><text:span text:style-name="T11"> </text:span><text:span text:style-name="T7">we</text:span><text:span text:style-name="T87"> </text:span><text:span text:style-name="T7">the</text:span><text:span text:style-name="T87"> </text:span><text:span text:style-name="T7">Sabhā</text:span><text:span text:style-name="T87"> </text:span><text:span text:style-name="T7">of</text:span><text:span text:style-name="T61"> </text:span><text:span text:style-name="T7">Mahendrakōṭṭū</text:span><text:span text:style-name="T46"> </text:span><text:span text:style-name="T7">…</text:span><text:span text:style-name="T46"> </text:span><text:span text:style-name="T7">this</text:span><text:span text:style-name="T46"> </text:span><text:span text:style-name="T7">gold</text:span><text:span text:style-name="T46"> </text:span><text:span text:style-name="T7">(</text:span><text:span text:style-name="T22">ippoṉ</text:span><text:span text:style-name="T7">)</text:span><text:span text:style-name="T46"> </text:span><text:span text:style-name="T7">…;</text:span><text:span text:style-name="T34"> </text:span><text:span text:style-name="T7">with</text:span><text:span text:style-name="T46"> </text:span><text:span text:style-name="T7">the</text:span><text:span text:style-name="T46"> </text:span><text:span text:style-name="T7">interests</text:span><text:span text:style-name="T46"> </text:span><text:span text:style-name="T7">([</text:span><text:span text:style-name="T22">pa</text:span><text:span text:style-name="T7">*]</text:span><text:span text:style-name="T22">licaiyāl</text:span><text:span text:style-name="T7">),</text:span><text:span text:style-name="T46"> </text:span><text:span text:style-name="T36">everyday,</text:span><text:span text:style-name="T34"> </text:span><text:span text:style-name="T7">having </text:span><text:span text:style-name="T1">taken</text:span><text:span text:style-name="T75"> </text:span><text:span text:style-name="T1">(</text:span><text:span text:style-name="T41">koṇṭu</text:span><text:span text:style-name="T1">)</text:span><text:span text:style-name="T75"> </text:span><text:span text:style-name="T1">and</text:span><text:span text:style-name="T75"> </text:span><text:span text:style-name="T1">having</text:span><text:span text:style-name="T75"> </text:span><text:span text:style-name="T1">gone</text:span><text:span text:style-name="T76"> </text:span><text:span text:style-name="T1">(</text:span><text:span text:style-name="T41">ceṉṟu</text:span><text:span text:style-name="T1">)</text:span><text:span text:style-name="T75"> </text:span><text:span text:style-name="T1">to</text:span><text:span text:style-name="T75"> </text:span><text:span text:style-name="T1">the</text:span><text:span text:style-name="T75"> </text:span><text:span text:style-name="T1">sacred</text:span><text:span text:style-name="T76"> </text:span><text:span text:style-name="T1">temple</text:span><text:span text:style-name="T75"> </text:span><text:span text:style-name="T1">(</text:span><text:span text:style-name="T41">śrīkō</text:span><text:span text:style-name="T1">[</text:span><text:span text:style-name="T200"> </text:span><text:span text:style-name="T41">yil</text:span><text:span text:style-name="T1">*])</text:span><text:span text:style-name="T75"> </text:span><text:span text:style-name="T1">to/for </text:span><text:span text:style-name="T7">Rājamāttāṇṭaṉ</text:span><text:span text:style-name="T94"> </text:span><text:span text:style-name="T7">[a</text:span><text:span text:style-name="T94"> </text:span><text:span text:style-name="T7">measure’s</text:span><text:span text:style-name="T94"> </text:span><text:span text:style-name="T7">name?</text:span><text:span text:style-name="T94"> </text:span><text:span text:style-name="T7">A</text:span><text:span text:style-name="T92"> </text:span><text:span text:style-name="T7">person’s</text:span><text:span text:style-name="T94"> </text:span><text:span text:style-name="T7">name</text:span><text:span text:style-name="T94"> </text:span><text:span text:style-name="T7">attached</text:span><text:span text:style-name="T94"> </text:span><text:span text:style-name="T7">to</text:span><text:span text:style-name="T94"> </text:span><text:span text:style-name="T7">the</text:span><text:span text:style-name="T92"> </text:span><text:span text:style-name="T7">temple?] </text:span><text:span text:style-name="T1">one</text:span><text:span text:style-name="T77"> </text:span><text:span text:style-name="T41">nāḻi</text:span><text:span text:style-name="T201"> </text:span><text:span text:style-name="T1">of</text:span><text:span text:style-name="T62"> </text:span><text:soft-page-break/><text:span text:style-name="T1">ghee,</text:span><text:span text:style-name="T77"> </text:span><text:span text:style-name="T1">we</text:span><text:span text:style-name="T113"> </text:span><text:span text:style-name="T1">the</text:span><text:span text:style-name="T77"> </text:span><text:span text:style-name="T1">Sabhā</text:span><text:span text:style-name="T113"> </text:span><text:span text:style-name="T1">of</text:span><text:span text:style-name="T62"> </text:span><text:span text:style-name="T1">Mahendrakōṭṭūr</text:span><text:span text:style-name="T77"> </text:span><text:span text:style-name="T1">will</text:span><text:span text:style-name="T113"> </text:span><text:span text:style-name="T1">give</text:span><text:span text:style-name="T77"> </text:span><text:span text:style-name="T1">(</text:span><text:span text:style-name="T41">kuṭuppōmāṉōm</text:span><text:span text:style-name="T1">)</text:span> … the lord/lords of the temple (<text:span text:style-name="T32">tirukkōyil-uṭaiyār</text:span>);</text:p>
        <text:p text:style-name="Standard" loext:marker-style-name="T1"><text:span text:style-name="T1">Since</text:span><text:span text:style-name="T114"> </text:span><text:span text:style-name="T1">it</text:span><text:span text:style-name="T114"> </text:span><text:span text:style-name="T1">is</text:span><text:span text:style-name="T114"> </text:span><text:span text:style-name="T1">engraved</text:span><text:span text:style-name="T114"> </text:span><text:span text:style-name="T1">(</text:span><text:span text:style-name="T41">veṭṭinamai-yil</text:span><text:span text:style-name="T1">)</text:span><text:span text:style-name="T114"> </text:span><text:span text:style-name="T1">completely</text:span><text:span text:style-name="T114"> </text:span><text:span text:style-name="T1">(</text:span><text:span text:style-name="T41">ēṟa</text:span><text:span text:style-name="T1">)</text:span><text:span text:style-name="T114"> </text:span><text:span text:style-name="T1">on</text:span><text:span text:style-name="T114"> </text:span><text:span text:style-name="T1">this</text:span><text:span text:style-name="T114"> </text:span><text:span text:style-name="T1">sacred</text:span><text:span text:style-name="T114"> </text:span><text:span text:style-name="T1">sanctuary</text:span><text:span text:style-name="T54"> </text:span><text:span text:style-name="T1">(</text:span><text:span text:style-name="T41">śrīvimāṉattilē</text:span><text:span text:style-name="T1">),</text:span><text:span text:style-name="T54"> </text:span><text:span text:style-name="T1">since</text:span><text:span text:style-name="T136"> </text:span><text:span text:style-name="T1">there</text:span><text:span text:style-name="T54"> </text:span><text:span text:style-name="T1">is</text:span><text:span text:style-name="T54"> </text:span><text:span text:style-name="T1">no</text:span><text:span text:style-name="T136"> </text:span><text:span text:style-name="T1">(</text:span><text:span text:style-name="T41">illāmaiy-il</text:span><text:span text:style-name="T1">)</text:span><text:span text:style-name="T54"> </text:span><text:span text:style-name="T1">use</text:span><text:span text:style-name="T136"> </text:span><text:span text:style-name="T1">(</text:span><text:span text:style-name="T41">upaiyogam</text:span><text:span text:style-name="T1">)</text:span><text:span text:style-name="T54"> </text:span><text:span text:style-name="T1">for</text:span><text:span text:style-name="T54"> </text:span><text:span text:style-name="T1">the </text:span><text:span text:style-name="T7">separate</text:span><text:span text:style-name="T34"> </text:span><text:span text:style-name="T7">stones</text:span><text:span text:style-name="T34"> </text:span><text:span text:style-name="T7">(</text:span><text:span text:style-name="T22">taṉi-k-kal-l-āl</text:span><text:span text:style-name="T7">)</text:span><text:span text:style-name="T34"> </text:span><text:span text:style-name="T7">which</text:span><text:span text:style-name="T34"> </text:span><text:span text:style-name="T7">were</text:span><text:span text:style-name="T34"> </text:span><text:span text:style-name="T7">lying</text:span><text:span text:style-name="T34"> </text:span><text:span text:style-name="T7">engraved</text:span><text:span text:style-name="T34"> </text:span><text:span text:style-name="T7">(</text:span><text:span text:style-name="T22">veṭṭi-kiṭanta</text:span><text:span text:style-name="T7">)</text:span><text:span text:style-name="T34"> </text:span><text:span text:style-name="T7">with </text:span><text:span text:style-name="T1">this</text:span><text:span text:style-name="T3"> </text:span><text:span text:style-name="T1">previous</text:span><text:span text:style-name="T3"> </text:span><text:span text:style-name="T1">text</text:span><text:span text:style-name="T3"> </text:span><text:span text:style-name="T1">(</text:span><text:span text:style-name="T41">muṉ-ṉ-i-vājakam</text:span><text:span text:style-name="T1">),</text:span><text:span text:style-name="T75"> </text:span><text:span text:style-name="T1">that</text:span><text:span text:style-name="T3"> </text:span><text:span text:style-name="T1">has</text:span><text:span text:style-name="T3"> </text:span><text:span text:style-name="T1">been</text:span><text:span text:style-name="T75"> </text:span><text:span text:style-name="T1">removed</text:span><text:span text:style-name="T3"> </text:span><text:span text:style-name="T1">(</text:span><text:span text:style-name="T41">atu</text:span><text:span text:style-name="T202"> </text:span><text:span text:style-name="T41">tavirntatu</text:span><text:span text:style-name="T1">).</text:span></text:p>
        <text:p text:style-name="P5" loext:marker-style-name="T1"/>
        <text:p text:style-name="Standard"><text:span text:style-name="T7">#9:</text:span><text:span text:style-name="T60"> </text:span><text:span text:style-name="T7">a)</text:span><text:span text:style-name="T92"> </text:span><text:span text:style-name="T7">Tirukkōṭīśvara</text:span><text:span text:style-name="T60"> </text:span><text:span text:style-name="T7">temple,</text:span><text:span text:style-name="T92"> </text:span><text:span text:style-name="T7">Tirukkōṭikkāval,</text:span><text:span text:style-name="T92"> </text:span><text:span text:style-name="T7">Tiruviṭaimarutūr</text:span><text:span text:style-name="T60"> </text:span><text:span text:style-name="T7">taluk,</text:span><text:span text:style-name="T92"> </text:span><text:span text:style-name="T61">Tañcāvūr </text:span><text:span text:style-name="T7">district;</text:span><text:span text:style-name="T176"> </text:span><text:span text:style-name="T7">b)</text:span><text:span text:style-name="T14"> </text:span><text:span text:style-name="T7">on</text:span><text:span text:style-name="T176"> </text:span><text:span text:style-name="T7">the</text:span><text:span text:style-name="T14"> </text:span><text:span text:style-name="T7">base</text:span><text:span text:style-name="T176"> </text:span><text:span text:style-name="T7">of</text:span><text:span text:style-name="T25"> </text:span><text:span text:style-name="T7">the</text:span><text:span text:style-name="T176"> </text:span><text:span text:style-name="T7">southern</text:span><text:span text:style-name="T14"> </text:span><text:span text:style-name="T7">façade</text:span><text:span text:style-name="T14"> </text:span><text:span text:style-name="T7">of</text:span><text:span text:style-name="T24"> </text:span><text:span text:style-name="T7">the</text:span><text:span text:style-name="T14"> </text:span><text:span text:style-name="T22">ardha-maṇḍapa</text:span><text:span text:style-name="T7">;</text:span><text:span text:style-name="T14"> </text:span><text:span text:style-name="T7">c)</text:span><text:span text:style-name="T14"> </text:span><text:span text:style-name="T7">Regnal year</text:span><text:span text:style-name="T90"> </text:span><text:span text:style-name="T26">11</text:span><text:span text:style-name="T203"> </text:span><text:span text:style-name="T7">[…]</text:span><text:span text:style-name="T79"> </text:span><text:span text:style-name="T7">of</text:span><text:span text:style-name="T93"> </text:span><text:span text:style-name="T7">Māṟañcaṭaiyaṉ;</text:span><text:span text:style-name="T90"> </text:span><text:span text:style-name="T7">d)</text:span><text:span text:style-name="T90"> </text:span><text:span text:style-name="T13">are</text:span><text:span text:style-name="T79"> </text:span><text:span text:style-name="T7">1930–1931,</text:span><text:span text:style-name="T90"> </text:span><text:span text:style-name="T7">no.</text:span><text:span text:style-name="T79"> </text:span><text:span text:style-name="T7">37;</text:span><text:span text:style-name="T90"> </text:span><text:span text:style-name="T13">tli</text:span><text:span text:style-name="T89"> </text:span><text:span text:style-name="T7">Tj</text:span><text:span text:style-name="T90"> </text:span><text:span text:style-name="T7">264;</text:span><text:span text:style-name="T90"> </text:span><text:span text:style-name="T13">sii</text:span><text:span text:style-name="T79"> </text:span><text:span text:style-name="T7">14,</text:span><text:span text:style-name="T90"> </text:span><text:span text:style-name="T7">no.</text:span><text:span text:style-name="T79"> </text:span><text:span text:style-name="T26">21; </text:span><text:span text:style-name="T67">iep</text:span><text:span text:style-name="T204"> </text:span>34;<text:span text:style-name="T204"> </text:span>e)<text:span text:style-name="T56"> </text:span>inscription<text:span text:style-name="T204"> </text:span>located<text:span text:style-name="T204"> </text:span>personally.</text:p>
        <text:p text:style-name="Standard"><text:span text:style-name="T62"/></text:p>
        <text:p text:style-name="P2"><text:span text:style-name="T62">(1) </text:span><text:span text:style-name="T32">svasti</text:span><text:span text:style-name="T205"> </text:span><text:span text:style-name="T32">śrī</text:span><text:span text:style-name="T206"> </text:span>i[tuvu]moru<text:span text:style-name="T207"> </text:span>pa[ṭi]<text:span text:style-name="T156"> </text:span>[|*]<text:span text:style-name="T185"> </text:span>komā[ṟaṉ]caṭaiyaṟkku<text:span text:style-name="T207"> </text:span>yāṇṭu<text:span text:style-name="T185"> </text:span><text:span text:style-name="T7">11</text:span><text:span text:style-name="T89"> </text:span>{built<text:span text:style-name="T207"> </text:span>over} </text:p>
        <text:p text:style-name="P2"><text:span text:style-name="T1">(2) ṟṟūr</text:span><text:span text:style-name="T55"> </text:span><text:span text:style-name="T1">nāṭṭut</text:span><text:span text:style-name="T54"> </text:span><text:span text:style-name="T1">tirukkoṭikāvil</text:span><text:span text:style-name="T54"> </text:span><text:span text:style-name="T41">śrīsarasvatigaṇapa</text:span><text:span text:style-name="T1">tikaḷukku</text:span><text:span text:style-name="T55"> </text:span><text:span text:style-name="T1">muṉṟu</text:span><text:span text:style-name="T54"> </text:span><text:span text:style-name="T1">[n]ontāviḷakkerippa[taṟ]kku kuṭutta poṉ varakuṇa</text:span><text:span text:style-name="T41">mahārāja</text:span><text:span text:style-name="T1">r kuṭutta poṉ</text:span><text:span text:style-name="T65"> </text:span><text:span text:style-name="T6">nūṟṟeṇpatiṉ </text:span>kaḻa[ñcu]<text:span text:style-name="T208"> </text:span>[|*]<text:span text:style-name="T208"> </text:span>ippoṉṉi[ṉ<text:span text:style-name="T208"> </text:span>pa]licaiyāl<text:span text:style-name="T209"> </text:span>nicati<text:span text:style-name="T208"> </text:span>nā<text:span text:style-name="T208"> </text:span>{built<text:span text:style-name="T209"> </text:span>over}<text:span text:style-name="T208"> </text:span></text:p>
        <text:p text:style-name="P2"><text:span text:style-name="T208">(3)</text:span><text:span text:style-name="T209"> </text:span>yil<text:span text:style-name="T208"> </text:span>aḷantu<text:span text:style-name="T208"> </text:span>kuṭu<text:span text:style-name="T7">ppomāṉom tirukkoṭikāvāṉa kaṇṇamaṅkala[ttu] </text:span><text:span text:style-name="T22">sabhai</text:span><text:span text:style-name="T7">yom [|*] [i]tu paḻaṅka</text:span><text:span text:style-name="T1">lpaṭi</text:span><text:span text:style-name="T65"> </text:span><text:span text:style-name="T1">inta</text:span><text:span text:style-name="T62"> </text:span><text:span text:style-name="T41">śrī</text:span><text:span text:style-name="T1">vi[mā]nattile</text:span><text:span text:style-name="T65"> </text:span><text:span text:style-name="T1">eṟa</text:span><text:span text:style-name="T62"> </text:span><text:span text:style-name="T1">veṭṭiṉamaiyil</text:span><text:span text:style-name="T65"> </text:span><text:span text:style-name="T1">muṉṉi[[vā</text:span><text:span text:style-name="T75"> </text:span><text:span text:style-name="T41">ja</text:span><text:span text:style-name="T1">kam</text:span><text:span text:style-name="T62"> </text:span><text:span text:style-name="T1">veṭṭikkiṭanta</text:span><text:span text:style-name="T65"> </text:span><text:span text:style-name="T1">taṉik</text:span><text:span text:style-name="T76"> </text:span><text:span text:style-name="T1">kallāl</text:span><text:span text:style-name="T76"> </text:span><text:span text:style-name="T1">u</text:span><text:span text:style-name="T41">bhai</text:span><text:span text:style-name="T1">yokam</text:span><text:span text:style-name="T76"> </text:span><text:span text:style-name="T1">allāmaiyil</text:span><text:span text:style-name="T81"> </text:span><text:span text:style-name="T1">{built</text:span><text:span text:style-name="T76"> </text:span><text:span text:style-name="T1">over}]]43</text:span><text:span text:style-name="T76"> </text:span></text:p>
        <text:p text:style-name="P2"><text:span text:style-name="T76">(4)</text:span><text:span text:style-name="T81"> </text:span><text:span text:style-name="T1">itu</text:span><text:span text:style-name="T76"> </text:span><text:span text:style-name="T1">muṭṭiṟ</text:span><text:span text:style-name="T76"> </text:span><text:span text:style-name="T1">paṉmāyeśvara </text:span>kaṭaikkūṭṭappeṟṟār<text:span text:style-name="T86"> </text:span>[||*]</text:p>
        <text:p text:style-name="Standard" loext:marker-style-name="T1"><text:span text:style-name="T1">Hail!</text:span><text:span text:style-name="T4"> </text:span><text:span text:style-name="T1">Prosperity!</text:span><text:span text:style-name="T210"> </text:span><text:span text:style-name="T1">This</text:span><text:span text:style-name="T4"> </text:span><text:span text:style-name="T1">is</text:span><text:span text:style-name="T4"> </text:span><text:span text:style-name="T1">also</text:span><text:span text:style-name="T4"> </text:span><text:span text:style-name="T1">a</text:span><text:span text:style-name="T4"> </text:span><text:span text:style-name="T80">copy.</text:span><text:span text:style-name="T4"> </text:span><text:span text:style-name="T1">[This</text:span><text:span text:style-name="T4"> </text:span><text:span text:style-name="T1">is]</text:span><text:span text:style-name="T4"> </text:span><text:span text:style-name="T1">the</text:span><text:span text:style-name="T4"> </text:span><text:span text:style-name="T1">11th</text:span><text:span text:style-name="T4"> </text:span><text:span text:style-name="T1">year</text:span><text:span text:style-name="T4"> </text:span><text:span text:style-name="T1">of</text:span><text:span text:style-name="T75"> </text:span><text:span text:style-name="T1">king</text:span><text:span text:style-name="T4"> </text:span><text:span text:style-name="T1">Māṟañcaṭaiyaṉ </text:span><text:span text:style-name="T7">…</text:span><text:span text:style-name="T94"> </text:span><text:span text:style-name="T61">For</text:span><text:span text:style-name="T94"> </text:span><text:span text:style-name="T7">Śrī</text:span><text:span text:style-name="T94"> </text:span><text:span text:style-name="T7">Sarasvatī</text:span><text:span text:style-name="T94"> </text:span><text:span text:style-name="T7">and</text:span><text:span text:style-name="T94"> </text:span><text:span text:style-name="T7">Gaṇapati</text:span><text:span text:style-name="T94"> </text:span><text:span text:style-name="T7">in</text:span><text:span text:style-name="T90"> </text:span><text:span text:style-name="T7">Tirukkōṭikā</text:span><text:span text:style-name="T94"> </text:span><text:span text:style-name="T7">of</text:span><text:span text:style-name="T15"> </text:span><text:span text:style-name="T7">…</text:span><text:span text:style-name="T94"> </text:span><text:span text:style-name="T7">ṟṟūrnāṭu,</text:span><text:span text:style-name="T94"> </text:span><text:span text:style-name="T7">for</text:span><text:span text:style-name="T94"> </text:span><text:span text:style-name="T7">burning</text:span><text:span text:style-name="T92"> </text:span><text:span text:style-name="T36">three </text:span><text:span text:style-name="T7">perpetual</text:span><text:span text:style-name="T15"> </text:span><text:span text:style-name="T7">lamps,</text:span><text:span text:style-name="T127"> </text:span><text:span text:style-name="T7">Varaguṇa</text:span><text:span text:style-name="T15"> </text:span><text:span text:style-name="T7">Mahārāja</text:span><text:span text:style-name="T8"> </text:span><text:span text:style-name="T61">gave</text:span><text:span text:style-name="T8"> </text:span><text:span text:style-name="T7">gold;</text:span><text:span text:style-name="T15"> </text:span><text:span text:style-name="T7">he</text:span><text:span text:style-name="T8"> </text:span><text:span text:style-name="T61">gave</text:span><text:span text:style-name="T15"> </text:span><text:span text:style-name="T7">180</text:span><text:span text:style-name="T8"> </text:span><text:span text:style-name="T22">kaḻañcu</text:span><text:span text:style-name="T7">;</text:span><text:span text:style-name="T15"> </text:span><text:span text:style-name="T7">with</text:span><text:span text:style-name="T8"> </text:span><text:span text:style-name="T7">the interests</text:span><text:span text:style-name="T74"> </text:span><text:span text:style-name="T7">of this</text:span><text:span text:style-name="T74"> </text:span><text:span text:style-name="T7">gold,</text:span><text:span text:style-name="T211"> </text:span><text:span text:style-name="T7">every</text:span><text:span text:style-name="T74"> </text:span><text:span text:style-name="T7">day</text:span><text:span text:style-name="T74"> </text:span><text:span text:style-name="T7">…;</text:span><text:span text:style-name="T74"> </text:span><text:span text:style-name="T7">we,</text:span><text:span text:style-name="T74"> </text:span><text:span text:style-name="T7">the</text:span><text:span text:style-name="T74"> </text:span><text:span text:style-name="T7">Sabhā</text:span><text:span text:style-name="T74"> </text:span><text:span text:style-name="T7">of</text:span><text:span text:style-name="T72"> </text:span><text:span text:style-name="T7">Kaṇṇamaṅgalam</text:span><text:span text:style-name="T74"> </text:span><text:span text:style-name="T22">alias </text:span><text:span text:style-name="T1">Tirukkōṭikā, will give (</text:span><text:span text:style-name="T41">kuṭuppōmāṉōm</text:span><text:span text:style-name="T1">), having measured (</text:span><text:span text:style-name="T41">aḷantu</text:span><text:span text:style-name="T1">) into</text:span><text:span text:style-name="T117"> </text:span><text:span text:style-name="T1">the hands</text:span><text:span text:style-name="T197"> </text:span><text:span text:style-name="T1">([</text:span><text:span text:style-name="T41">kai</text:span><text:span text:style-name="T1">*]</text:span><text:span text:style-name="T65"> </text:span><text:span text:style-name="T41">yil</text:span><text:span text:style-name="T1">)</text:span><text:span text:style-name="T197"> </text:span><text:span text:style-name="T1">…</text:span></text:p>
        <text:p text:style-name="Standard"><text:span text:style-name="T1">This</text:span><text:span text:style-name="T83"> </text:span><text:span text:style-name="T1">is</text:span><text:span text:style-name="T77"> </text:span><text:span text:style-name="T1">a</text:span><text:span text:style-name="T77"> </text:span><text:span text:style-name="T1">copy</text:span><text:span text:style-name="T77"> </text:span><text:span text:style-name="T1">of</text:span><text:span text:style-name="T65"> </text:span><text:span text:style-name="T1">an</text:span><text:span text:style-name="T77"> </text:span><text:span text:style-name="T1">old</text:span><text:span text:style-name="T77"> </text:span><text:span text:style-name="T1">stone</text:span><text:span text:style-name="T77"> </text:span><text:span text:style-name="T1">(</text:span><text:span text:style-name="T41">paḻaṅ-kal-paṭi</text:span><text:span text:style-name="T1">);</text:span><text:span text:style-name="T83"> </text:span><text:span text:style-name="T1">since</text:span><text:span text:style-name="T77"> </text:span><text:span text:style-name="T1">it</text:span><text:span text:style-name="T77"> </text:span><text:span text:style-name="T1">is</text:span><text:span text:style-name="T77"> </text:span><text:span text:style-name="T1">engraved</text:span><text:span text:style-name="T77"> </text:span><text:span text:style-name="T1">(</text:span><text:span text:style-name="T41">veṭṭinamai-yil</text:span><text:span text:style-name="T1">)</text:span><text:span text:style-name="T83"> </text:span><text:span text:style-name="T1">completely</text:span><text:span text:style-name="T83"> </text:span><text:span text:style-name="T1">(</text:span><text:span text:style-name="T41">ēṟa</text:span><text:span text:style-name="T1">)</text:span><text:span text:style-name="T83"> </text:span><text:span text:style-name="T1">on</text:span><text:span text:style-name="T83"> </text:span><text:span text:style-name="T1">this</text:span><text:span text:style-name="T83"> </text:span><text:span text:style-name="T1">sacred</text:span><text:span text:style-name="T83"> </text:span><text:span text:style-name="T1">sanctuary</text:span><text:span text:style-name="T83"> </text:span><text:span text:style-name="T1">(</text:span><text:span text:style-name="T41">śrīvimāna</text:span><text:span text:style-name="T1">),</text:span><text:span text:style-name="T77"> </text:span><text:span text:style-name="T1">since</text:span><text:span text:style-name="T83"> </text:span><text:span text:style-name="T1">there</text:span><text:span text:style-name="T83"> </text:span><text:span text:style-name="T1">is </text:span><text:span text:style-name="T7">no</text:span><text:span text:style-name="T88"> </text:span><text:span text:style-name="T7">(</text:span><text:span text:style-name="T22">illāmaiy-il</text:span><text:span text:style-name="T7">)</text:span><text:span text:style-name="T88"> </text:span><text:span text:style-name="T7">use</text:span><text:span text:style-name="T88"> </text:span><text:span text:style-name="T7">(</text:span><text:span text:style-name="T22">upaiyokam</text:span><text:span text:style-name="T7">)</text:span><text:span text:style-name="T88"> </text:span><text:span text:style-name="T7">for</text:span><text:span text:style-name="T88"> </text:span><text:span text:style-name="T7">the</text:span><text:span text:style-name="T88"> </text:span><text:span text:style-name="T7">separate</text:span><text:span text:style-name="T87"> </text:span><text:span text:style-name="T7">stones</text:span><text:span text:style-name="T88"> </text:span><text:span text:style-name="T7">(</text:span><text:span text:style-name="T22">taṉi-k-kal-l-āl</text:span><text:span text:style-name="T7">)</text:span><text:span text:style-name="T88"> </text:span><text:span text:style-name="T7">which </text:span><text:span text:style-name="T1">were</text:span><text:span text:style-name="T62"> </text:span><text:span text:style-name="T1">lying</text:span><text:span text:style-name="T62"> </text:span><text:span text:style-name="T1">engraved</text:span><text:span text:style-name="T62"> </text:span><text:span text:style-name="T1">(</text:span><text:span text:style-name="T41">veṭṭi-kiṭanta</text:span><text:span text:style-name="T1">)</text:span><text:span text:style-name="T47"> </text:span><text:span text:style-name="T1">with</text:span><text:span text:style-name="T62"> </text:span><text:span text:style-name="T1">this</text:span><text:span text:style-name="T62"> </text:span><text:span text:style-name="T1">previous</text:span><text:span text:style-name="T47"> </text:span><text:span text:style-name="T1">text</text:span><text:span text:style-name="T62"> </text:span><text:span text:style-name="T1">(</text:span><text:span text:style-name="T41">muṉ-ṉ-i-vājakam</text:span><text:span text:style-name="T1">) …</text:span><text:span text:style-name="T47"> </text:span><text:span text:style-name="T1">If</text:span><text:span text:style-name="T52"> </text:span><text:span text:style-name="T1">this</text:span><text:span text:style-name="T48"> </text:span><text:span text:style-name="T1">(</text:span><text:span text:style-name="T41">itu</text:span><text:span text:style-name="T1">)</text:span><text:span text:style-name="T47"> </text:span><text:span text:style-name="T1">is</text:span><text:span text:style-name="T47"> </text:span><text:span text:style-name="T1">deficient</text:span><text:span text:style-name="T48"> </text:span><text:span text:style-name="T1">(</text:span><text:span text:style-name="T41">muṭṭ-iṟ</text:span><text:span text:style-name="T198"> </text:span><text:span text:style-name="T1">for</text:span><text:span text:style-name="T47"> </text:span><text:span text:style-name="T41">muṭṭ-il</text:span><text:span text:style-name="T1">),</text:span><text:span text:style-name="T48"> </text:span><text:span text:style-name="T1">the</text:span><text:span text:style-name="T47"> </text:span><text:span text:style-name="T1">Paṉmāheśvaras</text:span><text:span text:style-name="T47"> </text:span><text:span text:style-name="T1">will</text:span><text:span text:style-name="T47"> </text:span><text:span text:style-name="T1">obtain </text:span>(<text:span text:style-name="T32">peṟṟār</text:span>)<text:span text:style-name="T57"> </text:span>and<text:span text:style-name="T130"> </text:span>carry<text:span text:style-name="T130"> </text:span>out<text:span text:style-name="T130"> </text:span>(<text:span text:style-name="T32">kaṭai-k-kūṭṭa</text:span>).</text:p>
        <text:p text:style-name="Standard"/>
        <text:p text:style-name="Standard"><text:span text:style-name="T7">#10:</text:span><text:span text:style-name="T88"> </text:span><text:span text:style-name="T7">a)</text:span><text:span text:style-name="T88"> </text:span><text:span text:style-name="T7">Ōtaṉavaṉēśvara</text:span><text:span text:style-name="T108"> </text:span><text:span text:style-name="T7">temple,</text:span><text:span text:style-name="T109"> </text:span><text:span text:style-name="T7">Tiruccāttuṟai</text:span><text:span text:style-name="T88"> </text:span><text:span text:style-name="T7">(Tiruccōṟṟuttuṟai),</text:span><text:span text:style-name="T109"> </text:span><text:span text:style-name="T7">Tiruvaiyāṟu taluk,</text:span><text:span text:style-name="T93"> </text:span><text:span text:style-name="T61">Tañcāvūr</text:span><text:span text:style-name="T15"> </text:span><text:span text:style-name="T7">district;</text:span><text:span text:style-name="T15"> </text:span><text:span text:style-name="T7">b)</text:span><text:span text:style-name="T8"> </text:span><text:span text:style-name="T7">on</text:span><text:span text:style-name="T15"> </text:span><text:span text:style-name="T7">the</text:span><text:span text:style-name="T15"> </text:span><text:span text:style-name="T7">west</text:span><text:span text:style-name="T15"> </text:span><text:span text:style-name="T7">wall</text:span><text:span text:style-name="T15"> </text:span><text:span text:style-name="T7">of</text:span><text:span text:style-name="T38"> </text:span><text:span text:style-name="T7">the</text:span><text:span text:style-name="T8"> </text:span><text:span text:style-name="T7">central</text:span><text:span text:style-name="T15"> </text:span><text:span text:style-name="T7">shrine;</text:span><text:span text:style-name="T15"> </text:span><text:span text:style-name="T7">c)</text:span><text:span text:style-name="T15"> </text:span><text:span text:style-name="T7">Regnal</text:span><text:span text:style-name="T15"> </text:span><text:span text:style-name="T7">year lost;</text:span><text:span text:style-name="T89"> </text:span><text:span text:style-name="T7">d)</text:span><text:span text:style-name="T89"> </text:span><text:span text:style-name="T13">are</text:span><text:span text:style-name="T89"> </text:span><text:span text:style-name="T7">1930–1931,</text:span><text:span text:style-name="T89"> </text:span><text:span text:style-name="T7">no.</text:span><text:span text:style-name="T89"> </text:span><text:span text:style-name="T7">160</text:span><text:span text:style-name="T89"> </text:span><text:span text:style-name="T7">(+</text:span><text:span text:style-name="T89"> </text:span><text:span text:style-name="T7">part</text:span><text:span text:style-name="T89"> </text:span><text:span text:style-name="T212">ii,</text:span><text:span text:style-name="T89"> </text:span><text:span text:style-name="T7">para</text:span><text:span text:style-name="T89"> </text:span><text:span text:style-name="T7">17,</text:span><text:span text:style-name="T89"> </text:span><text:span text:style-name="T61">p.</text:span><text:span text:style-name="T89"> </text:span><text:span text:style-name="T7">45);</text:span><text:span text:style-name="T89"> </text:span><text:span text:style-name="T13">tli</text:span><text:span text:style-name="T155"> </text:span><text:span text:style-name="T7">Tj</text:span><text:span text:style-name="T89"> </text:span><text:span text:style-name="T7">2767;</text:span><text:span text:style-name="T89"> </text:span><text:span text:style-name="T13">sii</text:span><text:span text:style-name="T89"> </text:span><text:span text:style-name="T7">14,</text:span><text:span text:style-name="T89"> </text:span><text:span text:style-name="T7">no.</text:span><text:span text:style-name="T89"> </text:span><text:span text:style-name="T7">28;</text:span> <text:span text:style-name="T7">e)</text:span><text:span text:style-name="T126"> </text:span><text:span text:style-name="T7">inscription</text:span><text:span text:style-name="T126"> </text:span><text:span text:style-name="T7">located</text:span><text:span text:style-name="T127"> </text:span><text:span text:style-name="T7">personally;</text:span><text:span text:style-name="T126"> </text:span><text:span text:style-name="T13">f)</text:span><text:span text:style-name="T127"> </text:span><text:span text:style-name="T7">the</text:span><text:span text:style-name="T126"> </text:span><text:span text:style-name="T7">inscription</text:span><text:span text:style-name="T126"> </text:span><text:span text:style-name="T7">is</text:span><text:span text:style-name="T127"> </text:span><text:span text:style-name="T7">much</text:span><text:span text:style-name="T126"> </text:span><text:span text:style-name="T7">more</text:span><text:span text:style-name="T127"> </text:span><text:span text:style-name="T7">damaged</text:span><text:span text:style-name="T93"> </text:span><text:span text:style-name="T36">than </text:span><text:span text:style-name="T1">it</text:span><text:span text:style-name="T47"> </text:span><text:span text:style-name="T1">was</text:span><text:span text:style-name="T48"> </text:span><text:span text:style-name="T1">when</text:span><text:span text:style-name="T48"> </text:span><text:span text:style-name="T1">the</text:span><text:span text:style-name="T48"> </text:span><text:span text:style-name="T1">estampage</text:span><text:span text:style-name="T47"> </text:span><text:span text:style-name="T1">was</text:span><text:span text:style-name="T48"> </text:span><text:span text:style-name="T1">made</text:span><text:span text:style-name="T48"> </text:span><text:span text:style-name="T1">(probably</text:span><text:span text:style-name="T48"> </text:span><text:span text:style-name="T1">in</text:span><text:span text:style-name="T47"> </text:span><text:span text:style-name="T1">1930–1931).</text:span></text:p>
        <text:p text:style-name="Standard"><text:span text:style-name="T63"/></text:p>
        <text:p text:style-name="P2"><text:soft-page-break/><text:span text:style-name="T63">(1) </text:span><text:span text:style-name="T1">…</text:span><text:span text:style-name="T52"> </text:span></text:p>
        <text:p text:style-name="P2"><text:span text:style-name="T52">(2)</text:span><text:span text:style-name="T63"> </text:span><text:span text:style-name="T1">…</text:span><text:span text:style-name="T52"> </text:span><text:span text:style-name="T1">tiru</text:span></text:p>
        <text:p text:style-name="P2"><text:span text:style-name="T1">(3)ccoṟṟuttuṟai</text:span><text:span text:style-name="T52"> </text:span><text:span text:style-name="T41">ma</text:span></text:p>
        <text:p text:style-name="P2"><text:span text:style-name="T158">(4)</text:span><text:span text:style-name="T1">[[</text:span><text:span text:style-name="T41">hā</text:span><text:span text:style-name="T1">]]</text:span><text:span text:style-name="T41">d</text:span><text:span text:style-name="T1">[[</text:span><text:span text:style-name="T41">e</text:span><text:span text:style-name="T1">]]vaṟku</text:span><text:span text:style-name="T63"> </text:span><text:span text:style-name="T1">tiru[[viḷa]]</text:span></text:p>
        <text:p text:style-name="P2"><text:span text:style-name="T1">(5)kkiṉukku pāṇṭi</text:span><text:span text:style-name="T144"> </text:span><text:span text:style-name="T41">mā</text:span><text:span text:style-name="T1">[[rā]]</text:span><text:span text:style-name="T112"> </text:span><text:span text:style-name="T41">ja</text:span></text:p>
        <text:p text:style-name="P2"><text:span text:style-name="T158">(6)</text:span><text:span text:style-name="T1">rāyiṉa</text:span><text:span text:style-name="T144"> </text:span><text:span text:style-name="T1">varakuṇa</text:span><text:span text:style-name="T41">mā</text:span><text:span text:style-name="T1">[[rā]][</text:span><text:span text:style-name="T112"> </text:span><text:span text:style-name="T41">ja</text:span><text:span text:style-name="T1">][[r]]</text:span><text:span text:style-name="T144"> </text:span></text:p>
        <text:p text:style-name="P2"><text:span text:style-name="T144">(7)</text:span><text:span text:style-name="T102"> </text:span><text:span text:style-name="T1">[[ku]]ṭutta</text:span><text:span text:style-name="T102"> </text:span><text:span text:style-name="T1">kācu</text:span><text:span text:style-name="T144"> </text:span><text:span text:style-name="T1">300 ik</text:span><text:span text:style-name="T75"> </text:span></text:p>
        <text:p text:style-name="P2"><text:span text:style-name="T75">(8)</text:span><text:span text:style-name="T76"> </text:span><text:span text:style-name="T1">…</text:span><text:span text:style-name="T76"> </text:span></text:p>
        <text:p text:style-name="P2"><text:span text:style-name="T76">(9) </text:span><text:span text:style-name="T1">…</text:span><text:span text:style-name="T75"> </text:span><text:span text:style-name="T1">[[āka]]</text:span><text:span text:style-name="T76"> </text:span></text:p>
        <text:p text:style-name="P2"><text:span text:style-name="T76">(10) </text:span><text:span text:style-name="T1">[[puvaḻi</text:span><text:span text:style-name="T76"> </text:span><text:span text:style-name="T1">nel</text:span><text:span text:style-name="T75"> </text:span><text:span text:style-name="T1">180]]</text:span><text:span text:style-name="T76"> </text:span></text:p>
        <text:p text:style-name="P2"><text:span text:style-name="T76">(11) </text:span><text:span text:style-name="T1">[[āka</text:span><text:span text:style-name="T76"> </text:span><text:span text:style-name="T1">āṇṭuva]]</text:span><text:span text:style-name="T75"> </text:span></text:p>
        <text:p text:style-name="P2"><text:span text:style-name="T75">(12)</text:span><text:span text:style-name="T76"> </text:span><text:span text:style-name="T1">…</text:span><text:span text:style-name="T76"> </text:span><text:span text:style-name="T1">[[nellu]]</text:span> <text:span text:style-name="T26">…</text:span><text:span text:style-name="T213"> </text:span></text:p>
        <text:p text:style-name="P2"><text:span text:style-name="T213">(13) </text:span><text:span text:style-name="T26">…</text:span><text:span text:style-name="T213"> </text:span></text:p>
        <text:p text:style-name="P2"><text:span text:style-name="T213">(14)</text:span><text:span text:style-name="T214"> </text:span><text:span text:style-name="T26">…</text:span><text:span text:style-name="T213"> </text:span></text:p>
        <text:p text:style-name="P2"><text:span text:style-name="T213">(15)</text:span><text:span text:style-name="T214"> </text:span><text:span text:style-name="T26">…</text:span><text:span text:style-name="T213"> </text:span></text:p>
        <text:p text:style-name="P2"><text:span text:style-name="T213">(16)</text:span><text:span text:style-name="T214"> </text:span><text:span text:style-name="T26">…</text:span><text:span text:style-name="T213"> </text:span></text:p>
        <text:p text:style-name="P2"><text:span text:style-name="T213">(17) </text:span><text:span text:style-name="T26">…</text:span><text:span text:style-name="T213"> </text:span></text:p>
        <text:p text:style-name="P2"><text:span text:style-name="T213">(18)</text:span><text:span text:style-name="T214"> </text:span><text:span text:style-name="T26">…</text:span><text:span text:style-name="T213"> </text:span><text:span text:style-name="T26">[[parai]]yan</text:span><text:span text:style-name="T213"> </text:span><text:span text:style-name="T26">eṟi</text:span><text:span text:style-name="T214"> </text:span><text:span text:style-name="T26">cu</text:span></text:p>
        <text:p text:style-name="P2"><text:span text:style-name="T26">(19)ṟṟālai</text:span><text:span text:style-name="T215"> </text:span><text:span text:style-name="T26">a[ḻa]vu </text:span><text:span text:style-name="T1">celvatakku</text:span><text:span text:style-name="T71"> </text:span></text:p>
        <text:p text:style-name="P2"><text:span text:style-name="T71">(20) </text:span><text:span text:style-name="T1">meṟppaṭi</text:span><text:span text:style-name="T71"> </text:span><text:span text:style-name="T1">palicaiyāl</text:span><text:span text:style-name="T71"> </text:span></text:p>
        <text:p text:style-name="P2"><text:span text:style-name="T71">(21)</text:span><text:span text:style-name="T55"> </text:span><text:span text:style-name="T1">vaitta</text:span><text:span text:style-name="T71"> </text:span><text:span text:style-name="T1">kācu</text:span></text:p>
        <text:p text:style-name="Standard"><text:span text:style-name="T7">…</text:span><text:span text:style-name="T14"> </text:span><text:span text:style-name="T7">for</text:span><text:span text:style-name="T40"> </text:span><text:span text:style-name="T7">a</text:span><text:span text:style-name="T37"> </text:span><text:span text:style-name="T7">lamp</text:span><text:span text:style-name="T14"> </text:span><text:span text:style-name="T7">for</text:span><text:span text:style-name="T37"> </text:span><text:span text:style-name="T7">Mahādeva</text:span><text:span text:style-name="T14"> </text:span><text:span text:style-name="T7">of</text:span><text:span text:style-name="T152"> </text:span><text:span text:style-name="T7">Tirucōṟṟuttuṟai,</text:span><text:span text:style-name="T14"> </text:span><text:span text:style-name="T7">Pāṇṭi</text:span><text:span text:style-name="T40"> </text:span><text:span text:style-name="T7">Mahārajar</text:span><text:span text:style-name="T40"> </text:span><text:span text:style-name="T22">alias</text:span><text:span text:style-name="T216"> </text:span><text:span text:style-name="T7">Varaguṇa Mahārāja</text:span><text:span text:style-name="T15"> </text:span><text:span text:style-name="T61">gave</text:span><text:span text:style-name="T15"> </text:span><text:span text:style-name="T7">300</text:span><text:span text:style-name="T8"> </text:span><text:span text:style-name="T22">kācu</text:span><text:span text:style-name="T217"> </text:span><text:span text:style-name="T22">…</text:span><text:span text:style-name="T69"> </text:span><text:span text:style-name="T7">180</text:span><text:span text:style-name="T15"> </text:span><text:span text:style-name="T7">…</text:span><text:span text:style-name="T9"> </text:span><text:span text:style-name="T7">of</text:span><text:span text:style-name="T38"> </text:span><text:span text:style-name="T7">paddy</text:span><text:span text:style-name="T15"> </text:span><text:span text:style-name="T7">through</text:span><text:span text:style-name="T8"> </text:span><text:span text:style-name="T7">a</text:span><text:span text:style-name="T8"> </text:span><text:span text:style-name="T7">crop</text:span><text:span text:style-name="T15"> </text:span><text:span text:style-name="T7">(</text:span><text:span text:style-name="T22">puvaḻi</text:span><text:span text:style-name="T7">)</text:span><text:span text:style-name="T8"> </text:span><text:span text:style-name="T7">…</text:span><text:span text:style-name="T8"> </text:span><text:span text:style-name="T7">up</text:span><text:span text:style-name="T8"> </text:span><text:span text:style-name="T7">to</text:span><text:span text:style-name="T15"> </text:span><text:span text:style-name="T7">one </text:span><text:span text:style-name="T1">year</text:span><text:span text:style-name="T113"> </text:span><text:span text:style-name="T1">(</text:span><text:span text:style-name="T41">āṇṭuva</text:span><text:span text:style-name="T1">[</text:span><text:span text:style-name="T41">rai</text:span><text:span text:style-name="T1">*])</text:span><text:span text:style-name="T113"> </text:span><text:span text:style-name="T1">…</text:span><text:span text:style-name="T113"> </text:span><text:span text:style-name="T41">kācu</text:span><text:span text:style-name="T201"> </text:span><text:span text:style-name="T1">were</text:span><text:span text:style-name="T113"> </text:span><text:span text:style-name="T1">endowed</text:span><text:span text:style-name="T114"> </text:span><text:span text:style-name="T1">with</text:span><text:span text:style-name="T113"> </text:span><text:span text:style-name="T1">the</text:span><text:span text:style-name="T113"> </text:span><text:span text:style-name="T1">interests</text:span><text:span text:style-name="T113"> </text:span><text:span text:style-name="T1">as</text:span><text:span text:style-name="T113"> </text:span><text:span text:style-name="T1">stated</text:span><text:span text:style-name="T113"> </text:span><text:span text:style-name="T1">above (</text:span><text:span text:style-name="T41">mēṟpaṭi</text:span><text:span text:style-name="T1">)</text:span><text:span text:style-name="T55"> </text:span><text:span text:style-name="T1">for</text:span><text:span text:style-name="T55"> </text:span><text:span text:style-name="T1">repairs</text:span><text:span text:style-name="T54"> </text:span><text:span text:style-name="T1">(lit.</text:span><text:span text:style-name="T55"> </text:span><text:span text:style-name="T1">the</text:span><text:span text:style-name="T54"> </text:span><text:span text:style-name="T1">going</text:span><text:span text:style-name="T55"> </text:span><text:span text:style-name="T1">on</text:span><text:span text:style-name="T55"> </text:span><text:span text:style-name="T1">ruins:</text:span><text:span text:style-name="T55"> </text:span><text:span text:style-name="T41">aḻavu</text:span><text:span text:style-name="T148"> </text:span><text:span text:style-name="T1">for</text:span><text:span text:style-name="T55"> </text:span><text:span text:style-name="T41">aḻivu</text:span><text:span text:style-name="T1">)</text:span><text:span text:style-name="T54"> </text:span><text:span text:style-name="T1">of</text:span><text:span text:style-name="T111"> </text:span><text:span text:style-name="T1">the</text:span><text:span text:style-name="T54"> </text:span><text:span text:style-name="T1">smashed </text:span>(<text:span text:style-name="T32">eṟi</text:span>)<text:span text:style-name="T56"> </text:span>temple<text:span text:style-name="T57"> </text:span>enclosure<text:span text:style-name="T57"> </text:span>(<text:span text:style-name="T32">cuṟṟālai</text:span>)<text:span text:style-name="T57"> </text:span>…</text:p>
        <text:p text:style-name="Standard"/>
        <text:p text:style-name="Standard"><text:span text:style-name="T7">#11:</text:span><text:span text:style-name="T218"> </text:span><text:span text:style-name="T7">a)</text:span><text:span text:style-name="T219"> </text:span><text:span text:style-name="T7">Tirukkōṭīśvara</text:span><text:span text:style-name="T220"> </text:span><text:span text:style-name="T7">temple,</text:span><text:span text:style-name="T219"> </text:span><text:span text:style-name="T7">Tirukkōṭikkāval,</text:span><text:span text:style-name="T219"> </text:span><text:span text:style-name="T7">Tiruviṭaimarutūr</text:span><text:span text:style-name="T220"> </text:span><text:span text:style-name="T7">taluk,</text:span><text:span text:style-name="T221"> </text:span><text:span text:style-name="T211">Tañcāvūr </text:span><text:span text:style-name="T7">district;</text:span><text:span text:style-name="T60"> </text:span><text:span text:style-name="T7">b)</text:span><text:span text:style-name="T15"> </text:span><text:span text:style-name="T7">on</text:span><text:span text:style-name="T15"> </text:span><text:span text:style-name="T7">the</text:span><text:span text:style-name="T15"> </text:span><text:span text:style-name="T7">base</text:span><text:span text:style-name="T15"> </text:span><text:span text:style-name="T7">of</text:span><text:span text:style-name="T38"> </text:span><text:span text:style-name="T7">the</text:span><text:span text:style-name="T15"> </text:span><text:span text:style-name="T7">western</text:span><text:span text:style-name="T15"> </text:span><text:span text:style-name="T7">façade</text:span><text:span text:style-name="T15"> </text:span><text:span text:style-name="T7">of</text:span><text:span text:style-name="T37"> </text:span><text:span text:style-name="T7">the</text:span><text:span text:style-name="T8"> </text:span><text:span text:style-name="T7">sanctuary;</text:span><text:span text:style-name="T60"> </text:span><text:span text:style-name="T7">c)</text:span><text:span text:style-name="T8"> </text:span><text:span text:style-name="T7">Regnal</text:span><text:span text:style-name="T60"> </text:span><text:span text:style-name="T7">year</text:span><text:span text:style-name="T15"> </text:span><text:span text:style-name="T7">4 of</text:span><text:span text:style-name="T40"> </text:span><text:span text:style-name="T7">Māṟañcaṭaiyaṉ;</text:span><text:span text:style-name="T8"> </text:span><text:span text:style-name="T7">d)</text:span><text:span text:style-name="T15"> </text:span><text:span text:style-name="T13">are</text:span><text:span text:style-name="T8"> </text:span><text:span text:style-name="T7">1930–1931,</text:span><text:span text:style-name="T15"> </text:span><text:span text:style-name="T7">no.</text:span><text:span text:style-name="T8"> </text:span><text:span text:style-name="T7">21;</text:span><text:span text:style-name="T15"> </text:span><text:span text:style-name="T13">tli</text:span><text:span text:style-name="T60"> </text:span><text:span text:style-name="T7">Tj</text:span><text:span text:style-name="T15"> </text:span><text:span text:style-name="T7">262;</text:span><text:span text:style-name="T8"> </text:span><text:span text:style-name="T13">sii</text:span><text:span text:style-name="T15"> </text:span><text:span text:style-name="T7">14,</text:span><text:span text:style-name="T8"> </text:span><text:span text:style-name="T7">no.</text:span><text:span text:style-name="T15"> </text:span><text:span text:style-name="T7">20;</text:span><text:span text:style-name="T8"> </text:span><text:span text:style-name="T13">iep</text:span><text:span text:style-name="T15"> </text:span><text:span text:style-name="T7">24;</text:span><text:span text:style-name="T8"> </text:span><text:span text:style-name="T7">e) </text:span><text:span text:style-name="T1">inscription located</text:span><text:span text:style-name="T149"> </text:span><text:span text:style-name="T1">personally.</text:span></text:p>
        <text:p text:style-name="Standard"><text:span text:style-name="T10"/></text:p>
        <text:p text:style-name="P2"><text:span text:style-name="T10">(1) </text:span><text:span text:style-name="T22">svasti</text:span><text:span text:style-name="T222"> </text:span><text:span text:style-name="T22">śrī</text:span><text:span text:style-name="T223"> </text:span><text:span text:style-name="T7">ituvummoru</text:span><text:span text:style-name="T10"> </text:span><text:span text:style-name="T7">paḻaṅkalpaṭi</text:span><text:span text:style-name="T10"> </text:span><text:span text:style-name="T7">[|*]</text:span><text:span text:style-name="T152"> </text:span><text:span text:style-name="T7">kom[āṟa]ṉcaṭaiyaṟkku</text:span><text:span text:style-name="T10"> </text:span><text:span text:style-name="T7">yāṇṭu</text:span><text:span text:style-name="T10"> </text:span><text:span text:style-name="T7">nāṉkāvatu</text:span><text:span text:style-name="T34"> </text:span><text:span text:style-name="T7">peraiyūrnāṭṭu</text:span><text:span text:style-name="T34"> </text:span><text:soft-page-break/><text:span text:style-name="T7">[[paṉaiyūr</text:span><text:span text:style-name="T34"> </text:span><text:span text:style-name="T7">araiyaṉ</text:span><text:span text:style-name="T24"> </text:span><text:span text:style-name="T7">kaḷva]]44</text:span><text:span text:style-name="T34"> </text:span><text:span text:style-name="T7">ṉ</text:span><text:span text:style-name="T34"> </text:span><text:span text:style-name="T7">tirukkoṭikāvil</text:span><text:span text:style-name="T24"> </text:span><text:span text:style-name="T22">mahāde</text:span><text:span text:style-name="T7">vaṟkku </text:span><text:span text:style-name="T1">nontāviḷakkiṉukku kuṭu[t]ta cempoṉ patiṉaiṅ [ka]ḻañcu [|*] i</text:span></text:p>
        <text:p text:style-name="P2"><text:span text:style-name="T1">(2)[ta]ṉ </text:span><text:span text:style-name="T6">pali</text:span><text:span text:style-name="T1">caiyāl nālu uḻakkum piḻaiy[ān]āḻikkiḻ uḻakkiṉnāl nicati uḻakku neyyu </text:span><text:span text:style-name="T6">[[mi</text:span><text:span text:style-name="T7">ttaḷikke kuṇaṉtu a]]ccippārkkaḷantu kuṭuppo[mā]y ippoṉ koṇṭom </text:span><text:span text:style-name="T61">nāraṇakka </text:span><text:span text:style-name="T1">caturvetimaṅkalattu</text:span><text:span text:style-name="T117"> </text:span><text:span text:style-name="T41">sabhai</text:span><text:span text:style-name="T1">yom</text:span><text:span text:style-name="T96"> </text:span><text:span text:style-name="T1">[|*]</text:span><text:span text:style-name="T96"> </text:span></text:p>
        <text:p text:style-name="P2"><text:span text:style-name="T96">(3) </text:span><text:span text:style-name="T1">itu</text:span><text:span text:style-name="T96"> </text:span><text:span text:style-name="T1">paḻayakalpaṭi</text:span><text:span text:style-name="T117"> </text:span><text:span text:style-name="T1">inta</text:span><text:span text:style-name="T96"> </text:span><text:span text:style-name="T41">srī</text:span><text:span text:style-name="T1">vimānattile eṟa</text:span><text:span text:style-name="T184"> </text:span><text:span text:style-name="T1">veṭṭinamaiyil</text:span><text:span text:style-name="T111"> </text:span><text:span text:style-name="T1">muṉṉivā</text:span><text:span text:style-name="T3"> </text:span><text:span text:style-name="T41">jaga</text:span><text:span text:style-name="T1">m</text:span><text:span text:style-name="T111"> </text:span><text:span text:style-name="T1">veṭṭikkiṭanta</text:span><text:span text:style-name="T111"> </text:span><text:span text:style-name="T1">taṉikkallāl</text:span><text:span text:style-name="T184"> </text:span><text:span text:style-name="T1">u</text:span><text:span text:style-name="T41">bhai</text:span><text:span text:style-name="T1">yokam</text:span><text:span text:style-name="T111"> </text:span><text:span text:style-name="T1">illāmaiyāl</text:span><text:span text:style-name="T85"> </text:span><text:span text:style-name="T1">atu</text:span><text:span text:style-name="T63"> </text:span><text:span text:style-name="T1">taviṉtatu</text:span><text:span text:style-name="T85"> </text:span><text:span text:style-name="T1">[|*]</text:span><text:span text:style-name="T63"> </text:span><text:span text:style-name="T1">itu</text:span><text:span text:style-name="T63"> </text:span><text:span text:style-name="T1">muṭṭil</text:span><text:span text:style-name="T85"> </text:span><text:span text:style-name="T1">paṉmāy[[e]]</text:span><text:span text:style-name="T41">śvara</text:span><text:span text:style-name="T1">re</text:span><text:span text:style-name="T63"> </text:span><text:span text:style-name="T1">kaṭaikkuṭṭapeṟṟār</text:span><text:span text:style-name="T85"> </text:span><text:span text:style-name="T1">[||*]</text:span></text:p>
        <text:p text:style-name="Standard" loext:marker-style-name="T1"><text:span text:style-name="T1">This</text:span><text:span text:style-name="T110"> </text:span><text:span text:style-name="T1">is</text:span><text:span text:style-name="T85"> </text:span><text:span text:style-name="T1">also</text:span><text:span text:style-name="T85"> </text:span><text:span text:style-name="T1">(</text:span><text:span text:style-name="T41">itu-v-um</text:span><text:span text:style-name="T1">)</text:span><text:span text:style-name="T85"> </text:span><text:span text:style-name="T1">a</text:span><text:span text:style-name="T110"> </text:span><text:span text:style-name="T1">copy</text:span><text:span text:style-name="T85"> </text:span><text:span text:style-name="T142">(</text:span><text:span text:style-name="T143">paṭi</text:span><text:span text:style-name="T142">)</text:span><text:span text:style-name="T85"> </text:span><text:span text:style-name="T1">of</text:span><text:span text:style-name="T96"> </text:span><text:span text:style-name="T1">one</text:span><text:span text:style-name="T85"> </text:span><text:span text:style-name="T1">(</text:span><text:span text:style-name="T41">oru</text:span><text:span text:style-name="T1">)</text:span><text:span text:style-name="T85"> </text:span><text:span text:style-name="T1">old</text:span><text:span text:style-name="T85"> </text:span><text:span text:style-name="T1">stone</text:span><text:span text:style-name="T110"> </text:span><text:span text:style-name="T1">(</text:span><text:span text:style-name="T41">paḻaṅ-kal</text:span><text:span text:style-name="T1">).</text:span><text:span text:style-name="T47"> </text:span><text:span text:style-name="T1">This</text:span><text:span text:style-name="T85"> </text:span><text:span text:style-name="T1">is </text:span><text:span text:style-name="T7">the</text:span><text:span text:style-name="T8"> </text:span><text:span text:style-name="T7">4th</text:span><text:span text:style-name="T8"> </text:span><text:span text:style-name="T7">year</text:span><text:span text:style-name="T8"> </text:span><text:span text:style-name="T7">of</text:span><text:span text:style-name="T152"> </text:span><text:span text:style-name="T7">king</text:span><text:span text:style-name="T9"> </text:span><text:span text:style-name="T7">Māṟañcaṭaiyaṉ.</text:span><text:span text:style-name="T8"> </text:span><text:span text:style-name="T7">Kaḷvaṉ,</text:span><text:span text:style-name="T8"> </text:span><text:span text:style-name="T7">the</text:span><text:span text:style-name="T8"> </text:span><text:span text:style-name="T7">chieftain</text:span><text:span text:style-name="T8"> </text:span><text:span text:style-name="T7">(</text:span><text:span text:style-name="T22">araiyaṉ</text:span><text:span text:style-name="T7">)</text:span><text:span text:style-name="T9"> </text:span><text:span text:style-name="T7">of</text:span><text:span text:style-name="T152"> </text:span><text:span text:style-name="T7">Paṉaiyūr in</text:span><text:span text:style-name="T74"> </text:span><text:span text:style-name="T7">Peraiyūrnāṭu,</text:span><text:span text:style-name="T211"> </text:span><text:span text:style-name="T7">for</text:span><text:span text:style-name="T211"> </text:span><text:span text:style-name="T7">Mahādeva</text:span><text:span text:style-name="T74"> </text:span><text:span text:style-name="T7">in</text:span><text:span text:style-name="T108"> </text:span><text:span text:style-name="T7">Tirukkōṭikkā,</text:span><text:span text:style-name="T211"> </text:span><text:span text:style-name="T61">gave</text:span><text:span text:style-name="T211"> </text:span><text:span text:style-name="T7">(</text:span><text:span text:style-name="T22">kuṭutta</text:span><text:span text:style-name="T7">)</text:span><text:span text:style-name="T211"> </text:span><text:span text:style-name="T7">for</text:span><text:span text:style-name="T74"> </text:span><text:span text:style-name="T7">a</text:span><text:span text:style-name="T211"> </text:span><text:span text:style-name="T7">perpetual </text:span><text:span text:style-name="T1">lamp</text:span><text:span text:style-name="T2"> </text:span><text:span text:style-name="T7">15</text:span><text:span text:style-name="T155"> </text:span><text:span text:style-name="T41">kaḻañcu</text:span><text:span text:style-name="T183"> </text:span><text:span text:style-name="T1">of</text:span><text:span text:style-name="T81"> </text:span><text:span text:style-name="T1">pure</text:span><text:span text:style-name="T3"> </text:span><text:span text:style-name="T1">gold</text:span><text:span text:style-name="T3"> </text:span><text:span text:style-name="T1">(</text:span><text:span text:style-name="T41">cempoṉ</text:span><text:span text:style-name="T1">);</text:span><text:span text:style-name="T2"> </text:span><text:span text:style-name="T1">with</text:span><text:span text:style-name="T3"> </text:span><text:span text:style-name="T1">the</text:span><text:span text:style-name="T3"> </text:span><text:span text:style-name="T1">interests</text:span><text:span text:style-name="T3"> </text:span><text:span text:style-name="T1">of</text:span><text:span text:style-name="T81"> </text:span><text:span text:style-name="T1">this</text:span><text:span text:style-name="T3"> </text:span><text:span text:style-name="T1">[gold],</text:span><text:span text:style-name="T3"> </text:span><text:span text:style-name="T1">having brought</text:span><text:span text:style-name="T111"> </text:span><text:span text:style-name="T1">(</text:span><text:span text:style-name="T41">kuṇantu</text:span><text:span text:style-name="T1">)</text:span><text:span text:style-name="T111"> </text:span><text:span text:style-name="T1">to</text:span><text:span text:style-name="T184"> </text:span><text:span text:style-name="T1">this</text:span><text:span text:style-name="T111"> </text:span><text:span text:style-name="T1">temple</text:span><text:span text:style-name="T111"> </text:span><text:span text:style-name="T1">(</text:span><text:span text:style-name="T41">i-t-taḷikkē</text:span><text:span text:style-name="T1">),</text:span><text:span text:style-name="T112"> </text:span><text:span text:style-name="T1">having</text:span><text:span text:style-name="T184"> </text:span><text:span text:style-name="T1">measured</text:span><text:span text:style-name="T111"> </text:span><text:span text:style-name="T1">(</text:span><text:span text:style-name="T41">aḷantu</text:span><text:span text:style-name="T1">)</text:span><text:span text:style-name="T111"> </text:span><text:span text:style-name="T1">for the</text:span><text:span text:style-name="T96"> </text:span><text:span text:style-name="T1">priests</text:span><text:span text:style-name="T71"> </text:span><text:span text:style-name="T1">(</text:span><text:span text:style-name="T41">arccipārkku</text:span><text:span text:style-name="T1">),</text:span><text:span text:style-name="T97"> </text:span><text:span text:style-name="T1">we</text:span><text:span text:style-name="T97"> </text:span><text:span text:style-name="T1">will</text:span><text:span text:style-name="T97"> </text:span><text:span text:style-name="T1">give</text:span><text:span text:style-name="T97"> </text:span><text:span text:style-name="T1">(</text:span><text:span text:style-name="T41">kuṭuppōmāy</text:span><text:span text:style-name="T1">)</text:span><text:span text:style-name="T97"> </text:span><text:span text:style-name="T1">4</text:span><text:span text:style-name="T97"> </text:span><text:span text:style-name="T41">uḻakku</text:span><text:span text:style-name="T188"> </text:span><text:span text:style-name="T1">and</text:span><text:span text:style-name="T97"> </text:span><text:span text:style-name="T7">1</text:span><text:span text:style-name="T152"> </text:span><text:span text:style-name="T41">uḻakku</text:span><text:span text:style-name="T159"> </text:span><text:span text:style-name="T1">of </text:span><text:span text:style-name="T7">ghee</text:span><text:span text:style-name="T14"> </text:span><text:span text:style-name="T7">everyday</text:span><text:span text:style-name="T14"> </text:span><text:span text:style-name="T7">with</text:span><text:span text:style-name="T14"> </text:span><text:span text:style-name="T7">1</text:span><text:span text:style-name="T14"> </text:span><text:span text:style-name="T22">uḻakku</text:span><text:span text:style-name="T222"> </text:span><text:span text:style-name="T7">under</text:span><text:span text:style-name="T14"> </text:span><text:span text:style-name="T7">[the</text:span><text:span text:style-name="T14"> </text:span><text:span text:style-name="T7">measure]</text:span><text:span text:style-name="T25"> </text:span><text:span text:style-name="T22">piḻaiyānāḻi</text:span><text:span text:style-name="T7">;</text:span><text:span text:style-name="T40"> </text:span><text:span text:style-name="T7">we,</text:span><text:span text:style-name="T14"> </text:span><text:span text:style-name="T7">the</text:span><text:span text:style-name="T14"> </text:span><text:span text:style-name="T7">Sabhā</text:span><text:span text:style-name="T14"> </text:span><text:span text:style-name="T7">of </text:span><text:span text:style-name="T1">Nāraṇakkacaturvedimaṅgalam,</text:span><text:span text:style-name="T63"> </text:span><text:span text:style-name="T6">have</text:span><text:span text:style-name="T52"> </text:span><text:span text:style-name="T1">taken</text:span><text:span text:style-name="T52"> </text:span><text:span text:style-name="T1">(</text:span><text:span text:style-name="T41">koṇṭōm</text:span><text:span text:style-name="T1">)</text:span><text:span text:style-name="T52"> </text:span><text:span text:style-name="T1">this</text:span><text:span text:style-name="T63"> </text:span><text:span text:style-name="T1">gold.</text:span></text:p>
        <text:p text:style-name="Standard"><text:span text:style-name="T1">This</text:span><text:span text:style-name="T83"> </text:span><text:span text:style-name="T1">is</text:span><text:span text:style-name="T77"> </text:span><text:span text:style-name="T1">a</text:span><text:span text:style-name="T77"> </text:span><text:span text:style-name="T1">copy</text:span><text:span text:style-name="T77"> </text:span><text:span text:style-name="T1">of</text:span><text:span text:style-name="T65"> </text:span><text:span text:style-name="T1">an</text:span><text:span text:style-name="T77"> </text:span><text:span text:style-name="T1">old</text:span><text:span text:style-name="T77"> </text:span><text:span text:style-name="T1">stone</text:span><text:span text:style-name="T77"> </text:span><text:span text:style-name="T1">(</text:span><text:span text:style-name="T41">paḻaṅ-kal-paṭi</text:span><text:span text:style-name="T1">);</text:span><text:span text:style-name="T83"> </text:span><text:span text:style-name="T1">since</text:span><text:span text:style-name="T77"> </text:span><text:span text:style-name="T1">it</text:span><text:span text:style-name="T77"> </text:span><text:span text:style-name="T1">is</text:span><text:span text:style-name="T77"> </text:span><text:span text:style-name="T1">engraved</text:span><text:span text:style-name="T77"> </text:span><text:span text:style-name="T1">(</text:span><text:span text:style-name="T41">veṭṭinamai-yil</text:span><text:span text:style-name="T1">)</text:span><text:span text:style-name="T83"> </text:span><text:span text:style-name="T1">completely</text:span><text:span text:style-name="T83"> </text:span><text:span text:style-name="T1">(</text:span><text:span text:style-name="T41">ēṟa</text:span><text:span text:style-name="T1">)</text:span><text:span text:style-name="T83"> </text:span><text:span text:style-name="T1">on</text:span><text:span text:style-name="T83"> </text:span><text:span text:style-name="T1">this</text:span><text:span text:style-name="T83"> </text:span><text:span text:style-name="T1">sacred</text:span><text:span text:style-name="T83"> </text:span><text:span text:style-name="T1">sanctuary</text:span><text:span text:style-name="T83"> </text:span><text:span text:style-name="T1">(</text:span><text:span text:style-name="T41">śrīvimāṉa</text:span><text:span text:style-name="T1">),</text:span><text:span text:style-name="T77"> </text:span><text:span text:style-name="T1">since</text:span><text:span text:style-name="T83"> </text:span><text:span text:style-name="T1">there</text:span><text:span text:style-name="T83"> </text:span><text:span text:style-name="T1">is </text:span><text:span text:style-name="T7">no</text:span><text:span text:style-name="T37"> </text:span><text:span text:style-name="T7">(</text:span><text:span text:style-name="T22">illāmaiy-il</text:span><text:span text:style-name="T7">)</text:span><text:span text:style-name="T37"> </text:span><text:span text:style-name="T7">use</text:span><text:span text:style-name="T38"> </text:span><text:span text:style-name="T7">(</text:span><text:span text:style-name="T22">ubhaiyokam</text:span><text:span text:style-name="T7">)</text:span><text:span text:style-name="T37"> </text:span><text:span text:style-name="T7">for</text:span><text:span text:style-name="T37"> </text:span><text:span text:style-name="T7">the</text:span><text:span text:style-name="T38"> </text:span><text:span text:style-name="T7">separate</text:span><text:span text:style-name="T37"> </text:span><text:span text:style-name="T7">stones</text:span><text:span text:style-name="T37"> </text:span><text:span text:style-name="T7">(</text:span><text:span text:style-name="T22">taṉi-k-kal-l-āl</text:span><text:span text:style-name="T7">)</text:span><text:span text:style-name="T38"> </text:span><text:span text:style-name="T7">which </text:span><text:span text:style-name="T1">were</text:span><text:span text:style-name="T75"> </text:span><text:span text:style-name="T1">lying</text:span><text:span text:style-name="T76"> </text:span><text:span text:style-name="T1">engraved</text:span><text:span text:style-name="T76"> </text:span><text:span text:style-name="T1">(</text:span><text:span text:style-name="T41">veṭṭi-kiṭanta</text:span><text:span text:style-name="T1">)</text:span><text:span text:style-name="T76"> </text:span><text:span text:style-name="T1">with</text:span><text:span text:style-name="T76"> </text:span><text:span text:style-name="T1">this</text:span><text:span text:style-name="T75"> </text:span><text:span text:style-name="T1">previous</text:span><text:span text:style-name="T76"> </text:span><text:span text:style-name="T1">text</text:span><text:span text:style-name="T76"> </text:span><text:span text:style-name="T1">(</text:span><text:span text:style-name="T41">muṉ-ṉ-i-vājagam</text:span><text:span text:style-name="T1">), that</text:span><text:span text:style-name="T149"> </text:span><text:span text:style-name="T1">has</text:span><text:span text:style-name="T149"> </text:span><text:span text:style-name="T1">been</text:span><text:span text:style-name="T65"> </text:span><text:span text:style-name="T1">removed</text:span><text:span text:style-name="T149"> </text:span><text:span text:style-name="T1">(</text:span><text:span text:style-name="T41">taviṉtatu</text:span><text:span text:style-name="T84"> </text:span><text:span text:style-name="T1">for</text:span><text:span text:style-name="T149"> </text:span><text:span text:style-name="T41">tavirntatu</text:span><text:span text:style-name="T1">).</text:span><text:span text:style-name="T149"> </text:span><text:span text:style-name="T1">If</text:span><text:span text:style-name="T63"> </text:span><text:span text:style-name="T1">this</text:span><text:span text:style-name="T65"> </text:span><text:span text:style-name="T1">(</text:span><text:span text:style-name="T41">itu</text:span><text:span text:style-name="T1">)</text:span><text:span text:style-name="T149"> </text:span><text:span text:style-name="T1">is</text:span><text:span text:style-name="T149"> </text:span><text:span text:style-name="T1">deficient</text:span><text:span text:style-name="T65"> </text:span><text:span text:style-name="T1">(</text:span><text:span text:style-name="T41">muṭṭil</text:span><text:span text:style-name="T1">),</text:span><text:span text:style-name="T62"> </text:span><text:span text:style-name="T1">the</text:span><text:span text:style-name="T47"> </text:span><text:span text:style-name="T1">Paṉmāheśvaras</text:span><text:span text:style-name="T47"> </text:span><text:span text:style-name="T1">will</text:span><text:span text:style-name="T47"> </text:span><text:span text:style-name="T1">obtain</text:span><text:span text:style-name="T47"> </text:span><text:span text:style-name="T1">(</text:span><text:span text:style-name="T41">peṟṟār</text:span><text:span text:style-name="T1">)</text:span><text:span text:style-name="T47"> </text:span><text:span text:style-name="T1">and</text:span><text:span text:style-name="T62"> </text:span><text:span text:style-name="T1">carry</text:span><text:span text:style-name="T47"> </text:span><text:span text:style-name="T1">out</text:span><text:span text:style-name="T47"> </text:span><text:span text:style-name="T1">(</text:span><text:span text:style-name="T41">kaṭai-k-kūṭṭa</text:span><text:span text:style-name="T1">).</text:span></text:p>
        <text:p text:style-name="P6" loext:marker-style-name="T7"/>
        <text:p text:style-name="Standard"><text:span text:style-name="T7">#12:</text:span><text:span text:style-name="T24"> </text:span><text:span text:style-name="T7">a)</text:span><text:span text:style-name="T152"> </text:span><text:span text:style-name="T7">Tirukkōṭīśvara</text:span><text:span text:style-name="T24"> </text:span><text:span text:style-name="T7">temple,</text:span><text:span text:style-name="T152"> </text:span><text:span text:style-name="T7">Tirukkōṭikkāval,</text:span><text:span text:style-name="T10"> </text:span><text:span text:style-name="T7">Tiruviṭaimarutūr</text:span><text:span text:style-name="T25"> </text:span><text:span text:style-name="T7">taluk,</text:span><text:span text:style-name="T10"> </text:span><text:span text:style-name="T61">Tañcā</text:span><text:span text:style-name="T1">vūr</text:span><text:span text:style-name="T3"> </text:span><text:span text:style-name="T1">district;</text:span><text:span text:style-name="T75"> </text:span><text:span text:style-name="T1">b)</text:span><text:span text:style-name="T75"> </text:span><text:span text:style-name="T1">on</text:span><text:span text:style-name="T3"> </text:span><text:span text:style-name="T1">the</text:span><text:span text:style-name="T75"> </text:span><text:span text:style-name="T1">western</text:span><text:span text:style-name="T75"> </text:span><text:span text:style-name="T1">wall</text:span><text:span text:style-name="T3"> </text:span><text:span text:style-name="T1">of</text:span><text:span text:style-name="T77"> </text:span><text:span text:style-name="T1">the</text:span><text:span text:style-name="T3"> </text:span><text:span text:style-name="T1">sanctuary;</text:span><text:span text:style-name="T75"> </text:span><text:span text:style-name="T1">c)</text:span><text:span text:style-name="T75"> </text:span><text:span text:style-name="T1">Regnal</text:span><text:span text:style-name="T3"> </text:span><text:span text:style-name="T1">year</text:span><text:span text:style-name="T75"> </text:span><text:span text:style-name="T1">5</text:span><text:span text:style-name="T75"> </text:span><text:span text:style-name="T1">of</text:span><text:span text:style-name="T83"> </text:span><text:span text:style-name="T1">Māṟa</text:span><text:span text:style-name="T7">ñcaṭaiyaṉ;</text:span><text:span text:style-name="T79"> </text:span><text:span text:style-name="T7">d)</text:span><text:span text:style-name="T91"> </text:span><text:span text:style-name="T13">are</text:span><text:span text:style-name="T91"> </text:span><text:span text:style-name="T7">1930–1931,</text:span><text:span text:style-name="T91"> </text:span><text:span text:style-name="T7">no.</text:span><text:span text:style-name="T91"> </text:span><text:span text:style-name="T7">26;</text:span><text:span text:style-name="T91"> </text:span><text:span text:style-name="T13">tli</text:span><text:span text:style-name="T90"> </text:span><text:span text:style-name="T7">Tj</text:span><text:span text:style-name="T91"> </text:span><text:span text:style-name="T7">263;</text:span><text:span text:style-name="T79"> </text:span><text:span text:style-name="T13">sii</text:span><text:span text:style-name="T91"> </text:span><text:span text:style-name="T7">14,</text:span><text:span text:style-name="T91"> </text:span><text:span text:style-name="T7">Appendix</text:span><text:span text:style-name="T91"> </text:span><text:span text:style-name="T7">i,</text:span><text:span text:style-name="T91"> </text:span><text:span text:style-name="T61">p.</text:span><text:span text:style-name="T91"> </text:span><text:span text:style-name="T7">167;</text:span><text:span text:style-name="T91"> </text:span><text:span text:style-name="T13">iep</text:span><text:span text:style-name="T91"> </text:span><text:span text:style-name="T7">27;</text:span> <text:span text:style-name="T1">e)</text:span><text:span text:style-name="T54"> </text:span><text:span text:style-name="T1">inscription</text:span><text:span text:style-name="T136"> </text:span><text:span text:style-name="T1">located</text:span><text:span text:style-name="T136"> </text:span><text:span text:style-name="T1">personally;</text:span><text:span text:style-name="T136"> </text:span><text:span text:style-name="T64">f)</text:span><text:span text:style-name="T136"> </text:span><text:span text:style-name="T1">this</text:span><text:span text:style-name="T136"> </text:span><text:span text:style-name="T1">inscription</text:span><text:span text:style-name="T136"> </text:span><text:span text:style-name="T1">is</text:span><text:span text:style-name="T136"> </text:span><text:span text:style-name="T1">neither</text:span><text:span text:style-name="T136"> </text:span><text:span text:style-name="T1">prefaced</text:span><text:span text:style-name="T136"> </text:span><text:span text:style-name="T80">nor </text:span><text:span text:style-name="T1">concluded</text:span><text:span text:style-name="T63"> </text:span><text:span text:style-name="T1">with</text:span><text:span text:style-name="T63"> </text:span><text:span text:style-name="T1">the</text:span><text:span text:style-name="T52"> </text:span><text:span text:style-name="T1">formula</text:span><text:span text:style-name="T63"> </text:span><text:span text:style-name="T1">stating</text:span><text:span text:style-name="T52"> </text:span><text:span text:style-name="T1">that</text:span><text:span text:style-name="T63"> </text:span><text:span text:style-name="T1">it</text:span><text:span text:style-name="T52"> </text:span><text:span text:style-name="T1">is</text:span><text:span text:style-name="T63"> </text:span><text:span text:style-name="T1">a</text:span><text:span text:style-name="T52"> </text:span><text:span text:style-name="T1">copy;</text:span><text:span text:style-name="T63"> </text:span><text:span text:style-name="T1">it</text:span><text:span text:style-name="T52"> </text:span><text:span text:style-name="T1">is</text:span><text:span text:style-name="T63"> </text:span><text:span text:style-name="T1">located</text:span><text:span text:style-name="T63"> </text:span><text:span text:style-name="T1">on</text:span><text:span text:style-name="T52"> </text:span><text:span text:style-name="T1">the</text:span><text:span text:style-name="T63"> </text:span><text:span text:style-name="T1">plain wall</text:span><text:span text:style-name="T62"> </text:span><text:span text:style-name="T1">and</text:span><text:span text:style-name="T62"> </text:span><text:span text:style-name="T1">not</text:span><text:span text:style-name="T47"> </text:span><text:span text:style-name="T1">on</text:span><text:span text:style-name="T62"> </text:span><text:span text:style-name="T1">the</text:span><text:span text:style-name="T47"> </text:span><text:span text:style-name="T1">base</text:span><text:span text:style-name="T47"> </text:span><text:span text:style-name="T1">as</text:span><text:span text:style-name="T47"> </text:span><text:span text:style-name="T1">the</text:span><text:span text:style-name="T62"> </text:span><text:span text:style-name="T1">others</text:span><text:span text:style-name="T47"> </text:span><text:span text:style-name="T1">prior</text:span><text:span text:style-name="T62"> </text:span><text:span text:style-name="T1">to</text:span><text:span text:style-name="T47"> </text:span><text:span text:style-name="T1">Uttamacōḻa</text:span><text:span text:style-name="T62"> </text:span><text:span text:style-name="T1">period;</text:span><text:span text:style-name="T62"> </text:span><text:span text:style-name="T1">the</text:span><text:span text:style-name="T47"> </text:span><text:span text:style-name="T1">script </text:span>looks<text:span text:style-name="T56"> </text:span>slightly<text:span text:style-name="T56"> </text:span>different,<text:span text:style-name="T56"> </text:span>perhaps<text:span text:style-name="T56"> </text:span><text:span text:style-name="T18">older.</text:span> </text:p>
        <text:p text:style-name="Standard"><text:span text:style-name="T1"/></text:p>
        <text:p text:style-name="P2"><text:span text:style-name="T1">(1) </text:span><text:span text:style-name="T41">svasti śrī </text:span><text:span text:style-name="T1">komā</text:span></text:p>
        <text:p text:style-name="P2"><text:span text:style-name="T1">(2)ṟaṉcaṭaiyarkku yā</text:span></text:p>
        <text:p text:style-name="P2"><text:span text:style-name="T1">(3)ṇṭu 5 āvatu tiruk</text:span></text:p>
        <text:p text:style-name="P2"><text:span text:style-name="T1">(4)[[koṭikā[vil </text:span><text:span text:style-name="T22">mahā</text:span><text:span text:style-name="T7">]</text:span><text:span text:style-name="T22">de</text:span><text:span text:style-name="T7">varkku]]45 </text:span></text:p>
        <text:p text:style-name="P2"><text:span text:style-name="T7">(5) pperāvūrṉāṭṭu[[k kā]]ṟaṉūruṭaiyā</text:span></text:p>
        <text:p text:style-name="P2"><text:span text:style-name="T7">(6)ṉ </text:span><text:span text:style-name="T61">paramiñakkaṉ </text:span>[[v[ai*]tta]]<text:span text:style-name="T168"> </text:span>tippokku<text:span text:style-name="T66"> </text:span></text:p>
        <text:p text:style-name="P2"><text:span text:style-name="T66">(7) </text:span>ccempoṉ<text:span text:style-name="T66"> </text:span>[[pa]]ṉṉiru<text:span text:style-name="T66"> </text:span>kaḻañ</text:p>
        <text:p text:style-name="P2"><text:soft-page-break/>(8)cu<text:span text:style-name="T66"> </text:span>[|*]<text:span text:style-name="T66"> </text:span><text:span text:style-name="T224">ippoṉ[[ṉiṉ]] </text:span><text:span text:style-name="T1">palicaiyā</text:span></text:p>
        <text:p text:style-name="P2"><text:span text:style-name="T1">(9)[[l</text:span><text:span text:style-name="T62"> </text:span><text:span text:style-name="T1">tiṅkaḷk</text:span><text:span text:style-name="T47"> </text:span><text:span text:style-name="T1">kalaṉey]]</text:span><text:span text:style-name="T62"> </text:span><text:span text:style-name="T1">mukkuṟu[[ṇi]]</text:span><text:span text:style-name="T47"> </text:span></text:p>
        <text:p text:style-name="P2"><text:span text:style-name="T47">(10) </text:span><text:span text:style-name="T1">[[nellāka</text:span><text:span text:style-name="T62"> </text:span><text:span text:style-name="T1">āṇṭi</text:span><text:span text:style-name="T47"> </text:span><text:span text:style-name="T1">patiṉ</text:span><text:span text:style-name="T47"> </text:span><text:span text:style-name="T1">kala]]</text:span> </text:p>
        <text:p text:style-name="P2"><text:span text:style-name="T7">(11) nellu eṇṇāḻikkālāl tiru[[k]]</text:span></text:p>
        <text:p text:style-name="P2"><text:span text:style-name="T7">(12)koṭikāvil ma</text:span><text:span text:style-name="T22">hāde</text:span><text:span text:style-name="T7">var ko[[yi]]</text:span></text:p>
        <text:p text:style-name="P2"><text:span text:style-name="T7">(13)[[lu]]kkey koṭuvantu [[taḷiyarcci]]</text:span></text:p>
        <text:p text:style-name="P2"><text:span text:style-name="T7">(14)[[p]]pāṉ kaiyyiḷaḷantu kuṭup</text:span></text:p>
        <text:p text:style-name="P2"><text:span text:style-name="T7">(15)[po]māṉoṅ</text:span><text:span text:style-name="T89"> </text:span><text:span text:style-name="T7">kañcaṉūruḷḷiṭṭa ma</text:span></text:p>
        <text:p text:style-name="P2"><text:span text:style-name="T7">(16)[[</text:span><text:span text:style-name="T22">hendra</text:span><text:span text:style-name="T7">]]ko …46 </text:span></text:p>
        <text:p text:style-name="P2"><text:span text:style-name="T7">(17) [[nellum paṉ[mā</text:span><text:span text:style-name="T22">he</text:span><text:span text:style-name="T7">]</text:span><text:span text:style-name="T22">śva</text:span><text:span text:style-name="T7">rar kaṭai]] </text:span></text:p>
        <text:p text:style-name="P2"><text:span text:style-name="T7">(18) </text:span>[[kkūṭṭa]]ppeṟṟār [|*] [[ni[cati]]] nāṉāḻi [[ne]]</text:p>
        <text:p text:style-name="P2">(19)[[l]]lāl nicati t[[iru]] <text:span text:style-name="T1">vamutu kā[[ṭṭuvi]]</text:span></text:p>
        <text:p text:style-name="P2"><text:span text:style-name="T1">(20)[[p]]pomāka [|*] ip[[paricu]] oṭṭi ippo</text:span></text:p>
        <text:p text:style-name="P2"><text:span text:style-name="T1">(21)ṉ paṉṉiru kaḻañ[[cuṅ]] koṇ[[ṭo]]</text:span></text:p>
        <text:p text:style-name="P2"><text:span text:style-name="T1">(22)[[ṅ]] kañcaṉūruḷḷi[[ṭṭa]] ma</text:span><text:span text:style-name="T41">hendra</text:span><text:span text:style-name="T1">ko</text:span></text:p>
        <text:p text:style-name="P2"><text:span text:style-name="T1">(23)[[ṭ]]ṭur </text:span><text:span text:style-name="T32">sabhai</text:span>[[yo]]m</text:p>
        <text:p text:style-name="P6" loext:marker-style-name="T7"/>
        <text:p text:style-name="Standard"><text:span text:style-name="T7">#13:</text:span><text:span text:style-name="T60"> </text:span><text:span text:style-name="T7">a)</text:span><text:span text:style-name="T15"> </text:span><text:span text:style-name="T7">Sundareśvara</text:span><text:span text:style-name="T15"> </text:span><text:span text:style-name="T7">temple,</text:span><text:span text:style-name="T15"> </text:span><text:span text:style-name="T7">Centalai,</text:span><text:span text:style-name="T126"> </text:span><text:span text:style-name="T7">Tiruvaiyāṟu</text:span><text:span text:style-name="T15"> </text:span><text:span text:style-name="T7">taluk,</text:span><text:span text:style-name="T127"> </text:span><text:span text:style-name="T61">Tañcāvūr</text:span><text:span text:style-name="T60"> </text:span><text:span text:style-name="T7">district;</text:span><text:span text:style-name="T15"> </text:span><text:span text:style-name="T7">b) </text:span><text:span text:style-name="T1">on</text:span><text:span text:style-name="T65"> </text:span><text:span text:style-name="T1">a</text:span><text:span text:style-name="T62"> </text:span><text:span text:style-name="T1">pillar</text:span><text:span text:style-name="T62"> </text:span><text:span text:style-name="T1">in</text:span><text:span text:style-name="T62"> </text:span><text:span text:style-name="T1">the</text:span><text:span text:style-name="T62"> </text:span><text:span text:style-name="T41">maṇḍapa</text:span><text:span text:style-name="T84"> </text:span><text:span text:style-name="T1">at</text:span><text:span text:style-name="T62"> </text:span><text:span text:style-name="T1">the</text:span><text:span text:style-name="T62"> </text:span><text:span text:style-name="T1">entrance</text:span><text:span text:style-name="T65"> </text:span><text:span text:style-name="T1">of</text:span><text:span text:style-name="T63"> </text:span><text:span text:style-name="T1">the</text:span><text:span text:style-name="T62"> </text:span><text:span text:style-name="T1">temple;</text:span><text:span text:style-name="T62"> </text:span><text:span text:style-name="T1">c)</text:span><text:span text:style-name="T65"> </text:span><text:span text:style-name="T1">Regnal</text:span><text:span text:style-name="T62"> </text:span><text:span text:style-name="T1">year</text:span><text:span text:style-name="T65"> </text:span><text:span text:style-name="T1">10</text:span><text:span text:style-name="T62"> </text:span><text:span text:style-name="T1">of Māṟañcaṭaiyaṉ;</text:span><text:span text:style-name="T47"> </text:span><text:span text:style-name="T1">d)</text:span><text:span text:style-name="T48"> </text:span><text:span text:style-name="T64">are</text:span><text:span text:style-name="T48"> </text:span><text:span text:style-name="T1">1899,</text:span><text:span text:style-name="T48"> </text:span><text:span text:style-name="T1">no.</text:span><text:span text:style-name="T48"> </text:span><text:span text:style-name="T1">10;</text:span><text:span text:style-name="T48"> </text:span><text:span text:style-name="T64">tli</text:span><text:span text:style-name="T62"> </text:span><text:span text:style-name="T1">Tj</text:span><text:span text:style-name="T48"> </text:span><text:span text:style-name="T1">2614;</text:span><text:span text:style-name="T48"> </text:span><text:span text:style-name="T64">sii</text:span><text:span text:style-name="T48"> </text:span><text:span text:style-name="T1">6,</text:span><text:span text:style-name="T48"> </text:span><text:span text:style-name="T1">no.</text:span><text:span text:style-name="T48"> </text:span><text:span text:style-name="T1">446;</text:span><text:span text:style-name="T48"> </text:span><text:span text:style-name="T1">e)</text:span><text:span text:style-name="T48"> </text:span><text:span text:style-name="T1">inscription </text:span><text:span text:style-name="T7">located</text:span><text:span text:style-name="T24"> </text:span><text:span text:style-name="T7">personally;</text:span><text:span text:style-name="T25"> </text:span><text:span text:style-name="T13">f)</text:span><text:span text:style-name="T25"> </text:span><text:span text:style-name="T7">this</text:span><text:span text:style-name="T24"> </text:span><text:span text:style-name="T7">inscription</text:span><text:span text:style-name="T25"> </text:span><text:span text:style-name="T7">is</text:span><text:span text:style-name="T25"> </text:span><text:span text:style-name="T7">engraved</text:span><text:span text:style-name="T24"> </text:span><text:span text:style-name="T7">on</text:span><text:span text:style-name="T25"> </text:span><text:span text:style-name="T7">three</text:span><text:span text:style-name="T25"> </text:span><text:span text:style-name="T7">of</text:span><text:span text:style-name="T35"> </text:span><text:span text:style-name="T7">the</text:span><text:span text:style-name="T25"> </text:span><text:span text:style-name="T7">facets</text:span><text:span text:style-name="T25"> </text:span><text:span text:style-name="T7">of</text:span><text:span text:style-name="T35"> </text:span><text:span text:style-name="T7">the octagonal</text:span><text:span text:style-name="T108"> </text:span><text:span text:style-name="T7">section</text:span><text:span text:style-name="T35"> </text:span><text:span text:style-name="T7">of a</text:span><text:span text:style-name="T35"> </text:span><text:span text:style-name="T7">pillar</text:span><text:span text:style-name="T35"> </text:span><text:span text:style-name="T7">which</text:span><text:span text:style-name="T108"> </text:span><text:span text:style-name="T7">square</text:span><text:span text:style-name="T35"> </text:span><text:span text:style-name="T7">faces</text:span><text:span text:style-name="T35"> </text:span><text:span text:style-name="T7">are</text:span><text:span text:style-name="T35"> </text:span><text:span text:style-name="T7">engraved</text:span><text:span text:style-name="T35"> </text:span><text:span text:style-name="T7">with</text:span><text:span text:style-name="T35"> </text:span><text:span text:style-name="T7">long</text:span><text:span text:style-name="T35"> </text:span><text:span text:style-name="T7">8th</text:span><text:span text:style-name="T1">century</text:span><text:span text:style-name="T110"> </text:span><text:span text:style-name="T1">Muttaraiyar</text:span><text:span text:style-name="T85"> </text:span><text:span text:style-name="T1">inscriptions</text:span><text:span text:style-name="T110"> </text:span><text:span text:style-name="T225">(ei</text:span><text:span text:style-name="T85"> </text:span><text:span text:style-name="T1">13,</text:span><text:span text:style-name="T85"> </text:span><text:span text:style-name="T1">no.</text:span><text:span text:style-name="T110"> </text:span><text:span text:style-name="T1">10);</text:span><text:span text:style-name="T85"> </text:span><text:span text:style-name="T1">at</text:span><text:span text:style-name="T85"> </text:span><text:span text:style-name="T1">the</text:span><text:span text:style-name="T85"> </text:span><text:span text:style-name="T1">end</text:span><text:span text:style-name="T85"> </text:span><text:span text:style-name="T1">of</text:span><text:span text:style-name="T117"> </text:span><text:span text:style-name="T1">the</text:span><text:span text:style-name="T85"> </text:span><text:span text:style-name="T1">text</text:span><text:span text:style-name="T110"> </text:span><text:span text:style-name="T1">on</text:span><text:span text:style-name="T85"> </text:span><text:span text:style-name="T1">the middle</text:span><text:span text:style-name="T53"> </text:span><text:span text:style-name="T1">facet,</text:span><text:span text:style-name="T117"> </text:span><text:span text:style-name="T1">two</text:span><text:span text:style-name="T117"> </text:span><text:span text:style-name="T1">words</text:span><text:span text:style-name="T117"> </text:span><text:span text:style-name="T1">are</text:span><text:span text:style-name="T117"> </text:span><text:span text:style-name="T1">engraved</text:span><text:span text:style-name="T117"> </text:span><text:span text:style-name="T1">on</text:span><text:span text:style-name="T117"> </text:span><text:span text:style-name="T1">two</text:span><text:span text:style-name="T53"> </text:span><text:span text:style-name="T1">lines</text:span><text:span text:style-name="T117"> </text:span><text:span text:style-name="T1">which</text:span><text:span text:style-name="T117"> </text:span><text:span text:style-name="T1">read:</text:span><text:span text:style-name="T117"> </text:span><text:span text:style-name="T1">“amaru</text:span><text:span text:style-name="T117"> </text:span><text:span text:style-name="T1">…/ </text:span><text:span text:style-name="T7">ū…tta”:</text:span><text:span text:style-name="T38"> </text:span><text:span text:style-name="T7">the</text:span><text:span text:style-name="T38"> </text:span><text:span text:style-name="T7">script</text:span><text:span text:style-name="T38"> </text:span><text:span text:style-name="T7">is</text:span><text:span text:style-name="T38"> </text:span><text:span text:style-name="T7">slightly</text:span><text:span text:style-name="T38"> </text:span><text:span text:style-name="T7">different;</text:span><text:span text:style-name="T38"> </text:span><text:span text:style-name="T7">the</text:span><text:span text:style-name="T38"> </text:span><text:span text:style-name="T7">other</text:span><text:span text:style-name="T38"> </text:span><text:span text:style-name="T7">facets</text:span><text:span text:style-name="T38"> </text:span><text:span text:style-name="T7">of</text:span><text:span text:style-name="T109"> </text:span><text:span text:style-name="T7">the</text:span><text:span text:style-name="T38"> </text:span><text:span text:style-name="T7">octagonal</text:span><text:span text:style-name="T38"> </text:span><text:span text:style-name="T7">section </text:span><text:span text:style-name="T1">are</text:span><text:span text:style-name="T3"> </text:span><text:span text:style-name="T1">engraved</text:span><text:span text:style-name="T3"> </text:span><text:span text:style-name="T1">with</text:span><text:span text:style-name="T75"> </text:span><text:span text:style-name="T1">a</text:span><text:span text:style-name="T3"> </text:span><text:span text:style-name="T1">donation</text:span><text:span text:style-name="T75"> </text:span><text:span text:style-name="T1">by</text:span><text:span text:style-name="T3"> </text:span><text:span text:style-name="T1">the</text:span><text:span text:style-name="T3"> </text:span><text:span text:style-name="T1">king</text:span><text:span text:style-name="T75"> </text:span><text:span text:style-name="T1">Nandivarman</text:span><text:span text:style-name="T3"> </text:span><text:span text:style-name="T64">iii</text:span><text:span text:style-name="T75"> </text:span><text:span text:style-name="T6">Pallava</text:span><text:span text:style-name="T3"> </text:span><text:span text:style-name="T1">dated</text:span><text:span text:style-name="T3"> </text:span><text:span text:style-name="T1">with </text:span>his<text:span text:style-name="T56"> </text:span>12th<text:span text:style-name="T56"> </text:span>regnal<text:span text:style-name="T56"> </text:span>year<text:span text:style-name="T56"> </text:span><text:span text:style-name="T21">(sii</text:span><text:span text:style-name="T56"> </text:span>6,<text:span text:style-name="T56"> </text:span>no.<text:span text:style-name="T56"> </text:span>447).</text:p>
        <text:p text:style-name="P3"><text:span text:style-name="T62"/></text:p>
        <text:p text:style-name="P4"><text:span text:style-name="T62">(1) </text:span><text:span text:style-name="T41">svasti</text:span><text:span text:style-name="T171"> </text:span><text:span text:style-name="T41">śrī</text:span><text:span text:style-name="T143"> </text:span><text:span text:style-name="T1">komāṟa[ñ*]ca</text:span></text:p>
        <text:p text:style-name="P4"><text:span text:style-name="T1">(2)ṭaiyaṟku</text:span><text:span text:style-name="T112"> </text:span><text:span text:style-name="T1">yāṇṭu</text:span><text:span text:style-name="T112"> </text:span><text:span text:style-name="T1">10</text:span><text:span text:style-name="T112"> </text:span><text:span text:style-name="T1">ā</text:span></text:p>
        <text:p text:style-name="P4"><text:span text:style-name="T1">(3)vatu</text:span><text:span text:style-name="T112"> </text:span><text:span text:style-name="T1">viṭelviṭu[ku*]</text:span><text:span text:style-name="T112"> </text:span><text:span text:style-name="T1">mu</text:span><text:span text:style-name="T7">ttarai</text:span></text:p>
        <text:p text:style-name="P4"><text:span text:style-name="T7">(4)yan</text:span><text:span text:style-name="T109"> </text:span><text:span text:style-name="T7">aṭiyāṉ</text:span><text:span text:style-name="T11"> </text:span><text:span text:style-name="T7">kiṭa[kava]n</text:span><text:span text:style-name="T109"> </text:span><text:span text:style-name="T7">kāttā</text:span></text:p>
        <text:p text:style-name="P4"><text:span text:style-name="T7">(5)ṉ</text:span><text:span text:style-name="T11"> </text:span><text:span text:style-name="T7">niyamamākāḷattu</text:span><text:span text:style-name="T109"> </text:span><text:span text:style-name="T7">piṭāri</text:span></text:p>
        <text:p text:style-name="P4"><text:span text:style-name="T7">(6)yāṟkoru</text:span><text:span text:style-name="T11"> </text:span><text:span text:style-name="T7">ti</text:span><text:span text:style-name="T1">ruviḷakkinuk</text:span></text:p>
        <text:p text:style-name="P4"><text:span text:style-name="T1">(7)kum</text:span><text:span text:style-name="T77"> </text:span><text:span text:style-name="T1">oru</text:span><text:span text:style-name="T77"> </text:span><text:span text:style-name="T1">tiruvamurtukku</text:span><text:span text:style-name="T113"> </text:span><text:span text:style-name="T1">mu</text:span></text:p>
        <text:p text:style-name="P4"><text:soft-page-break/><text:span text:style-name="T1">(8)talāka</text:span><text:span text:style-name="T77"> </text:span><text:span text:style-name="T1">ippiṭāriyār</text:span><text:span text:style-name="T77"> </text:span><text:span text:style-name="T101">uḷ</text:span></text:p>
        <text:p text:style-name="P4"><text:span text:style-name="T101">(9)ḷūrkaḷil </text:span><text:span text:style-name="T1">kallik</text:span><text:span text:style-name="T48"> </text:span><text:span text:style-name="T1">kuṭutta</text:span><text:span text:style-name="T110"> </text:span></text:p>
        <text:p text:style-name="P4"><text:span text:style-name="T110">(10) </text:span><text:span text:style-name="T1">nilam</text:span><text:span text:style-name="T48"> </text:span><text:span text:style-name="T1">arai</text:span><text:span text:style-name="T110"> </text:span><text:span text:style-name="T1">kāṇik</text:span><text:span text:style-name="T110"> </text:span><text:span text:style-name="T1">kaṭa[ṉ]</text:span><text:span text:style-name="T48"> </text:span></text:p>
        <text:p text:style-name="P4"><text:span text:style-name="T48">(11)</text:span><text:span text:style-name="T110"> </text:span><text:span text:style-name="T103">&lt;g</text:span><text:span text:style-name="T104"> type</text:span><text:span text:style-name="T105">=</text:span><text:span text:style-name="T106">"kaḻam"</text:span><text:span text:style-name="T103">/&gt;</text:span><text:span text:style-name="T110"> </text:span><text:span text:style-name="T1">50</text:span><text:span text:style-name="T48"> </text:span><text:span text:style-name="T1">itu</text:span><text:span text:style-name="T110"> </text:span><text:span text:style-name="T1">pa</text:span><text:span text:style-name="T41">nmāheśva</text:span></text:p>
        <text:p text:style-name="P4"><text:span text:style-name="T158">(12)</text:span><text:span text:style-name="T41">ra </text:span><text:span text:style-name="T32">rakṣai</text:span></text:p>
        <text:p text:style-name="Standard"><text:span text:style-name="T7">Hail!</text:span><text:span text:style-name="T91"> </text:span><text:span text:style-name="T7">Prosperity!</text:span><text:span text:style-name="T79"> </text:span><text:span text:style-name="T7">This</text:span><text:span text:style-name="T94"> </text:span><text:span text:style-name="T7">is</text:span><text:span text:style-name="T94"> </text:span><text:span text:style-name="T7">the</text:span><text:span text:style-name="T91"> </text:span><text:span text:style-name="T7">10th</text:span><text:span text:style-name="T94"> </text:span><text:span text:style-name="T7">year</text:span><text:span text:style-name="T94"> </text:span><text:span text:style-name="T7">of</text:span><text:span text:style-name="T60"> </text:span><text:span text:style-name="T7">king</text:span><text:span text:style-name="T94"> </text:span><text:span text:style-name="T7">Māṟañcaṭaiyaṉ.</text:span><text:span text:style-name="T94"> </text:span><text:span text:style-name="T7">Kiṭakavan</text:span><text:span text:style-name="T91"> </text:span><text:span text:style-name="T7">Kāttāṉ, </text:span><text:span text:style-name="T1">servant</text:span><text:span text:style-name="T77"> </text:span><text:span text:style-name="T1">(</text:span><text:span text:style-name="T41">aṭiyāṉ</text:span><text:span text:style-name="T1">)</text:span><text:span text:style-name="T77"> </text:span><text:span text:style-name="T1">of</text:span><text:span text:style-name="T149"> </text:span><text:span text:style-name="T1">Viṭēḷviṭuku</text:span><text:span text:style-name="T77"> </text:span><text:span text:style-name="T1">Muttaraiyar,</text:span><text:span text:style-name="T77"> </text:span><text:span text:style-name="T1">for</text:span><text:span text:style-name="T77"> </text:span><text:span text:style-name="T1">the</text:span><text:span text:style-name="T113"> </text:span><text:span text:style-name="T1">Piṭāri</text:span><text:span text:style-name="T77"> </text:span><text:span text:style-name="T1">of</text:span><text:span text:style-name="T62"> </text:span><text:span text:style-name="T1">Mākāḷam</text:span><text:span text:style-name="T77"> </text:span><text:span text:style-name="T1">of</text:span><text:span text:style-name="T62"> </text:span><text:span text:style-name="T1">Niya</text:span><text:span text:style-name="T7">mam,</text:span><text:span text:style-name="T126"> </text:span><text:span text:style-name="T7">for</text:span><text:span text:style-name="T127"> </text:span><text:span text:style-name="T7">one</text:span><text:span text:style-name="T126"> </text:span><text:span text:style-name="T7">sacred</text:span><text:span text:style-name="T127"> </text:span><text:span text:style-name="T7">lamp</text:span><text:span text:style-name="T126"> </text:span><text:span text:style-name="T7">and</text:span><text:span text:style-name="T127"> </text:span><text:span text:style-name="T7">sacred</text:span><text:span text:style-name="T126"> </text:span><text:span text:style-name="T7">food,</text:span><text:span text:style-name="T127"> </text:span><text:span text:style-name="T61">gave</text:span><text:span text:style-name="T126"> </text:span><text:span text:style-name="T7">(</text:span><text:span text:style-name="T22">kuṭutta</text:span><text:span text:style-name="T7">)</text:span><text:span text:style-name="T127"> </text:span><text:span text:style-name="T7">as</text:span><text:span text:style-name="T127"> </text:span><text:span text:style-name="T7">capital</text:span><text:span text:style-name="T126"> </text:span><text:span text:style-name="T7">(</text:span><text:span text:style-name="T22">mutal</text:span><text:span text:style-name="T128"> </text:span><text:span text:style-name="T22">āka</text:span><text:span text:style-name="T7">) </text:span><text:span text:style-name="T1">half</text:span><text:span text:style-name="T55"> </text:span><text:span text:style-name="T1">a</text:span><text:span text:style-name="T52"> </text:span><text:span text:style-name="T41">kāṇi</text:span><text:span text:style-name="T170"> </text:span><text:span text:style-name="T1">of</text:span><text:span text:style-name="T55"> </text:span><text:span text:style-name="T1">land</text:span><text:span text:style-name="T52"> </text:span><text:span text:style-name="T1">(</text:span><text:span text:style-name="T41">nilam</text:span><text:span text:style-name="T1">)</text:span><text:span text:style-name="T52"> </text:span><text:span text:style-name="T1">[along</text:span><text:span text:style-name="T52"> </text:span><text:span text:style-name="T1">with]</text:span><text:span text:style-name="T52"> </text:span><text:span text:style-name="T1">50</text:span><text:span text:style-name="T52"> </text:span><text:span text:style-name="T41">kalam</text:span><text:span text:style-name="T170"> </text:span><text:span text:style-name="T1">for</text:span><text:span text:style-name="T52"> </text:span><text:span text:style-name="T1">the</text:span><text:span text:style-name="T52"> </text:span><text:span text:style-name="T1">taxes</text:span><text:span text:style-name="T52"> </text:span><text:span text:style-name="T1">(</text:span><text:span text:style-name="T41">kaṭaṉ</text:span><text:span text:style-name="T1">),</text:span><text:span text:style-name="T52"> </text:span><text:span text:style-name="T1">having worked</text:span><text:span text:style-name="T97"> </text:span><text:span text:style-name="T1">[on</text:span><text:span text:style-name="T97"> </text:span><text:span text:style-name="T1">the</text:span><text:span text:style-name="T71"> </text:span><text:span text:style-name="T1">land]</text:span><text:span text:style-name="T97"> </text:span><text:span text:style-name="T1">(</text:span><text:span text:style-name="T41">kalli</text:span><text:span text:style-name="T1">)</text:span><text:span text:style-name="T71"> </text:span><text:span text:style-name="T1">in</text:span><text:span text:style-name="T97"> </text:span><text:span text:style-name="T1">the</text:span><text:span text:style-name="T71"> </text:span><text:span text:style-name="T1">inside</text:span><text:span text:style-name="T97"> </text:span><text:span text:style-name="T1">villages</text:span><text:span text:style-name="T97"> </text:span><text:span text:style-name="T1">(</text:span><text:span text:style-name="T41">uḷḷ-ūr-kaḷ-il</text:span><text:span text:style-name="T1">)</text:span><text:span text:style-name="T97"> </text:span><text:span text:style-name="T1">of</text:span><text:span text:style-name="T197"> </text:span><text:span text:style-name="T1">this</text:span><text:span text:style-name="T97"> </text:span><text:span text:style-name="T1">Piṭāri. This</text:span><text:span text:style-name="T97"> </text:span><text:span text:style-name="T1">is</text:span><text:span text:style-name="T71"> </text:span><text:span text:style-name="T1">under</text:span><text:span text:style-name="T97"> </text:span><text:span text:style-name="T1">the</text:span><text:span text:style-name="T71"> </text:span><text:span text:style-name="T1">protection</text:span><text:span text:style-name="T71"> </text:span><text:span text:style-name="T1">of</text:span><text:span text:style-name="T112"> </text:span><text:span text:style-name="T1">the</text:span><text:span text:style-name="T71"> </text:span><text:span text:style-name="T1">Panmāheśvaras.</text:span></text:p>
        <text:p text:style-name="Standard"/>
        <text:p text:style-name="Standard"><text:span text:style-name="T7">#14:</text:span><text:span text:style-name="T109"> </text:span><text:span text:style-name="T7">a)</text:span><text:span text:style-name="T11"> </text:span><text:span text:style-name="T7">Agnīśvara</text:span><text:span text:style-name="T11"> </text:span><text:span text:style-name="T7">temple,</text:span><text:span text:style-name="T24"> </text:span><text:span text:style-name="T7">Tirukkāṭṭupaḷḷi,</text:span><text:span text:style-name="T25"> </text:span><text:span text:style-name="T7">Tirukkāṭṭupaḷḷi</text:span><text:span text:style-name="T109"> </text:span><text:span text:style-name="T7">taluk,</text:span><text:span text:style-name="T25"> </text:span><text:span text:style-name="T61">Tañcāvūr</text:span><text:span text:style-name="T11"> </text:span><text:span text:style-name="T7">dis</text:span><text:span text:style-name="T1">trict;</text:span><text:span text:style-name="T111"> </text:span><text:span text:style-name="T1">b)</text:span><text:span text:style-name="T112"> </text:span><text:span text:style-name="T1">on</text:span><text:span text:style-name="T111"> </text:span><text:span text:style-name="T1">a</text:span><text:span text:style-name="T112"> </text:span><text:span text:style-name="T1">pillar</text:span><text:span text:style-name="T111"> </text:span><text:span text:style-name="T1">used</text:span><text:span text:style-name="T112"> </text:span><text:span text:style-name="T1">as</text:span><text:span text:style-name="T111"> </text:span><text:span text:style-name="T1">stepping</text:span><text:span text:style-name="T112"> </text:span><text:span text:style-name="T1">stone</text:span><text:span text:style-name="T111"> </text:span><text:span text:style-name="T1">in</text:span><text:span text:style-name="T112"> </text:span><text:span text:style-name="T1">the</text:span><text:span text:style-name="T111"> </text:span><text:span text:style-name="T1">southern</text:span><text:span text:style-name="T112"> </text:span><text:span text:style-name="T1">entrance</text:span><text:span text:style-name="T111"> </text:span><text:span text:style-name="T1">to</text:span><text:span text:style-name="T112"> </text:span><text:span text:style-name="T1">the </text:span><text:span text:style-name="T7">Nāṭarāja-</text:span><text:span text:style-name="T22">mandapa</text:span><text:span text:style-name="T7">; c) Regnal year 11 of Māṟañcaṭaiyaṉ; d) </text:span><text:span text:style-name="T13">are</text:span><text:span text:style-name="T10"> </text:span><text:span text:style-name="T7">1960–1961, </text:span><text:span text:style-name="T1">no.</text:span><text:span text:style-name="T149"> </text:span><text:span text:style-name="T1">318</text:span><text:span text:style-name="T65"> </text:span><text:span text:style-name="T1">(+</text:span><text:span text:style-name="T65"> </text:span><text:span text:style-name="T6">p.</text:span><text:span text:style-name="T149"> </text:span><text:span text:style-name="T1">20);</text:span><text:span text:style-name="T62"> </text:span><text:span text:style-name="T64">tli</text:span><text:span text:style-name="T113"> </text:span><text:span text:style-name="T1">Tj</text:span><text:span text:style-name="T65"> </text:span><text:span text:style-name="T1">2892;</text:span><text:span text:style-name="T65"> </text:span><text:span text:style-name="T64">iep</text:span><text:span text:style-name="T65"> </text:span><text:span text:style-name="T1">37;</text:span><text:span text:style-name="T149"> </text:span><text:span text:style-name="T1">e)</text:span><text:span text:style-name="T65"> </text:span><text:span text:style-name="T1">inscription</text:span><text:span text:style-name="T65"> </text:span><text:span text:style-name="T1">not</text:span><text:span text:style-name="T149"> </text:span><text:span text:style-name="T1">located</text:span><text:span text:style-name="T65"> </text:span><text:span text:style-name="T1">personally;</text:span><text:span text:style-name="T65"> </text:span><text:span text:style-name="T64">f)</text:span><text:span text:style-name="T65"> </text:span><text:span text:style-name="T1">I </text:span><text:span text:style-name="T7">visited</text:span><text:span text:style-name="T90"> </text:span><text:span text:style-name="T7">the</text:span><text:span text:style-name="T79"> </text:span><text:span text:style-name="T7">temple</text:span><text:span text:style-name="T79"> </text:span><text:span text:style-name="T7">in</text:span><text:span text:style-name="T79"> </text:span><text:span text:style-name="T7">November</text:span><text:span text:style-name="T79"> </text:span><text:span text:style-name="T7">2016,</text:span><text:span text:style-name="T79"> </text:span><text:span text:style-name="T7">but</text:span><text:span text:style-name="T79"> </text:span><text:span text:style-name="T7">I</text:span><text:span text:style-name="T79"> </text:span><text:span text:style-name="T7">was</text:span><text:span text:style-name="T79"> </text:span><text:span text:style-name="T7">not</text:span><text:span text:style-name="T79"> </text:span><text:span text:style-name="T7">given</text:span><text:span text:style-name="T79"> </text:span><text:span text:style-name="T7">access</text:span><text:span text:style-name="T90"> </text:span><text:span text:style-name="T7">to</text:span><text:span text:style-name="T79"> </text:span><text:span text:style-name="T7">the</text:span><text:span text:style-name="T79"> </text:span><text:span text:style-name="T7">entrance of</text:span><text:span text:style-name="T108"> </text:span><text:span text:style-name="T7">the</text:span><text:span text:style-name="T152"> </text:span><text:span text:style-name="T7">Nāṭarāja-</text:span><text:span text:style-name="T22">maṇḍapa</text:span><text:span text:style-name="T151"> </text:span><text:span text:style-name="T7">to</text:span><text:span text:style-name="T46"> </text:span><text:span text:style-name="T7">see</text:span><text:span text:style-name="T46"> </text:span><text:span text:style-name="T7">the</text:span><text:span text:style-name="T46"> </text:span><text:span text:style-name="T7">inscription.</text:span><text:span text:style-name="T152"> </text:span><text:span text:style-name="T61">Fortunately,</text:span><text:span text:style-name="T46"> </text:span><text:span text:style-name="T7">Arlo</text:span><text:span text:style-name="T46"> </text:span><text:span text:style-name="T7">Griffiths</text:span><text:span text:style-name="T46"> </text:span><text:span text:style-name="T36">pho</text:span><text:span text:style-name="T7">tographed</text:span><text:span text:style-name="T10"> </text:span><text:span text:style-name="T7">the</text:span><text:span text:style-name="T10"> </text:span><text:span text:style-name="T7">estampage</text:span><text:span text:style-name="T152"> </text:span><text:span text:style-name="T7">stored</text:span><text:span text:style-name="T10"> </text:span><text:span text:style-name="T7">in</text:span><text:span text:style-name="T10"> </text:span><text:span text:style-name="T7">the</text:span><text:span text:style-name="T152"> </text:span><text:span text:style-name="T7">offices</text:span><text:span text:style-name="T10"> </text:span><text:span text:style-name="T7">of</text:span><text:span text:style-name="T109"> </text:span><text:span text:style-name="T7">the</text:span><text:span text:style-name="T46"> </text:span><text:span text:style-name="T13">asi</text:span><text:span text:style-name="T10"> </text:span><text:span text:style-name="T7">in</text:span><text:span text:style-name="T10"> </text:span><text:span text:style-name="T7">Mysore,</text:span><text:span text:style-name="T152"> </text:span><text:span text:style-name="T7">and</text:span><text:span text:style-name="T10"> </text:span><text:span text:style-name="T7">I</text:span><text:span text:style-name="T10"> </text:span><text:span text:style-name="T7">was </text:span>therefore<text:span text:style-name="T123"> </text:span>able<text:span text:style-name="T174"> </text:span>to<text:span text:style-name="T174"> </text:span>amend<text:span text:style-name="T174"> </text:span>slightly<text:span text:style-name="T174"> </text:span>the<text:span text:style-name="T174"> </text:span>edition<text:span text:style-name="T174"> </text:span>provided<text:span text:style-name="T174"> </text:span>in<text:span text:style-name="T123"> </text:span><text:span text:style-name="T67">iep</text:span><text:span text:style-name="T174"> </text:span>37.</text:p>
        <text:p text:style-name="Standard"/>
        <text:p text:style-name="P2">(1) <text:span text:style-name="T22">svasti</text:span><text:span text:style-name="T226"> </text:span><text:span text:style-name="T22">śrī</text:span><text:span text:style-name="T227"> </text:span><text:span text:style-name="T7">komā</text:span></text:p>
        <text:p text:style-name="P2"><text:span text:style-name="T7">(2)[ṟa]ñcaṭaiyaṟku</text:span><text:span text:style-name="T34"> </text:span><text:span text:style-name="T7">yā</text:span></text:p>
        <text:p text:style-name="P2"><text:span text:style-name="T7">(3)ṇṭu</text:span><text:span text:style-name="T34"> </text:span><text:span text:style-name="T7">11</text:span><text:span text:style-name="T34"> </text:span><text:span text:style-name="T7">āvativ</text:span></text:p>
        <text:p text:style-name="P2"><text:span text:style-name="T34">(4) </text:span><text:span text:style-name="T7">vāṇṭu</text:span><text:span text:style-name="T24"> </text:span><text:span text:style-name="T7">niyamat</text:span></text:p>
        <text:p text:style-name="P2"><text:span text:style-name="T7">(5)tu āyirattaḷi mā</text:span></text:p>
        <text:p text:style-name="P2"><text:span text:style-name="T23">(6)</text:span><text:span text:style-name="T22">hāde</text:span><text:span text:style-name="T7">varkku ve</text:span></text:p>
        <text:p text:style-name="P2"><text:span text:style-name="T7">(7)ṭelviṭuku mu</text:span></text:p>
        <text:p text:style-name="P2"><text:span text:style-name="T7">(8)ttaraiyar maka</text:span></text:p>
        <text:p text:style-name="P2"><text:span text:style-name="T7">(9)ḷāṉa</text:span><text:span text:style-name="T91"> </text:span><text:span text:style-name="T7">cāttaṅ kā</text:span></text:p>
        <text:p text:style-name="P2"><text:span text:style-name="T7">(10)ḷi nontāviḷak</text:span></text:p>
        <text:p text:style-name="P2"><text:span text:style-name="T7">(11)kiṉukku mutalākap pe</text:span></text:p>
        <text:p text:style-name="P2"><text:span text:style-name="T7">(12)rumakkaḷum </text:span><text:span text:style-name="T61">pati</text:span></text:p>
        <text:p text:style-name="P2"><text:span text:style-name="T61">(13)[yu]m </text:span><text:span text:style-name="T7">pātamulamum</text:span><text:span text:style-name="T46"> </text:span></text:p>
        <text:p text:style-name="P2"><text:span text:style-name="T46">(14)</text:span><text:span text:style-name="T34"> </text:span><text:span text:style-name="T7">a[ṟi]ya</text:span><text:span text:style-name="T34"> </text:span><text:span text:style-name="T7">nicatip</text:span><text:span text:style-name="T46"> </text:span><text:span text:style-name="T7">pali</text:span></text:p>
        <text:p text:style-name="P2"><text:soft-page-break/><text:span text:style-name="T7">(15)[cai]yāl</text:span><text:span text:style-name="T34"> </text:span><text:span text:style-name="T7">uriya</text:span><text:span text:style-name="T34"> </text:span><text:span text:style-name="T7">ney</text:span><text:span text:style-name="T46"> </text:span></text:p>
        <text:p text:style-name="P2"><text:span text:style-name="T46">(16)</text:span><text:span text:style-name="T34"> </text:span><text:span text:style-name="T7">…</text:span><text:span text:style-name="T34"> </text:span><text:span text:style-name="T7">yat</text:span><text:span text:style-name="T46"> </text:span><text:span text:style-name="T61">toḻut[u] </text:span>po<text:span text:style-name="T130"> </text:span></text:p>
        <text:p text:style-name="P2"><text:span text:style-name="T130">(17)</text:span><text:span text:style-name="T86"> </text:span>…<text:span text:style-name="T86"> </text:span>pat[iṉ]<text:span text:style-name="T86"> </text:span>…</text:p>
        <text:p text:style-name="Standard"><text:span text:style-name="T1">4 lines</text:span><text:span text:style-name="T96"> </text:span><text:span text:style-name="T1">inscribed</text:span><text:span text:style-name="T96"> </text:span><text:span text:style-name="T1">on</text:span><text:span text:style-name="T96"> </text:span><text:span text:style-name="T1">top</text:span><text:span text:style-name="T96"> </text:span><text:span text:style-name="T1">of</text:span><text:span text:style-name="T136"> </text:span><text:span text:style-name="T1">the</text:span><text:span text:style-name="T96"> </text:span><text:span text:style-name="T1">stone</text:span><text:span text:style-name="T117"> </text:span><text:span text:style-name="T1">(perhaps</text:span><text:span text:style-name="T96"> </text:span><text:span text:style-name="T1">the</text:span><text:span text:style-name="T96"> </text:span><text:span text:style-name="T1">end</text:span><text:span text:style-name="T96"> </text:span><text:span text:style-name="T1">of</text:span><text:span text:style-name="T136"> </text:span><text:span text:style-name="T1">the</text:span><text:span text:style-name="T96"> </text:span><text:span text:style-name="T1">text</text:span><text:span text:style-name="T117"> </text:span><text:span text:style-name="T1">engraved </text:span>below)</text:p>
        <text:p text:style-name="Standard"/>
        <text:p text:style-name="P2">(1) …<text:span text:style-name="T66"> </text:span>k<text:span text:style-name="T68"> </text:span>…<text:span text:style-name="T68"> </text:span></text:p>
        <text:p text:style-name="P2"><text:span text:style-name="T68">(2)</text:span><text:span text:style-name="T66"> </text:span>l<text:span text:style-name="T68"> </text:span>nikkittu<text:span text:style-name="T68"> </text:span>itu<text:span text:style-name="T66"> </text:span>kā</text:p>
        <text:p text:style-name="P2">(3)ttāṉṉ<text:span text:style-name="T68"> </text:span>ati<text:span text:style-name="T68"> </text:span>enṟalai<text:span text:style-name="T68"> </text:span></text:p>
        <text:p text:style-name="P2"><text:span text:style-name="T68">(4)</text:span><text:span text:style-name="T66"> </text:span>melaṉa<text:span text:style-name="T68"> </text:span>||</text:p>
        <text:p text:style-name="Standard"><text:span text:style-name="T1">Hail!</text:span><text:span text:style-name="T77"> </text:span><text:span text:style-name="T1">Prosperity!</text:span><text:span text:style-name="T81"> </text:span><text:span text:style-name="T1">This</text:span><text:span text:style-name="T113"> </text:span><text:span text:style-name="T1">is</text:span><text:span text:style-name="T77"> </text:span><text:span text:style-name="T1">the</text:span><text:span text:style-name="T77"> </text:span><text:span text:style-name="T1">11th</text:span><text:span text:style-name="T113"> </text:span><text:span text:style-name="T1">year</text:span><text:span text:style-name="T77"> </text:span><text:span text:style-name="T1">of</text:span><text:span text:style-name="T65"> </text:span><text:span text:style-name="T1">king</text:span><text:span text:style-name="T77"> </text:span><text:span text:style-name="T1">Māṟañcaṭaiyaṉ.</text:span><text:span text:style-name="T77"> </text:span><text:span text:style-name="T1">In</text:span><text:span text:style-name="T77"> </text:span><text:span text:style-name="T1">this</text:span><text:span text:style-name="T113"> </text:span><text:span text:style-name="T80">year,</text:span><text:span text:style-name="T77"> </text:span><text:span text:style-name="T1">for </text:span><text:span text:style-name="T7">Mahādeva</text:span><text:span text:style-name="T109"> </text:span><text:span text:style-name="T7">of</text:span><text:span text:style-name="T36"> </text:span><text:span text:style-name="T7">Āyirattaḷi</text:span><text:span text:style-name="T109"> </text:span><text:span text:style-name="T7">of</text:span><text:span text:style-name="T36"> </text:span><text:span text:style-name="T7">Niyamam,</text:span><text:span text:style-name="T11"> </text:span><text:span text:style-name="T7">Cāttaṉ</text:span><text:span text:style-name="T109"> </text:span><text:span text:style-name="T7">Kāḷi,</text:span><text:span text:style-name="T11"> </text:span><text:span text:style-name="T7">daughter</text:span><text:span text:style-name="T109"> </text:span><text:span text:style-name="T7">of</text:span><text:span text:style-name="T73"> </text:span><text:span text:style-name="T7">Viṭēlviṭuku</text:span><text:span text:style-name="T109"> </text:span><text:span text:style-name="T7">Mu</text:span><text:span text:style-name="T1">ttaraiyar</text:span><text:span text:style-name="T102"> </text:span><text:span text:style-name="T101">[gave]</text:span><text:span text:style-name="T102"> </text:span><text:span text:style-name="T1">as</text:span><text:span text:style-name="T42"> </text:span><text:span text:style-name="T1">capital</text:span><text:span text:style-name="T42"> </text:span><text:span text:style-name="T1">(</text:span><text:span text:style-name="T41">mutal</text:span><text:span text:style-name="T178"> </text:span><text:span text:style-name="T41">āka</text:span><text:span text:style-name="T1">)</text:span><text:span text:style-name="T42"> </text:span><text:span text:style-name="T1">for</text:span><text:span text:style-name="T102"> </text:span><text:span text:style-name="T1">a</text:span><text:span text:style-name="T42"> </text:span><text:span text:style-name="T1">perpetual</text:span><text:span text:style-name="T42"> </text:span><text:span text:style-name="T1">lamp;</text:span><text:span text:style-name="T102"> </text:span><text:span text:style-name="T1">with</text:span><text:span text:style-name="T42"> </text:span><text:span text:style-name="T1">the</text:span><text:span text:style-name="T42"> </text:span><text:span text:style-name="T1">inter</text:span><text:span text:style-name="T7">ests,</text:span><text:span text:style-name="T25"> </text:span><text:span text:style-name="T7">every</text:span><text:span text:style-name="T25"> </text:span><text:span text:style-name="T74">day,</text:span><text:span text:style-name="T25"> </text:span><text:span text:style-name="T7">for</text:span><text:span text:style-name="T25"> </text:span><text:span text:style-name="T7">the</text:span><text:span text:style-name="T12"> </text:span><text:span text:style-name="T7">Perumakkaḷ</text:span><text:span text:style-name="T25"> </text:span><text:span text:style-name="T7">(great</text:span><text:span text:style-name="T25"> </text:span><text:span text:style-name="T7">people),</text:span><text:span text:style-name="T12"> </text:span><text:span text:style-name="T7">the</text:span><text:span text:style-name="T12"> </text:span><text:span text:style-name="T7">Pati</text:span><text:span text:style-name="T25"> </text:span><text:span text:style-name="T7">(priests),</text:span><text:span text:style-name="T12"> </text:span><text:span text:style-name="T7">and</text:span><text:span text:style-name="T25"> </text:span><text:span text:style-name="T7">the Pātamūlam</text:span><text:span text:style-name="T87"> </text:span><text:span text:style-name="T7">(priests)</text:span><text:span text:style-name="T87"> </text:span><text:span text:style-name="T7">to</text:span><text:span text:style-name="T87"> </text:span><text:span text:style-name="T7">know</text:span><text:span text:style-name="T87"> </text:span><text:span text:style-name="T7">(</text:span><text:span text:style-name="T22">aṟiya</text:span><text:span text:style-name="T7">),</text:span><text:span text:style-name="T88"> </text:span><text:span text:style-name="T7">one</text:span><text:span text:style-name="T87"> </text:span><text:span text:style-name="T22">uri</text:span><text:span text:style-name="T190"> </text:span><text:span text:style-name="T7">of</text:span><text:span text:style-name="T61"> </text:span><text:span text:style-name="T7">ghee,</text:span><text:span text:style-name="T87"> </text:span><text:span text:style-name="T7">…,</text:span><text:span text:style-name="T87"> </text:span><text:span text:style-name="T7">having</text:span><text:span text:style-name="T87"> </text:span><text:span text:style-name="T7">worshipped </text:span><text:span text:style-name="T1">(</text:span><text:span text:style-name="T41">toḻutu</text:span><text:span text:style-name="T1">), …</text:span><text:span text:style-name="T62"> </text:span></text:p>
        <text:p text:style-name="Standard">Four lines on top:</text:p>
        <text:p text:style-name="Standard"><text:span text:style-name="T1">…</text:span><text:span text:style-name="T65"> </text:span><text:span text:style-name="T1">having</text:span><text:span text:style-name="T65"> </text:span><text:span text:style-name="T1">removed</text:span><text:span text:style-name="T62"> </text:span><text:span text:style-name="T1">(</text:span><text:span text:style-name="T41">nikkittu</text:span><text:span text:style-name="T1">)</text:span><text:span text:style-name="T65"> </text:span><text:span text:style-name="T1">…</text:span><text:span text:style-name="T65"> </text:span><text:span text:style-name="T1">the</text:span><text:span text:style-name="T62"> </text:span><text:span text:style-name="T1">feet</text:span><text:span text:style-name="T65"> </text:span><text:span text:style-name="T1">(</text:span><text:span text:style-name="T41">ati</text:span><text:span text:style-name="T1">)</text:span><text:span text:style-name="T65"> </text:span><text:span text:style-name="T1">of</text:span><text:span text:style-name="T85"> </text:span><text:span text:style-name="T1">those</text:span><text:span text:style-name="T62"> </text:span><text:span text:style-name="T1">who</text:span><text:span text:style-name="T65"> </text:span><text:span text:style-name="T1">protect</text:span><text:span text:style-name="T65"> </text:span><text:span text:style-name="T1">(</text:span><text:span text:style-name="T41">kāttāṉ</text:span><text:span text:style-name="T1">) </text:span>this<text:span text:style-name="T130"> </text:span>(<text:span text:style-name="T32">itu</text:span>)<text:span text:style-name="T86"> </text:span>are<text:span text:style-name="T86"> </text:span>on<text:span text:style-name="T86"> </text:span><text:span text:style-name="T18">my</text:span><text:span text:style-name="T130"> </text:span>head.</text:p>
        <text:p text:style-name="Standard"/>
        <text:p text:style-name="Standard"><text:span text:style-name="T1">#15:</text:span><text:span text:style-name="T138"> </text:span><text:span text:style-name="T1">a)</text:span><text:span text:style-name="T111"> </text:span><text:span text:style-name="T1">Tiruneṭuṅkaḷanātar</text:span><text:span text:style-name="T144"> </text:span><text:span text:style-name="T1">temple,</text:span><text:span text:style-name="T111"> </text:span><text:span text:style-name="T1">Tiruneṭuṅkaḷam,</text:span><text:span text:style-name="T111"> </text:span><text:span text:style-name="T1">Tiruveṟumpūr</text:span><text:span text:style-name="T144"> </text:span><text:span text:style-name="T6">taluk, </text:span><text:span text:style-name="T7">Trichy</text:span><text:span text:style-name="T38"> </text:span><text:span text:style-name="T7">district;</text:span><text:span text:style-name="T38"> </text:span><text:span text:style-name="T7">b)</text:span><text:span text:style-name="T10"> </text:span><text:span text:style-name="T7">on</text:span><text:span text:style-name="T38"> </text:span><text:span text:style-name="T7">a</text:span><text:span text:style-name="T10"> </text:span><text:span text:style-name="T7">pillar,</text:span><text:span text:style-name="T38"> </text:span><text:span text:style-name="T7">in</text:span><text:span text:style-name="T10"> </text:span><text:span text:style-name="T7">the</text:span><text:span text:style-name="T38"> </text:span><text:span text:style-name="T7">western</text:span><text:span text:style-name="T10"> </text:span><text:span text:style-name="T7">gallery;</text:span><text:span text:style-name="T38"> </text:span><text:span text:style-name="T7">c)</text:span><text:span text:style-name="T10"> </text:span><text:span text:style-name="T7">Regnal</text:span><text:span text:style-name="T38"> </text:span><text:span text:style-name="T7">year</text:span><text:span text:style-name="T10"> </text:span><text:span text:style-name="T7">11</text:span><text:span text:style-name="T38"> </text:span><text:span text:style-name="T7">of</text:span><text:span text:style-name="T12"> </text:span><text:span text:style-name="T7">Māṟañcaṭaiyaṉ;</text:span><text:span text:style-name="T93"> </text:span><text:span text:style-name="T7">d)</text:span><text:span text:style-name="T91"> </text:span><text:span text:style-name="T70">Varalāṟu</text:span><text:span text:style-name="T128"> </text:span><text:span text:style-name="T7">8</text:span><text:span text:style-name="T93"> </text:span><text:span text:style-name="T7">(1998),</text:span><text:span text:style-name="T93"> </text:span><text:span text:style-name="T7">pp.</text:span><text:span text:style-name="T93"> </text:span><text:span text:style-name="T7">5–6;</text:span><text:span text:style-name="T93"> </text:span><text:span text:style-name="T7">e)</text:span><text:span text:style-name="T93"> </text:span><text:span text:style-name="T7">inscription</text:span><text:span text:style-name="T126"> </text:span><text:span text:style-name="T7">not</text:span><text:span text:style-name="T93"> </text:span><text:span text:style-name="T7">located</text:span><text:span text:style-name="T92"> </text:span><text:span text:style-name="T7">personally;</text:span><text:span text:style-name="T126"> </text:span><text:span text:style-name="T13">f) </text:span><text:span text:style-name="T1">I</text:span><text:span text:style-name="T83"> </text:span><text:span text:style-name="T1">was</text:span><text:span text:style-name="T83"> </text:span><text:span text:style-name="T1">not</text:span><text:span text:style-name="T77"> </text:span><text:span text:style-name="T1">able</text:span><text:span text:style-name="T83"> </text:span><text:span text:style-name="T1">to</text:span><text:span text:style-name="T83"> </text:span><text:span text:style-name="T1">located</text:span><text:span text:style-name="T77"> </text:span><text:span text:style-name="T1">this</text:span><text:span text:style-name="T83"> </text:span><text:span text:style-name="T1">inscription</text:span><text:span text:style-name="T77"> </text:span><text:span text:style-name="T1">during</text:span><text:span text:style-name="T83"> </text:span><text:span text:style-name="T1">a</text:span><text:span text:style-name="T83"> </text:span><text:span text:style-name="T1">visit</text:span><text:span text:style-name="T77"> </text:span><text:span text:style-name="T1">of</text:span><text:span text:style-name="T65"> </text:span><text:span text:style-name="T1">the</text:span><text:span text:style-name="T83"> </text:span><text:span text:style-name="T1">site</text:span><text:span text:style-name="T77"> </text:span><text:span text:style-name="T1">in</text:span><text:span text:style-name="T83"> </text:span><text:span text:style-name="T1">November 2016,</text:span><text:span text:style-name="T75"> </text:span><text:span text:style-name="T1">and</text:span><text:span text:style-name="T75"> </text:span><text:span text:style-name="T1">I</text:span><text:span text:style-name="T75"> </text:span><text:span text:style-name="T1">therefore</text:span><text:span text:style-name="T75"> </text:span><text:span text:style-name="T1">follow</text:span><text:span text:style-name="T75"> </text:span><text:span text:style-name="T1">the</text:span><text:span text:style-name="T75"> </text:span><text:span text:style-name="T1">edition</text:span><text:span text:style-name="T75"> </text:span><text:span text:style-name="T1">given</text:span><text:span text:style-name="T75"> </text:span><text:span text:style-name="T1">by</text:span><text:span text:style-name="T75"> </text:span><text:span text:style-name="T1">R.</text:span><text:span text:style-name="T75"> </text:span><text:span text:style-name="T1">Kalaikkovaṉ</text:span><text:span text:style-name="T75"> </text:span><text:span text:style-name="T1">in</text:span><text:span text:style-name="T2"> </text:span><text:span text:style-name="T172">Varalāṟu</text:span><text:span text:style-name="T6">.</text:span></text:p>
        <text:p text:style-name="Standard"><text:span text:style-name="T110"/></text:p>
        <text:p text:style-name="P2"><text:span text:style-name="T110">(1) </text:span><text:span text:style-name="T41">svasti</text:span><text:span text:style-name="T228"> </text:span><text:span text:style-name="T41">śrī</text:span><text:span text:style-name="T159"> </text:span></text:p>
        <text:p text:style-name="P2"><text:span text:style-name="T229">(2)</text:span><text:span text:style-name="T85"> </text:span><text:span text:style-name="T1">komāṟañcaṭai</text:span></text:p>
        <text:p text:style-name="P2"><text:span text:style-name="T1">(3)yaṟku</text:span><text:span text:style-name="T110"> </text:span><text:span text:style-name="T1">yāṇṭu</text:span><text:span text:style-name="T85"> </text:span></text:p>
        <text:p text:style-name="P2"><text:span text:style-name="T85">(4)</text:span><text:span text:style-name="T110"> </text:span><text:span text:style-name="T7">11</text:span><text:span text:style-name="T176"> </text:span><text:span text:style-name="T1">āvatu</text:span><text:span text:style-name="T85"> </text:span><text:span text:style-name="T1">tiru</text:span></text:p>
        <text:p text:style-name="P2"><text:span text:style-name="T1">(5)neṭuṅkaḷa</text:span><text:span text:style-name="T7">ttu</text:span></text:p>
        <text:p text:style-name="P2"><text:span text:style-name="T7">(6)t</text:span><text:span text:style-name="T88"> </text:span><text:span text:style-name="T7">tevaruṭaiya</text:span><text:span text:style-name="T108"> </text:span></text:p>
        <text:p text:style-name="P2"><text:span text:style-name="T108">(7) </text:span><text:span text:style-name="T7">tevatāṉam</text:span><text:span text:style-name="T88"> </text:span><text:span text:style-name="T7">me</text:span></text:p>
        <text:p text:style-name="P2"><text:span text:style-name="T7">(8)laikkuṟucci</text:span><text:span text:style-name="T108"> </text:span><text:span text:style-name="T7">[to]</text:span></text:p>
        <text:p text:style-name="P2"><text:soft-page-break/><text:span text:style-name="T7">(9)ṉṟiṉa</text:span><text:span text:style-name="T108"> </text:span><text:span text:style-name="T7">nāṉṟu</text:span><text:span text:style-name="T108"> </text:span></text:p>
        <text:p text:style-name="P2"><text:span text:style-name="T108">(10)</text:span><text:span text:style-name="T88"> </text:span><text:span text:style-name="T7">tuṭaṅki viḷainta</text:span></text:p>
        <text:p text:style-name="P2"><text:span text:style-name="T7">(11)ṟiyāta kaḷarun tiṭa</text:span></text:p>
        <text:p text:style-name="P2"><text:span text:style-name="T7">(12)lu mayakki tiruneṭuṅ</text:span></text:p>
        <text:p text:style-name="P2"><text:span text:style-name="T7">(13)kaḷattu</text:span><text:span text:style-name="T176"> </text:span><text:span text:style-name="T61">kaṇa</text:span><text:span text:style-name="T7">ttārom</text:span><text:span text:style-name="T60"> </text:span><text:span text:style-name="T7">[|*]</text:span><text:span text:style-name="T60"> </text:span></text:p>
        <text:p text:style-name="P2"><text:span text:style-name="T60">(14) </text:span><text:span text:style-name="T7">kotukulavark</text:span><text:span text:style-name="T60"> </text:span><text:span text:style-name="T7">kāṇi</text:span><text:span text:style-name="T60"> </text:span><text:span text:style-name="T7">e</text:span></text:p>
        <text:p text:style-name="P2"><text:span text:style-name="T7">(15)ṉṟu</text:span><text:span text:style-name="T60"> </text:span><text:span text:style-name="T7">pe</text:span></text:p>
        <text:p text:style-name="P2"><text:span text:style-name="T7">(16)riṭṭu</text:span><text:span text:style-name="T60"> </text:span><text:span text:style-name="T7">it</text:span></text:p>
        <text:p text:style-name="P2"><text:span text:style-name="T7">(17)tevatāṉa</text:span></text:p>
        <text:p text:style-name="P2"><text:span text:style-name="T7">(18)muḻuvār</text:span><text:span text:style-name="T126"> </text:span><text:span text:style-name="T7">i</text:span></text:p>
        <text:p text:style-name="P2"><text:span text:style-name="T7">(19)ccey</text:span><text:span text:style-name="T126"> </text:span><text:span text:style-name="T7">po</text:span></text:p>
        <text:p text:style-name="P2"><text:span text:style-name="T7">(20)kañ</text:span><text:span text:style-name="T127"> </text:span><text:span text:style-name="T7">celli</text:span></text:p>
        <text:p text:style-name="P2"><text:span text:style-name="T7">(21)luñ</text:span><text:span text:style-name="T126"> </text:span><text:span text:style-name="T7">cey</text:span></text:p>
        <text:p text:style-name="P2"><text:span text:style-name="T7">(22)yāviṭilu</text:span></text:p>
        <text:p text:style-name="P2"><text:span text:style-name="T7">(23)m</text:span><text:span text:style-name="T127"> </text:span><text:span text:style-name="T7">nāḷ</text:span><text:span text:style-name="T126"> </text:span><text:span text:style-name="T61">vāy</text:span><text:span text:style-name="T126"> </text:span></text:p>
        <text:p text:style-name="P2"><text:span text:style-name="T126">(24) </text:span><text:span text:style-name="T7">munnāḻi kut</text:span></text:p>
        <text:p text:style-name="P2"><text:span text:style-name="T7">(25)talarici cat</text:span></text:p>
        <text:p text:style-name="P2"><text:span text:style-name="T7">(26)tira muṭṭā</text:span></text:p>
        <text:p text:style-name="P2"><text:span text:style-name="T7">(27)mai ciṟukuṭi </text:span></text:p>
        <text:p text:style-name="P2"><text:span text:style-name="T7">(28) celuttuva</text:span></text:p>
        <text:p text:style-name="P2"><text:span text:style-name="T7">(29)tāka </text:span><text:span text:style-name="T36">ma</text:span><text:span text:style-name="T7">yakki</text:span><text:span text:style-name="T25"> </text:span></text:p>
        <text:p text:style-name="P2"><text:span text:style-name="T25">(30)</text:span><text:span text:style-name="T12"> </text:span><text:span text:style-name="T7">vaittēṉ</text:span><text:span text:style-name="T12"> </text:span></text:p>
        <text:p text:style-name="P2"><text:span text:style-name="T12">(31) </text:span><text:span text:style-name="T7">kāmaneṟi</text:span></text:p>
        <text:p text:style-name="P2"><text:span text:style-name="T7">(32)mai[ṉa]ṉ</text:span><text:span text:style-name="T12"> </text:span><text:span text:style-name="T7">[|*]</text:span><text:span text:style-name="T12"> </text:span></text:p>
        <text:p text:style-name="P2"><text:span text:style-name="T12">(33)</text:span><text:span text:style-name="T25"> </text:span><text:span text:style-name="T7">itu</text:span><text:span text:style-name="T12"> </text:span><text:span text:style-name="T7">kāttā</text:span></text:p>
        <text:p text:style-name="P2"><text:span text:style-name="T7">(34)ṉaṭi</text:span><text:span text:style-name="T12"> </text:span><text:span text:style-name="T7">eṉ</text:span></text:p>
        <text:p text:style-name="P2"><text:span text:style-name="T7">(35) </text:span>ṟalai<text:span text:style-name="T86"> </text:span>mē</text:p>
        <text:p text:style-name="P2">(36)laṉa</text:p>
        <text:p text:style-name="Standard"><text:span text:style-name="T7">Hail!</text:span><text:span text:style-name="T127"> </text:span><text:span text:style-name="T7">Prosperity!</text:span><text:span text:style-name="T92"> </text:span><text:span text:style-name="T7">This</text:span><text:span text:style-name="T127"> </text:span><text:span text:style-name="T7">is</text:span><text:span text:style-name="T127"> </text:span><text:span text:style-name="T7">the</text:span><text:span text:style-name="T60"> </text:span><text:span text:style-name="T7">11th</text:span><text:span text:style-name="T127"> </text:span><text:span text:style-name="T7">year</text:span><text:span text:style-name="T127"> </text:span><text:span text:style-name="T7">of</text:span><text:span text:style-name="T40"> </text:span><text:span text:style-name="T7">king</text:span><text:span text:style-name="T60"> </text:span><text:span text:style-name="T7">Māṟañcaṭaiyaṉ.</text:span><text:span text:style-name="T127"> </text:span><text:span text:style-name="T7">From</text:span><text:span text:style-name="T127"> </text:span><text:span text:style-name="T7">(</text:span><text:span text:style-name="T22">tutaṅki</text:span><text:span text:style-name="T7">)</text:span><text:span text:style-name="T60"> </text:span><text:span text:style-name="T7">the </text:span><text:span text:style-name="T1">day</text:span><text:span text:style-name="T2"> </text:span><text:span text:style-name="T1">(</text:span><text:span text:style-name="T41">nāṉṟu</text:span><text:span text:style-name="T1">)</text:span><text:span text:style-name="T3"> </text:span><text:span text:style-name="T1">when</text:span><text:span text:style-name="T3"> </text:span><text:span text:style-name="T1">Mēlaikkiṟucci</text:span><text:span text:style-name="T2"> </text:span><text:span text:style-name="T1">appeared</text:span><text:span text:style-name="T3"> </text:span><text:span text:style-name="T1">(</text:span><text:span text:style-name="T41">tōṉṟiṉa</text:span><text:span text:style-name="T1">)</text:span><text:span text:style-name="T3"> </text:span><text:span text:style-name="T1">as</text:span><text:span text:style-name="T3"> </text:span><text:span text:style-name="T1">a</text:span><text:span text:style-name="T2"> </text:span><text:span text:style-name="T41">devadāna</text:span><text:span text:style-name="T183"> </text:span><text:span text:style-name="T1">of</text:span><text:span text:style-name="T81"> </text:span><text:span text:style-name="T1">the</text:span><text:span text:style-name="T3"> </text:span><text:span text:style-name="T1">Lord (</text:span><text:span text:style-name="T41">tēvar-uṭaiya</text:span><text:span text:style-name="T1">)</text:span><text:span text:style-name="T63"> </text:span><text:span text:style-name="T1">of</text:span><text:span text:style-name="T53"> </text:span><text:span text:style-name="T1">Tiruneṭuṅkaḷam,</text:span><text:span text:style-name="T52"> </text:span><text:soft-page-break/><text:span text:style-name="T1">having</text:span><text:span text:style-name="T63"> </text:span><text:span text:style-name="T1">prepared</text:span><text:span text:style-name="T63"> </text:span><text:span text:style-name="T1">for</text:span><text:span text:style-name="T63"> </text:span><text:span text:style-name="T1">cultivation</text:span><text:span text:style-name="T63"> </text:span><text:span text:style-name="T1">(</text:span><text:span text:style-name="T41">mayakki</text:span><text:span text:style-name="T1">) </text:span><text:span text:style-name="T7">the</text:span><text:span text:style-name="T152"> </text:span><text:span text:style-name="T7">salted</text:span><text:span text:style-name="T152"> </text:span><text:span text:style-name="T7">lands</text:span><text:span text:style-name="T46"> </text:span><text:span text:style-name="T7">(</text:span><text:span text:style-name="T22">kaḷarun</text:span><text:span text:style-name="T7">)</text:span><text:span text:style-name="T46"> </text:span><text:span text:style-name="T7">and</text:span><text:span text:style-name="T46"> </text:span><text:span text:style-name="T7">the</text:span><text:span text:style-name="T46"> </text:span><text:span text:style-name="T7">elevated</text:span><text:span text:style-name="T46"> </text:span><text:span text:style-name="T7">lands</text:span><text:span text:style-name="T46"> </text:span><text:span text:style-name="T7">(</text:span><text:span text:style-name="T22">tiṭalum</text:span><text:span text:style-name="T7">),</text:span><text:span text:style-name="T46"> </text:span><text:span text:style-name="T7">which</text:span><text:span text:style-name="T46"> </text:span><text:span text:style-name="T7">were</text:span><text:span text:style-name="T152"> </text:span><text:span text:style-name="T7">unpro</text:span><text:span text:style-name="T1">ductive</text:span><text:span text:style-name="T62"> </text:span><text:span text:style-name="T1">(</text:span><text:span text:style-name="T41">viḷaintu</text:span><text:span text:style-name="T230"> </text:span><text:span text:style-name="T41">aṟiyāta</text:span><text:span text:style-name="T1">),</text:span><text:span text:style-name="T62"> </text:span><text:span text:style-name="T1">we</text:span><text:span text:style-name="T62"> </text:span><text:span text:style-name="T1">of</text:span><text:span text:style-name="T63"> </text:span><text:span text:style-name="T1">the</text:span><text:span text:style-name="T62"> </text:span><text:span text:style-name="T1">village</text:span><text:span text:style-name="T62"> </text:span><text:span text:style-name="T1">assembly</text:span><text:span text:style-name="T62"> </text:span><text:span text:style-name="T1">(</text:span><text:span text:style-name="T41">kaṇattārōm</text:span><text:span text:style-name="T1">)</text:span><text:span text:style-name="T62"> </text:span><text:span text:style-name="T1">of</text:span><text:span text:style-name="T110"> </text:span><text:span text:style-name="T1">Tiruneṭuṅkaḷam;</text:span><text:span text:style-name="T117"> </text:span><text:span text:style-name="T1">having</text:span><text:span text:style-name="T96"> </text:span><text:span text:style-name="T1">named</text:span><text:span text:style-name="T96"> </text:span><text:span text:style-name="T1">it</text:span><text:span text:style-name="T96"> </text:span><text:span text:style-name="T1">(</text:span><text:span text:style-name="T41">pēriṭṭu</text:span><text:span text:style-name="T1">)</text:span><text:span text:style-name="T96"> </text:span><text:span text:style-name="T1">Kōtukulavar</text:span><text:span text:style-name="T96"> </text:span><text:span text:style-name="T41">kāṇi</text:span><text:span text:style-name="T1">,</text:span><text:span text:style-name="T96"> </text:span><text:span text:style-name="T1">I,</text:span><text:span text:style-name="T96"> </text:span><text:span text:style-name="T1">Kāmaneṟimaiṉāṉ, </text:span><text:span text:style-name="T61">have</text:span><text:span text:style-name="T109"> </text:span><text:span text:style-name="T7">endowed</text:span><text:span text:style-name="T109"> </text:span><text:span text:style-name="T7">(</text:span><text:span text:style-name="T22">vaittēṉ</text:span><text:span text:style-name="T7">),</text:span><text:span text:style-name="T109"> </text:span><text:span text:style-name="T7">having</text:span><text:span text:style-name="T109"> </text:span><text:span text:style-name="T7">prepared</text:span><text:span text:style-name="T109"> </text:span><text:span text:style-name="T7">the</text:span><text:span text:style-name="T11"> </text:span><text:span text:style-name="T7">land</text:span><text:span text:style-name="T109"> </text:span><text:span text:style-name="T7">for</text:span><text:span text:style-name="T109"> </text:span><text:span text:style-name="T7">cultivation</text:span><text:span text:style-name="T109"> </text:span><text:span text:style-name="T7">(</text:span><text:span text:style-name="T22">mayakki</text:span><text:span text:style-name="T7">)</text:span><text:span text:style-name="T109"> </text:span><text:span text:style-name="T7">so </text:span><text:span text:style-name="T1">that</text:span><text:span text:style-name="T5"> </text:span><text:span text:style-name="T1">the</text:span><text:span text:style-name="T5"> </text:span><text:span text:style-name="T1">small</text:span><text:span text:style-name="T2"> </text:span><text:span text:style-name="T1">farmers</text:span><text:span text:style-name="T5"> </text:span><text:span text:style-name="T1">(</text:span><text:span text:style-name="T41">ciṟu-kuṭi</text:span><text:span text:style-name="T1">)</text:span><text:span text:style-name="T5"> </text:span><text:span text:style-name="T1">dispatch</text:span><text:span text:style-name="T5"> </text:span><text:span text:style-name="T1">(</text:span><text:span text:style-name="T41">celuttuvatu-āka</text:span><text:span text:style-name="T1">)</text:span><text:span text:style-name="T2"> </text:span><text:span text:style-name="T1">to</text:span><text:span text:style-name="T5"> </text:span><text:span text:style-name="T1">the</text:span><text:span text:style-name="T5"> </text:span><text:span text:style-name="T41">cattira</text:span><text:span text:style-name="T195"> </text:span><text:span text:style-name="T1">without</text:span><text:span text:style-name="T75"> </text:span><text:span text:style-name="T1">fail</text:span><text:span text:style-name="T76"> </text:span><text:span text:style-name="T1">(</text:span><text:span text:style-name="T41">muṭṭāmai</text:span><text:span text:style-name="T1">)</text:span><text:span text:style-name="T76"> </text:span><text:span text:style-name="T1">3</text:span><text:span text:style-name="T76"> </text:span><text:span text:style-name="T41">nāḻi</text:span><text:span text:style-name="T231"> </text:span><text:span text:style-name="T1">of</text:span><text:span text:style-name="T113"> </text:span><text:span text:style-name="T1">husked-rice</text:span><text:span text:style-name="T76"> </text:span><text:span text:style-name="T1">(</text:span><text:span text:style-name="T41">kuttal-arici</text:span><text:span text:style-name="T1">)</text:span><text:span text:style-name="T76"> </text:span><text:span text:style-name="T1">everyday</text:span><text:span text:style-name="T76"> </text:span><text:span text:style-name="T1">(</text:span><text:span text:style-name="T41">nāḷ</text:span><text:span text:style-name="T183"> </text:span><text:span text:style-name="T41">vāy</text:span><text:span text:style-name="T1">),</text:span><text:span text:style-name="T76"> </text:span><text:span text:style-name="T1">even if</text:span><text:span text:style-name="T71"> </text:span><text:span text:style-name="T1">those</text:span><text:span text:style-name="T52"> </text:span><text:span text:style-name="T1">who</text:span><text:span text:style-name="T52"> </text:span><text:span text:style-name="T1">plough</text:span><text:span text:style-name="T63"> </text:span><text:span text:style-name="T1">(</text:span><text:span text:style-name="T41">uḻuvār</text:span><text:span text:style-name="T1">)</text:span><text:span text:style-name="T52"> </text:span><text:span text:style-name="T1">this</text:span><text:span text:style-name="T52"> </text:span><text:span text:style-name="T41">devadāna</text:span><text:span text:style-name="T182"> </text:span><text:span text:style-name="T1">do</text:span><text:span text:style-name="T52"> </text:span><text:span text:style-name="T1">(</text:span><text:span text:style-name="T41">cellilum</text:span><text:span text:style-name="T182"> </text:span><text:span text:style-name="T1">for</text:span><text:span text:style-name="T52"> </text:span><text:span text:style-name="T41">ceyilum</text:span><text:span text:style-name="T1">)</text:span><text:span text:style-name="T63"> </text:span><text:span text:style-name="T1">or</text:span><text:span text:style-name="T52"> </text:span><text:span text:style-name="T1">do</text:span><text:span text:style-name="T52"> </text:span><text:span text:style-name="T1">not (</text:span><text:span text:style-name="T41">ceyyāviṭilum</text:span><text:span text:style-name="T1">)</text:span><text:span text:style-name="T76"> </text:span><text:span text:style-name="T1">the</text:span><text:span text:style-name="T76"> </text:span><text:span text:style-name="T1">produce</text:span><text:span text:style-name="T81"> </text:span><text:span text:style-name="T1">(</text:span><text:span text:style-name="T41">pōkam</text:span><text:span text:style-name="T1">)</text:span><text:span text:style-name="T76"> </text:span><text:span text:style-name="T1">of</text:span><text:span text:style-name="T149"> </text:span><text:span text:style-name="T1">this</text:span><text:span text:style-name="T76"> </text:span><text:span text:style-name="T1">land</text:span><text:span text:style-name="T81"> </text:span><text:span text:style-name="T1">(</text:span><text:span text:style-name="T41">iccey</text:span><text:span text:style-name="T1">)</text:span><text:span text:style-name="T76"> </text:span><text:span text:style-name="T1">[i.e.</text:span><text:span text:style-name="T81"> </text:span><text:span text:style-name="T1">cultivate].</text:span><text:span text:style-name="T76"> </text:span><text:span text:style-name="T1">May</text:span><text:span text:style-name="T81"> </text:span><text:span text:style-name="T1">the </text:span>feet<text:span text:style-name="T16"> </text:span>of<text:span text:style-name="T163"> </text:span>he<text:span text:style-name="T17"> </text:span>who<text:span text:style-name="T16"> </text:span>protects<text:span text:style-name="T17"> </text:span>this<text:span text:style-name="T17"> </text:span>be<text:span text:style-name="T16"> </text:span>on<text:span text:style-name="T17"> </text:span><text:span text:style-name="T18">my</text:span><text:span text:style-name="T17"> </text:span>head!</text:p>
        <text:p text:style-name="P5" loext:marker-style-name="T1"/>
        <text:p text:style-name="Standard"><text:span text:style-name="T1">#16:</text:span><text:span text:style-name="T138"> </text:span><text:span text:style-name="T1">a)</text:span><text:span text:style-name="T111"> </text:span><text:span text:style-name="T1">Tiruneṭuṅkaḷanātar</text:span><text:span text:style-name="T138"> </text:span><text:span text:style-name="T1">temple,</text:span><text:span text:style-name="T112"> </text:span><text:span text:style-name="T1">Tiruneṭuṅkaḷam,</text:span><text:span text:style-name="T111"> </text:span><text:span text:style-name="T1">Tiruveṟumpūr</text:span><text:span text:style-name="T138"> </text:span><text:span text:style-name="T6">taluk, </text:span><text:span text:style-name="T7">Trichy</text:span><text:span text:style-name="T40"> </text:span><text:span text:style-name="T7">district;</text:span><text:span text:style-name="T37"> </text:span><text:span text:style-name="T7">b)</text:span><text:span text:style-name="T37"> </text:span><text:span text:style-name="T7">on</text:span><text:span text:style-name="T37"> </text:span><text:span text:style-name="T7">a</text:span><text:span text:style-name="T37"> </text:span><text:span text:style-name="T7">pillar,</text:span><text:span text:style-name="T40"> </text:span><text:span text:style-name="T7">in</text:span><text:span text:style-name="T37"> </text:span><text:span text:style-name="T7">the</text:span><text:span text:style-name="T37"> </text:span><text:span text:style-name="T7">western</text:span><text:span text:style-name="T37"> </text:span><text:span text:style-name="T7">gallery;</text:span><text:span text:style-name="T37"> </text:span><text:span text:style-name="T7">c)</text:span><text:span text:style-name="T40"> </text:span><text:span text:style-name="T7">Regnal</text:span><text:span text:style-name="T37"> </text:span><text:span text:style-name="T7">year</text:span><text:span text:style-name="T37"> </text:span><text:span text:style-name="T7">12</text:span><text:span text:style-name="T37"> </text:span><text:span text:style-name="T7">opposite to</text:span><text:span text:style-name="T14"> </text:span><text:span text:style-name="T7">1</text:span><text:span text:style-name="T40"> </text:span><text:span text:style-name="T7">of</text:span><text:span text:style-name="T24"> </text:span><text:span text:style-name="T7">Māṟañcaṭaiyaṉ;</text:span><text:span text:style-name="T14"> </text:span><text:span text:style-name="T7">d)</text:span><text:span text:style-name="T9"> </text:span><text:span text:style-name="T70">Varalāṟu</text:span><text:span text:style-name="T222"> </text:span><text:span text:style-name="T7">8</text:span><text:span text:style-name="T14"> </text:span><text:span text:style-name="T7">(1998),</text:span><text:span text:style-name="T40"> </text:span><text:span text:style-name="T61">p.</text:span><text:span text:style-name="T14"> </text:span><text:span text:style-name="T7">6;</text:span><text:span text:style-name="T40"> </text:span><text:span text:style-name="T7">e)</text:span><text:span text:style-name="T40"> </text:span><text:span text:style-name="T7">inscription</text:span><text:span text:style-name="T14"> </text:span><text:span text:style-name="T7">not</text:span><text:span text:style-name="T40"> </text:span><text:span text:style-name="T7">located</text:span><text:span text:style-name="T14"> </text:span><text:span text:style-name="T7">per</text:span><text:span text:style-name="T1">sonally;</text:span><text:span text:style-name="T62"> </text:span><text:span text:style-name="T64">f)</text:span><text:span text:style-name="T62"> </text:span><text:span text:style-name="T1">I</text:span><text:span text:style-name="T62"> </text:span><text:span text:style-name="T1">was</text:span><text:span text:style-name="T62"> </text:span><text:span text:style-name="T1">not</text:span><text:span text:style-name="T62"> </text:span><text:span text:style-name="T1">able</text:span><text:span text:style-name="T47"> </text:span><text:span text:style-name="T1">to</text:span><text:span text:style-name="T62"> </text:span><text:span text:style-name="T1">located</text:span><text:span text:style-name="T62"> </text:span><text:span text:style-name="T1">this</text:span><text:span text:style-name="T62"> </text:span><text:span text:style-name="T1">inscription</text:span><text:span text:style-name="T62"> </text:span><text:span text:style-name="T1">during</text:span><text:span text:style-name="T47"> </text:span><text:span text:style-name="T1">a</text:span><text:span text:style-name="T62"> </text:span><text:span text:style-name="T1">visit</text:span><text:span text:style-name="T62"> </text:span><text:span text:style-name="T1">of</text:span><text:span text:style-name="T52"> </text:span><text:span text:style-name="T1">the</text:span><text:span text:style-name="T62"> </text:span><text:span text:style-name="T1">site</text:span><text:span text:style-name="T62"> </text:span><text:span text:style-name="T1">in </text:span><text:span text:style-name="T7">November</text:span><text:span text:style-name="T34"> </text:span><text:span text:style-name="T7">2016,</text:span><text:span text:style-name="T34"> </text:span><text:span text:style-name="T7">and</text:span><text:span text:style-name="T34"> </text:span><text:span text:style-name="T7">I</text:span><text:span text:style-name="T34"> </text:span><text:span text:style-name="T7">therefore</text:span><text:span text:style-name="T34"> </text:span><text:span text:style-name="T7">follow</text:span><text:span text:style-name="T34"> </text:span><text:span text:style-name="T7">the</text:span><text:span text:style-name="T34"> </text:span><text:span text:style-name="T7">edition</text:span><text:span text:style-name="T24"> </text:span><text:span text:style-name="T7">given</text:span><text:span text:style-name="T34"> </text:span><text:span text:style-name="T7">by</text:span><text:span text:style-name="T34"> </text:span><text:span text:style-name="T7">R.</text:span><text:span text:style-name="T34"> </text:span><text:span text:style-name="T7">Kalaikkovaṉ</text:span><text:span text:style-name="T34"> </text:span><text:span text:style-name="T7">in </text:span><text:span text:style-name="T172">Varalāṟu</text:span><text:span text:style-name="T6">.</text:span><text:span text:style-name="T81"> </text:span><text:span text:style-name="T1">I</text:span><text:span text:style-name="T83"> </text:span><text:span text:style-name="T6">have</text:span><text:span text:style-name="T83"> </text:span><text:span text:style-name="T1">been</text:span><text:span text:style-name="T83"> </text:span><text:span text:style-name="T1">able</text:span><text:span text:style-name="T83"> </text:span><text:span text:style-name="T1">to</text:span><text:span text:style-name="T83"> </text:span><text:span text:style-name="T1">consult</text:span><text:span text:style-name="T81"> </text:span><text:span text:style-name="T1">a</text:span><text:span text:style-name="T83"> </text:span><text:span text:style-name="T1">picture</text:span><text:span text:style-name="T83"> </text:span><text:span text:style-name="T1">of</text:span><text:span text:style-name="T149"> </text:span><text:span text:style-name="T1">an</text:span><text:span text:style-name="T83"> </text:span><text:span text:style-name="T1">estampage</text:span><text:span text:style-name="T81"> </text:span><text:span text:style-name="T1">of</text:span><text:span text:style-name="T149"> </text:span><text:span text:style-name="T1">the</text:span><text:span text:style-name="T83"> </text:span><text:span text:style-name="T1">first</text:span><text:span text:style-name="T83"> </text:span><text:span text:style-name="T1">10 </text:span>lines<text:span text:style-name="T168"> </text:span>that<text:span text:style-name="T168"> </text:span>R.<text:span text:style-name="T168"> </text:span>Kalaikkovan<text:span text:style-name="T168"> </text:span>graciously<text:span text:style-name="T168"> </text:span>supplied<text:span text:style-name="T168"> </text:span>me<text:span text:style-name="T66"> </text:span>with.</text:p>
        <text:p text:style-name="Standard"><text:span text:style-name="T24"/></text:p>
        <text:p text:style-name="P2"><text:span text:style-name="T24">(1) </text:span><text:span text:style-name="T7">komāṟa</text:span></text:p>
        <text:p text:style-name="P2"><text:span text:style-name="T7">(2)ñcaṭai</text:span></text:p>
        <text:p text:style-name="P2"><text:span text:style-name="T7">(3)ya[ṟ*]kku</text:span><text:span text:style-name="T24"> </text:span><text:span text:style-name="T7">yā</text:span></text:p>
        <text:p text:style-name="P2"><text:span text:style-name="T7">(4)ṇṭu</text:span><text:span text:style-name="T24"> </text:span><text:span text:style-name="T7">1</text:span><text:span text:style-name="T25"> </text:span><text:span text:style-name="T7">ā</text:span></text:p>
        <text:p text:style-name="P2"><text:span text:style-name="T7">(5)māṭṭaikke</text:span></text:p>
        <text:p text:style-name="P2"><text:span text:style-name="T7">(6)tir</text:span><text:span text:style-name="T24"> </text:span><text:span text:style-name="T7">12</text:span><text:span text:style-name="T24"> </text:span><text:span text:style-name="T7">ā</text:span></text:p>
        <text:p text:style-name="P2"><text:span text:style-name="T7">(7)vatu</text:span><text:span text:style-name="T25"> </text:span><text:span text:style-name="T7">ti</text:span><text:span text:style-name="T26">rune</text:span></text:p>
        <text:p text:style-name="P2"><text:span text:style-name="T26">(8)ṭuṅkaḷattu </text:span></text:p>
        <text:p text:style-name="P2"><text:span text:style-name="T26">(9) mātevar</text:span></text:p>
        <text:p text:style-name="P2"><text:span text:style-name="T26">(10)kkut te</text:span></text:p>
        <text:p text:style-name="P2"><text:span text:style-name="T26">(11)vūrnā</text:span></text:p>
        <text:p text:style-name="P2"><text:span text:style-name="T26">(12)ṭṭu e</text:span></text:p>
        <text:p text:style-name="P2"><text:span text:style-name="T26">(13)natta</text:span></text:p>
        <text:p text:style-name="P2"><text:span text:style-name="T26">(14)nkuṭi </text:span></text:p>
        <text:p text:style-name="P2"><text:span text:style-name="T88">(15) </text:span><text:span text:style-name="T7">cātta</text:span></text:p>
        <text:p text:style-name="P2"><text:span text:style-name="T7">(16)ṅ</text:span><text:span text:style-name="T88"> </text:span></text:p>
        <text:p text:style-name="P2"><text:soft-page-break/><text:span text:style-name="T88">(17) </text:span><text:span text:style-name="T7">ceran</text:span></text:p>
        <text:p text:style-name="P2"><text:span text:style-name="T108">(18) </text:span><text:span text:style-name="T7">vai</text:span></text:p>
        <text:p text:style-name="P2"><text:span text:style-name="T7">(19)tta</text:span><text:span text:style-name="T88"> </text:span></text:p>
        <text:p text:style-name="P2"><text:span text:style-name="T88">(20) </text:span><text:span text:style-name="T7">ponni</text:span></text:p>
        <text:p text:style-name="P2"><text:span text:style-name="T7">(21)ru</text:span><text:span text:style-name="T88"> </text:span><text:span text:style-name="T7">kaḻañ</text:span></text:p>
        <text:p text:style-name="P2"><text:span text:style-name="T7">(22)cu</text:span><text:span text:style-name="T108"> </text:span><text:span text:style-name="T7">[|*]</text:span><text:span text:style-name="T88"> </text:span><text:span text:style-name="T36">itu </text:span><text:span text:style-name="T1">mā</text:span></text:p>
        <text:p text:style-name="P2"><text:span text:style-name="T1">(23)ṅkāṉa</text:span></text:p>
        <text:p text:style-name="P2"><text:span text:style-name="T1">(24)laṉ</text:span><text:span text:style-name="T136"> </text:span><text:span text:style-name="T1">kaṭa</text:span></text:p>
        <text:p text:style-name="P2"><text:span text:style-name="T1">(25)vatu</text:span></text:p>
        <text:p text:style-name="Standard"><text:span text:style-name="T1">This</text:span><text:span text:style-name="T54"> </text:span><text:span text:style-name="T1">is</text:span><text:span text:style-name="T54"> </text:span><text:span text:style-name="T1">the</text:span><text:span text:style-name="T136"> </text:span><text:span text:style-name="T1">12th</text:span><text:span text:style-name="T54"> </text:span><text:span text:style-name="T1">[year]</text:span><text:span text:style-name="T136"> </text:span><text:span text:style-name="T1">opposite</text:span><text:span text:style-name="T54"> </text:span><text:span text:style-name="T1">to</text:span><text:span text:style-name="T136"> </text:span><text:span text:style-name="T1">the</text:span><text:span text:style-name="T54"> </text:span><text:span text:style-name="T1">1st</text:span><text:span text:style-name="T54"> </text:span><text:span text:style-name="T1">year</text:span><text:span text:style-name="T136"> </text:span><text:span text:style-name="T1">of</text:span><text:span text:style-name="T111"> </text:span><text:span text:style-name="T1">king</text:span><text:span text:style-name="T136"> </text:span><text:span text:style-name="T1">Māṟañcaṭaiyaṉ.</text:span><text:span text:style-name="T54"> </text:span><text:span text:style-name="T6">For </text:span><text:span text:style-name="T7">Mahādeva of Tiruneṭuṅkaḷam, Cāttaṉ Cēraṉ Ēnattaṅkuṭi of Tēvūrnāṭu, </text:span><text:span text:style-name="T211">en</text:span><text:span text:style-name="T1">dowed</text:span><text:span text:style-name="T149"> </text:span><text:span text:style-name="T1">(</text:span><text:span text:style-name="T41">vaitta</text:span><text:span text:style-name="T1">)</text:span><text:span text:style-name="T65"> </text:span><text:span text:style-name="T1">2</text:span><text:span text:style-name="T65"> </text:span><text:span text:style-name="T41">kaḻañcu</text:span><text:span text:style-name="T84"> </text:span><text:span text:style-name="T1">of</text:span><text:span text:style-name="T63"> </text:span><text:span text:style-name="T1">gold.</text:span><text:span text:style-name="T113"> </text:span><text:span text:style-name="T1">This</text:span><text:span text:style-name="T65"> </text:span><text:span text:style-name="T1">is</text:span><text:span text:style-name="T65"> </text:span><text:span text:style-name="T1">the</text:span><text:span text:style-name="T65"> </text:span><text:span text:style-name="T1">duty</text:span><text:span text:style-name="T65"> </text:span><text:span text:style-name="T1">(</text:span><text:span text:style-name="T41">kaṭavatu</text:span><text:span text:style-name="T1">)</text:span><text:span text:style-name="T65"> </text:span><text:span text:style-name="T1">of</text:span><text:span text:style-name="T85"> </text:span><text:span text:style-name="T1">Māṅkāṉalaṉ.</text:span></text:p>
        <text:p text:style-name="Standard"/>
        <text:p text:style-name="Standard"><text:span text:style-name="T7">#17:</text:span><text:span text:style-name="T10"> </text:span><text:span text:style-name="T7">a)</text:span><text:span text:style-name="T37"> </text:span><text:span text:style-name="T7">Tyagarājasvāmin</text:span><text:span text:style-name="T152"> </text:span><text:span text:style-name="T7">temple,</text:span><text:span text:style-name="T37"> </text:span><text:span text:style-name="T61">Tiruvāymūr,</text:span><text:span text:style-name="T37"> </text:span><text:span text:style-name="T7">Tirukkuvaḷai</text:span><text:span text:style-name="T152"> </text:span><text:span text:style-name="T7">taluk,</text:span><text:span text:style-name="T10"> </text:span><text:span text:style-name="T7">Nākappaṭṭi</text:span><text:span text:style-name="T1">ṉam</text:span><text:span text:style-name="T117"> </text:span><text:span text:style-name="T1">district;</text:span><text:span text:style-name="T96"> </text:span><text:span text:style-name="T1">b)</text:span><text:span text:style-name="T96"> </text:span><text:span text:style-name="T1">on</text:span><text:span text:style-name="T96"> </text:span><text:span text:style-name="T1">the</text:span><text:span text:style-name="T96"> </text:span><text:span text:style-name="T1">southern</text:span><text:span text:style-name="T96"> </text:span><text:span text:style-name="T1">base</text:span><text:span text:style-name="T96"> </text:span><text:span text:style-name="T1">of</text:span><text:span text:style-name="T136"> </text:span><text:span text:style-name="T1">the</text:span><text:span text:style-name="T96"> </text:span><text:span text:style-name="T1">main</text:span><text:span text:style-name="T96"> </text:span><text:span text:style-name="T1">sanctuary,</text:span><text:span text:style-name="T96"> </text:span><text:span text:style-name="T1">starting</text:span><text:span text:style-name="T96"> </text:span><text:span text:style-name="T1">in</text:span><text:span text:style-name="T96"> </text:span><text:span text:style-name="T80">the </text:span><text:span text:style-name="T1">middle</text:span><text:span text:style-name="T85"> </text:span><text:span text:style-name="T1">of</text:span><text:span text:style-name="T117"> </text:span><text:span text:style-name="T1">the</text:span><text:span text:style-name="T85"> </text:span><text:span text:style-name="T1">eastern</text:span><text:span text:style-name="T63"> </text:span><text:span text:style-name="T1">side</text:span><text:span text:style-name="T85"> </text:span><text:span text:style-name="T1">of</text:span><text:span text:style-name="T96"> </text:span><text:span text:style-name="T1">the</text:span><text:span text:style-name="T85"> </text:span><text:span text:style-name="T1">shrine</text:span><text:span text:style-name="T85"> </text:span><text:span text:style-name="T1">of</text:span><text:span text:style-name="T96"> </text:span><text:span text:style-name="T1">Dakṣiṇāmūrti;</text:span><text:span text:style-name="T85"> </text:span><text:span text:style-name="T1">c)</text:span><text:span text:style-name="T85"> </text:span><text:span text:style-name="T1">Regnal</text:span><text:span text:style-name="T85"> </text:span><text:span text:style-name="T1">year</text:span><text:span text:style-name="T63"> </text:span><text:span text:style-name="T7">11 </text:span><text:span text:style-name="T1">opposite</text:span><text:span text:style-name="T53"> </text:span><text:span text:style-name="T1">to</text:span><text:span text:style-name="T53"> </text:span><text:span text:style-name="T1">4</text:span><text:span text:style-name="T53"> </text:span><text:span text:style-name="T1">of</text:span><text:span text:style-name="T71"> </text:span><text:span text:style-name="T1">Māṟañcaṭaiyaṉ;</text:span><text:span text:style-name="T117"> </text:span><text:span text:style-name="T1">d)</text:span><text:span text:style-name="T53"> </text:span><text:span text:style-name="T64">are</text:span><text:span text:style-name="T53"> </text:span><text:span text:style-name="T1">1962–1963,</text:span><text:span text:style-name="T53"> </text:span><text:span text:style-name="T1">no.</text:span><text:span text:style-name="T53"> </text:span><text:span text:style-name="T1">608;</text:span><text:span text:style-name="T117"> </text:span><text:span text:style-name="T19">tli</text:span><text:span text:style-name="T232"> </text:span><text:span text:style-name="T1">Tj</text:span><text:span text:style-name="T53"> </text:span><text:span text:style-name="T80">1674;</text:span><text:span text:style-name="T53"> </text:span><text:span text:style-name="T1">e) </text:span><text:span text:style-name="T7">inscription</text:span><text:span text:style-name="T87"> </text:span><text:span text:style-name="T7">located</text:span><text:span text:style-name="T88"> </text:span><text:span text:style-name="T7">personally;</text:span><text:span text:style-name="T87"> </text:span><text:span text:style-name="T13">f)</text:span><text:span text:style-name="T88"> </text:span><text:span text:style-name="T7">this</text:span><text:span text:style-name="T88"> </text:span><text:span text:style-name="T7">unpublished</text:span><text:span text:style-name="T87"> </text:span><text:span text:style-name="T7">inscription</text:span><text:span text:style-name="T88"> </text:span><text:span text:style-name="T7">was</text:span><text:span text:style-name="T88"> </text:span><text:span text:style-name="T7">probably</text:span><text:span text:style-name="T87"> </text:span><text:span text:style-name="T7">a copy</text:span><text:span text:style-name="T79"> </text:span><text:span text:style-name="T7">of</text:span><text:span text:style-name="T126"> </text:span><text:span text:style-name="T7">an</text:span><text:span text:style-name="T91"> </text:span><text:span text:style-name="T7">older</text:span><text:span text:style-name="T79"> </text:span><text:span text:style-name="T7">one,</text:span><text:span text:style-name="T79"> </text:span><text:span text:style-name="T7">made</text:span><text:span text:style-name="T91"> </text:span><text:span text:style-name="T7">after</text:span><text:span text:style-name="T79"> </text:span><text:span text:style-name="T7">the</text:span><text:span text:style-name="T91"> </text:span><text:span text:style-name="T7">11th</text:span><text:span text:style-name="T79"> </text:span><text:span text:style-name="T7">century;48</text:span><text:span text:style-name="T91"> </text:span><text:span text:style-name="T7">all</text:span><text:span text:style-name="T79"> </text:span><text:span text:style-name="T7">inscriptions</text:span><text:span text:style-name="T91"> </text:span><text:span text:style-name="T7">on</text:span><text:span text:style-name="T79"> </text:span><text:span text:style-name="T7">this</text:span><text:span text:style-name="T79"> </text:span><text:span text:style-name="T36">base </text:span><text:span text:style-name="T7">are</text:span><text:span text:style-name="T37"> </text:span><text:span text:style-name="T7">copied</text:span><text:span text:style-name="T37"> </text:span><text:span text:style-name="T7">following</text:span><text:span text:style-name="T37"> </text:span><text:span text:style-name="T7">each</text:span><text:span text:style-name="T37"> </text:span><text:span text:style-name="T7">other</text:span><text:span text:style-name="T37"> </text:span><text:span text:style-name="T7">as</text:span><text:span text:style-name="T37"> </text:span><text:span text:style-name="T7">in</text:span><text:span text:style-name="T9"> </text:span><text:span text:style-name="T7">Tirukkōṭikkāval</text:span><text:span text:style-name="T37"> </text:span><text:span text:style-name="T7">and</text:span><text:span text:style-name="T37"> </text:span><text:span text:style-name="T7">this</text:span><text:span text:style-name="T37"> </text:span><text:span text:style-name="T7">one</text:span><text:span text:style-name="T37"> </text:span><text:span text:style-name="T7">is</text:span><text:span text:style-name="T37"> </text:span><text:span text:style-name="T7">the</text:span><text:span text:style-name="T37"> </text:span><text:span text:style-name="T7">fourth </text:span><text:span text:style-name="T1">inscription;</text:span><text:span text:style-name="T55"> </text:span>it<text:span text:style-name="T57"> </text:span><text:span text:style-name="T1">is</text:span><text:span text:style-name="T55"> </text:span><text:span text:style-name="T1">followed</text:span><text:span text:style-name="T54"> </text:span><text:span text:style-name="T1">by</text:span><text:span text:style-name="T55"> </text:span><text:span text:style-name="T1">Cōḻa-period</text:span><text:span text:style-name="T54"> </text:span><text:span text:style-name="T1">inscriptions.</text:span></text:p>
        <text:p text:style-name="Standard"><text:span text:style-name="T62"/></text:p>
        <text:p text:style-name="P2"><text:span text:style-name="T62">(1) </text:span><text:span text:style-name="T22">svasti</text:span><text:span text:style-name="T39"> </text:span><text:span text:style-name="T22">śrī</text:span><text:span text:style-name="T233"> </text:span><text:span text:style-name="T7">komā</text:span><text:span text:style-name="T10"> </text:span><text:span text:style-name="T7">…</text:span><text:span text:style-name="T38"> </text:span><text:span text:style-name="T7">ncaṭaiyaṟku</text:span><text:span text:style-name="T38"> </text:span><text:span text:style-name="T7">[y]āṇṭu</text:span><text:span text:style-name="T10"> </text:span><text:span text:style-name="T7">nānka</text:span></text:p>
        <text:p text:style-name="P2"><text:span text:style-name="T7">(2)maṇṭin</text:span><text:span text:style-name="T38"> </text:span><text:span text:style-name="T7">etir</text:span><text:span text:style-name="T10"> </text:span><text:span text:style-name="T7">patinonṟamāṇṭu </text:span><text:span text:style-name="T1">toṇṭaināṭṭu</text:span><text:span text:style-name="T136"> </text:span><text:span text:style-name="T1">ve</text:span><text:span text:style-name="T136"> </text:span><text:span text:style-name="T1">…</text:span><text:span text:style-name="T136"> </text:span><text:span text:style-name="T1">tta</text:span><text:span text:style-name="T136"> </text:span><text:span text:style-name="T1">te[nan]</text:span><text:span text:style-name="T173"> </text:span><text:span text:style-name="T1">{built</text:span><text:span text:style-name="T136"> </text:span><text:span text:style-name="T1">over}</text:span><text:span text:style-name="T136"> </text:span><text:span text:style-name="T1">…</text:span><text:span text:style-name="T136"> </text:span><text:span text:style-name="T1">yāl</text:span><text:span text:style-name="T136"> </text:span><text:span text:style-name="T1">mā</text:span><text:span text:style-name="T173"> </text:span><text:span text:style-name="T1">…</text:span><text:span text:style-name="T136"> </text:span><text:span text:style-name="T1">[ai]</text:span><text:span text:style-name="T136"> </text:span><text:span text:style-name="T1">…</text:span><text:span text:style-name="T136"> </text:span><text:span text:style-name="T1">[pa]cuvāl</text:span><text:span text:style-name="T136"> </text:span><text:span text:style-name="T1">nāḻip </text:span>pālum<text:span text:style-name="T68"> </text:span>a[ṭ]<text:span text:style-name="T68"> </text:span>…<text:span text:style-name="T68"> </text:span>[va]tākak<text:span text:style-name="T68"> </text:span>kaṇ<text:span text:style-name="T68"> </text:span>…<text:span text:style-name="T68"> </text:span>ṭār<text:span text:style-name="T68"> </text:span><text:span text:style-name="T32">śrīmāheśvara</text:span><text:span text:style-name="T234"> </text:span><text:span text:style-name="T32">rakṣai</text:span><text:span text:style-name="T58"> </text:span>[||*]</text:p>
        <text:p text:style-name="Standard" loext:marker-style-name="T6"><text:span text:style-name="T1">Hail!</text:span><text:span text:style-name="T47"> </text:span><text:span text:style-name="T1">Prosperity!</text:span><text:span text:style-name="T47"> </text:span><text:span text:style-name="T1">This</text:span><text:span text:style-name="T48"> </text:span><text:span text:style-name="T1">is</text:span><text:span text:style-name="T48"> </text:span><text:span text:style-name="T1">the</text:span><text:span text:style-name="T48"> </text:span><text:span text:style-name="T1">11th</text:span><text:span text:style-name="T48"> </text:span><text:span text:style-name="T1">year</text:span><text:span text:style-name="T48"> </text:span><text:span text:style-name="T1">opposite</text:span><text:span text:style-name="T48"> </text:span><text:span text:style-name="T1">to</text:span><text:span text:style-name="T48"> </text:span><text:span text:style-name="T1">the</text:span><text:span text:style-name="T48"> </text:span><text:span text:style-name="T1">4th</text:span><text:span text:style-name="T48"> </text:span><text:span text:style-name="T1">year</text:span><text:span text:style-name="T48"> </text:span><text:span text:style-name="T1">of</text:span><text:span text:style-name="T52"> </text:span><text:span text:style-name="T1">king</text:span><text:span text:style-name="T48"> </text:span><text:span text:style-name="T1">Māṟañcaṭaiyaṉ.</text:span><text:span text:style-name="T63"> </text:span><text:span text:style-name="T43">Ve</text:span><text:span text:style-name="T117"> </text:span><text:span text:style-name="T1">…</text:span><text:span text:style-name="T53"> </text:span><text:span text:style-name="T1">of</text:span><text:span text:style-name="T71"> </text:span><text:span text:style-name="T1">Toṇṭaināṭu</text:span><text:span text:style-name="T117"> </text:span><text:span text:style-name="T1">…</text:span><text:span text:style-name="T117"> </text:span><text:span text:style-name="T1">and</text:span><text:span text:style-name="T117"> </text:span><text:span text:style-name="T1">one</text:span><text:span text:style-name="T53"> </text:span><text:span text:style-name="T41">nāḻi</text:span><text:span text:style-name="T235"> </text:span><text:span text:style-name="T1">of</text:span><text:span text:style-name="T54"> </text:span><text:span text:style-name="T1">milk</text:span><text:span text:style-name="T117"> </text:span><text:span text:style-name="T1">(</text:span><text:span text:style-name="T41">pālum</text:span><text:span text:style-name="T1">)</text:span><text:span text:style-name="T117"> </text:span><text:span text:style-name="T1">with</text:span><text:span text:style-name="T53"> </text:span><text:span text:style-name="T1">the</text:span><text:span text:style-name="T117"> </text:span><text:span text:style-name="T1">cow </text:span><text:span text:style-name="T7">(</text:span><text:span text:style-name="T22">pacuvāl</text:span><text:span text:style-name="T7">)</text:span><text:span text:style-name="T10"> </text:span><text:span text:style-name="T7">…</text:span><text:span text:style-name="T152"> </text:span><text:span text:style-name="T7">[have</text:span><text:span text:style-name="T10"> </text:span><text:span text:style-name="T7">to</text:span><text:span text:style-name="T10"> </text:span><text:span text:style-name="T7">be</text:span><text:span text:style-name="T152"> </text:span><text:span text:style-name="T7">supplied]</text:span><text:span text:style-name="T10"> </text:span><text:span text:style-name="T7">…</text:span><text:span text:style-name="T40"> </text:span><text:span text:style-name="T7">This</text:span><text:span text:style-name="T152"> </text:span><text:span text:style-name="T7">is</text:span><text:span text:style-name="T10"> </text:span><text:span text:style-name="T7">under</text:span><text:span text:style-name="T152"> </text:span><text:span text:style-name="T7">the</text:span><text:span text:style-name="T152"> </text:span><text:span text:style-name="T7">protection</text:span><text:span text:style-name="T10"> </text:span><text:span text:style-name="T7">of</text:span><text:span text:style-name="T87"> </text:span><text:span text:style-name="T7">the</text:span><text:span text:style-name="T152"> </text:span><text:span text:style-name="T7">Śrīmā</text:span><text:span text:style-name="T6">heśvarar.</text:span></text:p>
        <text:p text:style-name="P6" loext:marker-style-name="T7"/>
        <text:p text:style-name="Standard" loext:marker-style-name="T6"><text:span text:style-name="T7">#18:</text:span><text:span text:style-name="T60"> </text:span><text:span text:style-name="T7">a)</text:span><text:span text:style-name="T15"> </text:span><text:span text:style-name="T7">Sundareśvara</text:span><text:span text:style-name="T15"> </text:span><text:span text:style-name="T7">temple,</text:span><text:span text:style-name="T15"> </text:span><text:span text:style-name="T7">Centalai,</text:span><text:span text:style-name="T126"> </text:span><text:span text:style-name="T7">Tiruvaiyāṟu</text:span><text:span text:style-name="T15"> </text:span><text:span text:style-name="T7">taluk,</text:span><text:span text:style-name="T127"> </text:span><text:span text:style-name="T61">Tañcāvūr</text:span><text:span text:style-name="T60"> </text:span><text:span text:style-name="T7">district;</text:span><text:span text:style-name="T15"> </text:span><text:span text:style-name="T7">b) </text:span><text:span text:style-name="T1">on</text:span><text:span text:style-name="T113"> </text:span><text:span text:style-name="T1">the</text:span><text:span text:style-name="T149"> </text:span><text:span text:style-name="T1">southern</text:span><text:span text:style-name="T114"> </text:span><text:span text:style-name="T1">doorjamb</text:span><text:span text:style-name="T149"> </text:span><text:span text:style-name="T1">of</text:span><text:span text:style-name="T62"> </text:span><text:span text:style-name="T1">the</text:span><text:span text:style-name="T149"> </text:span><text:span text:style-name="T1">Gaṇeśa</text:span><text:span text:style-name="T114"> </text:span><text:span text:style-name="T1">shrine;</text:span><text:span text:style-name="T114"> </text:span><text:span text:style-name="T1">c)</text:span><text:span text:style-name="T114"> </text:span><text:span text:style-name="T1">Regnal</text:span><text:span text:style-name="T114"> </text:span><text:span text:style-name="T1">year</text:span><text:span text:style-name="T114"> </text:span><text:span text:style-name="T1">16</text:span><text:span text:style-name="T149"> </text:span><text:span text:style-name="T1">of</text:span><text:span text:style-name="T62"> </text:span><text:span text:style-name="T80">Māṟa</text:span><text:span text:style-name="T1">ñcaṭaiyaṉ;</text:span><text:span text:style-name="T83"> </text:span><text:span text:style-name="T1">d)</text:span><text:span text:style-name="T77"> </text:span><text:span text:style-name="T64">are</text:span><text:span text:style-name="T77"> </text:span><text:span text:style-name="T1">1899,</text:span><text:span text:style-name="T83"> </text:span><text:span text:style-name="T1">no.</text:span><text:span text:style-name="T77"> </text:span><text:span text:style-name="T1">9;</text:span><text:span text:style-name="T77"> </text:span><text:span text:style-name="T64">tli</text:span><text:span text:style-name="T81"> </text:span><text:span text:style-name="T1">Tj</text:span><text:span text:style-name="T83"> </text:span><text:span text:style-name="T1">2613;</text:span><text:span text:style-name="T77"> </text:span><text:span text:style-name="T64">sii</text:span><text:span text:style-name="T83"> </text:span><text:span text:style-name="T1">6,</text:span><text:span text:style-name="T77"> </text:span><text:span text:style-name="T1">no.</text:span><text:span text:style-name="T83"> </text:span><text:span text:style-name="T1">445;</text:span><text:span text:style-name="T77"> </text:span><text:span text:style-name="T1">e)</text:span><text:span text:style-name="T77"> </text:span><text:span text:style-name="T1">inscription</text:span><text:span text:style-name="T77"> </text:span><text:span text:style-name="T1">located </text:span><text:span text:style-name="T7">personally;</text:span><text:span text:style-name="T236"> </text:span><text:span text:style-name="T13">f)</text:span><text:span text:style-name="T236"> </text:span><text:span text:style-name="T7">the</text:span><text:span text:style-name="T155"> </text:span><text:span text:style-name="T7">inscription</text:span><text:span text:style-name="T236"> </text:span><text:span text:style-name="T7">is</text:span><text:span text:style-name="T155"> </text:span><text:span text:style-name="T7">engraved</text:span><text:span text:style-name="T236"> </text:span><text:span text:style-name="T7">on</text:span><text:span text:style-name="T236"> </text:span><text:span text:style-name="T7">a</text:span><text:span text:style-name="T155"> </text:span><text:span text:style-name="T7">stone</text:span><text:span text:style-name="T236"> </text:span><text:span text:style-name="T7">which</text:span><text:span text:style-name="T155"> </text:span><text:span text:style-name="T7">was</text:span><text:span text:style-name="T236"> </text:span><text:span text:style-name="T7">probably</text:span><text:span text:style-name="T236"> </text:span><text:span text:style-name="T7">re-used because</text:span><text:span text:style-name="T25"> </text:span><text:span text:style-name="T7">the</text:span><text:span text:style-name="T25"> </text:span><text:span text:style-name="T7">inscription</text:span><text:span text:style-name="T25"> </text:span><text:span text:style-name="T7">on</text:span><text:span text:style-name="T12"> </text:span><text:span text:style-name="T7">the</text:span><text:span text:style-name="T25"> </text:span><text:span text:style-name="T7">opposite</text:span><text:span text:style-name="T25"> </text:span><text:span text:style-name="T7">doorjamb</text:span><text:span text:style-name="T12"> </text:span><text:span text:style-name="T154">(sii</text:span><text:span text:style-name="T25"> </text:span><text:span text:style-name="T7">6,</text:span><text:span text:style-name="T25"> </text:span><text:span text:style-name="T7">no.</text:span><text:span text:style-name="T25"> </text:span><text:span text:style-name="T7">444)</text:span><text:span text:style-name="T12"> </text:span><text:span text:style-name="T7">records</text:span><text:span text:style-name="T25"> </text:span><text:span text:style-name="T7">the construction</text:span><text:span text:style-name="T38"> </text:span><text:span text:style-name="T7">of</text:span><text:span text:style-name="T11"> </text:span><text:span text:style-name="T7">this</text:span><text:span text:style-name="T10"> </text:span><text:span text:style-name="T7">shrine</text:span><text:span text:style-name="T38"> </text:span><text:span text:style-name="T7">at</text:span><text:span text:style-name="T10"> </text:span><text:span text:style-name="T7">a</text:span><text:span text:style-name="T10"> </text:span><text:span text:style-name="T7">much</text:span><text:span text:style-name="T38"> </text:span><text:span text:style-name="T7">later</text:span><text:span text:style-name="T10"> </text:span><text:span text:style-name="T7">period,</text:span><text:span text:style-name="T10"> </text:span><text:span text:style-name="T7">probably</text:span><text:span text:style-name="T38"> </text:span><text:span text:style-name="T7">during</text:span><text:span text:style-name="T10"> </text:span><text:span text:style-name="T7">the</text:span><text:span text:style-name="T38"> </text:span><text:span text:style-name="T7">Nāyaka </text:span><text:span text:style-name="T1">period;</text:span><text:span text:style-name="T149"> </text:span><text:span text:style-name="T1">the</text:span><text:span text:style-name="T65"> </text:span><text:span text:style-name="T1">last</text:span><text:span text:style-name="T65"> </text:span><text:span text:style-name="T1">syllable</text:span><text:span text:style-name="T65"> </text:span><text:span text:style-name="T1">at</text:span><text:span text:style-name="T65"> </text:span><text:span text:style-name="T1">the</text:span><text:span text:style-name="T65"> </text:span><text:span text:style-name="T1">end</text:span><text:span text:style-name="T65"> </text:span><text:span text:style-name="T1">of</text:span><text:span text:style-name="T85"> </text:span><text:span text:style-name="T1">each</text:span><text:span text:style-name="T149"> </text:span><text:span text:style-name="T1">line</text:span><text:span text:style-name="T65"> </text:span><text:span text:style-name="T1">is</text:span><text:span text:style-name="T65"> </text:span><text:span text:style-name="T1">not</text:span><text:span text:style-name="T65"> </text:span><text:span text:style-name="T1">visible,</text:span><text:span text:style-name="T65"> </text:span><text:span text:style-name="T1">but</text:span><text:span text:style-name="T65"> </text:span><text:span text:style-name="T1">it</text:span><text:span text:style-name="T65"> </text:span><text:span text:style-name="T1">appears</text:span><text:span text:style-name="T65"> </text:span><text:span text:style-name="T1">in brackets</text:span><text:span text:style-name="T76"> </text:span><text:span text:style-name="T1">in</text:span><text:span text:style-name="T81"> </text:span><text:span text:style-name="T1">the</text:span><text:span text:style-name="T81"> </text:span><text:span text:style-name="T1">edition</text:span><text:span text:style-name="T81"> </text:span><text:span text:style-name="T1">of</text:span><text:span text:style-name="T114"> </text:span><text:span text:style-name="T179">sii:</text:span><text:span text:style-name="T81"> </text:span><text:span text:style-name="T1">I</text:span><text:span text:style-name="T81"> </text:span><text:soft-page-break/><text:span text:style-name="T1">therefore</text:span><text:span text:style-name="T81"> </text:span><text:span text:style-name="T1">kept</text:span><text:span text:style-name="T81"> </text:span><text:span text:style-name="T1">them,</text:span><text:span text:style-name="T81"> </text:span><text:span text:style-name="T1">but</text:span><text:span text:style-name="T81"> </text:span><text:span text:style-name="T1">added</text:span><text:span text:style-name="T81"> </text:span><text:span text:style-name="T1">them</text:span><text:span text:style-name="T81"> </text:span><text:span text:style-name="T1">in</text:span><text:span text:style-name="T81"> </text:span><text:span text:style-name="T1">double </text:span>brackets.</text:p>
        <text:p text:style-name="Standard" loext:marker-style-name="T6"><text:span text:style-name="T96"/></text:p>
        <text:p text:style-name="P2" loext:marker-style-name="T6"><text:span text:style-name="T96">(1) </text:span><text:span text:style-name="T41">svasti</text:span><text:span text:style-name="T170"> </text:span><text:span text:style-name="T41">śrī</text:span><text:span text:style-name="T139"> </text:span><text:span text:style-name="T1">ko[[mā]]</text:span></text:p>
        <text:p text:style-name="P2" loext:marker-style-name="T6"><text:span text:style-name="T1">(2)ṟañcaṭaiyaṟku</text:span><text:span text:style-name="T97"> </text:span><text:span text:style-name="T1">[[y]]</text:span></text:p>
        <text:p text:style-name="P2" loext:marker-style-name="T6"><text:span text:style-name="T1">(3)[ā]ṇṭu</text:span><text:span text:style-name="T96"> </text:span><text:span text:style-name="T1">16</text:span><text:span text:style-name="T96"> </text:span><text:span text:style-name="T1">āvatu</text:span><text:span text:style-name="T96"> </text:span><text:span text:style-name="T1">[[ti]]</text:span></text:p>
        <text:p text:style-name="P2" loext:marker-style-name="T6"><text:span text:style-name="T1">(4)rupperuntuṟai [[</text:span><text:span text:style-name="T41">ma</text:span><text:span text:style-name="T1">]]</text:span></text:p>
        <text:p text:style-name="P2" loext:marker-style-name="T6"><text:span text:style-name="T158">(5)</text:span><text:span text:style-name="T41">hādevar</text:span><text:span text:style-name="T1">kku narik[[ku]]</text:span></text:p>
        <text:p text:style-name="P2" loext:marker-style-name="T6"><text:span text:style-name="T1">(6)ṭi cātokaraṇi n[[ārā]]</text:span></text:p>
        <text:p text:style-name="P2" loext:marker-style-name="T6"><text:span text:style-name="T1">(7)yaṇaṉ māṟaṉ </text:span><text:span text:style-name="T41">brā</text:span><text:span text:style-name="T1">[[</text:span><text:span text:style-name="T41">hma</text:span><text:span text:style-name="T1">]]</text:span></text:p>
        <text:p text:style-name="P2" loext:marker-style-name="T6"><text:span text:style-name="T1">(8)ṇi nilaṉāraṇi pa[[ka]]</text:span></text:p>
        <text:p text:style-name="P2" loext:marker-style-name="T6"><text:span text:style-name="T1">(9)lviḷakku erip[[pa]]</text:span></text:p>
        <text:p text:style-name="P2" loext:marker-style-name="T6"><text:span text:style-name="T1">(10)[tā]ka vaiytta</text:span><text:span text:style-name="T42"> </text:span><text:span text:style-name="T1">[[po]]</text:span></text:p>
        <text:p text:style-name="P2" loext:marker-style-name="T6"><text:span text:style-name="T1">(11)ṉ</text:span><text:span text:style-name="T42"> </text:span><text:span text:style-name="T1">eṇ</text:span><text:span text:style-name="T43"> </text:span><text:span text:style-name="T1">kaḻañ[[cu]]</text:span><text:span text:style-name="T42"> </text:span><text:span text:style-name="T1">[|*]</text:span><text:span text:style-name="T43"> </text:span></text:p>
        <text:p text:style-name="P2" loext:marker-style-name="T6"><text:span text:style-name="T43">(12)</text:span><text:span text:style-name="T42"> </text:span><text:span text:style-name="T1">ippoṉ</text:span><text:span text:style-name="T43"> </text:span><text:span text:style-name="T1">[[ko]]</text:span></text:p>
        <text:p text:style-name="P2" loext:marker-style-name="T6"><text:span text:style-name="T1">(13)ṇṭom</text:span><text:span text:style-name="T102"> </text:span><text:span text:style-name="T1">i[[ta]]</text:span></text:p>
        <text:p text:style-name="P2" loext:marker-style-name="T6"><text:span text:style-name="T1">(14)ṉpalicaiyā[[l]] </text:span></text:p>
        <text:p text:style-name="P2" loext:marker-style-name="T6"><text:span text:style-name="T1">(15) pakalviḷak[[ku]] </text:span></text:p>
        <text:p text:style-name="P2" loext:marker-style-name="T6"><text:span text:style-name="T1">(16) erippom[[ā]]</text:span></text:p>
        <text:p text:style-name="P2" loext:marker-style-name="T6"><text:span text:style-name="T1">(17)ṉom [|*]</text:span><text:span text:style-name="T3"> </text:span><text:span text:style-name="T1">tirup[[pe]] </text:span></text:p>
        <text:p text:style-name="P2" loext:marker-style-name="T6"><text:span text:style-name="T1">(18)runtuṟai</text:span><text:span text:style-name="T173"> </text:span><text:span text:style-name="T1">ti[[ru]]</text:span></text:p>
        <text:p text:style-name="P2" loext:marker-style-name="T6"><text:span text:style-name="T1">(19)kkoyilu[[ṭai]]</text:span></text:p>
        <text:p text:style-name="P2" loext:marker-style-name="T6"><text:span text:style-name="T1">(20)yom</text:span><text:span text:style-name="T197"> </text:span><text:span text:style-name="T1">iv[[vū]]</text:span></text:p>
        <text:p text:style-name="P2" loext:marker-style-name="T6"><text:span text:style-name="T1">(21)rum</text:span><text:span text:style-name="T197"> </text:span><text:span text:style-name="T1">perumak[[ka</text:span>lu]]</text:p>
        <text:p text:style-name="P2" loext:marker-style-name="T6">(21)m mā<text:span text:style-name="T32">heś</text:span>va[[ra]]</text:p>
        <text:p text:style-name="P2" loext:marker-style-name="T6">(22)rum<text:span text:style-name="T185"> </text:span>ira<text:span text:style-name="T32">kṣai</text:span></text:p>
        <text:p text:style-name="Standard" loext:marker-style-name="T6"><text:span text:style-name="T7">Hail!</text:span><text:span text:style-name="T108"> </text:span><text:span text:style-name="T7">Prosperity!</text:span><text:span text:style-name="T11"> </text:span><text:span text:style-name="T7">This</text:span><text:span text:style-name="T108"> </text:span><text:span text:style-name="T7">is</text:span><text:span text:style-name="T35"> </text:span><text:span text:style-name="T7">the</text:span><text:span text:style-name="T108"> </text:span><text:span text:style-name="T7">16th</text:span><text:span text:style-name="T35"> </text:span><text:span text:style-name="T7">year</text:span><text:span text:style-name="T108"> </text:span><text:span text:style-name="T7">of</text:span><text:span text:style-name="T189"> </text:span><text:span text:style-name="T7">king</text:span><text:span text:style-name="T108"> </text:span><text:span text:style-name="T7">Māṟañcaṭaiyaṉ.</text:span><text:span text:style-name="T108"> </text:span><text:span text:style-name="T61">For</text:span><text:span text:style-name="T35"> </text:span><text:span text:style-name="T7">Mahādeva of Tirupperuntuṟai, Nilanāraṇi, the Brahmin [wife] of Cātokaraṇi Nārāyaṇaṉ Māṟaṉ</text:span><text:span text:style-name="T34"> </text:span><text:span text:style-name="T7">of</text:span><text:span text:style-name="T211"> </text:span><text:span text:style-name="T7">Narikkuṭi,</text:span><text:span text:style-name="T46"> </text:span><text:span text:style-name="T7">for</text:span><text:span text:style-name="T24"> </text:span><text:span text:style-name="T7">burning</text:span><text:span text:style-name="T24"> </text:span><text:span text:style-name="T7">a</text:span><text:span text:style-name="T24"> </text:span><text:span text:style-name="T7">day</text:span><text:span text:style-name="T34"> </text:span><text:span text:style-name="T7">lamp</text:span><text:span text:style-name="T24"> </text:span><text:span text:style-name="T7">(</text:span><text:span text:style-name="T22">pakal</text:span><text:span text:style-name="T199"> </text:span><text:span text:style-name="T22">viḷakku</text:span><text:span text:style-name="T7">),</text:span><text:span text:style-name="T24"> </text:span><text:span text:style-name="T7">endowed</text:span><text:span text:style-name="T46"> </text:span><text:span text:style-name="T7">8</text:span><text:span text:style-name="T24"> </text:span><text:span text:style-name="T22">kaḻañcu </text:span>of<text:span text:style-name="T16"> </text:span>gold;<text:span text:style-name="T168"> </text:span>having<text:span text:style-name="T167"> </text:span>taken<text:span text:style-name="T168"> </text:span>this<text:span text:style-name="T167"> </text:span>gold,<text:span text:style-name="T168"> </text:span>with<text:span text:style-name="T167"> </text:span>the<text:span text:style-name="T168"> </text:span>interests<text:span text:style-name="T167"> </text:span>of<text:span text:style-name="T17"> </text:span>it<text:span text:style-name="T168"> </text:span>(<text:span text:style-name="T32">itaṉ</text:span>),<text:span text:style-name="T167"> </text:span>we<text:span text:style-name="T168"> </text:span>will<text:span text:style-name="T167"> </text:span>burn <text:span text:style-name="T1">(</text:span><text:span text:style-name="T41">erippōmāṉōm</text:span><text:span text:style-name="T1">)</text:span><text:span text:style-name="T112"> </text:span><text:span text:style-name="T1">a</text:span><text:span text:style-name="T138"> </text:span><text:span text:style-name="T1">day</text:span><text:span text:style-name="T138"> </text:span><text:span text:style-name="T1">lamp,</text:span><text:span text:style-name="T138"> </text:span><text:span text:style-name="T1">we</text:span><text:span text:style-name="T138"> </text:span><text:span text:style-name="T1">the</text:span><text:span text:style-name="T138"> </text:span><text:span text:style-name="T1">lords</text:span><text:span text:style-name="T138"> </text:span><text:span text:style-name="T1">of</text:span><text:span text:style-name="T140"> </text:span><text:span text:style-name="T1">the</text:span><text:span text:style-name="T138"> </text:span><text:span text:style-name="T1">temple/priests</text:span><text:span text:style-name="T112"> </text:span><text:span text:style-name="T1">(</text:span><text:span text:style-name="T41">tiruk-kōyiluṭaiyār</text:span><text:span text:style-name="T1">)</text:span><text:span text:style-name="T117"> </text:span><text:span text:style-name="T1">of</text:span><text:span text:style-name="T71"> </text:span><text:span text:style-name="T1">Tirupperuntuṟai.</text:span><text:span text:style-name="T52"> </text:span><text:span text:style-name="T1">The</text:span><text:span text:style-name="T117"> </text:span><text:span text:style-name="T1">people</text:span><text:span text:style-name="T96"> </text:span><text:span text:style-name="T1">of</text:span><text:span text:style-name="T54"> </text:span><text:span text:style-name="T1">this</text:span><text:span text:style-name="T96"> </text:span><text:span text:style-name="T1">village</text:span><text:span text:style-name="T117"> </text:span><text:span text:style-name="T1">(</text:span><text:span text:style-name="T41">ivvūr-um</text:span><text:span text:style-name="T1">),</text:span><text:span text:style-name="T117"> </text:span><text:span text:style-name="T1">the</text:span><text:span text:style-name="T96"> </text:span><text:span text:style-name="T1">Great people</text:span><text:span text:style-name="T65"> </text:span><text:span text:style-name="T1">(</text:span><text:span text:style-name="T41">perumakkaḷ-um</text:span><text:span text:style-name="T1">)</text:span><text:span text:style-name="T65"> </text:span><text:span text:style-name="T1">and</text:span><text:span text:style-name="T62"> </text:span><text:span text:style-name="T1">the</text:span><text:span text:style-name="T65"> </text:span><text:span text:style-name="T1">Māheśvaras</text:span><text:span text:style-name="T62"> </text:span><text:span text:style-name="T1">protect</text:span><text:span text:style-name="T65"> </text:span><text:span text:style-name="T1">[this</text:span><text:span text:style-name="T65"> </text:span><text:span text:style-name="T1">endowment].</text:span></text:p>
        <text:p text:style-name="P7" loext:marker-style-name="T6"><text:soft-page-break/></text:p>
        <text:p text:style-name="Standard" loext:marker-style-name="T6"><text:span text:style-name="T1">#19:</text:span><text:span text:style-name="T114"> </text:span><text:span text:style-name="T1">a)</text:span><text:span text:style-name="T149"> </text:span><text:span text:style-name="T1">Saptaṛṣīśvara</text:span><text:span text:style-name="T114"> </text:span><text:span text:style-name="T1">temple,</text:span><text:span text:style-name="T149"> </text:span><text:span text:style-name="T1">Lālkuṭi,</text:span><text:span text:style-name="T149"> </text:span><text:span text:style-name="T1">Lālkuṭi</text:span><text:span text:style-name="T114"> </text:span><text:span text:style-name="T1">taluk,</text:span><text:span text:style-name="T113"> </text:span><text:span text:style-name="T1">Trichy</text:span><text:span text:style-name="T149"> </text:span><text:span text:style-name="T1">district;</text:span><text:span text:style-name="T149"> </text:span><text:span text:style-name="T1">b)</text:span><text:span text:style-name="T114"> </text:span><text:span text:style-name="T1">on</text:span><text:span text:style-name="T149"> </text:span><text:span text:style-name="T1">the </text:span><text:span text:style-name="T7">north</text:span><text:span text:style-name="T8"> </text:span><text:span text:style-name="T7">wall</text:span><text:span text:style-name="T9"> </text:span><text:span text:style-name="T7">of</text:span><text:span text:style-name="T46"> </text:span><text:span text:style-name="T7">the</text:span><text:span text:style-name="T176"> </text:span><text:span text:style-name="T22">ardha-maṇḍapa</text:span><text:span text:style-name="T7">;</text:span><text:span text:style-name="T8"> </text:span><text:span text:style-name="T7">c)</text:span><text:span text:style-name="T176"> </text:span><text:span text:style-name="T7">Regnal</text:span><text:span text:style-name="T9"> </text:span><text:span text:style-name="T7">year</text:span><text:span text:style-name="T9"> </text:span><text:span text:style-name="T7">1</text:span><text:span text:style-name="T8"> </text:span><text:span text:style-name="T7">opposite</text:span><text:span text:style-name="T9"> </text:span><text:span text:style-name="T7">to</text:span><text:span text:style-name="T9"> </text:span><text:span text:style-name="T7">4</text:span><text:span text:style-name="T9"> </text:span><text:span text:style-name="T7">of</text:span><text:span text:style-name="T46"> </text:span><text:span text:style-name="T7">an</text:span><text:span text:style-name="T8"> </text:span><text:span text:style-name="T7">unnamed king;</text:span><text:span text:style-name="T60"> </text:span><text:span text:style-name="T7">d)</text:span><text:span text:style-name="T60"> </text:span><text:span text:style-name="T13">are</text:span><text:span text:style-name="T15"> </text:span><text:span text:style-name="T7">1928–1929,</text:span><text:span text:style-name="T60"> </text:span><text:span text:style-name="T7">no.</text:span><text:span text:style-name="T15"> </text:span><text:span text:style-name="T7">120;</text:span><text:span text:style-name="T60"> </text:span><text:span text:style-name="T13">tli</text:span><text:span text:style-name="T126"> </text:span><text:span text:style-name="T36">Tp</text:span><text:span text:style-name="T15"> </text:span><text:span text:style-name="T61">279;</text:span><text:span text:style-name="T60"> </text:span><text:span text:style-name="T13">sii</text:span><text:span text:style-name="T15"> </text:span><text:span text:style-name="T7">14,</text:span><text:span text:style-name="T60"> </text:span><text:span text:style-name="T7">no.</text:span><text:span text:style-name="T15"> </text:span><text:span text:style-name="T7">12a;</text:span><text:span text:style-name="T60"> </text:span><text:span text:style-name="T154">ei</text:span><text:span text:style-name="T60"> </text:span><text:span text:style-name="T7">20,</text:span><text:span text:style-name="T15"> </text:span><text:span text:style-name="T7">no.</text:span><text:span text:style-name="T60"> </text:span><text:span text:style-name="T7">3a;</text:span><text:span text:style-name="T15"> </text:span><text:span text:style-name="T154">ip</text:span><text:span text:style-name="T60"> </text:span><text:span text:style-name="T7">269; </text:span><text:span text:style-name="T64">iep</text:span><text:span text:style-name="T76"> </text:span><text:span text:style-name="T1">28;</text:span><text:span text:style-name="T81"> </text:span><text:span text:style-name="T1">e)</text:span><text:span text:style-name="T76"> </text:span><text:span text:style-name="T1">inscription</text:span><text:span text:style-name="T81"> </text:span><text:span text:style-name="T1">located</text:span><text:span text:style-name="T81"> </text:span><text:span text:style-name="T1">personally;</text:span><text:span text:style-name="T76"> </text:span><text:span text:style-name="T64">f)</text:span><text:span text:style-name="T81"> </text:span><text:span text:style-name="T1">it</text:span><text:span text:style-name="T81"> </text:span><text:span text:style-name="T1">is</text:span><text:span text:style-name="T81"> </text:span><text:span text:style-name="T1">probably</text:span><text:span text:style-name="T76"> </text:span><text:span text:style-name="T1">the</text:span><text:span text:style-name="T81"> </text:span><text:span text:style-name="T1">first</text:span><text:span text:style-name="T81"> </text:span><text:span text:style-name="T1">of</text:span><text:span text:style-name="T113"> </text:span><text:span text:style-name="T1">the</text:span><text:span text:style-name="T81"> </text:span><text:span text:style-name="T1">series of</text:span><text:span text:style-name="T65"> </text:span><text:span text:style-name="T1">inscriptions</text:span><text:span text:style-name="T113"> </text:span><text:span text:style-name="T1">which</text:span><text:span text:style-name="T113"> </text:span><text:span text:style-name="T1">were</text:span><text:span text:style-name="T77"> </text:span><text:span text:style-name="T1">copied</text:span><text:span text:style-name="T77"> </text:span><text:span text:style-name="T1">after</text:span><text:span text:style-name="T113"> </text:span><text:span text:style-name="T1">the</text:span><text:span text:style-name="T77"> </text:span><text:span text:style-name="T1">reconstruction</text:span><text:span text:style-name="T113"> </text:span><text:span text:style-name="T1">of</text:span><text:span text:style-name="T62"> </text:span><text:span text:style-name="T1">the</text:span><text:span text:style-name="T77"> </text:span><text:span text:style-name="T1">temple;</text:span><text:span text:style-name="T113"> </text:span><text:span text:style-name="T1">it</text:span><text:span text:style-name="T77"> </text:span><text:span text:style-name="T1">is </text:span>located<text:span text:style-name="T56"> </text:span>above<text:span text:style-name="T57"> </text:span><text:span text:style-name="T21">ei</text:span><text:span text:style-name="T56"> </text:span>20,<text:span text:style-name="T57"> </text:span>no.<text:span text:style-name="T56"> </text:span>3b<text:span text:style-name="T57"> </text:span>(#7).</text:p>
        <text:p text:style-name="Standard" loext:marker-style-name="T6"><text:span text:style-name="T48"/></text:p>
        <text:p text:style-name="P2" loext:marker-style-name="T6"><text:span text:style-name="T48">(1) </text:span><text:span text:style-name="T41">svasti</text:span><text:span text:style-name="T118"> </text:span><text:span text:style-name="T41">śrī</text:span><text:span text:style-name="T235"> </text:span><text:span text:style-name="T1">yāṇtu</text:span><text:span text:style-name="T110"> </text:span><text:span text:style-name="T1">4-vatiṉ</text:span><text:span text:style-name="T110"> </text:span><text:span text:style-name="T1">etirāmāṇṭu</text:span><text:span text:style-name="T48"> </text:span><text:span text:style-name="T1">iṭaiyāṟṟunāṭṭut</text:span><text:span text:style-name="T110"> </text:span><text:span text:style-name="T1">tiruttavattuṟai</text:span><text:span text:style-name="T110"> </text:span><text:span text:style-name="T41">māhāde</text:span><text:span text:style-name="T1">varkku</text:span><text:span text:style-name="T85"> </text:span><text:span text:style-name="T1">teḷḷāṟṟeṟintu</text:span><text:span text:style-name="T85"> </text:span><text:span text:style-name="T1">veṉṟa</text:span><text:span text:style-name="T63"> </text:span><text:span text:style-name="T1">nantippottarai</text:span></text:p>
        <text:p text:style-name="P2" loext:marker-style-name="T6"><text:span text:style-name="T1">(2)yar</text:span><text:span text:style-name="T85"> </text:span><text:span text:style-name="T1">kuṭutta</text:span><text:span text:style-name="T63"> </text:span><text:span text:style-name="T1">paḻaṅkācu</text:span><text:span text:style-name="T85"> </text:span><text:span text:style-name="T1">60-tu</text:span><text:span text:style-name="T63"> </text:span><text:span text:style-name="T1">[|*] ivvaṟupatu</text:span><text:span text:style-name="T65"> </text:span><text:span text:style-name="T1">kācum</text:span><text:span text:style-name="T65"> </text:span><text:span text:style-name="T1">iññāṭṭu</text:span><text:span text:style-name="T65"> </text:span><text:span text:style-name="T1">nallimaṅkalat[tu]</text:span><text:span text:style-name="T65"> </text:span><text:span text:style-name="T41">sabhaiyo</text:span><text:span text:style-name="T1">m</text:span><text:span text:style-name="T65"> </text:span><text:span text:style-name="T1">ivvaṟupatu</text:span><text:span text:style-name="T65"> </text:span><text:span text:style-name="T1">kācuṅ</text:span><text:span text:style-name="T62"> </text:span><text:span text:style-name="T1">tiruttavattuṟai</text:span><text:span text:style-name="T52"> </text:span><text:span text:style-name="T41">mahāde</text:span><text:span text:style-name="T1">var</text:span><text:span text:style-name="T52"> </text:span></text:p>
        <text:p text:style-name="P2" loext:marker-style-name="T6"><text:span text:style-name="T52">(3)</text:span><text:span text:style-name="T53"> </text:span><text:span text:style-name="T1">iṭai</text:span><text:span text:style-name="T52"> </text:span><text:span text:style-name="T1">koṇṭu</text:span><text:span text:style-name="T52"> </text:span><text:span text:style-name="T1">nārāyanāḻiyāl</text:span><text:span text:style-name="T52"> </text:span><text:span text:style-name="T1">nicati</text:span><text:span text:style-name="T52"> </text:span><text:span text:style-name="T1">nāḻi</text:span><text:span text:style-name="T53"> </text:span><text:span text:style-name="T1">ney</text:span><text:span text:style-name="T52"> </text:span><text:span text:style-name="T1">oru</text:span><text:span text:style-name="T53"> </text:span><text:span text:style-name="T1">nontāviḷakku</text:span><text:span text:style-name="T117"> </text:span><text:span text:style-name="T1">cantirātit[ta]val</text:span><text:span text:style-name="T96"> </text:span><text:span text:style-name="T1">irav[u]m</text:span><text:span text:style-name="T96"> </text:span><text:span text:style-name="T1">pakalum</text:span><text:span text:style-name="T96"> </text:span><text:span text:style-name="T1">eriyak</text:span><text:span text:style-name="T96"> </text:span><text:span text:style-name="T1">koṇṭu</text:span><text:span text:style-name="T96"> </text:span><text:span text:style-name="T1">ceṉṟu</text:span><text:span text:style-name="T96"> </text:span><text:span text:style-name="T1">aḷappomāno</text:span></text:p>
        <text:p text:style-name="P2" loext:marker-style-name="T6"><text:span text:style-name="T1">(4)m</text:span><text:span text:style-name="T184"> </text:span><text:span text:style-name="T1">[|*]</text:span><text:span text:style-name="T184"> </text:span><text:span text:style-name="T1">nallimaṅkalattu</text:span><text:span text:style-name="T184"> </text:span><text:span text:style-name="T41">sabhaiyo</text:span><text:span text:style-name="T1">m</text:span><text:span text:style-name="T184"> </text:span><text:span text:style-name="T1">tiruttavattuṟai</text:span><text:span text:style-name="T197"> </text:span><text:span text:style-name="T41">mahedeva</text:span><text:span text:style-name="T1">rkku</text:span><text:span text:style-name="T111"> </text:span><text:span text:style-name="T1">aḷavomāyil</text:span><text:span text:style-name="T97"> </text:span><text:span text:style-name="T1">muṭṭil</text:span><text:span text:style-name="T71"> </text:span><text:span text:style-name="T1">muṭṭiraṭṭiyum</text:span><text:span text:style-name="T71"> </text:span><text:span text:style-name="T1">mulappaṭṭa</text:span><text:span text:style-name="T55"> </text:span><text:span text:style-name="T41">pamāheśvara</text:span><text:span text:style-name="T1">[re]</text:span><text:span text:style-name="T71"> </text:span></text:p>
        <text:p text:style-name="P2" loext:marker-style-name="T6"><text:span text:style-name="T71">(5) </text:span><text:span text:style-name="T41">sabhai</text:span><text:span text:style-name="T1">yākavum tanittākavum</text:span><text:span text:style-name="T184"> </text:span><text:span text:style-name="T1">nilaikkaḷam</text:span><text:span text:style-name="T184"> </text:span><text:span text:style-name="T1">uḷḷiṭṭa</text:span><text:span text:style-name="T184"> </text:span><text:span text:style-name="T1">tāṉ</text:span><text:span text:style-name="T184"> </text:span><text:span text:style-name="T1">veṇṭu</text:span><text:span text:style-name="T184"> </text:span><text:span text:style-name="T1">koviṉukku</text:span><text:span text:style-name="T184"> </text:span><text:span text:style-name="T1">pukkavūḷa</text:span><text:span text:style-name="T111"> </text:span><text:span text:style-name="T1">iruṉūṟṟup patiṉnāṟu kāṇam taṇṭamiṭa o</text:span></text:p>
        <text:p text:style-name="P2" loext:marker-style-name="T6"><text:span text:style-name="T1">(6)ṭṭinom nallimaṅkalattu </text:span><text:span text:style-name="T41">sabhai</text:span><text:span text:style-name="T1">yom [|*] </text:span><text:span text:style-name="T80">itu </text:span><text:span text:style-name="T32">panmāheśvarar</text:span><text:span text:style-name="T237"> </text:span>nāṟpatteṇṇayiravarum<text:span text:style-name="T204"> </text:span><text:span text:style-name="T32">irakṣai</text:span><text:span text:style-name="T238"> </text:span>||</text:p>
        <text:p text:style-name="Standard" loext:marker-style-name="T6"><text:span text:style-name="T7">Hail!</text:span><text:span text:style-name="T92"> </text:span><text:span text:style-name="T7">Prosperity!</text:span><text:span text:style-name="T94"> </text:span><text:span text:style-name="T7">This</text:span><text:span text:style-name="T93"> </text:span><text:span text:style-name="T7">is</text:span><text:span text:style-name="T93"> </text:span><text:span text:style-name="T7">the</text:span><text:span text:style-name="T93"> </text:span><text:span text:style-name="T7">year</text:span><text:span text:style-name="T92"> </text:span><text:span text:style-name="T7">opposite</text:span><text:span text:style-name="T93"> </text:span><text:span text:style-name="T7">to</text:span><text:span text:style-name="T93"> </text:span><text:span text:style-name="T7">the</text:span><text:span text:style-name="T126"> </text:span><text:span text:style-name="T7">4th</text:span><text:span text:style-name="T92"> </text:span><text:span text:style-name="T36">year.</text:span><text:span text:style-name="T93"> </text:span><text:span text:style-name="T61">For</text:span><text:span text:style-name="T93"> </text:span><text:span text:style-name="T7">Mahādeva</text:span><text:span text:style-name="T93"> </text:span><text:span text:style-name="T7">of</text:span><text:span text:style-name="T15"> </text:span><text:span text:style-name="T7">Tiruttavattuṟai</text:span><text:span text:style-name="T109"> </text:span><text:span text:style-name="T7">in</text:span><text:span text:style-name="T109"> </text:span><text:span text:style-name="T7">Iṭaiyāṟṟunāṭu,</text:span><text:span text:style-name="T109"> </text:span><text:span text:style-name="T7">Nandippōttaraiyar,</text:span><text:span text:style-name="T109"> </text:span><text:span text:style-name="T7">who,</text:span><text:span text:style-name="T109"> </text:span><text:span text:style-name="T7">having</text:span><text:span text:style-name="T109"> </text:span><text:span text:style-name="T7">fought</text:span><text:span text:style-name="T109"> </text:span><text:span text:style-name="T7">at</text:span><text:span text:style-name="T24"> </text:span><text:span text:style-name="T7">Teḷḷāṟu, </text:span><text:span text:style-name="T1">gained</text:span><text:span text:style-name="T111"> </text:span><text:span text:style-name="T6">victory,</text:span><text:span text:style-name="T111"> </text:span><text:span text:style-name="T80">gave</text:span><text:span text:style-name="T112"> </text:span><text:span text:style-name="T1">60</text:span><text:span text:style-name="T111"> </text:span><text:span text:style-name="T1">old</text:span><text:span text:style-name="T111"> </text:span><text:span text:style-name="T41">kācu</text:span><text:span text:style-name="T1">;</text:span><text:span text:style-name="T112"> </text:span><text:span text:style-name="T1">all</text:span><text:span text:style-name="T111"> </text:span><text:span text:style-name="T1">these</text:span><text:span text:style-name="T112"> </text:span><text:span text:style-name="T1">60</text:span><text:span text:style-name="T111"> </text:span><text:span text:style-name="T41">kācu</text:span><text:span text:style-name="T1">,</text:span><text:span text:style-name="T111"> </text:span><text:span text:style-name="T1">we</text:span><text:span text:style-name="T112"> </text:span><text:span text:style-name="T1">the</text:span><text:span text:style-name="T111"> </text:span><text:span text:style-name="T1">Sabhā</text:span><text:span text:style-name="T111"> </text:span><text:span text:style-name="T1">of</text:span><text:span text:style-name="T43"> </text:span><text:span text:style-name="T1">Nalli</text:span><text:span text:style-name="T7">maṅkalam</text:span><text:span text:style-name="T10"> </text:span><text:span text:style-name="T7">of</text:span><text:span text:style-name="T108"> </text:span><text:span text:style-name="T7">this</text:span><text:span text:style-name="T10"> </text:span><text:span text:style-name="T7">country</text:span><text:span text:style-name="T10"> </text:span><text:span text:style-name="T7">(</text:span><text:span text:style-name="T22">iññāṭṭu</text:span><text:span text:style-name="T7">),</text:span><text:span text:style-name="T10"> </text:span><text:span text:style-name="T7">having</text:span><text:span text:style-name="T10"> </text:span><text:span text:style-name="T7">taken</text:span><text:span text:style-name="T10"> </text:span><text:span text:style-name="T7">[for]</text:span><text:span text:style-name="T10"> </text:span><text:span text:style-name="T7">the</text:span><text:span text:style-name="T10"> </text:span><text:span text:style-name="T7">place</text:span><text:span text:style-name="T10"> </text:span><text:span text:style-name="T7">(</text:span><text:span text:style-name="T22">iṭai</text:span><text:span text:style-name="T7">)</text:span><text:span text:style-name="T10"> </text:span><text:span text:style-name="T7">of</text:span><text:span text:style-name="T108"> </text:span><text:span text:style-name="T7">Mahā</text:span><text:span text:style-name="T1">deva</text:span><text:span text:style-name="T76"> </text:span><text:span text:style-name="T1">of</text:span><text:span text:style-name="T77"> </text:span><text:span text:style-name="T1">Tiruttavattuṟai</text:span><text:span text:style-name="T76"> </text:span><text:span text:style-name="T1">all</text:span><text:span text:style-name="T81"> </text:span><text:span text:style-name="T1">these</text:span><text:span text:style-name="T76"> </text:span><text:span text:style-name="T1">60</text:span><text:span text:style-name="T81"> </text:span><text:span text:style-name="T41">kācu</text:span><text:span text:style-name="T1">,</text:span><text:span text:style-name="T76"> </text:span><text:span text:style-name="T1">for</text:span><text:span text:style-name="T81"> </text:span><text:span text:style-name="T1">one</text:span><text:span text:style-name="T76"> </text:span><text:span text:style-name="T1">perpetual</text:span><text:span text:style-name="T81"> </text:span><text:span text:style-name="T1">lamp</text:span><text:span text:style-name="T76"> </text:span><text:span text:style-name="T1">to</text:span><text:span text:style-name="T81"> </text:span><text:span text:style-name="T1">burn</text:span><text:span text:style-name="T76"> </text:span><text:span text:style-name="T1">night </text:span><text:span text:style-name="T7">and</text:span><text:span text:style-name="T10"> </text:span><text:span text:style-name="T7">day</text:span><text:span text:style-name="T152"> </text:span><text:span text:style-name="T7">as</text:span><text:span text:style-name="T152"> </text:span><text:span text:style-name="T7">long</text:span><text:span text:style-name="T152"> </text:span><text:span text:style-name="T7">as</text:span><text:span text:style-name="T10"> </text:span><text:span text:style-name="T7">the</text:span><text:span text:style-name="T152"> </text:span><text:span text:style-name="T7">sun</text:span><text:span text:style-name="T152"> </text:span><text:span text:style-name="T7">and</text:span><text:span text:style-name="T152"> </text:span><text:span text:style-name="T7">the</text:span><text:span text:style-name="T152"> </text:span><text:span text:style-name="T7">moon</text:span><text:span text:style-name="T10"> </text:span><text:span text:style-name="T7">endure,</text:span><text:span text:style-name="T152"> </text:span><text:span text:style-name="T7">having</text:span><text:span text:style-name="T152"> </text:span><text:span text:style-name="T7">gone</text:span><text:span text:style-name="T152"> </text:span><text:span text:style-name="T7">[to</text:span><text:span text:style-name="T10"> </text:span><text:span text:style-name="T7">the</text:span><text:span text:style-name="T152"> </text:span><text:span text:style-name="T7">temple] </text:span><text:span text:style-name="T1">(</text:span><text:span text:style-name="T41">ceṉṟu</text:span><text:span text:style-name="T1">),</text:span><text:span text:style-name="T113"> </text:span><text:span text:style-name="T1">we</text:span><text:span text:style-name="T114"> </text:span><text:span text:style-name="T1">will</text:span><text:span text:style-name="T114"> </text:span><text:span text:style-name="T1">measure</text:span><text:span text:style-name="T114"> </text:span><text:span text:style-name="T1">(</text:span><text:span text:style-name="T41">aḷappōmānōm</text:span><text:span text:style-name="T1">)</text:span><text:span text:style-name="T114"> </text:span><text:span text:style-name="T1">one</text:span><text:span text:style-name="T114"> </text:span><text:span text:style-name="T41">nāḻi</text:span><text:span text:style-name="T115"> </text:span><text:span text:style-name="T1">of</text:span><text:span text:style-name="T47"> </text:span><text:span text:style-name="T1">ghee</text:span><text:span text:style-name="T114"> </text:span><text:span text:style-name="T1">everyday</text:span><text:span text:style-name="T114"> </text:span><text:span text:style-name="T1">with</text:span><text:span text:style-name="T114"> </text:span><text:span text:style-name="T1">[the </text:span><text:span text:style-name="T7">measure</text:span><text:span text:style-name="T108"> </text:span><text:span text:style-name="T7">called]</text:span><text:span text:style-name="T108"> </text:span><text:span text:style-name="T22">nārāyanāḻi</text:span><text:span text:style-name="T7">;</text:span><text:span text:style-name="T108"> </text:span><text:span text:style-name="T7">if</text:span><text:span text:style-name="T239"> </text:span><text:span text:style-name="T7">we,</text:span><text:span text:style-name="T108"> </text:span><text:span text:style-name="T7">the</text:span><text:span text:style-name="T108"> </text:span><text:span text:style-name="T7">Sabhā</text:span><text:span text:style-name="T108"> </text:span><text:span text:style-name="T7">of</text:span><text:span text:style-name="T239"> </text:span><text:span text:style-name="T7">Nallimaṅkalam,</text:span><text:span text:style-name="T108"> </text:span><text:span text:style-name="T7">do</text:span><text:span text:style-name="T108"> </text:span><text:span text:style-name="T7">not</text:span><text:span text:style-name="T108"> </text:span><text:span text:style-name="T7">mea</text:span><text:span text:style-name="T1">sure</text:span><text:span text:style-name="T140"> </text:span><text:span text:style-name="T1">(</text:span><text:span text:style-name="T41">aḷavōmāyil</text:span><text:span text:style-name="T1">)</text:span><text:span text:style-name="T140"> </text:span><text:span text:style-name="T1">and</text:span><text:span text:style-name="T140"> </text:span><text:span text:style-name="T1">fail</text:span><text:span text:style-name="T140"> </text:span><text:span text:style-name="T1">(</text:span><text:span text:style-name="T41">muṭṭil</text:span><text:span text:style-name="T1">)</text:span><text:span text:style-name="T140"> </text:span><text:span text:style-name="T1">[to</text:span><text:span text:style-name="T140"> </text:span><text:span text:style-name="T1">supply]</text:span><text:span text:style-name="T140"> </text:span><text:span text:style-name="T1">for</text:span><text:span text:style-name="T140"> </text:span><text:span text:style-name="T1">Mahādeva</text:span><text:span text:style-name="T140"> </text:span><text:span text:style-name="T1">(</text:span><text:span text:style-name="T41">mahedeva </text:span><text:span text:style-name="T1">for </text:span><text:span text:style-name="T41">mahādeva</text:span><text:span text:style-name="T1">)</text:span><text:span text:style-name="T112"> </text:span><text:span text:style-name="T1">of</text:span><text:span text:style-name="T43"> </text:span><text:span text:style-name="T1">Tiruttavattuṟai,</text:span><text:span text:style-name="T112"> </text:span><text:span text:style-name="T1">twice</text:span><text:span text:style-name="T138"> </text:span><text:span text:style-name="T1">[the</text:span><text:span text:style-name="T112"> </text:span><text:span text:style-name="T1">amount]</text:span><text:span text:style-name="T144"> </text:span><text:span text:style-name="T1">for</text:span><text:span text:style-name="T112"> </text:span><text:span text:style-name="T1">the</text:span><text:span text:style-name="T138"> </text:span><text:span text:style-name="T1">deficiency</text:span><text:span text:style-name="T112"> </text:span><text:span text:style-name="T1">(</text:span><text:span text:style-name="T41">muṭṭuiraṭṭiy-um</text:span><text:span text:style-name="T1">)</text:span><text:span text:style-name="T47"> </text:span><text:span text:style-name="T1">[for]</text:span><text:span text:style-name="T48"> </text:span><text:span text:style-name="T1">the</text:span><text:span text:style-name="T48"> </text:span><text:span text:style-name="T1">Panmāheśvaras</text:span><text:span text:style-name="T48"> </text:span><text:span text:style-name="T1">attached</text:span><text:span text:style-name="T48"> </text:span><text:span text:style-name="T1">to</text:span><text:span text:style-name="T48"> </text:span><text:span text:style-name="T1">the</text:span><text:span text:style-name="T48"> </text:span><text:span text:style-name="T1">sanctuary</text:span><text:span text:style-name="T48"> </text:span><text:span text:style-name="T1">(</text:span><text:span text:style-name="T41">mūla-paṭṭa</text:span><text:span text:style-name="T1">) and,</text:span><text:span text:style-name="T113"> </text:span><text:span text:style-name="T1">as</text:span><text:span text:style-name="T114"> </text:span><text:span text:style-name="T1">Sabhā</text:span><text:span text:style-name="T114"> </text:span><text:span text:style-name="T1">or</text:span><text:span text:style-name="T114"> </text:span><text:span text:style-name="T1">individual</text:span><text:span text:style-name="T114"> </text:span><text:span text:style-name="T1">(</text:span><text:span text:style-name="T41">sabhaiy-ākavum</text:span><text:span text:style-name="T146"> </text:span><text:span text:style-name="T41">tanitt-ākavum</text:span><text:span text:style-name="T1">),</text:span><text:span text:style-name="T114"> </text:span><text:span text:style-name="T1">a</text:span><text:span text:style-name="T114"> </text:span><text:span text:style-name="T1">fine</text:span><text:span text:style-name="T114"> </text:span><text:span text:style-name="T1">of</text:span><text:span text:style-name="T48"> </text:span><text:span text:style-name="T1">216</text:span><text:span text:style-name="T113"> </text:span><text:span text:style-name="T41">kāṇam</text:span><text:span text:style-name="T175"> </text:span><text:span text:style-name="T1">shall</text:span><text:span text:style-name="T110"> </text:span><text:span text:style-name="T1">go</text:span><text:span text:style-name="T48"> </text:span><text:span text:style-name="T1">to</text:span><text:span text:style-name="T48"> </text:span><text:span text:style-name="T1">the</text:span><text:span text:style-name="T48"> </text:span><text:span text:style-name="T1">king</text:span><text:span text:style-name="T110"> </text:span><text:span text:style-name="T1">(</text:span><text:span text:style-name="T41">kōviṉukku</text:span><text:span text:style-name="T1">),</text:span><text:span text:style-name="T110"> </text:span><text:span text:style-name="T1">including</text:span><text:span text:style-name="T48"> </text:span><text:span text:style-name="T1">the</text:span><text:span text:style-name="T110"> </text:span><text:span text:style-name="T41">nilaikkaḷam</text:span><text:span text:style-name="T1">,</text:span><text:span text:style-name="T110"> </text:span><text:span text:style-name="T1">as</text:span><text:span text:style-name="T48"> </text:span><text:span text:style-name="T6">requested </text:span><text:span text:style-name="T7">by</text:span><text:span text:style-name="T152"> </text:span><text:span text:style-name="T7">him</text:span><text:span text:style-name="T152"> </text:span><text:span text:style-name="T7">(</text:span><text:span text:style-name="T22">tāṉ</text:span><text:span text:style-name="T150"> </text:span><text:span text:style-name="T22">vēṇṭu</text:span><text:span text:style-name="T7">);</text:span><text:span text:style-name="T46"> </text:span><text:span text:style-name="T7">we,</text:span><text:span text:style-name="T152"> </text:span><text:span text:style-name="T7">the</text:span><text:span text:style-name="T152"> </text:span><text:span text:style-name="T7">Sabhā</text:span><text:span text:style-name="T152"> </text:span><text:span text:style-name="T7">of</text:span><text:span text:style-name="T88"> </text:span><text:span text:style-name="T7">Nallimaṅkalam,</text:span><text:span text:style-name="T152"> </text:span><text:span text:style-name="T7">decided</text:span><text:span text:style-name="T152"> </text:span><text:span text:style-name="T7">(</text:span><text:span text:style-name="T22">oṭṭinōm</text:span><text:span text:style-name="T7">).</text:span><text:span text:style-name="T40"> </text:span><text:span text:style-name="T7">This</text:span><text:span text:style-name="T46"> </text:span><text:span text:style-name="T7">is </text:span>under<text:span text:style-name="T167"> </text:span>the<text:span text:style-name="T167"> </text:span>protection<text:span text:style-name="T167"> </text:span>of<text:span text:style-name="T56"> </text:span>all<text:span text:style-name="T167"> </text:span>the<text:span text:style-name="T167"> </text:span>48000<text:span text:style-name="T167"> </text:span>Panmāheśvaras.</text:p>
        <text:p text:style-name="P7" loext:marker-style-name="T6"/>
        <text:p text:style-name="Standard" loext:marker-style-name="T6"><text:span text:style-name="T7">#</text:span><text:span text:style-name="T7">20:</text:span><text:span text:style-name="T73"> </text:span><text:span text:style-name="T7">a)</text:span><text:span text:style-name="T73"> </text:span><text:span text:style-name="T7">Śivayoganātha</text:span><text:span text:style-name="T73"> </text:span><text:span text:style-name="T7">temple,</text:span><text:span text:style-name="T108"> </text:span><text:span text:style-name="T7">Tiruvicalūr,</text:span><text:span text:style-name="T88"> </text:span><text:span text:style-name="T7">Tiruviṭaimarutūr</text:span><text:span text:style-name="T73"> </text:span><text:span text:style-name="T7">taluk,</text:span><text:span text:style-name="T88"> </text:span><text:span text:style-name="T61">Tañcāvūr </text:span><text:span text:style-name="T7">district;</text:span><text:span text:style-name="T60"> </text:span><text:span text:style-name="T7">b)</text:span><text:span text:style-name="T60"> </text:span><text:span text:style-name="T7">on</text:span><text:span text:style-name="T60"> </text:span><text:span text:style-name="T7">the</text:span><text:span text:style-name="T15"> </text:span><text:span text:style-name="T7">south</text:span><text:span text:style-name="T60"> </text:span><text:span text:style-name="T7">wall</text:span><text:span text:style-name="T60"> </text:span><text:span text:style-name="T7">of</text:span><text:span text:style-name="T38"> </text:span><text:span text:style-name="T7">the</text:span><text:span text:style-name="T60"> </text:span><text:span text:style-name="T7">main</text:span><text:span text:style-name="T60"> </text:span><text:span text:style-name="T7">sanctuary;</text:span><text:span text:style-name="T60"> </text:span><text:span text:style-name="T7">c)</text:span><text:span text:style-name="T15"> </text:span><text:span text:style-name="T7">Regnal</text:span><text:span text:style-name="T60"> </text:span><text:span text:style-name="T7">year</text:span><text:span text:style-name="T60"> </text:span><text:span text:style-name="T7">1</text:span><text:span text:style-name="T60"> </text:span><text:span text:style-name="T7">opposite</text:span><text:span text:style-name="T15"> </text:span><text:span text:style-name="T7">to </text:span><text:span text:style-name="T26">1/3/11/13</text:span><text:span text:style-name="T240"> </text:span><text:span text:style-name="T26">of</text:span><text:span text:style-name="T241"> </text:span><text:span text:style-name="T26">[Vara*]guṇa</text:span><text:span text:style-name="T242"> </text:span><text:span text:style-name="T26">Mahārāja;</text:span><text:span text:style-name="T242"> </text:span><text:span text:style-name="T26">d)</text:span><text:span text:style-name="T243"> </text:span><text:span text:style-name="T244">are</text:span><text:span text:style-name="T242"> </text:span><text:span text:style-name="T26">1907,</text:span><text:span text:style-name="T242"> </text:span><text:span text:style-name="T26">no.</text:span><text:span text:style-name="T240"> </text:span><text:span text:style-name="T26">17;</text:span><text:span text:style-name="T242"> </text:span><text:span text:style-name="T244">tli</text:span><text:span text:style-name="T245"> </text:span><text:span text:style-name="T26">Tj</text:span><text:span text:style-name="T242"> </text:span><text:span text:style-name="T26">688;</text:span><text:span text:style-name="T243"> </text:span><text:span text:style-name="T244">sii</text:span><text:span text:style-name="T242"> </text:span><text:span text:style-name="T26">14,</text:span><text:span text:style-name="T242"> </text:span><text:span text:style-name="T26">no.</text:span><text:span text:style-name="T240"> </text:span><text:span text:style-name="T26">24;</text:span><text:span text:style-name="T243"> </text:span><text:span text:style-name="T26">e) </text:span><text:span text:style-name="T1">inscription</text:span><text:span text:style-name="T5"> </text:span><text:span text:style-name="T1">not</text:span><text:span text:style-name="T2"> </text:span><text:span text:style-name="T1">located</text:span><text:span text:style-name="T2"> </text:span><text:span text:style-name="T1">personally;</text:span><text:span text:style-name="T2"> </text:span><text:span text:style-name="T64">f)</text:span><text:span text:style-name="T5"> </text:span><text:span text:style-name="T1">the</text:span><text:span text:style-name="T2"> </text:span><text:span text:style-name="T1">inscriptions</text:span><text:span text:style-name="T2"> </text:span><text:span text:style-name="T1">which</text:span><text:span text:style-name="T2"> </text:span><text:span text:style-name="T1">were</text:span><text:span text:style-name="T5"> </text:span><text:span text:style-name="T1">on</text:span><text:span text:style-name="T2"> </text:span><text:span text:style-name="T1">the</text:span><text:span text:style-name="T2"> </text:span><text:span text:style-name="T1">main sanctuary</text:span><text:span text:style-name="T149"> </text:span><text:span text:style-name="T1">of</text:span><text:span text:style-name="T48"> </text:span><text:span text:style-name="T1">this</text:span><text:span text:style-name="T65"> </text:span><text:span text:style-name="T1">temple</text:span><text:span text:style-name="T149"> </text:span><text:span text:style-name="T6">have</text:span><text:span text:style-name="T65"> </text:span><text:span text:style-name="T1">been</text:span><text:span text:style-name="T65"> </text:span><text:span text:style-name="T1">polished</text:span><text:span text:style-name="T149"> </text:span><text:span text:style-name="T80">away</text:span><text:span text:style-name="T65"> </text:span><text:span text:style-name="T1">with</text:span><text:span text:style-name="T149"> </text:span><text:span text:style-name="T1">a</text:span><text:span text:style-name="T65"> </text:span><text:span text:style-name="T1">sanding-machine </text:span><text:span text:style-name="T7">during</text:span><text:span text:style-name="T152"> </text:span><text:span text:style-name="T7">a</text:span><text:span text:style-name="T46"> </text:span><text:span text:style-name="T7">“renovation”;</text:span><text:span text:style-name="T152"> </text:span><text:span text:style-name="T7">this</text:span><text:span text:style-name="T46"> </text:span><text:span text:style-name="T7">one</text:span><text:span text:style-name="T152"> </text:span><text:span text:style-name="T7">has</text:span><text:span text:style-name="T46"> </text:span><text:span text:style-name="T7">therefore</text:span><text:span text:style-name="T46"> </text:span><text:span text:style-name="T7">disappeared,</text:span><text:span text:style-name="T152"> </text:span><text:span text:style-name="T7">and</text:span><text:span text:style-name="T46"> </text:span><text:span text:style-name="T7">I</text:span><text:span text:style-name="T152"> </text:span><text:span text:style-name="T7">am</text:span><text:span text:style-name="T46"> </text:span><text:span text:style-name="T7">using</text:span><text:span text:style-name="T152"> </text:span><text:span text:style-name="T7">the </text:span>edition<text:span text:style-name="T86"> </text:span>given<text:span text:style-name="T86"> </text:span>in<text:span text:style-name="T86"> </text:span><text:span text:style-name="T67">sii</text:span><text:span text:style-name="T86"> </text:span>14.</text:p>
        <text:p text:style-name="Standard" loext:marker-style-name="T6"><text:soft-page-break/><text:span text:style-name="T176"/></text:p>
        <text:p text:style-name="P2" loext:marker-style-name="T6"><text:span text:style-name="T176">(1) </text:span><text:span text:style-name="T7">…</text:span><text:span text:style-name="T14"> </text:span><text:span text:style-name="T7">kuṇa</text:span><text:span text:style-name="T40"> </text:span><text:span text:style-name="T22">mahā</text:span><text:span text:style-name="T7">rā</text:span><text:span text:style-name="T94"> </text:span><text:span text:style-name="T22">ja</text:span><text:span text:style-name="T7">ṟku</text:span><text:span text:style-name="T14"> </text:span><text:span text:style-name="T7">yā</text:span><text:span text:style-name="T14"> </text:span></text:p>
        <text:p text:style-name="P2" loext:marker-style-name="T6"><text:span text:style-name="T14">(2) </text:span><text:span text:style-name="T7">…</text:span><text:span text:style-name="T14"> </text:span><text:span text:style-name="T7">ṉṟāvatiṉ</text:span><text:span text:style-name="T14"> </text:span><text:span text:style-name="T7">etir</text:span><text:span text:style-name="T14"> </text:span><text:span text:style-name="T7">āṇṭu</text:span><text:span text:style-name="T14"> </text:span><text:span text:style-name="T7">va</text:span><text:span text:style-name="T14"> </text:span></text:p>
        <text:p text:style-name="P2" loext:marker-style-name="T6"><text:span text:style-name="T14">(3)</text:span><text:span text:style-name="T40"> </text:span><text:span text:style-name="T7">…</text:span><text:span text:style-name="T176"> </text:span><text:span text:style-name="T7">teyam</text:span><text:span text:style-name="T14"> </text:span><text:span text:style-name="T7">amaṇinārā </text:span><text:span text:style-name="T1">[yaṇa*]</text:span><text:span text:style-name="T97"> </text:span><text:span text:style-name="T1">ca</text:span><text:span text:style-name="T97"> </text:span></text:p>
        <text:p text:style-name="P2" loext:marker-style-name="T6"><text:span text:style-name="T97">(4)</text:span><text:span text:style-name="T71"> </text:span><text:span text:style-name="T1">…</text:span><text:span text:style-name="T97"> </text:span><text:span text:style-name="T1">lattu</text:span><text:span text:style-name="T71"> </text:span><text:span text:style-name="T1">tiruvicallūr</text:span><text:span text:style-name="T97"> </text:span></text:p>
        <text:p text:style-name="P2" loext:marker-style-name="T6"><text:span text:style-name="T97">(5)</text:span><text:span text:style-name="T71"> </text:span><text:span text:style-name="T1">…</text:span><text:span text:style-name="T97"> </text:span><text:span text:style-name="T1">ḷukku</text:span><text:span text:style-name="T71"> </text:span><text:span text:style-name="T1">eccaperumāḷ</text:span></text:p>
        <text:p text:style-name="Standard" loext:marker-style-name="T6"><text:span text:style-name="T7">[This</text:span><text:span text:style-name="T94"> </text:span><text:span text:style-name="T7">is]</text:span><text:span text:style-name="T91"> </text:span><text:span text:style-name="T7">the</text:span><text:span text:style-name="T94"> </text:span><text:span text:style-name="T7">year</text:span><text:span text:style-name="T94"> </text:span><text:span text:style-name="T7">opposite</text:span><text:span text:style-name="T94"> </text:span><text:span text:style-name="T7">to</text:span><text:span text:style-name="T94"> </text:span><text:span text:style-name="T7">the</text:span><text:span text:style-name="T94"> </text:span><text:span text:style-name="T7">year</text:span><text:span text:style-name="T94"> </text:span><text:span text:style-name="T7">1/3/11/1349</text:span><text:span text:style-name="T94"> </text:span><text:span text:style-name="T7">of</text:span><text:span text:style-name="T60"> </text:span><text:span text:style-name="T7">[Vara*]guṇa</text:span><text:span text:style-name="T94"> </text:span><text:span text:style-name="T7">Mahārājar;</text:span><text:span text:style-name="T94"> </text:span><text:span text:style-name="T7">… Amaṇinārā[yaṇa*], a [brahma*]teyam … for [Perumāṉaṭika*]ḷukku of</text:span><text:span text:style-name="T94"> </text:span><text:span text:style-name="T7">Tiruvi</text:span><text:span text:style-name="T1">callūr,</text:span><text:span text:style-name="T136"> </text:span><text:span text:style-name="T1">…</text:span><text:span text:style-name="T173"> </text:span><text:span text:style-name="T1">Eccaperumāḷ</text:span><text:span text:style-name="T136"> </text:span><text:span text:style-name="T1">…</text:span></text:p>
        <text:p text:style-name="P7" loext:marker-style-name="T6"/>
        <text:p text:style-name="Standard" loext:marker-style-name="T6"><text:span text:style-name="T7">#21:</text:span><text:span text:style-name="T14"> </text:span><text:span text:style-name="T7">a)</text:span><text:span text:style-name="T40"> </text:span><text:span text:style-name="T7">Purātanavaṉeśvara</text:span><text:span text:style-name="T14"> </text:span><text:span text:style-name="T7">temple,</text:span><text:span text:style-name="T176"> </text:span><text:span text:style-name="T7">Tirucciṟṟampalam,</text:span><text:span text:style-name="T14"> </text:span><text:span text:style-name="T7">Pattukkōṭṭai</text:span><text:span text:style-name="T40"> </text:span><text:span text:style-name="T7">taluk,</text:span><text:span text:style-name="T9"> </text:span><text:span text:style-name="T211">Ta</text:span><text:span text:style-name="T1">ñcāvūr</text:span><text:span text:style-name="T184"> </text:span><text:span text:style-name="T1">district;</text:span><text:span text:style-name="T111"> </text:span><text:span text:style-name="T1">b)</text:span><text:span text:style-name="T111"> </text:span><text:span text:style-name="T1">on</text:span><text:span text:style-name="T111"> </text:span><text:span text:style-name="T1">the</text:span><text:span text:style-name="T112"> </text:span><text:span text:style-name="T1">southern</text:span><text:span text:style-name="T111"> </text:span><text:span text:style-name="T1">doorjamb</text:span><text:span text:style-name="T111"> </text:span><text:span text:style-name="T1">of</text:span><text:span text:style-name="T43"> </text:span><text:span text:style-name="T1">the</text:span><text:span text:style-name="T111"> </text:span><text:span text:style-name="T1">entrance</text:span><text:span text:style-name="T184"> </text:span><text:span text:style-name="T1">to</text:span><text:span text:style-name="T111"> </text:span><text:span text:style-name="T1">the</text:span><text:span text:style-name="T111"> </text:span><text:span text:style-name="T172">ardha</text:span><text:span text:style-name="T22">maṇḍapa</text:span><text:span text:style-name="T7">;</text:span><text:span text:style-name="T40"> </text:span><text:span text:style-name="T7">c)</text:span><text:span text:style-name="T40"> </text:span><text:span text:style-name="T7">Regnal</text:span><text:span text:style-name="T40"> </text:span><text:span text:style-name="T7">year</text:span><text:span text:style-name="T14"> </text:span><text:span text:style-name="T7">12</text:span><text:span text:style-name="T40"> </text:span><text:span text:style-name="T7">opposite</text:span><text:span text:style-name="T40"> </text:span><text:span text:style-name="T7">to</text:span><text:span text:style-name="T40"> </text:span><text:span text:style-name="T7">4</text:span><text:span text:style-name="T40"> </text:span><text:span text:style-name="T7">of</text:span><text:span text:style-name="T10"> </text:span><text:span text:style-name="T7">Varaguṇa</text:span><text:span text:style-name="T40"> </text:span><text:span text:style-name="T7">Mahārāja;</text:span><text:span text:style-name="T40"> </text:span><text:span text:style-name="T7">d)</text:span><text:span text:style-name="T40"> </text:span><text:span text:style-name="T13">are</text:span><text:span text:style-name="T40"> </text:span><text:span text:style-name="T7">1926, </text:span><text:span text:style-name="T1">no.</text:span><text:span text:style-name="T149"> </text:span><text:span text:style-name="T1">185;</text:span><text:span text:style-name="T149"> </text:span><text:span text:style-name="T64">tli</text:span><text:span text:style-name="T149"> </text:span><text:span text:style-name="T1">Pk</text:span><text:span text:style-name="T65"> </text:span><text:span text:style-name="T1">559;</text:span><text:span text:style-name="T149"> </text:span><text:span text:style-name="T64">sii</text:span><text:span text:style-name="T149"> </text:span><text:span text:style-name="T1">14,</text:span><text:span text:style-name="T149"> </text:span><text:span text:style-name="T1">no.</text:span><text:span text:style-name="T65"> </text:span><text:span text:style-name="T1">14;</text:span><text:span text:style-name="T149"> </text:span><text:span text:style-name="T64">iep</text:span><text:span text:style-name="T149"> </text:span><text:span text:style-name="T1">45;</text:span><text:span text:style-name="T149"> </text:span><text:span text:style-name="T1">e)</text:span><text:span text:style-name="T65"> </text:span><text:span text:style-name="T1">inscription</text:span><text:span text:style-name="T149"> </text:span><text:span text:style-name="T1">located</text:span><text:span text:style-name="T149"> </text:span><text:span text:style-name="T1">personally;</text:span><text:span text:style-name="T149"> </text:span><text:span text:style-name="T64">f) </text:span><text:span text:style-name="T1">the</text:span><text:span text:style-name="T54"> </text:span><text:span text:style-name="T1">middle</text:span><text:span text:style-name="T136"> </text:span><text:span text:style-name="T1">part</text:span><text:span text:style-name="T136"> </text:span><text:span text:style-name="T1">of</text:span><text:span text:style-name="T138"> </text:span><text:span text:style-name="T1">the</text:span><text:span text:style-name="T54"> </text:span><text:span text:style-name="T1">inscription</text:span><text:span text:style-name="T136"> </text:span><text:span text:style-name="T1">is</text:span><text:span text:style-name="T136"> </text:span><text:span text:style-name="T1">not</text:span><text:span text:style-name="T136"> </text:span><text:span text:style-name="T1">legible</text:span><text:span text:style-name="T54"> </text:span><text:span text:style-name="T1">anymore:</text:span><text:span text:style-name="T136"> </text:span><text:span text:style-name="T1">it</text:span><text:span text:style-name="T136"> </text:span><text:span text:style-name="T1">is</text:span><text:span text:style-name="T54"> </text:span><text:span text:style-name="T1">at</text:span><text:span text:style-name="T136"> </text:span><text:span text:style-name="T1">the</text:span><text:span text:style-name="T136"> </text:span><text:span text:style-name="T1">level</text:span><text:span text:style-name="T54"> </text:span><text:span text:style-name="T1">of the</text:span><text:span text:style-name="T62"> </text:span><text:span text:style-name="T1">hand</text:span><text:span text:style-name="T47"> </text:span><text:span text:style-name="T1">of</text:span><text:span text:style-name="T85"> </text:span><text:span text:style-name="T1">those</text:span><text:span text:style-name="T47"> </text:span><text:span text:style-name="T1">who</text:span><text:span text:style-name="T62"> </text:span><text:span text:style-name="T1">enter</text:span><text:span text:style-name="T47"> </text:span><text:span text:style-name="T1">the</text:span><text:span text:style-name="T62"> </text:span><text:span text:style-name="T1">sanctuary,</text:span><text:span text:style-name="T47"> </text:span><text:span text:style-name="T1">and</text:span><text:span text:style-name="T62"> </text:span><text:span text:style-name="T1">everybody</text:span><text:span text:style-name="T47"> </text:span><text:span text:style-name="T1">touches</text:span><text:span text:style-name="T62"> </text:span><text:span text:style-name="T1">it</text:span><text:span text:style-name="T47"> </text:span><text:span text:style-name="T6">when </text:span><text:span text:style-name="T1">entering,</text:span><text:span text:style-name="T96"> </text:span><text:span text:style-name="T1">damaging</text:span><text:span text:style-name="T97"> </text:span><text:span text:style-name="T1">the</text:span><text:span text:style-name="T97"> </text:span><text:span text:style-name="T1">inscription.</text:span><text:span text:style-name="T97"> </text:span><text:span text:style-name="T1">I</text:span><text:span text:style-name="T96"> </text:span><text:span text:style-name="T6">have</text:span><text:span text:style-name="T97"> </text:span><text:span text:style-name="T1">counted</text:span><text:span text:style-name="T97"> </text:span><text:span text:style-name="T1">between</text:span><text:span text:style-name="T97"> </text:span><text:span text:style-name="T1">25</text:span><text:span text:style-name="T96"> </text:span><text:span text:style-name="T1">to</text:span><text:span text:style-name="T97"> </text:span><text:span text:style-name="T1">26</text:span><text:span text:style-name="T97"> </text:span><text:span text:style-name="T1">lines </text:span>in<text:span text:style-name="T246"> </text:span>this<text:span text:style-name="T153"> </text:span>inscription<text:span text:style-name="T153"> </text:span>instead<text:span text:style-name="T153"> </text:span>of<text:span text:style-name="T174"> </text:span>the<text:span text:style-name="T153"> </text:span>16<text:span text:style-name="T153"> </text:span>lines<text:span text:style-name="T153"> </text:span>given<text:span text:style-name="T246"> </text:span>in<text:span text:style-name="T153"> </text:span>both<text:span text:style-name="T153"> </text:span>the<text:span text:style-name="T153"> </text:span>editions:<text:span text:style-name="T153"> </text:span>only<text:span text:style-name="T246"> </text:span><text:span text:style-name="T247">a </text:span>few<text:span text:style-name="T122"> </text:span>letters<text:span text:style-name="T123"> </text:span>at<text:span text:style-name="T122"> </text:span>the<text:span text:style-name="T123"> </text:span>beginning<text:span text:style-name="T122"> </text:span>or<text:span text:style-name="T123"> </text:span>at<text:span text:style-name="T122"> </text:span>the<text:span text:style-name="T123"> </text:span>end<text:span text:style-name="T122"> </text:span>of<text:span text:style-name="T98"> </text:span>the<text:span text:style-name="T123"> </text:span>lines<text:span text:style-name="T122"> </text:span>are<text:span text:style-name="T123"> </text:span>legible.<text:span text:style-name="T153"> </text:span>There<text:span text:style-name="T122"> </text:span><text:span text:style-name="T100">is</text:span> <text:span text:style-name="T1">a</text:span><text:span text:style-name="T55"> </text:span><text:span text:style-name="T1">damaged</text:span><text:span text:style-name="T54"> </text:span><text:span text:style-name="T1">inscription</text:span><text:span text:style-name="T54"> </text:span><text:span text:style-name="T1">dated</text:span><text:span text:style-name="T55"> </text:span><text:span text:style-name="T1">to</text:span><text:span text:style-name="T54"> </text:span><text:span text:style-name="T1">the</text:span><text:span text:style-name="T54"> </text:span><text:span text:style-name="T1">29th</text:span><text:span text:style-name="T54"> </text:span><text:span text:style-name="T1">regnal</text:span><text:span text:style-name="T55"> </text:span><text:span text:style-name="T1">year</text:span><text:span text:style-name="T54"> </text:span><text:span text:style-name="T1">of</text:span><text:span text:style-name="T111"> </text:span><text:span text:style-name="T1">Parāntaka</text:span><text:span text:style-name="T54"> </text:span><text:span text:style-name="T1">i</text:span><text:span text:style-name="T54"> </text:span><text:span text:style-name="T1">on</text:span><text:span text:style-name="T55"> </text:span><text:span text:style-name="T1">the </text:span>opposite<text:span text:style-name="T17"> </text:span>doorjamb<text:span text:style-name="T204"> </text:span><text:span text:style-name="T21">(are</text:span><text:span text:style-name="T204"> </text:span>1926,<text:span text:style-name="T204"> </text:span>no.<text:span text:style-name="T17"> </text:span>186).</text:p>
        <text:p text:style-name="Standard" loext:marker-style-name="T6"><text:span text:style-name="T34"/></text:p>
        <text:p text:style-name="P2" loext:marker-style-name="T6"><text:span text:style-name="T34">(1) </text:span><text:span text:style-name="T22">svasti</text:span><text:span text:style-name="T226"> </text:span><text:span text:style-name="T22">śrī</text:span><text:span text:style-name="T177"> </text:span><text:span text:style-name="T7">va</text:span><text:span text:style-name="T22">ra</text:span></text:p>
        <text:p text:style-name="P2" loext:marker-style-name="T6"><text:span text:style-name="T23">(2)</text:span><text:span text:style-name="T7">kuṇa</text:span><text:span text:style-name="T34"> </text:span><text:span text:style-name="T22">mahārāja</text:span></text:p>
        <text:p text:style-name="P2" loext:marker-style-name="T6"><text:span text:style-name="T23">(3)</text:span><text:span text:style-name="T7">ṟku</text:span><text:span text:style-name="T34"> </text:span><text:span text:style-name="T7">yāṇṭu</text:span><text:span text:style-name="T24"> </text:span><text:span text:style-name="T7">nāṉ</text:span></text:p>
        <text:p text:style-name="P2" loext:marker-style-name="T6"><text:span text:style-name="T7">(4)kāvataṟku</text:span><text:span text:style-name="T34"> </text:span><text:span text:style-name="T7">etir</text:span><text:span text:style-name="T34"> </text:span></text:p>
        <text:p text:style-name="P2" loext:marker-style-name="T6"><text:span text:style-name="T34">(5) </text:span><text:span text:style-name="T7">panni </text:span><text:span text:style-name="T1">[raṇṭu]mā</text:span></text:p>
        <text:p text:style-name="P2" loext:marker-style-name="T6"><text:span text:style-name="T1">(6)[[ṇṭu]]</text:span><text:span text:style-name="T52"> </text:span><text:span text:style-name="T1">…</text:span><text:span text:style-name="T52"> </text:span></text:p>
        <text:p text:style-name="P2" loext:marker-style-name="T6"><text:span text:style-name="T52">(7)</text:span><text:span text:style-name="T53"> </text:span><text:span text:style-name="T1">…</text:span><text:span text:style-name="T52"> </text:span></text:p>
        <text:p text:style-name="P2" loext:marker-style-name="T6"><text:span text:style-name="T52">(8) </text:span><text:span text:style-name="T1">…</text:span><text:span text:style-name="T53"> </text:span></text:p>
        <text:p text:style-name="P2" loext:marker-style-name="T6"><text:span text:style-name="T53">(9)</text:span><text:span text:style-name="T52"> </text:span><text:span text:style-name="T1">…</text:span><text:span text:style-name="T52"> </text:span></text:p>
        <text:p text:style-name="P2" loext:marker-style-name="T6"><text:span text:style-name="T52">(10)</text:span><text:span text:style-name="T53"> </text:span><text:span text:style-name="T1">[[āvatu</text:span><text:span text:style-name="T63"> </text:span><text:span text:style-name="T1">tirucci]]</text:span></text:p>
        <text:p text:style-name="P2" loext:marker-style-name="T6"><text:span text:style-name="T1">(11)[[ṟṟemattu kāṇi</text:span><text:span text:style-name="T113"> </text:span><text:span text:style-name="T1">u]]</text:span></text:p>
        <text:p text:style-name="P2" loext:marker-style-name="T6"><text:span text:style-name="T1">(12)[[ṭaiyārkku</text:span><text:span text:style-name="T113"> </text:span><text:span text:style-name="T1">añ]]</text:span><text:span text:style-name="T114"> </text:span></text:p>
        <text:p text:style-name="P2" loext:marker-style-name="T6"><text:span text:style-name="T114">(13)</text:span><text:span text:style-name="T113"> </text:span><text:span text:style-name="T1">the</text:span><text:span text:style-name="T114"> </text:span><text:span text:style-name="T1">following</text:span><text:span text:style-name="T113"> </text:span><text:span text:style-name="T1">lines,</text:span><text:span text:style-name="T113"> </text:span><text:span text:style-name="T1">up</text:span><text:span text:style-name="T114"> </text:span><text:span text:style-name="T1">to</text:span><text:span text:style-name="T113"> </text:span><text:span text:style-name="T1">the</text:span><text:span text:style-name="T114"> </text:span><text:span text:style-name="T1">lines</text:span><text:span text:style-name="T113"> </text:span><text:span text:style-name="T1">25/26,</text:span><text:span text:style-name="T113"> </text:span><text:span text:style-name="T140">are </text:span>damaged</text:p>
        <text:p text:style-name="Standard" loext:marker-style-name="T6"><text:soft-page-break/><text:span text:style-name="T1">Hail!</text:span><text:span text:style-name="T63"> </text:span><text:span text:style-name="T1">Prosperity!</text:span><text:span text:style-name="T63"> </text:span><text:span text:style-name="T1">This</text:span><text:span text:style-name="T63"> </text:span><text:span text:style-name="T1">is</text:span><text:span text:style-name="T53"> </text:span><text:span text:style-name="T1">the</text:span><text:span text:style-name="T52"> </text:span><text:span text:style-name="T1">12th</text:span><text:span text:style-name="T52"> </text:span><text:span text:style-name="T1">year</text:span><text:span text:style-name="T52"> </text:span><text:span text:style-name="T1">opposite</text:span><text:span text:style-name="T52"> </text:span><text:span text:style-name="T1">to</text:span><text:span text:style-name="T52"> </text:span><text:span text:style-name="T1">the</text:span><text:span text:style-name="T52"> </text:span><text:span text:style-name="T1">4th</text:span><text:span text:style-name="T52"> </text:span><text:span text:style-name="T1">year</text:span><text:span text:style-name="T52"> </text:span><text:span text:style-name="T1">of</text:span><text:span text:style-name="T117"> </text:span><text:span text:style-name="T1">Varaguṇa Mahārāja</text:span><text:span text:style-name="T52"> </text:span><text:span text:style-name="T1">…</text:span><text:span text:style-name="T52"> </text:span><text:span text:style-name="T1">to</text:span><text:span text:style-name="T63"> </text:span><text:span text:style-name="T1">the</text:span><text:span text:style-name="T52"> </text:span><text:span text:style-name="T1">Lords/Lord</text:span><text:span text:style-name="T52"> </text:span><text:span text:style-name="T1">(</text:span><text:span text:style-name="T41">uṭaiyār</text:span><text:span text:style-name="T1">)</text:span><text:span text:style-name="T52"> </text:span><text:span text:style-name="T1">of</text:span><text:span text:style-name="T71"> </text:span><text:span text:style-name="T1">the</text:span><text:span text:style-name="T52"> </text:span><text:span text:style-name="T1">land</text:span><text:span text:style-name="T53"> </text:span><text:span text:style-name="T1">(</text:span><text:span text:style-name="T41">kāṇi</text:span><text:span text:style-name="T1">)</text:span><text:span text:style-name="T52"> </text:span><text:span text:style-name="T1">of</text:span><text:span text:style-name="T117"> </text:span><text:span text:style-name="T1">Tirucciṟṟemam</text:span><text:span text:style-name="T181">…</text:span></text:p>
        <text:p text:style-name="P6" loext:marker-style-name="T7"/>
        <text:p text:style-name="Standard" loext:marker-style-name="T6"><text:span text:style-name="T7">#22: a) Āpatsahāteśvara temple, Āṭutuṟai, Tiruviṭaimarutūr taluk, </text:span><text:span text:style-name="T61">Tañcāvūr </text:span><text:span text:style-name="T1">district;</text:span><text:span text:style-name="T54"> </text:span><text:span text:style-name="T1">b)</text:span><text:span text:style-name="T136"> </text:span><text:span text:style-name="T1">on</text:span><text:span text:style-name="T136"> </text:span><text:span text:style-name="T1">the</text:span><text:span text:style-name="T136"> </text:span><text:span text:style-name="T1">wall</text:span><text:span text:style-name="T136"> </text:span><text:span text:style-name="T1">in</text:span><text:span text:style-name="T136"> </text:span><text:span text:style-name="T1">the</text:span><text:span text:style-name="T136"> </text:span><text:span text:style-name="T1">recess</text:span><text:span text:style-name="T136"> </text:span><text:span text:style-name="T1">between</text:span><text:span text:style-name="T136"> </text:span><text:span text:style-name="T1">the</text:span><text:span text:style-name="T136"> </text:span><text:span text:style-name="T1">sanctuary</text:span><text:span text:style-name="T136"> </text:span><text:span text:style-name="T1">and</text:span><text:span text:style-name="T136"> </text:span><text:span text:style-name="T1">the</text:span><text:span text:style-name="T136"> </text:span><text:span text:style-name="T41">ardha</text:span><text:span text:style-name="T22">maṇḍapa</text:span><text:span text:style-name="T217"> </text:span><text:span text:style-name="T7">of</text:span><text:span text:style-name="T37"> </text:span><text:span text:style-name="T7">the</text:span><text:span text:style-name="T15"> </text:span><text:span text:style-name="T7">northern</text:span><text:span text:style-name="T15"> </text:span><text:span text:style-name="T7">façade;</text:span><text:span text:style-name="T15"> </text:span><text:span text:style-name="T7">c)</text:span><text:span text:style-name="T15"> </text:span><text:span text:style-name="T7">Regnal</text:span><text:span text:style-name="T15"> </text:span><text:span text:style-name="T7">year</text:span><text:span text:style-name="T15"> </text:span><text:span text:style-name="T26">1</text:span><text:span text:style-name="T248"> </text:span><text:span text:style-name="T7">opposite</text:span><text:span text:style-name="T15"> </text:span><text:span text:style-name="T7">to</text:span><text:span text:style-name="T15"> </text:span><text:span text:style-name="T26">1,</text:span><text:span text:style-name="T248"> </text:span><text:span text:style-name="T7">opposite</text:span><text:span text:style-name="T15"> </text:span><text:span text:style-name="T7">to</text:span><text:span text:style-name="T15"> </text:span><text:span text:style-name="T7">4</text:span><text:span text:style-name="T15"> </text:span><text:span text:style-name="T7">of </text:span><text:span text:style-name="T1">Māṟañcaṭaiyaṉ;</text:span><text:span text:style-name="T76"> </text:span><text:span text:style-name="T1">d)</text:span><text:span text:style-name="T76"> </text:span><text:span text:style-name="T64">are</text:span><text:span text:style-name="T81"> </text:span><text:span text:style-name="T1">1907,</text:span><text:span text:style-name="T76"> </text:span><text:span text:style-name="T1">no.</text:span><text:span text:style-name="T81"> </text:span><text:span text:style-name="T1">364;</text:span><text:span text:style-name="T76"> </text:span><text:span text:style-name="T64">tli</text:span><text:span text:style-name="T3"> </text:span><text:span text:style-name="T1">Tj</text:span><text:span text:style-name="T81"> </text:span><text:span text:style-name="T1">2;</text:span><text:span text:style-name="T76"> </text:span><text:span text:style-name="T64">sii</text:span><text:span text:style-name="T81"> </text:span><text:span text:style-name="T1">14,</text:span><text:span text:style-name="T76"> </text:span><text:span text:style-name="T1">no.</text:span><text:span text:style-name="T81"> </text:span><text:span text:style-name="T1">6;</text:span><text:span text:style-name="T76"> </text:span><text:span text:style-name="T64">sii</text:span><text:span text:style-name="T76"> </text:span><text:span text:style-name="T1">23,</text:span><text:span text:style-name="T81"> </text:span><text:span text:style-name="T1">no.</text:span><text:span text:style-name="T76"> </text:span><text:span text:style-name="T1">364</text:span><text:span text:style-name="T81"> </text:span><text:span text:style-name="T1">(text </text:span>not<text:span text:style-name="T17"> </text:span>given);<text:span text:style-name="T204"> </text:span>e)<text:span text:style-name="T17"> </text:span>inscription<text:span text:style-name="T204"> </text:span>located<text:span text:style-name="T17"> </text:span>personally.</text:p>
        <text:p text:style-name="Standard"><text:span text:style-name="T7"/></text:p>
        <text:p text:style-name="P2"><text:span text:style-name="T7">(1) </text:span><text:span text:style-name="T22">svasti śrī śrī </text:span><text:span text:style-name="T7">komāṟaṉ</text:span></text:p>
        <text:p text:style-name="P2"><text:span text:style-name="T7">(2)caṭaiyaṟkku yāṇṭu nānkāmā</text:span></text:p>
        <text:p text:style-name="P2"><text:span text:style-name="T7">(3)ṇṭiṉ etirā[mā]ṇṭiṉ </text:span><text:span text:style-name="T1">eti</text:span></text:p>
        <text:p text:style-name="P2"><text:span text:style-name="T1">(4)[rā]mā[ṇṭu]</text:span><text:span text:style-name="T71"> </text:span><text:span text:style-name="T1">…</text:span><text:span text:style-name="T71"> </text:span></text:p>
        <text:p text:style-name="P2"><text:span text:style-name="T71">(5) </text:span><text:span text:style-name="T1">[ca]rāvūrnā[ṭṭu]</text:span><text:span text:style-name="T71"> </text:span><text:span text:style-name="T1">tuṟaiyūrkku</text:span></text:p>
        <text:p text:style-name="P2"><text:span text:style-name="T1">(6)[ṭi]</text:span><text:span text:style-name="T71"> </text:span><text:span text:style-name="T41">sabhai</text:span><text:span text:style-name="T1">[yo]m</text:span><text:span text:style-name="T71"> </text:span><text:span text:style-name="T80">tirai</text:span><text:span text:style-name="T1">mūrnā</text:span></text:p>
        <text:p text:style-name="P2"><text:span text:style-name="T1">(7)[ṭṭu]</text:span><text:span text:style-name="T65"> </text:span><text:span text:style-name="T1">tirukkuraṅ[kāṭu]tuṟai</text:span><text:span text:style-name="T62"> </text:span><text:span text:style-name="T41">mahāde</text:span><text:span text:style-name="T118"> </text:span></text:p>
        <text:p text:style-name="P2"><text:span text:style-name="T249">(8)</text:span><text:span text:style-name="T62"> </text:span><text:span text:style-name="T1">…</text:span><text:span text:style-name="T62"> </text:span></text:p>
        <text:p text:style-name="P2"><text:span text:style-name="T62">(9) </text:span><text:span text:style-name="T1">ttāl</text:span><text:span text:style-name="T62"> </text:span><text:span text:style-name="T1">ca</text:span><text:span text:style-name="T41">ntrā</text:span><text:span text:style-name="T1">tittaval</text:span><text:span text:style-name="T62"> </text:span><text:span text:style-name="T6">nica</text:span>tam<text:span text:style-name="T168"> </text:span>aṭṭakkaṭava<text:span text:style-name="T168"> </text:span>e[ṇ]</text:p>
        <text:p text:style-name="P2">(10)ṇai<text:span text:style-name="T66"> </text:span>uri<text:span text:style-name="T168"> </text:span>[|*]<text:span text:style-name="T168"> </text:span>itu<text:span text:style-name="T66"> </text:span>pa[ṉ<text:span text:style-name="T32">māheśvara</text:span><text:span text:style-name="T120"> </text:span><text:span text:style-name="T32">rakṣai</text:span>]</text:p>
        <text:p text:style-name="Standard" loext:marker-style-name="T6">Hail!<text:span text:style-name="T250"> </text:span>Prosperity!<text:span text:style-name="T250"> <text:s/></text:span>[This<text:span text:style-name="T251"> </text:span>is]<text:span text:style-name="T250"> </text:span>the<text:span text:style-name="T251"> </text:span>year<text:span text:style-name="T250"> </text:span>opposite<text:span text:style-name="T251"> </text:span>to<text:span text:style-name="T250"> </text:span>the<text:span text:style-name="T251"> </text:span><text:span text:style-name="T252">year,</text:span><text:span text:style-name="T250"> </text:span>opposite<text:span text:style-name="T251"> </text:span>to<text:span text:style-name="T250"> </text:span>the<text:span text:style-name="T250"> </text:span>4th<text:span text:style-name="T251"> </text:span>year<text:span text:style-name="T6"> </text:span><text:span text:style-name="T7">…</text:span><text:span text:style-name="T87"> </text:span><text:span text:style-name="T7">of</text:span><text:span text:style-name="T61"> </text:span><text:span text:style-name="T7">king</text:span><text:span text:style-name="T88"> </text:span><text:span text:style-name="T7">Māṟañcaṭaiyaṉ.</text:span><text:span text:style-name="T12"> </text:span><text:span text:style-name="T211">We,</text:span><text:span text:style-name="T88"> </text:span><text:span text:style-name="T7">the</text:span><text:span text:style-name="T88"> </text:span><text:span text:style-name="T7">Sabhā</text:span><text:span text:style-name="T87"> </text:span><text:span text:style-name="T7">of</text:span><text:span text:style-name="T74"> </text:span><text:span text:style-name="T7">Tuṟaiyūrkkuṭi</text:span><text:span text:style-name="T88"> </text:span><text:span text:style-name="T7">in</text:span><text:span text:style-name="T88"> </text:span><text:span text:style-name="T7">…</text:span><text:span text:style-name="T87"> </text:span><text:span text:style-name="T7">carāvurnāṭu, </text:span><text:span text:style-name="T1">[for*]</text:span><text:span text:style-name="T144"> </text:span><text:span text:style-name="T1">Mahādeva</text:span><text:span text:style-name="T144"> </text:span><text:span text:style-name="T1">of</text:span><text:span text:style-name="T50"> </text:span><text:span text:style-name="T1">Tirukkuraṅkāṭutuṟai</text:span><text:span text:style-name="T144"> </text:span><text:span text:style-name="T1">in</text:span><text:span text:style-name="T111"> </text:span><text:span text:style-name="T1">Tiraimūrnāṭu</text:span><text:span text:style-name="T102"> </text:span><text:span text:style-name="T1">…</text:span><text:span text:style-name="T144"> </text:span><text:span text:style-name="T1">as</text:span><text:span text:style-name="T144"> </text:span><text:span text:style-name="T1">long</text:span><text:span text:style-name="T102"> </text:span><text:span text:style-name="T1">as</text:span><text:span text:style-name="T144"> </text:span><text:span text:style-name="T133">the </text:span><text:span text:style-name="T1">moon</text:span><text:span text:style-name="T76"> </text:span><text:span text:style-name="T1">and</text:span><text:span text:style-name="T81"> </text:span><text:span text:style-name="T1">the</text:span><text:span text:style-name="T76"> </text:span><text:span text:style-name="T1">sun</text:span><text:span text:style-name="T81"> </text:span><text:span text:style-name="T1">endure,</text:span><text:span text:style-name="T81"> </text:span><text:span text:style-name="T80">everyday,</text:span><text:span text:style-name="T76"> </text:span><text:span text:style-name="T1">will</text:span><text:span text:style-name="T81"> </text:span><text:span text:style-name="T6">have</text:span><text:span text:style-name="T76"> </text:span><text:span text:style-name="T1">to</text:span><text:span text:style-name="T81"> </text:span><text:span text:style-name="T1">supply</text:span><text:span text:style-name="T76"> </text:span><text:span text:style-name="T1">(</text:span><text:span text:style-name="T41">aṭṭakkaṭava</text:span><text:span text:style-name="T1">)</text:span><text:span text:style-name="T81"> </text:span><text:span text:style-name="T1">one</text:span><text:span text:style-name="T76"> </text:span><text:span text:style-name="T41">uri </text:span>of<text:span text:style-name="T17"> </text:span>oil.<text:span text:style-name="T174"> </text:span>This<text:span text:style-name="T98"> </text:span>is<text:span text:style-name="T98"> </text:span>under<text:span text:style-name="T98"> </text:span>the<text:span text:style-name="T98"> </text:span>protection<text:span text:style-name="T98"> </text:span>of<text:span text:style-name="T204"> </text:span>the<text:span text:style-name="T98"> </text:span>Paṉmāheśvaras.</text:p>
        <text:p text:style-name="P7" loext:marker-style-name="T6"/>
        <text:p text:style-name="Standard" loext:marker-style-name="T6"><text:span text:style-name="T7">#23:</text:span><text:span text:style-name="T253"> </text:span><text:span text:style-name="T7">a)</text:span><text:span text:style-name="T236"> </text:span><text:span text:style-name="T7">Āpatsahāteśvara</text:span><text:span text:style-name="T236"> </text:span><text:span text:style-name="T7">temple,</text:span><text:span text:style-name="T253"> </text:span><text:span text:style-name="T7">Āṭutuṟai,</text:span><text:span text:style-name="T254"> </text:span><text:span text:style-name="T7">Tiruviṭaimarutūr</text:span><text:span text:style-name="T236"> </text:span><text:span text:style-name="T7">taluk,</text:span><text:span text:style-name="T254"> </text:span><text:span text:style-name="T61">Tañcāvūr</text:span><text:span text:style-name="T236"> </text:span><text:span text:style-name="T7">dis</text:span><text:span text:style-name="T1">trict;</text:span><text:span text:style-name="T71"> </text:span><text:span text:style-name="T1">b)</text:span><text:span text:style-name="T71"> </text:span><text:span text:style-name="T1">on</text:span><text:span text:style-name="T55"> </text:span><text:span text:style-name="T1">the</text:span><text:span text:style-name="T71"> </text:span><text:span text:style-name="T1">wall</text:span><text:span text:style-name="T71"> </text:span><text:span text:style-name="T1">in</text:span><text:span text:style-name="T55"> </text:span><text:span text:style-name="T1">the</text:span><text:span text:style-name="T71"> </text:span><text:span text:style-name="T1">recess</text:span><text:span text:style-name="T71"> </text:span><text:span text:style-name="T1">between</text:span><text:span text:style-name="T55"> </text:span><text:span text:style-name="T1">the</text:span><text:span text:style-name="T71"> </text:span><text:span text:style-name="T1">sanctuary</text:span><text:span text:style-name="T71"> </text:span><text:span text:style-name="T1">and</text:span><text:span text:style-name="T55"> </text:span><text:span text:style-name="T1">the</text:span><text:span text:style-name="T71"> </text:span><text:span text:style-name="T172">ardha-ma</text:span><text:span text:style-name="T22">ṇḍapa</text:span><text:span text:style-name="T255"> </text:span><text:span text:style-name="T7">of</text:span><text:span text:style-name="T90"> </text:span><text:span text:style-name="T7">the</text:span><text:span text:style-name="T253"> </text:span><text:span text:style-name="T7">southern</text:span><text:span text:style-name="T253"> </text:span><text:span text:style-name="T7">façade;</text:span><text:span text:style-name="T253"> </text:span><text:span text:style-name="T7">c)</text:span><text:span text:style-name="T254"> </text:span><text:span text:style-name="T7">Regnal</text:span><text:span text:style-name="T253"> </text:span><text:span text:style-name="T7">year</text:span><text:span text:style-name="T253"> </text:span><text:span text:style-name="T7">1</text:span><text:span text:style-name="T253"> </text:span><text:span text:style-name="T7">opposite</text:span><text:span text:style-name="T253"> </text:span><text:span text:style-name="T7">to</text:span><text:span text:style-name="T253"> </text:span><text:span text:style-name="T7">1,</text:span><text:span text:style-name="T253"> </text:span><text:span text:style-name="T7">opposite</text:span><text:span text:style-name="T253"> </text:span><text:span text:style-name="T7">to</text:span><text:span text:style-name="T253"> </text:span><text:span text:style-name="T7">1,</text:span><text:span text:style-name="T253"> </text:span><text:span text:style-name="T7">oppo</text:span><text:span text:style-name="T1">site</text:span><text:span text:style-name="T149"> </text:span><text:span text:style-name="T1">to</text:span><text:span text:style-name="T65"> </text:span><text:span text:style-name="T7">1,</text:span><text:span text:style-name="T127"> </text:span><text:span text:style-name="T1">opposite</text:span><text:span text:style-name="T65"> </text:span><text:span text:style-name="T1">to</text:span><text:span text:style-name="T65"> </text:span><text:span text:style-name="T1">4</text:span><text:span text:style-name="T65"> </text:span><text:span text:style-name="T1">of</text:span><text:span text:style-name="T110"> </text:span><text:span text:style-name="T1">Māṟañcaṭaiyaṉ;</text:span><text:span text:style-name="T65"> </text:span><text:span text:style-name="T1">d)</text:span><text:span text:style-name="T65"> </text:span><text:span text:style-name="T64">are</text:span><text:span text:style-name="T149"> </text:span><text:span text:style-name="T1">1907,</text:span><text:span text:style-name="T65"> </text:span><text:span text:style-name="T1">no.</text:span><text:span text:style-name="T65"> </text:span><text:span text:style-name="T1">358;</text:span><text:span text:style-name="T65"> </text:span><text:span text:style-name="T64">tli</text:span><text:span text:style-name="T114"> </text:span><text:span text:style-name="T1">Tj</text:span><text:span text:style-name="T65"> </text:span><text:span text:style-name="T1">3;</text:span><text:span text:style-name="T65"> </text:span><text:span text:style-name="T64">sii</text:span><text:span text:style-name="T149"> </text:span><text:span text:style-name="T7">14, no.</text:span><text:span text:style-name="T176"> </text:span><text:span text:style-name="T7">7;</text:span><text:span text:style-name="T176"> </text:span><text:span text:style-name="T13">sii</text:span><text:span text:style-name="T176"> </text:span><text:span text:style-name="T7">23,</text:span><text:span text:style-name="T176"> </text:span><text:span text:style-name="T7">no.</text:span><text:span text:style-name="T14"> </text:span><text:span text:style-name="T7">358</text:span><text:span text:style-name="T176"> </text:span><text:span text:style-name="T7">(text</text:span><text:span text:style-name="T176"> </text:span><text:span text:style-name="T7">not</text:span><text:span text:style-name="T176"> </text:span><text:span text:style-name="T7">given);</text:span><text:span text:style-name="T176"> </text:span><text:span text:style-name="T13">iep</text:span><text:span text:style-name="T14"> </text:span><text:span text:style-name="T7">33;</text:span><text:span text:style-name="T176"> </text:span><text:span text:style-name="T7">e)</text:span><text:span text:style-name="T176"> </text:span><text:span text:style-name="T7">inscription</text:span><text:span text:style-name="T176"> </text:span><text:span text:style-name="T7">located</text:span><text:span text:style-name="T14"> </text:span><text:span text:style-name="T7">personally.</text:span></text:p>
        <text:p text:style-name="Standard" loext:marker-style-name="T6"><text:span text:style-name="T7"/></text:p>
        <text:p text:style-name="P2" loext:marker-style-name="T6"><text:span text:style-name="T7">(1) </text:span><text:span text:style-name="T22">svasti śrī </text:span><text:span text:style-name="T7">|| </text:span><text:span text:style-name="T22">śrī </text:span><text:span text:style-name="T7">komāṟaṉ</text:span></text:p>
        <text:p text:style-name="P2" loext:marker-style-name="T6"><text:span text:style-name="T7">(2)caṭaiyaṟku yāṇṭu nāṉkāmāṇṭi</text:span></text:p>
        <text:p text:style-name="P2" loext:marker-style-name="T6"><text:span text:style-name="T7">(3)ṉ etirāmāṇ[ṭiṉ </text:span><text:span text:style-name="T1">eti]rāmā[ṇṭi]</text:span></text:p>
        <text:p text:style-name="P2" loext:marker-style-name="T6"><text:span text:style-name="T1">(4)ṉ etirāmāṇṭiṉ etirāmā[ṇ]</text:span></text:p>
        <text:p text:style-name="P2" loext:marker-style-name="T6"><text:soft-page-break/><text:span text:style-name="T1">(5)ṭu tiraimūrnāṭṭu </text:span><text:span text:style-name="T6">maruttuva</text:span></text:p>
        <text:p text:style-name="P2" loext:marker-style-name="T6"><text:span text:style-name="T6">(6) </text:span><text:span text:style-name="T7">kkuṭi</text:span><text:span text:style-name="T109"> </text:span><text:span text:style-name="T22">sabhai</text:span><text:span text:style-name="T7">yom</text:span><text:span text:style-name="T109"> </text:span><text:span text:style-name="T7">innāṭṭu</text:span><text:span text:style-name="T109"> </text:span><text:span text:style-name="T7">tirukku50</text:span></text:p>
        <text:p text:style-name="P2" loext:marker-style-name="T6"><text:span text:style-name="T7">(7)kāṭutuṟai</text:span><text:span text:style-name="T11"> </text:span><text:span text:style-name="T22">mahāde</text:span><text:span text:style-name="T7">var</text:span><text:span text:style-name="T12"> </text:span><text:span text:style-name="T7">iṭai</text:span><text:span text:style-name="T11"> </text:span><text:span text:style-name="T7">…[tu]</text:span><text:span text:style-name="T11"> </text:span></text:p>
        <text:p text:style-name="P2" loext:marker-style-name="T6"><text:span text:style-name="T11">(8) </text:span><text:span text:style-name="T7">…</text:span><text:span text:style-name="T11"> </text:span><text:span text:style-name="T7">ṇ</text:span><text:span text:style-name="T11"> </text:span><text:span text:style-name="T7">…</text:span> <text:span text:style-name="T1">cāl</text:span><text:span text:style-name="T81"> </text:span><text:span text:style-name="T1">…</text:span><text:span text:style-name="T77"> </text:span></text:p>
        <text:p text:style-name="P2" loext:marker-style-name="T6"><text:span text:style-name="T77">(9)</text:span><text:span text:style-name="T81"> </text:span><text:span text:style-name="T1">[nā]</text:span><text:span text:style-name="T77"> </text:span><text:span text:style-name="T1">…</text:span><text:span text:style-name="T81"> </text:span><text:span text:style-name="T1">ttāl</text:span><text:span text:style-name="T83"> </text:span><text:span text:style-name="T1">nicatam</text:span><text:span text:style-name="T83"> </text:span><text:span text:style-name="T1">aṭṭakkaṭava</text:span><text:span text:style-name="T83"> </text:span><text:span text:style-name="T1">eṇṇai</text:span><text:span text:style-name="T81"> </text:span><text:span text:style-name="T1">[ur]i</text:span><text:span text:style-name="T77"> </text:span><text:span text:style-name="T1">[|*]</text:span><text:span text:style-name="T81"> </text:span><text:span text:style-name="T1">[itu]</text:span><text:span text:style-name="T77"> </text:span></text:p>
        <text:p text:style-name="P2" loext:marker-style-name="T6"><text:span text:style-name="T77">(10)</text:span><text:span text:style-name="T83"> </text:span><text:span text:style-name="T1">[pa]ṉ</text:span><text:span text:style-name="T41">māheś</text:span><text:span text:style-name="T32">vara</text:span>r <text:span text:style-name="T32">rakṣai</text:span><text:span text:style-name="T206"> </text:span>||</text:p>
        <text:p text:style-name="Standard" loext:marker-style-name="T6"><text:span text:style-name="T1">Hail!</text:span><text:span text:style-name="T62"> </text:span><text:span text:style-name="T1">Prosperity!</text:span><text:span text:style-name="T62"> </text:span><text:span text:style-name="T1">[This</text:span><text:span text:style-name="T62"> </text:span><text:span text:style-name="T1">is]</text:span><text:span text:style-name="T47"> </text:span><text:span text:style-name="T1">the</text:span><text:span text:style-name="T62"> </text:span><text:span text:style-name="T1">year</text:span><text:span text:style-name="T62"> </text:span><text:span text:style-name="T1">opposite</text:span><text:span text:style-name="T62"> </text:span><text:span text:style-name="T1">to</text:span><text:span text:style-name="T62"> </text:span><text:span text:style-name="T1">the</text:span><text:span text:style-name="T62"> </text:span><text:span text:style-name="T80">year,</text:span><text:span text:style-name="T62"> </text:span><text:span text:style-name="T1">opposite</text:span><text:span text:style-name="T62"> </text:span><text:span text:style-name="T1">to</text:span><text:span text:style-name="T62"> </text:span><text:span text:style-name="T1">the</text:span><text:span text:style-name="T47"> </text:span><text:span text:style-name="T80">year, </text:span><text:span text:style-name="T7">opposite</text:span><text:span text:style-name="T15"> </text:span><text:span text:style-name="T7">to</text:span><text:span text:style-name="T8"> </text:span><text:span text:style-name="T7">the</text:span><text:span text:style-name="T9"> </text:span><text:span text:style-name="T36">year,</text:span><text:span text:style-name="T8"> </text:span><text:span text:style-name="T7">opposite</text:span><text:span text:style-name="T15"> </text:span><text:span text:style-name="T7">to</text:span><text:span text:style-name="T8"> </text:span><text:span text:style-name="T7">the</text:span><text:span text:style-name="T8"> </text:span><text:span text:style-name="T7">4th</text:span><text:span text:style-name="T9"> </text:span><text:span text:style-name="T7">year</text:span><text:span text:style-name="T15"> </text:span><text:span text:style-name="T7">of</text:span><text:span text:style-name="T152"> </text:span><text:span text:style-name="T7">illustrious</text:span><text:span text:style-name="T8"> </text:span><text:span text:style-name="T7">king</text:span><text:span text:style-name="T8"> </text:span><text:span text:style-name="T7">Māṟañcaṭaiyaṉ. </text:span><text:span text:style-name="T133">We, </text:span><text:span text:style-name="T1">the Sabhā of Maruttuvakkuṭi in Tiraimūrnāṭu, [for] the place (</text:span><text:span text:style-name="T41">iṭai</text:span><text:span text:style-name="T1">)</text:span><text:span text:style-name="T76"> </text:span><text:span text:style-name="T1">of Mahādeva</text:span><text:span text:style-name="T62"> </text:span><text:span text:style-name="T1">of</text:span><text:span text:style-name="T110"> </text:span><text:span text:style-name="T1">Tirukku[raṅ]kāṭutuṟai</text:span><text:span text:style-name="T47"> </text:span><text:span text:style-name="T1">of</text:span><text:span text:style-name="T85"> </text:span><text:span text:style-name="T1">this</text:span><text:span text:style-name="T47"> </text:span><text:span text:style-name="T1">country,</text:span><text:span text:style-name="T62"> </text:span><text:span text:style-name="T6">have</text:span><text:span text:style-name="T47"> </text:span><text:span text:style-name="T1">to</text:span><text:span text:style-name="T62"> </text:span><text:span text:style-name="T1">supply</text:span><text:span text:style-name="T47"> </text:span><text:span text:style-name="T1">(</text:span><text:span text:style-name="T41">aṭṭakkaṭava</text:span><text:span text:style-name="T1">)</text:span><text:span text:style-name="T75"> </text:span><text:span text:style-name="T1">one</text:span><text:span text:style-name="T76"> </text:span><text:span text:style-name="T41">uri</text:span><text:span text:style-name="T141"> </text:span><text:span text:style-name="T1">(measure)</text:span><text:span text:style-name="T76"> </text:span><text:span text:style-name="T1">of</text:span><text:span text:style-name="T77"> </text:span><text:span text:style-name="T1">oil</text:span><text:span text:style-name="T76"> </text:span><text:span text:style-name="T1">(</text:span><text:span text:style-name="T41">eṇṇai</text:span><text:span text:style-name="T1">)</text:span><text:span text:style-name="T76"> </text:span><text:span text:style-name="T1">everyday</text:span><text:span text:style-name="T75"> </text:span><text:span text:style-name="T1">(</text:span><text:span text:style-name="T41">nicatam</text:span><text:span text:style-name="T1">)</text:span><text:span text:style-name="T76"> </text:span><text:span text:style-name="T1">with</text:span><text:span text:style-name="T76"> </text:span><text:span text:style-name="T1">…</text:span><text:span text:style-name="T3"> </text:span><text:span text:style-name="T1">This</text:span><text:span text:style-name="T75"> </text:span><text:span text:style-name="T1">is</text:span><text:span text:style-name="T76"> </text:span><text:span text:style-name="T1">under </text:span>the<text:span text:style-name="T204"> </text:span>protection<text:span text:style-name="T204"> </text:span>of<text:span text:style-name="T256"> </text:span>the<text:span text:style-name="T204"> </text:span>Paṉmāheśvaras.</text:p>
        <text:p text:style-name="Standard" loext:marker-style-name="T6"><text:span text:style-name="T7">#24:</text:span><text:span text:style-name="T24"> </text:span><text:span text:style-name="T7">a)</text:span><text:span text:style-name="T152"> </text:span><text:span text:style-name="T7">Tirukkōṭīśvara</text:span><text:span text:style-name="T34"> </text:span><text:span text:style-name="T7">temple,</text:span><text:span text:style-name="T152"> </text:span><text:span text:style-name="T7">Tirukkōṭikkāval,</text:span><text:span text:style-name="T10"> </text:span><text:span text:style-name="T7">Tiruviṭaimarutūr</text:span><text:span text:style-name="T25"> </text:span><text:span text:style-name="T7">taluk,</text:span><text:span text:style-name="T10"> </text:span><text:span text:style-name="T61">Tañcā</text:span><text:span text:style-name="T1">vūr</text:span><text:span text:style-name="T75"> </text:span><text:span text:style-name="T1">district;</text:span><text:span text:style-name="T75"> </text:span><text:span text:style-name="T1">b)</text:span><text:span text:style-name="T76"> </text:span><text:span text:style-name="T1">on</text:span><text:span text:style-name="T75"> </text:span><text:span text:style-name="T1">the</text:span><text:span text:style-name="T75"> </text:span><text:span text:style-name="T1">base</text:span><text:span text:style-name="T76"> </text:span><text:span text:style-name="T1">of</text:span><text:span text:style-name="T83"> </text:span><text:span text:style-name="T1">the</text:span><text:span text:style-name="T75"> </text:span><text:span text:style-name="T1">southern</text:span><text:span text:style-name="T76"> </text:span><text:span text:style-name="T1">façade</text:span><text:span text:style-name="T75"> </text:span><text:span text:style-name="T1">of</text:span><text:span text:style-name="T77"> </text:span><text:span text:style-name="T1">the</text:span><text:span text:style-name="T75"> </text:span><text:span text:style-name="T1">sanctuary;</text:span><text:span text:style-name="T75"> </text:span><text:span text:style-name="T1">c)</text:span><text:span text:style-name="T76"> </text:span><text:span text:style-name="T6">Regnal </text:span><text:span text:style-name="T26">year</text:span><text:span text:style-name="T243"> </text:span><text:span text:style-name="T26">11</text:span><text:span text:style-name="T243"> </text:span><text:span text:style-name="T26">of</text:span><text:span text:style-name="T27"> </text:span><text:span text:style-name="T26">Māṟañcaṭaiyaṉ;</text:span><text:span text:style-name="T243"> </text:span><text:span text:style-name="T26">d)</text:span><text:span text:style-name="T257"> </text:span><text:span text:style-name="T244">are</text:span><text:span text:style-name="T243"> </text:span><text:span text:style-name="T26">1930–1931,</text:span><text:span text:style-name="T257"> </text:span><text:span text:style-name="T26">no.</text:span><text:span text:style-name="T243"> </text:span><text:span text:style-name="T26">29;</text:span><text:span text:style-name="T243"> </text:span><text:span text:style-name="T244">tli</text:span><text:span text:style-name="T258"> </text:span><text:span text:style-name="T26">Tj</text:span><text:span text:style-name="T243"> </text:span><text:span text:style-name="T26">265;</text:span><text:span text:style-name="T257"> </text:span><text:span text:style-name="T244">sii</text:span><text:span text:style-name="T243"> </text:span><text:span text:style-name="T26">14,</text:span><text:span text:style-name="T243"> </text:span><text:span text:style-name="T26">Appendix</text:span><text:span text:style-name="T257"> </text:span><text:span text:style-name="T26">2,</text:span><text:span text:style-name="T6"> p.</text:span><text:span text:style-name="T173"> </text:span><text:span text:style-name="T1">167;</text:span><text:span text:style-name="T197"> </text:span><text:span text:style-name="T64">iep</text:span><text:span text:style-name="T197"> </text:span><text:span text:style-name="T1">38;</text:span><text:span text:style-name="T197"> </text:span><text:span text:style-name="T1">e)</text:span><text:span text:style-name="T197"> </text:span><text:span text:style-name="T1">inscription</text:span><text:span text:style-name="T173"> </text:span><text:span text:style-name="T1">located</text:span><text:span text:style-name="T197"> </text:span><text:span text:style-name="T1">personally;</text:span><text:span text:style-name="T197"> </text:span><text:span text:style-name="T64">f)</text:span><text:span text:style-name="T197"> </text:span><text:span text:style-name="T1">we</text:span><text:span text:style-name="T197"> </text:span><text:span text:style-name="T1">do</text:span><text:span text:style-name="T197"> </text:span><text:span text:style-name="T1">not</text:span><text:span text:style-name="T173"> </text:span><text:span text:style-name="T1">know</text:span><text:span text:style-name="T197"> </text:span><text:span text:style-name="T1">who</text:span><text:span text:style-name="T197"> </text:span><text:span text:style-name="T1">is the</text:span><text:span text:style-name="T55"> </text:span><text:span text:style-name="T1">donor:</text:span><text:span text:style-name="T54"> </text:span><text:span text:style-name="T1">his/her</text:span><text:span text:style-name="T54"> </text:span><text:span text:style-name="T1">name</text:span><text:span text:style-name="T54"> </text:span><text:span text:style-name="T1">is</text:span><text:span text:style-name="T54"> </text:span><text:span text:style-name="T1">either</text:span><text:span text:style-name="T55"> </text:span><text:span text:style-name="T1">not</text:span><text:span text:style-name="T54"> </text:span><text:span text:style-name="T1">given</text:span><text:span text:style-name="T54"> </text:span><text:span text:style-name="T1">or</text:span><text:span text:style-name="T54"> </text:span><text:span text:style-name="T1">given</text:span><text:span text:style-name="T54"> </text:span><text:span text:style-name="T1">in</text:span><text:span text:style-name="T55"> </text:span><text:span text:style-name="T1">line</text:span><text:span text:style-name="T54"> </text:span><text:span text:style-name="T7">1</text:span><text:span text:style-name="T24"> </text:span><text:span text:style-name="T1">but</text:span><text:span text:style-name="T54"> </text:span><text:span text:style-name="T1">lost</text:span><text:span text:style-name="T54"> </text:span><text:span text:style-name="T1">under the</text:span><text:span text:style-name="T144"> </text:span><text:span text:style-name="T1">construction</text:span><text:span text:style-name="T144"> </text:span><text:span text:style-name="T1">of</text:span><text:span text:style-name="T133"> </text:span><text:span text:style-name="T1">the</text:span><text:span text:style-name="T102"> </text:span><text:span text:style-name="T1">shrine</text:span><text:span text:style-name="T144"> </text:span><text:span text:style-name="T1">of</text:span><text:span text:style-name="T133"> </text:span><text:span text:style-name="T1">Dakṣiṇāmūrti</text:span><text:span text:style-name="T102"> </text:span><text:span text:style-name="T1">which</text:span><text:span text:style-name="T144"> </text:span><text:span text:style-name="T1">covers</text:span><text:span text:style-name="T144"> </text:span><text:span text:style-name="T1">a</text:span><text:span text:style-name="T144"> </text:span><text:span text:style-name="T1">part</text:span><text:span text:style-name="T102"> </text:span><text:span text:style-name="T1">of</text:span><text:span text:style-name="T133"> </text:span><text:span text:style-name="T80">the </text:span>inscription.</text:p>
        <text:p text:style-name="Standard" loext:marker-style-name="T6"><text:span text:style-name="T71"/></text:p>
        <text:p text:style-name="P2" loext:marker-style-name="T6"><text:span text:style-name="T71">(1) </text:span><text:span text:style-name="T41">svasti</text:span><text:span text:style-name="T235"> </text:span><text:span text:style-name="T41">śrī</text:span><text:span text:style-name="T121"> </text:span><text:span text:style-name="T1">ituvummoru</text:span><text:span text:style-name="T71"> </text:span><text:span text:style-name="T1">paḻaṅkalpaṭi</text:span><text:span text:style-name="T71"> </text:span><text:span text:style-name="T1">[|*]</text:span><text:span text:style-name="T55"> </text:span><text:span text:style-name="T1">komāṟacaṭaiyarku</text:span><text:span text:style-name="T71"> </text:span><text:span text:style-name="T1">yā[nṭu]</text:span><text:span text:style-name="T71"> </text:span><text:span text:style-name="T1">[[patiṉṉo]]</text:span><text:span text:style-name="T112"> </text:span><text:span text:style-name="T1">{built</text:span><text:span text:style-name="T112"> </text:span><text:span text:style-name="T1">over}</text:span><text:span text:style-name="T112"> </text:span><text:span text:style-name="T41">mahāde</text:span><text:span text:style-name="T1">vaṟku</text:span><text:span text:style-name="T112"> </text:span><text:span text:style-name="T1">tiruviḷakkiṉukku</text:span><text:span text:style-name="T112"> </text:span><text:span text:style-name="T1">kuṭutta</text:span><text:span text:style-name="T112"> </text:span><text:span text:style-name="T1">tippokkuccempoṉ </text:span><text:span text:style-name="T7">muppatiṉ</text:span><text:span text:style-name="T109"> </text:span><text:span text:style-name="T7">kaḻañcu</text:span><text:span text:style-name="T11"> </text:span><text:span text:style-name="T7">[|*]</text:span><text:span text:style-name="T11"> </text:span><text:span text:style-name="T7">itaṉ</text:span><text:span text:style-name="T109"> </text:span><text:span text:style-name="T7">palicaiyāl</text:span><text:span text:style-name="T11"> </text:span><text:span text:style-name="T7">nāl</text:span><text:span text:style-name="T11"> </text:span><text:span text:style-name="T7">uḻakkum</text:span><text:span text:style-name="T109"> </text:span><text:span text:style-name="T7">piḻaiyānāḻiyoṭo</text:span></text:p>
        <text:p text:style-name="P2" loext:marker-style-name="T6"><text:span text:style-name="T7">(2)kkum</text:span><text:span text:style-name="T109"> </text:span><text:span text:style-name="T211">mu</text:span><text:span text:style-name="T1">ḻaiyāl</text:span><text:span text:style-name="T112"> </text:span><text:span text:style-name="T1">na</text:span><text:span text:style-name="T138"> </text:span><text:span text:style-name="T1">…</text:span><text:span text:style-name="T138"> </text:span><text:span text:style-name="T1">ṭi</text:span><text:span text:style-name="T138"> </text:span><text:span text:style-name="T1">uḻakku</text:span><text:span text:style-name="T138"> </text:span><text:span text:style-name="T1">…</text:span><text:span text:style-name="T138"> </text:span><text:span text:style-name="T1">ytaḷiaṟccipāṟka[[ḷantu</text:span><text:span text:style-name="T112"> </text:span><text:span text:style-name="T1">nontāvi]]</text:span><text:span text:style-name="T138"> </text:span><text:span text:style-name="T1">{built</text:span><text:span text:style-name="T112"> </text:span><text:span text:style-name="T1">over}</text:span><text:span text:style-name="T138"> </text:span><text:span text:style-name="T80">paḻaya </text:span><text:span text:style-name="T1">kalpaṭi</text:span><text:span text:style-name="T144"> </text:span><text:span text:style-name="T1">inta</text:span><text:span text:style-name="T102"> </text:span><text:span text:style-name="T41">śrī</text:span><text:span text:style-name="T259"> </text:span><text:span text:style-name="T1">vimānattile</text:span><text:span text:style-name="T102"> </text:span><text:span text:style-name="T1">eṟa</text:span><text:span text:style-name="T144"> </text:span><text:span text:style-name="T1">veṭṭinamaiyil</text:span><text:span text:style-name="T102"> </text:span><text:span text:style-name="T1">muṉṉivvā</text:span><text:span text:style-name="T76"> </text:span><text:span text:style-name="T41">jaga</text:span><text:span text:style-name="T1">m</text:span><text:span text:style-name="T102"> </text:span><text:span text:style-name="T1">veṭṭikkiṭanta taṉikkallāl</text:span><text:span text:style-name="T83"> </text:span><text:span text:style-name="T1">u</text:span><text:span text:style-name="T41">bhai</text:span><text:span text:style-name="T1">yo</text:span><text:span text:style-name="T41">ga</text:span><text:span text:style-name="T1">m</text:span><text:span text:style-name="T77"> </text:span><text:span text:style-name="T1">illāmaiyil</text:span><text:span text:style-name="T113"> </text:span><text:span text:style-name="T1">atu</text:span><text:span text:style-name="T77"> </text:span><text:span text:style-name="T1">tavittatu</text:span><text:span text:style-name="T77"> </text:span><text:span text:style-name="T1">[|*]</text:span><text:span text:style-name="T77"> </text:span></text:p>
        <text:p text:style-name="P2" loext:marker-style-name="T6"><text:span text:style-name="T77">(3) </text:span><text:span text:style-name="T1">itu</text:span><text:span text:style-name="T77"> </text:span><text:span text:style-name="T1">muṭṭiṟ</text:span><text:span text:style-name="T77"> </text:span><text:span text:style-name="T1">paṉmāyeśvar </text:span>[kaṭai]kkuṭṭapeṟṟār<text:span text:style-name="T86"> </text:span>||</text:p>
        <text:p text:style-name="Standard" loext:marker-style-name="T1"><text:span text:style-name="T1">Hail!</text:span><text:span text:style-name="T47"> </text:span><text:span text:style-name="T1">Prosperity!</text:span><text:span text:style-name="T62"> </text:span><text:span text:style-name="T1">This</text:span><text:span text:style-name="T48"> </text:span><text:span text:style-name="T1">is</text:span><text:span text:style-name="T47"> </text:span><text:span text:style-name="T1">also</text:span><text:span text:style-name="T110"> </text:span><text:span text:style-name="T1">a</text:span><text:span text:style-name="T47"> </text:span><text:span text:style-name="T1">copy</text:span><text:span text:style-name="T48"> </text:span><text:span text:style-name="T1">of</text:span><text:span text:style-name="T52"> </text:span><text:span text:style-name="T1">an</text:span><text:span text:style-name="T47"> </text:span><text:span text:style-name="T1">old</text:span><text:span text:style-name="T110"> </text:span><text:span text:style-name="T1">stone.</text:span><text:span text:style-name="T47"> </text:span><text:span text:style-name="T1">[This</text:span><text:span text:style-name="T48"> </text:span><text:span text:style-name="T1">is]</text:span><text:span text:style-name="T48"> </text:span><text:span text:style-name="T1">the</text:span><text:span text:style-name="T47"> </text:span><text:span text:style-name="T1">11th</text:span><text:span text:style-name="T48"> </text:span><text:span text:style-name="T1">regnal </text:span><text:span text:style-name="T7">year</text:span><text:span text:style-name="T25"> </text:span><text:span text:style-name="T7">of</text:span><text:span text:style-name="T108"> </text:span><text:span text:style-name="T7">king</text:span><text:span text:style-name="T25"> </text:span><text:span text:style-name="T7">Māṟañcaṭaiyaṉ</text:span><text:span text:style-name="T25"> </text:span><text:span text:style-name="T7">…</text:span><text:span text:style-name="T12"> </text:span><text:span text:style-name="T61">For</text:span><text:span text:style-name="T25"> </text:span><text:span text:style-name="T7">Mahādeva</text:span><text:span text:style-name="T25"> </text:span><text:span text:style-name="T7">…</text:span><text:span text:style-name="T25"> </text:span><text:span text:style-name="T7">for</text:span><text:span text:style-name="T25"> </text:span><text:span text:style-name="T7">a</text:span><text:span text:style-name="T25"> </text:span><text:span text:style-name="T7">sacred</text:span><text:span text:style-name="T25"> </text:span><text:span text:style-name="T7">lamp,</text:span><text:span text:style-name="T25"> </text:span><text:span text:style-name="T7">[he]</text:span><text:span text:style-name="T25"> </text:span><text:span text:style-name="T61">gave </text:span><text:span text:style-name="T1">30</text:span><text:span text:style-name="T173"> </text:span><text:span text:style-name="T41">kaḻañcu</text:span><text:span text:style-name="T171"> </text:span><text:span text:style-name="T1">of</text:span><text:span text:style-name="T144"> </text:span><text:span text:style-name="T1">pure</text:span><text:span text:style-name="T173"> </text:span><text:span text:style-name="T1">fire-tested</text:span><text:span text:style-name="T197"> </text:span><text:span text:style-name="T1">gold;</text:span><text:span text:style-name="T173"> </text:span><text:span text:style-name="T1">with</text:span><text:span text:style-name="T173"> </text:span><text:span text:style-name="T1">the</text:span><text:span text:style-name="T173"> </text:span><text:span text:style-name="T1">interests</text:span><text:span text:style-name="T197"> </text:span><text:span text:style-name="T1">of</text:span><text:span text:style-name="T144"> </text:span><text:span text:style-name="T1">this</text:span><text:span text:style-name="T173"> </text:span><text:span text:style-name="T1">[gold],</text:span><text:span text:style-name="T173"> </text:span><text:span text:style-name="T1">having </text:span><text:span text:style-name="T7">measured</text:span><text:span text:style-name="T12"> </text:span><text:span text:style-name="T7">(</text:span><text:span text:style-name="T22">aḷantu</text:span><text:span text:style-name="T7">)</text:span><text:span text:style-name="T109"> </text:span><text:span text:style-name="T7">for</text:span><text:span text:style-name="T109"> </text:span><text:span text:style-name="T7">the</text:span><text:span text:style-name="T109"> </text:span><text:span text:style-name="T7">priests</text:span><text:span text:style-name="T109"> </text:span><text:span text:style-name="T7">of</text:span><text:span text:style-name="T61"> </text:span><text:span text:style-name="T7">the</text:span><text:span text:style-name="T109"> </text:span><text:span text:style-name="T7">temple</text:span><text:span text:style-name="T109"> </text:span><text:span text:style-name="T7">(</text:span><text:span text:style-name="T22">taḷi-aṟccipāṟku</text:span><text:span text:style-name="T7">)</text:span><text:span text:style-name="T109"> </text:span><text:span text:style-name="T7">…</text:span><text:span text:style-name="T109"> </text:span><text:span text:style-name="T7">four</text:span><text:span text:style-name="T109"> </text:span><text:span text:style-name="T22">uḻakku </text:span><text:span text:style-name="T1">and</text:span><text:span text:style-name="T113"> </text:span><text:span text:style-name="T1">[one]</text:span><text:span text:style-name="T114"> </text:span><text:span text:style-name="T41">uḻakku</text:span><text:span text:style-name="T115"> </text:span><text:span text:style-name="T1">…</text:span><text:span text:style-name="T114"> </text:span><text:span text:style-name="T1">with</text:span><text:span text:style-name="T113"> </text:span><text:span text:style-name="T1">a</text:span><text:span text:style-name="T114"> </text:span><text:span text:style-name="T1">ladle</text:span><text:span text:style-name="T114"> </text:span><text:span text:style-name="T1">(</text:span><text:span text:style-name="T41">muḻaiyāl</text:span><text:span text:style-name="T1">?)</text:span><text:span text:style-name="T114"> </text:span><text:span text:style-name="T1">for</text:span><text:span text:style-name="T114"> </text:span><text:span text:style-name="T1">a</text:span><text:span text:style-name="T114"> </text:span><text:span text:style-name="T1">[measure</text:span><text:span text:style-name="T114"> </text:span><text:span text:style-name="T1">called]</text:span><text:span text:style-name="T110"> </text:span><text:span text:style-name="T41">piḻaiyānāḻi</text:span><text:span text:style-name="T6"> </text:span><text:span text:style-name="T1">… perpetual lamp …</text:span></text:p>
        <text:p text:style-name="Standard" loext:marker-style-name="T6"><text:span text:style-name="T1">[This</text:span><text:span text:style-name="T52"> </text:span><text:span text:style-name="T1">is]</text:span><text:span text:style-name="T53"> </text:span><text:span text:style-name="T1">a</text:span><text:span text:style-name="T53"> </text:span><text:span text:style-name="T1">copy</text:span><text:span text:style-name="T53"> </text:span><text:span text:style-name="T1">of</text:span><text:span text:style-name="T54"> </text:span><text:span text:style-name="T1">an</text:span><text:span text:style-name="T53"> </text:span><text:span text:style-name="T1">old</text:span><text:span text:style-name="T53"> </text:span><text:span text:style-name="T1">stone;</text:span><text:span text:style-name="T52"> </text:span><text:span text:style-name="T1">since</text:span><text:span text:style-name="T53"> </text:span><text:span text:style-name="T1">it</text:span><text:span text:style-name="T53"> </text:span><text:span text:style-name="T1">is</text:span><text:span text:style-name="T53"> </text:span><text:span text:style-name="T1">engraved</text:span><text:span text:style-name="T53"> </text:span><text:span text:style-name="T1">(</text:span><text:span text:style-name="T41">veṭṭinamai-yil</text:span><text:span text:style-name="T1">)</text:span><text:span text:style-name="T53"> </text:span><text:span text:style-name="T1">completely</text:span><text:span text:style-name="T62"> </text:span><text:span text:style-name="T1">(</text:span><text:span text:style-name="T41">ēṟa</text:span><text:span text:style-name="T1">)</text:span><text:span text:style-name="T47"> </text:span><text:span text:style-name="T1">on</text:span><text:span text:style-name="T62"> </text:span><text:span text:style-name="T1">this</text:span><text:span text:style-name="T47"> </text:span><text:span text:style-name="T1">sacred</text:span><text:span text:style-name="T62"> </text:span><text:span text:style-name="T1">sanctuary</text:span><text:span text:style-name="T47"> </text:span><text:span text:style-name="T1">(</text:span><text:span text:style-name="T41">śrīvimāṉa</text:span><text:span text:style-name="T1">),</text:span><text:span text:style-name="T47"> </text:span><text:span text:style-name="T1">since</text:span><text:span text:style-name="T62"> </text:span><text:span text:style-name="T1">there</text:span><text:span text:style-name="T47"> </text:span><text:span text:style-name="T1">is</text:span><text:span text:style-name="T62"> </text:span><text:span text:style-name="T1">no</text:span><text:span text:style-name="T47"> </text:span><text:span text:style-name="T1">(</text:span><text:span text:style-name="T41">illāmai</text:span><text:span text:style-name="T22">yil</text:span><text:span text:style-name="T7">)</text:span><text:span text:style-name="T152"> </text:span><text:span text:style-name="T7">use</text:span><text:span text:style-name="T46"> </text:span><text:span text:style-name="T7">(</text:span><text:span text:style-name="T22">ubhaiyogam</text:span><text:span text:style-name="T7">)</text:span><text:span text:style-name="T46"> </text:span><text:span text:style-name="T7">for</text:span><text:span text:style-name="T46"> </text:span><text:span text:style-name="T7">the</text:span><text:span text:style-name="T152"> </text:span><text:span text:style-name="T7">separate</text:span><text:span text:style-name="T46"> </text:span><text:span text:style-name="T7">stones</text:span><text:span text:style-name="T46"> </text:span><text:span text:style-name="T7">(</text:span><text:span text:style-name="T22">taṉi-k-kal-l-āl</text:span><text:span text:style-name="T7">)</text:span><text:span text:style-name="T46"> </text:span><text:span text:style-name="T7">which</text:span><text:span text:style-name="T46"> </text:span><text:span text:style-name="T7">were</text:span><text:span text:style-name="T152"> </text:span><text:span text:style-name="T7">lying </text:span><text:span text:style-name="T1">engraved</text:span><text:span text:style-name="T173"> </text:span><text:span text:style-name="T1">(</text:span><text:span text:style-name="T41">veṭṭi-kiṭanta</text:span><text:span text:style-name="T1">)</text:span><text:span text:style-name="T197"> </text:span><text:span text:style-name="T1">with</text:span><text:span text:style-name="T197"> </text:span><text:span text:style-name="T1">this</text:span><text:span text:style-name="T197"> </text:span><text:span text:style-name="T1">previous</text:span><text:span text:style-name="T197"> </text:span><text:span text:style-name="T1">text</text:span><text:span text:style-name="T197"> </text:span><text:span text:style-name="T1">(</text:span><text:span text:style-name="T41">muṉ-ṉ-i-vājagam</text:span><text:span text:style-name="T1">),</text:span><text:span text:style-name="T173"> </text:span><text:span text:style-name="T1">that</text:span><text:span text:style-name="T184"> </text:span><text:span text:style-name="T1">has been</text:span><text:span text:style-name="T102"> </text:span><text:span text:style-name="T1">removed</text:span><text:span text:style-name="T102"> </text:span><text:span text:style-name="T1">(</text:span><text:span text:style-name="T41">tavittatu</text:span><text:span text:style-name="T165"> </text:span><text:span text:style-name="T1">for</text:span><text:span text:style-name="T42"> </text:span><text:span text:style-name="T41">tavirttatu</text:span><text:span text:style-name="T1">).</text:span><text:span text:style-name="T102"> </text:span><text:span text:style-name="T1">If</text:span><text:span text:style-name="T101"> </text:span><text:span text:style-name="T1">this</text:span><text:span text:style-name="T42"> </text:span><text:span text:style-name="T1">(</text:span><text:span text:style-name="T41">itu</text:span><text:span text:style-name="T1">)</text:span><text:span text:style-name="T102"> </text:span><text:span text:style-name="T1">is</text:span><text:span text:style-name="T102"> </text:span><text:span text:style-name="T1">deficient</text:span><text:span text:style-name="T42"> </text:span><text:span text:style-name="T1">(</text:span><text:span text:style-name="T41">muṭṭ-il</text:span><text:span text:style-name="T1">),</text:span><text:span text:style-name="T102"> </text:span><text:span text:style-name="T1">the </text:span>Paṉmāheśvaras<text:span text:style-name="T246"> </text:span>will<text:span text:style-name="T153"> </text:span>obtain<text:span text:style-name="T153"> </text:span>(<text:span text:style-name="T32">peṟṟār</text:span>)<text:span text:style-name="T153"> </text:span>and<text:span text:style-name="T153"> </text:span>carry<text:span text:style-name="T246"> </text:span>out<text:span text:style-name="T153"> </text:span>(<text:span text:style-name="T32">kaṭai-k-kūṭṭa</text:span>).</text:p>
        <text:p text:style-name="P6" loext:marker-style-name="T7"/>
        <text:p text:style-name="Standard"><text:soft-page-break/><text:span text:style-name="T7">#25:</text:span><text:span text:style-name="T10"> </text:span><text:span text:style-name="T7">a)</text:span><text:span text:style-name="T37"> </text:span><text:span text:style-name="T7">Tyagarājasvāmin</text:span><text:span text:style-name="T152"> </text:span><text:span text:style-name="T7">temple,</text:span><text:span text:style-name="T37"> </text:span><text:span text:style-name="T61">Tiruvāymūr,</text:span><text:span text:style-name="T37"> </text:span><text:span text:style-name="T7">Tirukkuvaḷai</text:span><text:span text:style-name="T152"> </text:span><text:span text:style-name="T7">taluk,</text:span><text:span text:style-name="T152"> </text:span><text:span text:style-name="T7">Nākappaṭṭi</text:span><text:span text:style-name="T1">ṉam</text:span><text:span text:style-name="T110"> </text:span><text:span text:style-name="T1">district;</text:span><text:span text:style-name="T110"> </text:span><text:span text:style-name="T1">b)</text:span><text:span text:style-name="T110"> </text:span><text:span text:style-name="T1">on</text:span><text:span text:style-name="T110"> </text:span><text:span text:style-name="T1">the</text:span><text:span text:style-name="T110"> </text:span><text:span text:style-name="T1">southern</text:span><text:span text:style-name="T110"> </text:span><text:span text:style-name="T1">base</text:span><text:span text:style-name="T110"> </text:span><text:span text:style-name="T1">of</text:span><text:span text:style-name="T117"> </text:span><text:span text:style-name="T1">the</text:span><text:span text:style-name="T110"> </text:span><text:span text:style-name="T1">main</text:span><text:span text:style-name="T85"> </text:span><text:span text:style-name="T1">sanctuary,</text:span><text:span text:style-name="T110"> </text:span><text:span text:style-name="T1">starting</text:span><text:span text:style-name="T110"> </text:span><text:span text:style-name="T1">on</text:span><text:span text:style-name="T110"> </text:span><text:span text:style-name="T1">the </text:span><text:span text:style-name="T7">south-west</text:span><text:span text:style-name="T35"> </text:span><text:span text:style-name="T7">corner;</text:span><text:span text:style-name="T73"> </text:span><text:span text:style-name="T7">c)</text:span><text:span text:style-name="T73"> </text:span><text:span text:style-name="T7">Regnal</text:span><text:span text:style-name="T73"> </text:span><text:span text:style-name="T7">year</text:span><text:span text:style-name="T73"> </text:span><text:span text:style-name="T7">lost</text:span><text:span text:style-name="T73"> </text:span><text:span text:style-name="T7">of</text:span><text:span text:style-name="T36"> </text:span><text:span text:style-name="T7">Varaguṇa</text:span><text:span text:style-name="T73"> </text:span><text:span text:style-name="T7">Mahārāja;</text:span><text:span text:style-name="T73"> </text:span><text:span text:style-name="T7">d)</text:span><text:span text:style-name="T73"> </text:span><text:span text:style-name="T13">are</text:span><text:span text:style-name="T73"> </text:span><text:span text:style-name="T7">1962–1963,</text:span><text:span text:style-name="T176"> </text:span><text:span text:style-name="T7">no.</text:span><text:span text:style-name="T176"> </text:span><text:span text:style-name="T7">605;</text:span><text:span text:style-name="T176"> </text:span><text:span text:style-name="T13">tli</text:span><text:span text:style-name="T15"> </text:span><text:span text:style-name="T7">Tj</text:span><text:span text:style-name="T176"> </text:span><text:span text:style-name="T7">1673;</text:span><text:span text:style-name="T176"> </text:span><text:span text:style-name="T7">e)</text:span><text:span text:style-name="T176"> </text:span><text:span text:style-name="T7">inscription</text:span><text:span text:style-name="T176"> </text:span><text:span text:style-name="T7">located</text:span><text:span text:style-name="T176"> </text:span><text:span text:style-name="T7">personally;</text:span><text:span text:style-name="T176"> </text:span><text:span text:style-name="T13">f)</text:span><text:span text:style-name="T176"> </text:span><text:span text:style-name="T7">this</text:span><text:span text:style-name="T176"> </text:span><text:span text:style-name="T7">unpublished </text:span><text:span text:style-name="T1">inscription</text:span><text:span text:style-name="T62"> </text:span><text:span text:style-name="T1">is</text:span><text:span text:style-name="T47"> </text:span><text:span text:style-name="T1">the</text:span><text:span text:style-name="T62"> </text:span><text:span text:style-name="T1">first</text:span><text:span text:style-name="T47"> </text:span><text:span text:style-name="T1">inscription</text:span><text:span text:style-name="T62"> </text:span><text:span text:style-name="T1">of</text:span><text:span text:style-name="T52"> </text:span><text:span text:style-name="T1">a</text:span><text:span text:style-name="T62"> </text:span><text:span text:style-name="T1">series</text:span><text:span text:style-name="T47"> </text:span><text:span text:style-name="T1">of</text:span><text:span text:style-name="T63"> </text:span><text:span text:style-name="T1">epigraphs</text:span><text:span text:style-name="T47"> </text:span><text:span text:style-name="T1">which</text:span><text:span text:style-name="T62"> </text:span><text:span text:style-name="T1">were</text:span><text:span text:style-name="T47"> </text:span><text:span text:style-name="T6">copied </text:span><text:span text:style-name="T1">after</text:span><text:span text:style-name="T52"> </text:span><text:span text:style-name="T1">the</text:span><text:span text:style-name="T53"> </text:span><text:span text:style-name="T1">11th</text:span><text:span text:style-name="T53"> </text:span><text:span text:style-name="T1">century;</text:span><text:span text:style-name="T53"> </text:span><text:span text:style-name="T1">it</text:span><text:span text:style-name="T53"> </text:span><text:span text:style-name="T1">is</text:span><text:span text:style-name="T52"> </text:span><text:span text:style-name="T1">followed</text:span><text:span text:style-name="T53"> </text:span><text:span text:style-name="T1">by</text:span><text:span text:style-name="T53"> </text:span><text:span text:style-name="T1">an</text:span><text:span text:style-name="T53"> </text:span><text:span text:style-name="T1">inscription</text:span><text:span text:style-name="T53"> </text:span><text:span text:style-name="T1">probably</text:span><text:span text:style-name="T52"> </text:span><text:span text:style-name="T1">dated</text:span><text:span text:style-name="T53"> </text:span><text:span text:style-name="T1">with</text:span><text:span text:style-name="T53"> </text:span><text:span text:style-name="T1">a </text:span><text:span text:style-name="T61">Pallava</text:span><text:span text:style-name="T155"> </text:span><text:span text:style-name="T7">regnal</text:span><text:span text:style-name="T89"> </text:span><text:span text:style-name="T7">year</text:span><text:span text:style-name="T89"> </text:span><text:span text:style-name="T7">(“…</text:span><text:span text:style-name="T89"> </text:span><text:span text:style-name="T7">potta</text:span><text:span text:style-name="T89"> </text:span><text:span text:style-name="T7">…”</text:span><text:span text:style-name="T89"> </text:span><text:span text:style-name="T7">is</text:span><text:span text:style-name="T89"> </text:span><text:span text:style-name="T7">legible,</text:span><text:span text:style-name="T89"> </text:span><text:span text:style-name="T7">referring</text:span><text:span text:style-name="T89"> </text:span><text:span text:style-name="T7">probably</text:span><text:span text:style-name="T155"> </text:span><text:span text:style-name="T7">to</text:span><text:span text:style-name="T89"> </text:span><text:span text:style-name="T7">Nantippottarai</text:span>yar<text:span text:style-name="T246"> </text:span>of<text:span text:style-name="T167"> </text:span>whom<text:span text:style-name="T153"> </text:span>we<text:span text:style-name="T153"> </text:span>often<text:span text:style-name="T153"> </text:span>find<text:span text:style-name="T153"> </text:span>inscription<text:span text:style-name="T246"> </text:span>where<text:span text:style-name="T153"> </text:span>the<text:span text:style-name="T153"> </text:span>Pāṇḍyan<text:span text:style-name="T153"> </text:span>gives).</text:p>
        <text:p text:style-name="Standard" loext:marker-style-name="T32"><text:span text:style-name="T37"/></text:p>
        <text:p text:style-name="P2" loext:marker-style-name="T32"><text:span text:style-name="T37">(1) </text:span><text:span text:style-name="T22">svasti</text:span><text:span text:style-name="T222"> </text:span><text:span text:style-name="T22">śrī</text:span><text:span text:style-name="T233"> </text:span><text:span text:style-name="T7">ko[va]rakuṇa</text:span><text:span text:style-name="T37"> </text:span><text:span text:style-name="T7">marāya[ṟ]k[ku]</text:span><text:span text:style-name="T38"> </text:span><text:span text:style-name="T7">…</text:span><text:span text:style-name="T38"> </text:span><text:span text:style-name="T7">{built</text:span><text:span text:style-name="T38"> </text:span><text:span text:style-name="T7">over}</text:span><text:span text:style-name="T37"> </text:span><text:span text:style-name="T7">…</text:span><text:span text:style-name="T38"> </text:span><text:span text:style-name="T7">na</text:span><text:span text:style-name="T38"> </text:span><text:span text:style-name="T7">tiruvāmūr</text:span><text:span text:style-name="T38"> </text:span><text:span text:style-name="T22">mahādeva</text:span><text:span text:style-name="T7">ṟku</text:span><text:span text:style-name="T8"> </text:span><text:span text:style-name="T7">nantāviḷakkukku</text:span><text:span text:style-name="T8"> </text:span><text:span text:style-name="T7">vai</text:span></text:p>
        <text:p text:style-name="P2" loext:marker-style-name="T32"><text:span text:style-name="T7">(2)ta</text:span><text:span text:style-name="T8"> </text:span><text:span text:style-name="T7">…</text:span><text:span text:style-name="T8"> </text:span><text:span text:style-name="T7">ṇaka</text:span><text:span text:style-name="T8"> </text:span><text:span text:style-name="T7">…</text:span><text:span text:style-name="T8"> </text:span><text:span text:style-name="T7">{built</text:span><text:span text:style-name="T9"> </text:span><text:span text:style-name="T7">over}</text:span><text:span text:style-name="T8"> </text:span><text:span text:style-name="T7">…</text:span><text:span text:style-name="T8"> </text:span><text:span text:style-name="T7">vaitta</text:span><text:span text:style-name="T8"> </text:span><text:span text:style-name="T7">[to]</text:span><text:span text:style-name="T8"> </text:span><text:span text:style-name="T7">panmā</text:span><text:span text:style-name="T8"> </text:span><text:span text:style-name="T7">… </text:span>[e] … <text:span text:style-name="T32">kṣai ||</text:span></text:p>
        <text:p text:style-name="Standard" loext:marker-style-name="T6"><text:span text:style-name="T7">Hail!</text:span><text:span text:style-name="T94"> </text:span><text:span text:style-name="T7">Prosperity!</text:span><text:span text:style-name="T94"> </text:span><text:span text:style-name="T7">…</text:span><text:span text:style-name="T92"> </text:span><text:span text:style-name="T7">of</text:span><text:span text:style-name="T60"> </text:span><text:span text:style-name="T7">king</text:span><text:span text:style-name="T91"> </text:span><text:span text:style-name="T7">Varaguṇa</text:span><text:span text:style-name="T94"> </text:span><text:span text:style-name="T7">Mahārāja</text:span><text:span text:style-name="T92"> </text:span><text:span text:style-name="T7">…</text:span><text:span text:style-name="T94"> </text:span><text:span text:style-name="T61">For</text:span><text:span text:style-name="T92"> </text:span><text:span text:style-name="T7">Mahādeva</text:span><text:span text:style-name="T94"> </text:span><text:span text:style-name="T7">of</text:span><text:span text:style-name="T126"> </text:span><text:span text:style-name="T7">Tiruvāmūr, </text:span><text:span text:style-name="T1">for</text:span><text:span text:style-name="T52"> </text:span><text:span text:style-name="T1">a</text:span><text:span text:style-name="T52"> </text:span><text:span text:style-name="T1">perpetual</text:span><text:span text:style-name="T53"> </text:span><text:span text:style-name="T1">lamp</text:span><text:span text:style-name="T52"> </text:span><text:span text:style-name="T1">(</text:span><text:span text:style-name="T41">nantāviḷakkukku</text:span><text:span text:style-name="T170"> </text:span><text:span text:style-name="T1">for</text:span><text:span text:style-name="T53"> </text:span><text:span text:style-name="T41">nontāviḷakku</text:span><text:span text:style-name="T1">)</text:span><text:span text:style-name="T52"> </text:span><text:span text:style-name="T1">was</text:span><text:span text:style-name="T53"> </text:span><text:span text:style-name="T1">endowed</text:span><text:span text:style-name="T52"> </text:span><text:span text:style-name="T1">(</text:span><text:span text:style-name="T41">vaita </text:span><text:span text:style-name="T7">for</text:span><text:span text:style-name="T24"> </text:span><text:span text:style-name="T22">vaitta</text:span><text:span text:style-name="T7">)</text:span><text:span text:style-name="T152"> </text:span><text:span text:style-name="T7">…</text:span><text:span text:style-name="T46"> </text:span><text:span text:style-name="T7">was</text:span><text:span text:style-name="T152"> </text:span><text:span text:style-name="T7">endowed</text:span><text:span text:style-name="T152"> </text:span><text:span text:style-name="T7">(</text:span><text:span text:style-name="T22">vaitta</text:span><text:span text:style-name="T7">)</text:span><text:span text:style-name="T46"> </text:span><text:span text:style-name="T7">…</text:span><text:span text:style-name="T40"> </text:span><text:span text:style-name="T7">This</text:span><text:span text:style-name="T152"> </text:span><text:span text:style-name="T7">is</text:span><text:span text:style-name="T46"> </text:span><text:span text:style-name="T7">under</text:span><text:span text:style-name="T152"> </text:span><text:span text:style-name="T7">the</text:span><text:span text:style-name="T34"> </text:span><text:span text:style-name="T7">protection</text:span><text:span text:style-name="T152"> </text:span><text:span text:style-name="T7">([</text:span><text:span text:style-name="T22">ra</text:span><text:span text:style-name="T7">*]</text:span><text:span text:style-name="T22">kṣai</text:span><text:span text:style-name="T7">)</text:span><text:span text:style-name="T152"> </text:span><text:span text:style-name="T7">of </text:span><text:span text:style-name="T1">the</text:span><text:span text:style-name="T173"> </text:span><text:span text:style-name="T1">Panmā[heśvaras*].</text:span></text:p>
        <text:p text:style-name="P5" loext:marker-style-name="T1"/>
        <text:p text:style-name="Standard" loext:marker-style-name="T6"><text:span text:style-name="T1">#26:</text:span><text:span text:style-name="T138"> </text:span><text:span text:style-name="T1">a)</text:span><text:span text:style-name="T111"> </text:span><text:span text:style-name="T1">Tiruneṭuṅkaḷanātar</text:span><text:span text:style-name="T138"> </text:span><text:span text:style-name="T1">temple,</text:span><text:span text:style-name="T112"> </text:span><text:span text:style-name="T1">Tiruneṭuṅkaḷam,</text:span><text:span text:style-name="T111"> </text:span><text:span text:style-name="T1">Tiruveṟumpūr</text:span><text:span text:style-name="T138"> </text:span><text:span text:style-name="T6">taluk, </text:span><text:span text:style-name="T1">Trichy</text:span><text:span text:style-name="T96"> </text:span><text:span text:style-name="T1">district;</text:span><text:span text:style-name="T97"> </text:span><text:span text:style-name="T1">b)</text:span><text:span text:style-name="T97"> </text:span><text:span text:style-name="T1">on</text:span><text:span text:style-name="T96"> </text:span><text:span text:style-name="T1">stones</text:span><text:span text:style-name="T97"> </text:span><text:span text:style-name="T1">built</text:span><text:span text:style-name="T97"> </text:span><text:span text:style-name="T1">into</text:span><text:span text:style-name="T96"> </text:span><text:span text:style-name="T1">the</text:span><text:span text:style-name="T97"> </text:span><text:span text:style-name="T1">wall</text:span><text:span text:style-name="T97"> </text:span><text:span text:style-name="T1">of</text:span><text:span text:style-name="T173"> </text:span><text:span text:style-name="T1">a</text:span><text:span text:style-name="T97"> </text:span><text:span text:style-name="T41">maṇḍapa</text:span><text:span text:style-name="T1">;</text:span><text:span text:style-name="T97"> </text:span><text:span text:style-name="T1">c)</text:span><text:span text:style-name="T96"> </text:span><text:span text:style-name="T1">Regnal</text:span><text:span text:style-name="T97"> </text:span><text:span text:style-name="T1">year </text:span><text:span text:style-name="T7">lost</text:span><text:span text:style-name="T9"> </text:span><text:span text:style-name="T7">of</text:span><text:span text:style-name="T10"> </text:span><text:span text:style-name="T7">Rājakesarivarman</text:span><text:span text:style-name="T9"> </text:span><text:span text:style-name="T7">(probably</text:span><text:span text:style-name="T9"> </text:span><text:span text:style-name="T7">Āditya</text:span><text:span text:style-name="T9"> </text:span><text:span text:style-name="T7">i);</text:span><text:span text:style-name="T9"> </text:span><text:span text:style-name="T7">d)</text:span><text:span text:style-name="T9"> </text:span><text:span text:style-name="T13">are</text:span><text:span text:style-name="T9"> </text:span><text:span text:style-name="T7">1909,</text:span><text:span text:style-name="T9"> </text:span><text:span text:style-name="T7">no.</text:span><text:span text:style-name="T9"> </text:span><text:span text:style-name="T7">696;</text:span><text:span text:style-name="T9"> </text:span><text:span text:style-name="T13">tli</text:span><text:span text:style-name="T15"> </text:span><text:span text:style-name="T36">Tp</text:span><text:span text:style-name="T9"> </text:span><text:span text:style-name="T7">1142; </text:span><text:span text:style-name="T13">sii</text:span><text:span text:style-name="T34"> </text:span><text:span text:style-name="T7">13,</text:span><text:span text:style-name="T34"> </text:span><text:span text:style-name="T7">no.</text:span><text:span text:style-name="T46"> </text:span><text:span text:style-name="T7">335;</text:span><text:span text:style-name="T34"> </text:span><text:span text:style-name="T7">e)</text:span><text:span text:style-name="T34"> </text:span><text:span text:style-name="T7">inscription</text:span><text:span text:style-name="T24"> </text:span><text:span text:style-name="T7">not</text:span><text:span text:style-name="T34"> </text:span><text:span text:style-name="T7">located</text:span><text:span text:style-name="T46"> </text:span><text:span text:style-name="T7">personally;</text:span><text:span text:style-name="T34"> </text:span><text:span text:style-name="T13">f)</text:span><text:span text:style-name="T34"> </text:span><text:span text:style-name="T7">I</text:span><text:span text:style-name="T34"> </text:span><text:span text:style-name="T61">have</text:span><text:span text:style-name="T34"> </text:span><text:span text:style-name="T7">not</text:span><text:span text:style-name="T34"> </text:span><text:span text:style-name="T7">been</text:span><text:span text:style-name="T34"> </text:span><text:span text:style-name="T7">able</text:span><text:span text:style-name="T34"> </text:span><text:span text:style-name="T7">to locate</text:span><text:span text:style-name="T14"> </text:span><text:span text:style-name="T7">the</text:span><text:span text:style-name="T14"> </text:span><text:span text:style-name="T7">inscription</text:span><text:span text:style-name="T14"> </text:span><text:span text:style-name="T7">in</text:span><text:span text:style-name="T14"> </text:span><text:span text:style-name="T7">the</text:span><text:span text:style-name="T14"> </text:span><text:span text:style-name="T7">temple</text:span><text:span text:style-name="T14"> </text:span><text:span text:style-name="T7">during</text:span><text:span text:style-name="T14"> </text:span><text:span text:style-name="T7">a</text:span><text:span text:style-name="T14"> </text:span><text:span text:style-name="T7">visit</text:span><text:span text:style-name="T14"> </text:span><text:span text:style-name="T7">in</text:span><text:span text:style-name="T14"> </text:span><text:span text:style-name="T7">November</text:span><text:span text:style-name="T14"> </text:span><text:span text:style-name="T7">2016;</text:span><text:span text:style-name="T14"> </text:span><text:span text:style-name="T7">according to</text:span><text:span text:style-name="T37"> </text:span><text:span text:style-name="T13">are</text:span><text:span text:style-name="T37"> </text:span><text:span text:style-name="T7">and</text:span><text:span text:style-name="T37"> </text:span><text:span text:style-name="T154">sii,</text:span><text:span text:style-name="T37"> </text:span><text:span text:style-name="T7">this</text:span><text:span text:style-name="T37"> </text:span><text:span text:style-name="T7">inscription</text:span><text:span text:style-name="T37"> </text:span><text:span text:style-name="T7">is</text:span><text:span text:style-name="T37"> </text:span><text:span text:style-name="T7">found</text:span><text:span text:style-name="T37"> </text:span><text:span text:style-name="T7">on</text:span><text:span text:style-name="T38"> </text:span><text:span text:style-name="T7">stones</text:span><text:span text:style-name="T37"> </text:span><text:span text:style-name="T7">reused</text:span><text:span text:style-name="T37"> </text:span><text:span text:style-name="T7">for</text:span><text:span text:style-name="T37"> </text:span><text:span text:style-name="T7">the</text:span><text:span text:style-name="T37"> </text:span><text:span text:style-name="T7">construction</text:span><text:span text:style-name="T37"> </text:span><text:span text:style-name="T74">of </text:span><text:span text:style-name="T1">a</text:span><text:span text:style-name="T3"> </text:span><text:span text:style-name="T41">maṇḍapa</text:span><text:span text:style-name="T1">—there</text:span><text:span text:style-name="T75"> </text:span><text:span text:style-name="T1">are</text:span><text:span text:style-name="T75"> </text:span><text:span text:style-name="T1">three</text:span><text:span text:style-name="T75"> </text:span><text:span text:style-name="T1">fragments</text:span><text:span text:style-name="T75"> </text:span><text:span text:style-name="T1">in</text:span><text:span text:style-name="T75"> </text:span><text:span text:style-name="T1">total:</text:span><text:span text:style-name="T75"> </text:span><text:span text:style-name="T1">the</text:span><text:span text:style-name="T75"> </text:span><text:span text:style-name="T1">first</text:span><text:span text:style-name="T75"> </text:span><text:span text:style-name="T1">fragment</text:span><text:span text:style-name="T3"> </text:span><text:span text:style-name="T1">records</text:span><text:span text:style-name="T75"> </text:span><text:span text:style-name="T80">the </text:span><text:span text:style-name="T7">donation</text:span><text:span text:style-name="T9"> </text:span><text:span text:style-name="T7">by</text:span><text:span text:style-name="T60"> </text:span><text:span text:style-name="T7">Varaguṇa,</text:span><text:span text:style-name="T176"> </text:span><text:span text:style-name="T7">the</text:span><text:span text:style-name="T9"> </text:span><text:span text:style-name="T7">2nd</text:span><text:span text:style-name="T9"> </text:span><text:span text:style-name="T7">fragment</text:span><text:span text:style-name="T176"> </text:span><text:span text:style-name="T7">is</text:span><text:span text:style-name="T9"> </text:span><text:span text:style-name="T7">made</text:span><text:span text:style-name="T176"> </text:span><text:span text:style-name="T7">of</text:span><text:span text:style-name="T46"> </text:span><text:span text:style-name="T7">5</text:span><text:span text:style-name="T9"> </text:span><text:span text:style-name="T7">lines</text:span><text:span text:style-name="T9"> </text:span><text:span text:style-name="T7">mentioning</text:span><text:span text:style-name="T176"> </text:span><text:span text:style-name="T7">a</text:span><text:span text:style-name="T9"> </text:span><text:span text:style-name="T7">gift</text:span><text:span text:style-name="T176"> </text:span><text:span text:style-name="T7">of 90</text:span><text:span text:style-name="T12"> </text:span><text:span text:style-name="T7">sheep</text:span><text:span text:style-name="T12"> </text:span><text:span text:style-name="T7">for</text:span><text:span text:style-name="T109"> </text:span><text:span text:style-name="T7">a</text:span><text:span text:style-name="T12"> </text:span><text:span text:style-name="T7">lamp</text:span><text:span text:style-name="T109"> </text:span><text:span text:style-name="T7">and</text:span><text:span text:style-name="T12"> </text:span><text:span text:style-name="T7">the</text:span><text:span text:style-name="T109"> </text:span><text:span text:style-name="T7">3rd</text:span><text:span text:style-name="T12"> </text:span><text:span text:style-name="T7">fragment</text:span><text:span text:style-name="T25"> </text:span><text:span text:style-name="T7">mentions</text:span><text:span text:style-name="T109"> </text:span><text:span text:style-name="T7">Matiraikoṇṭa</text:span><text:span text:style-name="T12"> </text:span><text:span text:style-name="T36">Parakesari</text:span>varman<text:span text:style-name="T129"> </text:span>(Parāntaka<text:span text:style-name="T131"> </text:span>i).<text:span text:style-name="T129"> </text:span>I<text:span text:style-name="T131"> </text:span>am<text:span text:style-name="T129"> </text:span>following<text:span text:style-name="T131"> </text:span>here<text:span text:style-name="T129"> </text:span>the<text:span text:style-name="T131"> </text:span>edition<text:span text:style-name="T129"> </text:span>given<text:span text:style-name="T131"> </text:span>in<text:span text:style-name="T131"> </text:span><text:span text:style-name="T67">sii</text:span><text:span text:style-name="T129"> </text:span>13.</text:p>
        <text:p text:style-name="Standard"><text:span text:style-name="T12"/></text:p>
        <text:p text:style-name="P2"><text:span text:style-name="T12">(1) </text:span><text:span text:style-name="T22">svasti</text:span><text:span text:style-name="T260"> </text:span><text:span text:style-name="T22">śrī</text:span><text:span text:style-name="T261"> </text:span><text:span text:style-name="T7">kovirājake</text:span><text:span text:style-name="T22">sa</text:span><text:span text:style-name="T7">ripan</text:span><text:span text:style-name="T22">ma</text:span><text:span text:style-name="T7">ṟku</text:span><text:span text:style-name="T109"> </text:span><text:span text:style-name="T7">yāṇṭu</text:span><text:span text:style-name="T109"> </text:span><text:span text:style-name="T7">…</text:span><text:span text:style-name="T12"> </text:span></text:p>
        <text:p text:style-name="P2"><text:span text:style-name="T12">(2)</text:span><text:span text:style-name="T109"> </text:span><text:span text:style-name="T7">ttu</text:span><text:span text:style-name="T109"> </text:span><text:span text:style-name="T22">sabhai</text:span><text:span text:style-name="T7">yom</text:span><text:span text:style-name="T109"> </text:span><text:span text:style-name="T7">miceṅkiḷināṭu </text:span><text:span text:style-name="T1">veṇṇāyi</text:span><text:span text:style-name="T96"> </text:span><text:span text:style-name="T1">…</text:span><text:span text:style-name="T97"> </text:span></text:p>
        <text:p text:style-name="P2"><text:span text:style-name="T97">(3) </text:span><text:span text:style-name="T1">l</text:span><text:span text:style-name="T97"> </text:span><text:span text:style-name="T1">eṅkaḷūr</text:span><text:span text:style-name="T97"> </text:span><text:span text:style-name="T41">mahāde</text:span><text:span text:style-name="T1">varkku</text:span><text:span text:style-name="T97"> </text:span><text:span text:style-name="T1">pāṇṭiyaṉār</text:span><text:span text:style-name="T97"> </text:span><text:span text:style-name="T1">vara</text:span><text:span text:style-name="T41">gu</text:span><text:span text:style-name="T1">ṇa</text:span><text:span text:style-name="T41">mahā</text:span><text:span text:style-name="T159"> </text:span><text:span text:style-name="T1">…</text:span><text:span text:style-name="T97"> </text:span></text:p>
        <text:p text:style-name="P2"><text:span text:style-name="T97">(4) </text:span><text:span text:style-name="T1">… </text:span><text:span text:style-name="T7">rār</text:span><text:span text:style-name="T34"> </text:span><text:span text:style-name="T7">vacamum</text:span><text:span text:style-name="T34"> </text:span><text:span text:style-name="T7">tiruviḷakkukku</text:span><text:span text:style-name="T24"> </text:span><text:span text:style-name="T7">vaicca</text:span><text:span text:style-name="T34"> </text:span><text:span text:style-name="T7">ney</text:span><text:span text:style-name="T34"> </text:span><text:span text:style-name="T7">nicata</text:span><text:span text:style-name="T24"> </text:span><text:span text:style-name="T7">…</text:span><text:span text:style-name="T34"> </text:span></text:p>
        <text:p text:style-name="P2"><text:span text:style-name="T34">(5) </text:span><text:span text:style-name="T7">vvaṟupatu</text:span><text:span text:style-name="T24"> </text:span><text:span text:style-name="T7">paḻaṅkācilum</text:span> <text:span text:style-name="T22">sabhai</text:span><text:span text:style-name="T7">yom</text:span><text:span text:style-name="T152"> </text:span><text:span text:style-name="T7">vaca[m]</text:span><text:span text:style-name="T152"> </text:span><text:span text:style-name="T7">…</text:span><text:span text:style-name="T46"> </text:span></text:p>
        <text:p text:style-name="P2"><text:span text:style-name="T46">(6)</text:span><text:span text:style-name="T152"> </text:span><text:span text:style-name="T7">ṅkaḷ</text:span><text:span text:style-name="T46"> </text:span><text:span text:style-name="T7">aṭṭuvatāy</text:span><text:span text:style-name="T152"> </text:span><text:span text:style-name="T7">muṉ</text:span><text:span text:style-name="T46"> </text:span><text:span text:style-name="T7">kalmel</text:span><text:span text:style-name="T152"> </text:span><text:span text:style-name="T7">veṭṭikiṭakkum</text:span><text:span text:style-name="T152"> </text:span><text:span text:style-name="T7">…</text:span><text:span text:style-name="T46"> </text:span></text:p>
        <text:p text:style-name="P2"><text:span text:style-name="T46">(7)</text:span><text:span text:style-name="T152"> </text:span><text:span text:style-name="T7">ṅkaḷ </text:span><text:span text:style-name="T32">sabhai</text:span><text:span text:style-name="T262"> </text:span>nilattai<text:span text:style-name="T57"> </text:span>iṟaiyiliyāka<text:span text:style-name="T130"> </text:span>viṟṟukkuṭu<text:span text:style-name="T57"> </text:span>…</text:p>
        <text:p text:style-name="Standard"><text:span text:style-name="T7">Hail!</text:span><text:span text:style-name="T25"> </text:span><text:span text:style-name="T7">Prosperity!</text:span><text:span text:style-name="T34"> </text:span><text:span text:style-name="T7">This</text:span><text:span text:style-name="T12"> </text:span><text:span text:style-name="T7">is</text:span><text:span text:style-name="T12"> </text:span><text:span text:style-name="T7">the</text:span><text:span text:style-name="T12"> </text:span><text:span text:style-name="T7">…</text:span><text:span text:style-name="T12"> </text:span><text:span text:style-name="T7">year</text:span><text:span text:style-name="T12"> </text:span><text:span text:style-name="T7">of</text:span><text:span text:style-name="T35"> </text:span><text:span text:style-name="T7">king</text:span><text:span text:style-name="T12"> </text:span><text:span text:style-name="T7">Rājakesarivarman.</text:span><text:span text:style-name="T34"> </text:span><text:span text:style-name="T35">We</text:span><text:span text:style-name="T12"> </text:span><text:span text:style-name="T7">the</text:span><text:span text:style-name="T12"> </text:span><text:span text:style-name="T7">Sabhā of</text:span><text:span text:style-name="T61"> </text:span><text:span text:style-name="T7">…,</text:span><text:span text:style-name="T88"> </text:span><text:span text:style-name="T7">for</text:span><text:span text:style-name="T88"> </text:span><text:span text:style-name="T7">Mahādeva</text:span><text:span text:style-name="T88"> </text:span><text:span text:style-name="T7">of</text:span><text:span text:style-name="T61"> </text:span><text:span text:style-name="T7">our</text:span><text:span text:style-name="T108"> </text:span><text:span text:style-name="T7">village,</text:span><text:span text:style-name="T88"> </text:span><text:span text:style-name="T7">…</text:span><text:span text:style-name="T109"> </text:span><text:span text:style-name="T61">Veṇṇāyi</text:span><text:span text:style-name="T88"> </text:span><text:span text:style-name="T7">…</text:span><text:span text:style-name="T88"> </text:span><text:span text:style-name="T7">in</text:span><text:span text:style-name="T88"> </text:span><text:span text:style-name="T7">Miceṅkiḷināṭu,51</text:span><text:span text:style-name="T88"> </text:span><text:span text:style-name="T61">through </text:span><text:span text:style-name="T7">(</text:span><text:span text:style-name="T22">vacam-um</text:span><text:span text:style-name="T7">)</text:span><text:span text:style-name="T10"> </text:span><text:span text:style-name="T7">Pāṇṭiyaṉār</text:span><text:span text:style-name="T38"> </text:span><text:span text:style-name="T7">Varaguṇa</text:span><text:span text:style-name="T152"> </text:span><text:span text:style-name="T7">Mahā[rāja*]</text:span><text:span text:style-name="T152"> </text:span><text:span text:style-name="T7">…</text:span><text:span text:style-name="T152"> </text:span><text:span text:style-name="T7">and</text:span><text:span text:style-name="T152"> </text:span><text:span text:style-name="T7">…,52</text:span><text:span text:style-name="T152"> </text:span><text:span text:style-name="T7">endowed</text:span><text:span text:style-name="T152"> </text:span><text:span text:style-name="T7">(</text:span><text:span text:style-name="T22">vaicca</text:span><text:span text:style-name="T7">) </text:span><text:span text:style-name="T1">[60</text:span><text:span text:style-name="T53"> </text:span><text:span text:style-name="T41">paḻaṅkācu*</text:span><text:span text:style-name="T1">]</text:span><text:span text:style-name="T117"> </text:span><text:span text:style-name="T1">[for</text:span><text:span text:style-name="T53"> </text:span><text:span text:style-name="T1">the</text:span><text:span text:style-name="T53"> </text:span><text:span text:style-name="T1">supply</text:span><text:span text:style-name="T117"> </text:span><text:span text:style-name="T179">of]</text:span><text:span text:style-name="T53"> </text:span><text:span text:style-name="T1">ghee</text:span><text:span text:style-name="T53"> </text:span><text:span text:style-name="T1">(</text:span><text:span text:style-name="T41">ney</text:span><text:span text:style-name="T1">)</text:span><text:span text:style-name="T117"> </text:span><text:span text:style-name="T1">everyday</text:span><text:span text:style-name="T53"> </text:span><text:span text:style-name="T1">(</text:span><text:span text:style-name="T41">nicati</text:span><text:span text:style-name="T1">)</text:span><text:span text:style-name="T53"> </text:span><text:span text:style-name="T1">for</text:span><text:span text:style-name="T117"> </text:span><text:span text:style-name="T1">a</text:span><text:span text:style-name="T53"> </text:span><text:span text:style-name="T1">sacred </text:span><text:soft-page-break/><text:span text:style-name="T1">lamp (</text:span><text:span text:style-name="T41">tiruviḷakkukku </text:span><text:span text:style-name="T1">for </text:span><text:span text:style-name="T41">tiruviḷakku</text:span><text:span text:style-name="T1">); in those 60 </text:span><text:span text:style-name="T41">paḻaṅkācu </text:span><text:span text:style-name="T1">([</text:span><text:span text:style-name="T41">i</text:span><text:span text:style-name="T1">*]</text:span><text:span text:style-name="T41">vvaṟupatu </text:span><text:span text:style-name="T22">paḻaṅkācil-um</text:span><text:span text:style-name="T7">),</text:span><text:span text:style-name="T109"> </text:span><text:span text:style-name="T7">having</text:span><text:span text:style-name="T109"> </text:span><text:span text:style-name="T7">to</text:span><text:span text:style-name="T11"> </text:span><text:span text:style-name="T7">supply</text:span><text:span text:style-name="T109"> </text:span><text:span text:style-name="T7">(</text:span><text:span text:style-name="T22">aṭṭuvatāy</text:span><text:span text:style-name="T7">)</text:span><text:span text:style-name="T11"> </text:span><text:span text:style-name="T7">through</text:span><text:span text:style-name="T109"> </text:span><text:span text:style-name="T7">(</text:span><text:span text:style-name="T22">vacam</text:span><text:span text:style-name="T7">)</text:span><text:span text:style-name="T109"> </text:span><text:span text:style-name="T7">us</text:span><text:span text:style-name="T11"> </text:span><text:span text:style-name="T7">the</text:span><text:span text:style-name="T109"> </text:span><text:span text:style-name="T7">Sabhā</text:span><text:span text:style-name="T11"> </text:span><text:span text:style-name="T7">…,</text:span></text:p>
        <text:p text:style-name="Standard"><text:span text:style-name="T1">…</text:span><text:span text:style-name="T2"> </text:span><text:span text:style-name="T1">which</text:span><text:span text:style-name="T2"> </text:span><text:span text:style-name="T1">is</text:span><text:span text:style-name="T2"> </text:span><text:span text:style-name="T1">lying</text:span><text:span text:style-name="T2"> </text:span><text:span text:style-name="T1">engraved</text:span><text:span text:style-name="T3"> </text:span><text:span text:style-name="T1">(</text:span><text:span text:style-name="T41">veṭṭi-kiṭakkum</text:span><text:span text:style-name="T1">)</text:span><text:span text:style-name="T2"> </text:span><text:span text:style-name="T1">on</text:span><text:span text:style-name="T2"> </text:span><text:span text:style-name="T1">the</text:span><text:span text:style-name="T2"> </text:span><text:span text:style-name="T1">stone</text:span><text:span text:style-name="T3"> </text:span><text:span text:style-name="T1">(</text:span><text:span text:style-name="T41">kalmel</text:span><text:span text:style-name="T1">)</text:span><text:span text:style-name="T2"> </text:span><text:span text:style-name="T1">before</text:span><text:span text:style-name="T2"> </text:span><text:span text:style-name="T1">(</text:span><text:span text:style-name="T41">muṉ</text:span><text:span text:style-name="T1">)</text:span></text:p>
        <text:p text:style-name="Standard"><text:span text:style-name="T7">…,</text:span><text:span text:style-name="T126"> </text:span><text:span text:style-name="T7">the</text:span><text:span text:style-name="T126"> </text:span><text:span text:style-name="T7">Sabhā</text:span><text:span text:style-name="T127"> </text:span><text:span text:style-name="T61">gave,</text:span><text:span text:style-name="T126"> </text:span><text:span text:style-name="T7">having</text:span><text:span text:style-name="T127"> </text:span><text:span text:style-name="T7">sold</text:span><text:span text:style-name="T126"> </text:span><text:span text:style-name="T7">(</text:span><text:span text:style-name="T22">viṟṟu</text:span><text:span text:style-name="T7">)</text:span><text:span text:style-name="T127"> </text:span><text:span text:style-name="T7">a</text:span><text:span text:style-name="T126"> </text:span><text:span text:style-name="T7">tax-free</text:span><text:span text:style-name="T127"> </text:span><text:span text:style-name="T7">(</text:span><text:span text:style-name="T22">iṟaiyiliy-āka</text:span><text:span text:style-name="T7">)</text:span><text:span text:style-name="T126"> </text:span><text:span text:style-name="T7">land</text:span><text:span text:style-name="T126"> </text:span><text:span text:style-name="T7">(</text:span><text:span text:style-name="T22">nilattai</text:span><text:span text:style-name="T7">)</text:span><text:span text:style-name="T127"> </text:span><text:span text:style-name="T7">…</text:span></text:p>
        <text:p text:style-name="P6" loext:marker-style-name="T7"/>
        <text:p text:style-name="Standard"><text:span text:style-name="T7">#27:</text:span><text:span text:style-name="T35"> </text:span><text:span text:style-name="T7">a)</text:span><text:span text:style-name="T87"> </text:span><text:span text:style-name="T7">Tiruvīraṭṭāṉeśvara</text:span><text:span text:style-name="T35"> </text:span><text:span text:style-name="T7">temple,</text:span><text:span text:style-name="T87"> </text:span><text:span text:style-name="T7">Tiruvatikai,</text:span><text:span text:style-name="T73"> </text:span><text:span text:style-name="T7">Paṇruṭṭi</text:span><text:span text:style-name="T35"> </text:span><text:span text:style-name="T7">taluk,</text:span><text:span text:style-name="T73"> </text:span><text:span text:style-name="T7">Cuddalore</text:span><text:span text:style-name="T35"> </text:span><text:span text:style-name="T7">dis</text:span><text:span text:style-name="T1">trict;</text:span><text:span text:style-name="T113"> </text:span><text:span text:style-name="T1">b)</text:span><text:span text:style-name="T114"> </text:span><text:span text:style-name="T1">on</text:span><text:span text:style-name="T113"> </text:span><text:span text:style-name="T1">a</text:span><text:span text:style-name="T114"> </text:span><text:span text:style-name="T1">pillar</text:span><text:span text:style-name="T114"> </text:span><text:span text:style-name="T1">in</text:span><text:span text:style-name="T113"> </text:span><text:span text:style-name="T1">the</text:span><text:span text:style-name="T114"> </text:span><text:span text:style-name="T41">maṇḍapa</text:span><text:span text:style-name="T201"> </text:span><text:span text:style-name="T1">in</text:span><text:span text:style-name="T114"> </text:span><text:span text:style-name="T1">front</text:span><text:span text:style-name="T113"> </text:span><text:span text:style-name="T1">of</text:span><text:span text:style-name="T110"> </text:span><text:span text:style-name="T1">the</text:span><text:span text:style-name="T113"> </text:span><text:span text:style-name="T1">central</text:span><text:span text:style-name="T114"> </text:span><text:span text:style-name="T1">shrine;</text:span><text:span text:style-name="T114"> </text:span><text:span text:style-name="T1">c)</text:span><text:span text:style-name="T113"> </text:span><text:span text:style-name="T1">Regnal</text:span><text:span text:style-name="T114"> </text:span><text:span text:style-name="T1">year </text:span><text:span text:style-name="T7">18</text:span><text:span text:style-name="T60"> </text:span><text:span text:style-name="T7">of</text:span><text:span text:style-name="T40"> </text:span><text:span text:style-name="T61">Pallava</text:span><text:span text:style-name="T15"> </text:span><text:span text:style-name="T7">Nṛpatuṅgavarman;</text:span><text:span text:style-name="T15"> </text:span><text:span text:style-name="T7">d)</text:span><text:span text:style-name="T15"> </text:span><text:span text:style-name="T13">are</text:span><text:span text:style-name="T15"> </text:span><text:span text:style-name="T7">1921,</text:span><text:span text:style-name="T60"> </text:span><text:span text:style-name="T7">no.</text:span><text:span text:style-name="T15"> </text:span><text:span text:style-name="T7">360;</text:span><text:span text:style-name="T8"> </text:span><text:span text:style-name="T13">tli</text:span><text:span text:style-name="T60"> </text:span><text:span text:style-name="T263">sa</text:span><text:span text:style-name="T8"> </text:span><text:span text:style-name="T7">619;</text:span><text:span text:style-name="T60"> </text:span><text:span text:style-name="T13">sii</text:span><text:span text:style-name="T15"> </text:span><text:span text:style-name="T7">12,</text:span><text:span text:style-name="T15"> </text:span><text:span text:style-name="T7">no.</text:span><text:span text:style-name="T15"> </text:span><text:span text:style-name="T7">71;</text:span></text:p>
        <text:p text:style-name="Standard"><text:span text:style-name="T7">e)</text:span><text:span text:style-name="T24"> </text:span><text:span text:style-name="T7">inscription</text:span><text:span text:style-name="T24"> </text:span><text:span text:style-name="T7">not</text:span><text:span text:style-name="T25"> </text:span><text:span text:style-name="T7">located</text:span><text:span text:style-name="T24"> </text:span><text:span text:style-name="T7">personally;</text:span><text:span text:style-name="T24"> </text:span><text:span text:style-name="T13">f)</text:span><text:span text:style-name="T25"> </text:span><text:span text:style-name="T7">there</text:span><text:span text:style-name="T24"> </text:span><text:span text:style-name="T7">are</text:span><text:span text:style-name="T24"> </text:span><text:span text:style-name="T7">donations</text:span><text:span text:style-name="T25"> </text:span><text:span text:style-name="T7">by</text:span><text:span text:style-name="T24"> </text:span><text:span text:style-name="T7">other</text:span><text:span text:style-name="T24"> </text:span><text:span text:style-name="T7">royal</text:span><text:span text:style-name="T25"> </text:span><text:span text:style-name="T7">fig</text:span><text:span text:style-name="T1">ures</text:span><text:span text:style-name="T2"> </text:span><text:span text:style-name="T1">on</text:span><text:span text:style-name="T2"> </text:span><text:span text:style-name="T1">pillars</text:span><text:span text:style-name="T2"> </text:span><text:span text:style-name="T1">in</text:span><text:span text:style-name="T2"> </text:span><text:span text:style-name="T1">the</text:span><text:span text:style-name="T2"> </text:span><text:span text:style-name="T1">same</text:span><text:span text:style-name="T2"> </text:span><text:span text:style-name="T41">maṇḍapa</text:span><text:span text:style-name="T1">:</text:span><text:span text:style-name="T2"> </text:span><text:span text:style-name="T64">sii</text:span><text:span text:style-name="T3"> </text:span><text:span text:style-name="T1">8,</text:span><text:span text:style-name="T2"> </text:span><text:span text:style-name="T1">no.</text:span><text:span text:style-name="T2"> </text:span><text:span text:style-name="T1">309</text:span><text:span text:style-name="T2"> </text:span><text:span text:style-name="T1">registers</text:span><text:span text:style-name="T5"> </text:span><text:span text:style-name="T1">a</text:span><text:span text:style-name="T3"> </text:span><text:span text:style-name="T1">donation</text:span><text:span text:style-name="T2"> </text:span><text:span text:style-name="T1">of</text:span><text:span text:style-name="T76"> </text:span><text:span text:style-name="T133">gold </text:span><text:span text:style-name="T7">by</text:span><text:span text:style-name="T37"> </text:span><text:span text:style-name="T61">Pallava</text:span><text:span text:style-name="T37"> </text:span><text:span text:style-name="T7">Nandivarman</text:span><text:span text:style-name="T37"> </text:span><text:span text:style-name="T154">iii;</text:span><text:span text:style-name="T37"> </text:span><text:span text:style-name="T13">sii</text:span><text:span text:style-name="T38"> </text:span><text:span text:style-name="T7">12,</text:span><text:span text:style-name="T37"> </text:span><text:span text:style-name="T7">no.</text:span><text:span text:style-name="T37"> </text:span><text:span text:style-name="T61">73</text:span><text:span text:style-name="T37"> </text:span><text:span text:style-name="T7">records</text:span><text:span text:style-name="T38"> </text:span><text:span text:style-name="T7">a</text:span><text:span text:style-name="T37"> </text:span><text:span text:style-name="T7">gift</text:span><text:span text:style-name="T37"> </text:span><text:span text:style-name="T7">of</text:span><text:span text:style-name="T12"> </text:span><text:span text:style-name="T7">gold</text:span><text:span text:style-name="T37"> </text:span><text:span text:style-name="T7">by</text:span><text:span text:style-name="T37"> </text:span><text:span text:style-name="T7">the</text:span><text:span text:style-name="T37"> </text:span><text:span text:style-name="T7">queen</text:span><text:span text:style-name="T37"> </text:span><text:span text:style-name="T7">of </text:span><text:span text:style-name="T1">Nṛpatuṅgavarman,</text:span><text:span text:style-name="T114"> </text:span><text:span text:style-name="T1">Vīramahādevi.</text:span><text:span text:style-name="T65"> </text:span><text:span text:style-name="T1">I</text:span><text:span text:style-name="T65"> </text:span><text:span text:style-name="T1">follow</text:span><text:span text:style-name="T62"> </text:span><text:span text:style-name="T1">here</text:span><text:span text:style-name="T65"> </text:span><text:span text:style-name="T1">the</text:span><text:span text:style-name="T62"> </text:span><text:span text:style-name="T1">text</text:span><text:span text:style-name="T65"> </text:span><text:span text:style-name="T1">given</text:span><text:span text:style-name="T65"> </text:span><text:span text:style-name="T1">in</text:span><text:span text:style-name="T62"> </text:span><text:span text:style-name="T64">sii</text:span><text:span text:style-name="T65"> </text:span><text:span text:style-name="T1">12.</text:span></text:p>
        <text:p text:style-name="Standard"><text:span text:style-name="T11"/></text:p>
        <text:p text:style-name="P2"><text:span text:style-name="T11">(1) </text:span><text:span text:style-name="T22">svasti</text:span><text:span text:style-name="T45"> </text:span><text:span text:style-name="T22">śrī</text:span><text:span text:style-name="T260"> </text:span><text:span text:style-name="T22">nṛ</text:span><text:span text:style-name="T7">pato</text:span></text:p>
        <text:p text:style-name="P2"><text:span text:style-name="T7">(2)ṅkapa</text:span><text:span text:style-name="T22">nma</text:span><text:span text:style-name="T7">ṟku</text:span><text:span text:style-name="T11"> </text:span><text:span text:style-name="T7">[yāṇṭu]</text:span><text:span text:style-name="T11"> </text:span></text:p>
        <text:p text:style-name="P2"><text:span text:style-name="T11">(3)</text:span><text:span text:style-name="T87"> </text:span><text:span text:style-name="T7">patineṭṭāvatu</text:span><text:span text:style-name="T11"> </text:span><text:span text:style-name="T7">[a]</text:span></text:p>
        <text:p text:style-name="P2"><text:span text:style-name="T7">(4)ti[ya]raiyamaṅka</text:span></text:p>
        <text:p text:style-name="P2"><text:span text:style-name="T7">(5)lattu tiruviraṭṭā</text:span></text:p>
        <text:p text:style-name="P2"><text:span text:style-name="T7">(6)nattu </text:span><text:span text:style-name="T22">mahāde</text:span><text:span text:style-name="T7">va</text:span></text:p>
        <text:p text:style-name="P2"><text:span text:style-name="T7">(7)rkku [p]āṇ</text:span></text:p>
        <text:p text:style-name="P2"><text:span text:style-name="T7">(8)[ṭi] varakuṇa</text:span><text:span text:style-name="T22">mahā</text:span><text:span text:style-name="T7">rā</text:span></text:p>
        <text:p text:style-name="P2"><text:span text:style-name="T7">(9) </text:span><text:span text:style-name="T22">ja</text:span><text:span text:style-name="T7">ṉ kuṭutta poṉ </text:span></text:p>
        <text:p text:style-name="P2"><text:span text:style-name="T7">(10) aññūṟṟeḻupatiṉ ka</text:span></text:p>
        <text:p text:style-name="P2"><text:span text:style-name="T7">(11)ḻañcu [|*] ippoṉ koṇ</text:span></text:p>
        <text:p text:style-name="P2"><text:span text:style-name="T7">(12)ṭu kaṭavom</text:span><text:span text:style-name="T34"> </text:span><text:span text:style-name="T7">atiyarai</text:span></text:p>
        <text:p text:style-name="P2"><text:span text:style-name="T7">(13)yamaṅkalattu</text:span><text:span text:style-name="T24"> </text:span><text:span text:style-name="T7">nakara</text:span></text:p>
        <text:p text:style-name="P2"><text:span text:style-name="T7">(14)ttom</text:span><text:span text:style-name="T24"> </text:span><text:span text:style-name="T7">[|*]</text:span><text:span text:style-name="T24"> </text:span><text:span text:style-name="T7">ippoṉ</text:span><text:span text:style-name="T24"> </text:span><text:span text:style-name="T7">ni</text:span></text:p>
        <text:p text:style-name="P2"><text:span text:style-name="T7">(15)l</text:span><text:span text:style-name="T24"> </text:span><text:span text:style-name="T7">irunūṟṟutoṇṇū</text:span></text:p>
        <text:p text:style-name="P2"><text:span text:style-name="T7">(16)ṟṟuk</text:span><text:span text:style-name="T127"> </text:span><text:span text:style-name="T7">kaḻañcu</text:span><text:span text:style-name="T127"> </text:span><text:span text:style-name="T7">poṉnā</text:span></text:p>
        <text:p text:style-name="P2"><text:span text:style-name="T7">(17)l</text:span><text:span text:style-name="T127"> </text:span><text:span text:style-name="T7">palicaiyāl</text:span><text:span text:style-name="T127"> </text:span><text:span text:style-name="T7">nicati</text:span><text:span text:style-name="T127"> </text:span></text:p>
        <text:p text:style-name="P2"><text:span text:style-name="T127">(18) </text:span><text:span text:style-name="T7">…</text:span><text:span text:style-name="T127"> </text:span></text:p>
        <text:p text:style-name="P2"><text:soft-page-break/><text:span text:style-name="T127">(19) </text:span><text:span text:style-name="T7">…</text:span><text:span text:style-name="T127"> </text:span></text:p>
        <text:p text:style-name="P2"><text:span text:style-name="T127">(20) </text:span><text:span text:style-name="T7">…</text:span><text:span text:style-name="T127"> </text:span><text:span text:style-name="T7">[mun] </text:span><text:span text:style-name="T1">nā[ḻi</text:span><text:span text:style-name="T63"> </text:span><text:span text:style-name="T1">uri]</text:span></text:p>
        <text:p text:style-name="P2"><text:span text:style-name="T1">(21)kkum</text:span><text:span text:style-name="T52"> </text:span><text:span text:style-name="T1">[me]ṟṟi</text:span><text:span text:style-name="T52"> </text:span><text:span text:style-name="T1">pa[tiṟ]</text:span></text:p>
        <text:p text:style-name="P2"><text:span text:style-name="T1">(22)[ṟu]nāḻi</text:span><text:span text:style-name="T63"> </text:span><text:span text:style-name="T1">ari[ciyum]</text:span><text:span text:style-name="T52"> </text:span><text:span text:style-name="T1">…</text:span><text:span text:style-name="T52"> </text:span></text:p>
        <text:p text:style-name="P2"><text:span text:style-name="T52">(23)</text:span><text:span text:style-name="T63"> </text:span><text:span text:style-name="T1">poḻutukku</text:span><text:span text:style-name="T52"> </text:span><text:span text:style-name="T1">uri </text:span><text:span text:style-name="T7">pacca </text:span></text:p>
        <text:p text:style-name="P2"><text:span text:style-name="T7">(24) payaṟṟupparuppu kum</text:span></text:p>
        <text:p text:style-name="P2"><text:span text:style-name="T7">(25)māya muḷḷiṭṭa añcukā</text:span></text:p>
        <text:p text:style-name="P2"><text:span text:style-name="T7">(26)yum poḻutu puḷi[ṅkaṟi]</text:span></text:p>
        <text:p text:style-name="P2"><text:span text:style-name="T7">(27)kku uḻakku tayirum po</text:span></text:p>
        <text:p text:style-name="P2"><text:span text:style-name="T7">(28)ḻutu kaṟikku kā</text:span></text:p>
        <text:p text:style-name="P2"><text:span text:style-name="T7">(29)yam mirucce[li] </text:span><text:span text:style-name="T1">ṭu[m*]</text:span><text:span text:style-name="T173"> </text:span></text:p>
        <text:p text:style-name="P2"><text:span text:style-name="T173">(30) </text:span><text:span text:style-name="T1">poḻutu</text:span><text:span text:style-name="T197"> </text:span><text:span text:style-name="T1">kaṟi</text:span><text:span text:style-name="T173"> </text:span><text:span text:style-name="T1">tu[mi]kka</text:span></text:p>
        <text:p text:style-name="P2"><text:span text:style-name="T1">(31)c</text:span><text:span text:style-name="T173"> </text:span><text:span text:style-name="T1">ceviṭu</text:span><text:span text:style-name="T197"> </text:span><text:span text:style-name="T1">neyum</text:span><text:span text:style-name="T173"> </text:span></text:p>
        <text:p text:style-name="P2"><text:span text:style-name="T173">(32) </text:span><text:span text:style-name="T1">nivetikka</text:span><text:span text:style-name="T197"> </text:span><text:span text:style-name="T1">naṟune </text:span></text:p>
        <text:p text:style-name="P2"><text:span text:style-name="T1">(33)y</text:span><text:span text:style-name="T53"> </text:span><text:span text:style-name="T1">potu</text:span><text:span text:style-name="T117"> </text:span><text:span text:style-name="T1">uḻakkā</text:span></text:p>
        <text:p text:style-name="P2"><text:span text:style-name="T1">(34)ka</text:span><text:span text:style-name="T53"> </text:span><text:span text:style-name="T1">nālu</text:span><text:span text:style-name="T117"> </text:span><text:span text:style-name="T1">poḻutukku</text:span></text:p>
        <text:p text:style-name="P2"><text:span text:style-name="T1">(35)m</text:span><text:span text:style-name="T53"> </text:span><text:span text:style-name="T1">meṟṟi</text:span><text:span text:style-name="T117"> </text:span><text:span text:style-name="T1">ney</text:span><text:span text:style-name="T117"> </text:span><text:span text:style-name="T1">nāḻi</text:span><text:span text:style-name="T53"> </text:span></text:p>
        <text:p text:style-name="P2"><text:span text:style-name="T53">(36)</text:span><text:span text:style-name="T117"> </text:span><text:span text:style-name="T6">nivetikka </text:span>poḻutu</text:p>
        <text:p text:style-name="P2">(37)kkuṉ<text:span text:style-name="T56"> </text:span>tayir<text:span text:style-name="T56"> </text:span>uri<text:span text:style-name="T56"> </text:span>nālu<text:span text:style-name="T56"> </text:span></text:p>
        <text:p text:style-name="P2"><text:span text:style-name="T56">(38) </text:span>poḻutume</text:p>
        <text:p text:style-name="Standard"><text:span text:style-name="T7">Hail!</text:span><text:span text:style-name="T152"> </text:span><text:span text:style-name="T7">Prosperity!</text:span><text:span text:style-name="T38"> </text:span><text:span text:style-name="T7">This</text:span><text:span text:style-name="T152"> </text:span><text:span text:style-name="T7">is</text:span><text:span text:style-name="T46"> </text:span><text:span text:style-name="T7">the</text:span><text:span text:style-name="T46"> </text:span><text:span text:style-name="T7">18th</text:span><text:span text:style-name="T46"> </text:span><text:span text:style-name="T7">regnal</text:span><text:span text:style-name="T152"> </text:span><text:span text:style-name="T7">year</text:span><text:span text:style-name="T46"> </text:span><text:span text:style-name="T7">of</text:span><text:span text:style-name="T11"> </text:span><text:span text:style-name="T7">Nṛpatuṅgavarman.</text:span><text:span text:style-name="T152"> </text:span><text:span text:style-name="T61">For</text:span><text:span text:style-name="T46"> </text:span><text:span text:style-name="T7">Mahā</text:span><text:span text:style-name="T26">deva of Tiruvīraṭṭānam of Atiyaraiyamaṅkalam, Pāṇṭi Varaguṇa Mahārāja</text:span><text:span text:style-name="T258"> </text:span><text:span text:style-name="T264">gave </text:span><text:span text:style-name="T80">570</text:span><text:span text:style-name="T81"> </text:span><text:span text:style-name="T41">kaḻañcu</text:span><text:span text:style-name="T82"> </text:span><text:span text:style-name="T1">of</text:span><text:span text:style-name="T114"> </text:span><text:span text:style-name="T1">gold;</text:span><text:span text:style-name="T81"> </text:span><text:span text:style-name="T1">having</text:span><text:span text:style-name="T81"> </text:span><text:span text:style-name="T1">taken</text:span><text:span text:style-name="T81"> </text:span><text:span text:style-name="T1">this</text:span><text:span text:style-name="T81"> </text:span><text:span text:style-name="T1">gold,</text:span><text:span text:style-name="T83"> </text:span><text:span text:style-name="T1">we,</text:span><text:span text:style-name="T81"> </text:span><text:span text:style-name="T1">the</text:span><text:span text:style-name="T81"> </text:span><text:span text:style-name="T1">Nagaram</text:span><text:span text:style-name="T81"> </text:span><text:span text:style-name="T1">(</text:span><text:span text:style-name="T41">nakarattōm</text:span><text:span text:style-name="T1">)</text:span><text:span text:style-name="T83"> </text:span><text:span text:style-name="T1">of </text:span><text:span text:style-name="T7">Atiyaraiyamaṅgalam,</text:span><text:span text:style-name="T14"> </text:span><text:span text:style-name="T7">will</text:span><text:span text:style-name="T14"> </text:span><text:span text:style-name="T61">have</text:span><text:span text:style-name="T14"> </text:span><text:span text:style-name="T7">to</text:span><text:span text:style-name="T14"> </text:span><text:span text:style-name="T7">[do]</text:span><text:span text:style-name="T14"> </text:span><text:span text:style-name="T7">(</text:span><text:span text:style-name="T22">kaṭavōm</text:span><text:span text:style-name="T7">);</text:span><text:span text:style-name="T14"> </text:span><text:span text:style-name="T7">in</text:span><text:span text:style-name="T40"> </text:span><text:span text:style-name="T7">this</text:span><text:span text:style-name="T14"> </text:span><text:span text:style-name="T7">gold,</text:span><text:span text:style-name="T14"> </text:span><text:span text:style-name="T7">with</text:span><text:span text:style-name="T14"> </text:span><text:span text:style-name="T7">the</text:span><text:span text:style-name="T14"> </text:span><text:span text:style-name="T7">interests </text:span><text:span text:style-name="T1">of</text:span><text:span text:style-name="T63"> </text:span><text:span text:style-name="T1">290</text:span><text:span text:style-name="T48"> </text:span><text:span text:style-name="T41">kaḻañcu</text:span><text:span text:style-name="T228"> </text:span><text:span text:style-name="T1">of</text:span><text:span text:style-name="T52"> </text:span><text:span text:style-name="T1">this</text:span><text:span text:style-name="T47"> </text:span><text:span text:style-name="T1">gold,</text:span><text:span text:style-name="T47"> </text:span><text:span text:style-name="T1">everyday</text:span><text:span text:style-name="T47"> </text:span><text:span text:style-name="T1">…</text:span><text:span text:style-name="T48"> </text:span><text:span text:style-name="T1">having</text:span><text:span text:style-name="T47"> </text:span><text:span text:style-name="T1">added</text:span><text:span text:style-name="T47"> </text:span><text:span text:style-name="T1">(</text:span><text:span text:style-name="T41">ēṟṟi</text:span><text:span text:style-name="T1">)</text:span><text:span text:style-name="T47"> </text:span><text:span text:style-name="T1">to</text:span><text:span text:style-name="T48"> </text:span><text:span text:style-name="T1">the</text:span><text:span text:style-name="T47"> </text:span><text:span text:style-name="T1">3</text:span><text:span text:style-name="T47"> </text:span><text:span text:style-name="T41">nāḻi</text:span><text:span text:style-name="T228"> </text:span><text:span text:style-name="T1">and one</text:span><text:span text:style-name="T85"> </text:span><text:span text:style-name="T41">uri</text:span><text:span text:style-name="T182"> </text:span><text:span text:style-name="T1">of</text:span><text:span text:style-name="T71"> </text:span><text:span text:style-name="T1">…</text:span><text:span text:style-name="T63"> </text:span><text:span text:style-name="T1">20</text:span><text:span text:style-name="T63"> </text:span><text:span text:style-name="T41">nāḻi</text:span><text:span text:style-name="T198"> </text:span><text:span text:style-name="T1">of</text:span><text:span text:style-name="T71"> </text:span><text:span text:style-name="T1">rice</text:span><text:span text:style-name="T63"> </text:span><text:span text:style-name="T1">for</text:span><text:span text:style-name="T63"> </text:span><text:span text:style-name="T1">one</text:span><text:span text:style-name="T63"> </text:span><text:span text:style-name="T1">time</text:span><text:span text:style-name="T63"> </text:span><text:span text:style-name="T1">(</text:span><text:span text:style-name="T41">poḻukku</text:span><text:span text:style-name="T1">),</text:span><text:span text:style-name="T63"> </text:span><text:span text:style-name="T1">five</text:span><text:span text:style-name="T63"> </text:span><text:span text:style-name="T1">side</text:span><text:span text:style-name="T63"> </text:span><text:span text:style-name="T1">dishes</text:span><text:span text:style-name="T63"> </text:span><text:span text:style-name="T1">(</text:span><text:span text:style-name="T41">añcukāy</text:span><text:span text:style-name="T1">) </text:span><text:span text:style-name="T7">including</text:span><text:span text:style-name="T46"> </text:span><text:span text:style-name="T7">(</text:span><text:span text:style-name="T22">uḷḷiṭṭa</text:span><text:span text:style-name="T7">)</text:span><text:span text:style-name="T34"> </text:span><text:span text:style-name="T7">pongal</text:span><text:span text:style-name="T46"> </text:span><text:span text:style-name="T7">(</text:span><text:span text:style-name="T22">kumāya</text:span><text:span text:style-name="T7">)</text:span><text:span text:style-name="T34"> </text:span><text:span text:style-name="T7">and</text:span><text:span text:style-name="T46"> </text:span><text:span text:style-name="T7">one</text:span><text:span text:style-name="T34"> </text:span><text:span text:style-name="T22">uri</text:span><text:span text:style-name="T265"> </text:span><text:span text:style-name="T7">of</text:span><text:span text:style-name="T211"> </text:span><text:span text:style-name="T7">green</text:span><text:span text:style-name="T34"> </text:span><text:span text:style-name="T7">lentils</text:span><text:span text:style-name="T46"> </text:span><text:span text:style-name="T7">(</text:span><text:span text:style-name="T22">pacca-payaṟṟu</text:span><text:span text:style-name="T41">paruppu</text:span><text:span text:style-name="T1">),</text:span><text:span text:style-name="T136"> </text:span><text:span text:style-name="T1">one</text:span><text:span text:style-name="T173"> </text:span><text:span text:style-name="T41">uḻakku</text:span><text:span text:style-name="T171"> </text:span><text:span text:style-name="T1">of</text:span><text:span text:style-name="T138"> </text:span><text:span text:style-name="T1">curd</text:span><text:span text:style-name="T173"> </text:span><text:span text:style-name="T1">for</text:span><text:span text:style-name="T136"> </text:span><text:span text:style-name="T1">tamarind-vegetable</text:span><text:span text:style-name="T173"> </text:span><text:span text:style-name="T1">(</text:span><text:span text:style-name="T41">puḷiṅkaṟikku</text:span><text:span text:style-name="T1">)</text:span><text:span text:style-name="T136"> </text:span><text:span text:style-name="T1">for</text:span><text:span text:style-name="T173"> </text:span><text:span text:style-name="T1">one </text:span><text:span text:style-name="T7">time,</text:span><text:span text:style-name="T127"> </text:span><text:span text:style-name="T7">two</text:span><text:span text:style-name="T60"> </text:span><text:span text:style-name="T22">ceviṭu</text:span><text:span text:style-name="T217"> </text:span><text:span text:style-name="T7">(small</text:span><text:span text:style-name="T60"> </text:span><text:span text:style-name="T7">measure)</text:span><text:span text:style-name="T60"> </text:span><text:span text:style-name="T7">of</text:span><text:span text:style-name="T37"> </text:span><text:span text:style-name="T7">asafoetida</text:span><text:span text:style-name="T60"> </text:span><text:span text:style-name="T7">(</text:span><text:span text:style-name="T22">kāyam</text:span><text:span text:style-name="T7">)</text:span><text:span text:style-name="T60"> </text:span><text:span text:style-name="T7">for</text:span><text:span text:style-name="T60"> </text:span><text:span text:style-name="T7">the</text:span><text:span text:style-name="T60"> </text:span><text:span text:style-name="T7">vegetables</text:span><text:span text:style-name="T60"> </text:span><text:span text:style-name="T7">(</text:span><text:span text:style-name="T22">kaṟi</text:span><text:span text:style-name="T41">kku</text:span><text:span text:style-name="T1">)</text:span><text:span text:style-name="T96"> </text:span><text:span text:style-name="T1">for</text:span><text:span text:style-name="T96"> </text:span><text:span text:style-name="T1">one</text:span><text:span text:style-name="T96"> </text:span><text:span text:style-name="T1">time,</text:span><text:span text:style-name="T97"> </text:span><text:span text:style-name="T1">one</text:span><text:span text:style-name="T96"> </text:span><text:span text:style-name="T41">ceviṭu</text:span><text:span text:style-name="T266"> </text:span><text:span text:style-name="T1">of</text:span><text:span text:style-name="T173"> </text:span><text:span text:style-name="T1">ghee</text:span><text:span text:style-name="T96"> </text:span><text:span text:style-name="T1">for</text:span><text:span text:style-name="T97"> </text:span><text:span text:style-name="T1">frying</text:span><text:span text:style-name="T96"> </text:span><text:span text:style-name="T1">(</text:span><text:span text:style-name="T41">tumikka</text:span><text:span text:style-name="T1">)</text:span><text:span text:style-name="T96"> </text:span><text:span text:style-name="T1">vegetables</text:span><text:span text:style-name="T97"> </text:span><text:span text:style-name="T1">for</text:span><text:span text:style-name="T96"> </text:span><text:span text:style-name="T1">one time,</text:span><text:span text:style-name="T85"> </text:span><text:span text:style-name="T1">a</text:span><text:span text:style-name="T63"> </text:span><text:span text:style-name="T41">nāḻi</text:span><text:span text:style-name="T182"> </text:span><text:span text:style-name="T1">of</text:span><text:span text:style-name="T97"> </text:span><text:span text:style-name="T1">ghee</text:span><text:span text:style-name="T63"> </text:span><text:span text:style-name="T1">to</text:span><text:span text:style-name="T85"> </text:span><text:span text:style-name="T1">which</text:span><text:span text:style-name="T63"> </text:span><text:span text:style-name="T1">are</text:span><text:span text:style-name="T63"> </text:span><text:span text:style-name="T1">added</text:span><text:span text:style-name="T63"> </text:span><text:span text:style-name="T1">(</text:span><text:span text:style-name="T41">ēṟṟi</text:span><text:span text:style-name="T1">)</text:span><text:span text:style-name="T85"> </text:span><text:span text:style-name="T1">for</text:span><text:span text:style-name="T63"> </text:span><text:span text:style-name="T1">4</text:span><text:span text:style-name="T63"> </text:span><text:span text:style-name="T1">times</text:span><text:span text:style-name="T63"> </text:span><text:span text:style-name="T1">as</text:span><text:span text:style-name="T63"> </text:span><text:span text:style-name="T1">one</text:span><text:span text:style-name="T63"> </text:span><text:span text:style-name="T41">uḻakku</text:span><text:span text:style-name="T182"> </text:span><text:span text:style-name="T1">each time</text:span><text:span text:style-name="T47"> </text:span><text:span text:style-name="T142">(</text:span><text:span text:style-name="T143">pōtu</text:span><text:span text:style-name="T142">)</text:span><text:span text:style-name="T47"> </text:span><text:span text:style-name="T1">of</text:span><text:span text:style-name="T52"> </text:span><text:span text:style-name="T1">fragrant</text:span><text:span text:style-name="T47"> </text:span><text:span text:style-name="T1">ghee</text:span><text:span text:style-name="T47"> </text:span><text:span text:style-name="T1">in</text:span><text:span text:style-name="T47"> </text:span><text:span text:style-name="T1">order</text:span><text:span text:style-name="T62"> </text:span><text:span text:style-name="T1">to</text:span><text:span text:style-name="T47"> </text:span><text:span text:style-name="T1">offer</text:span><text:span text:style-name="T47"> </text:span><text:span text:style-name="T1">food</text:span><text:span text:style-name="T47"> </text:span><text:span text:style-name="T1">to</text:span><text:span text:style-name="T47"> </text:span><text:span text:style-name="T1">the</text:span><text:span text:style-name="T47"> </text:span><text:span text:style-name="T1">deity</text:span><text:span text:style-name="T47"> </text:span><text:span text:style-name="T1">(</text:span><text:span text:style-name="T41">nivētikka</text:span><text:span text:style-name="T1">),</text:span><text:span text:style-name="T48"> </text:span><text:span text:style-name="T1">one </text:span><text:span text:style-name="T32">uri</text:span><text:span text:style-name="T124"> </text:span>of<text:span text:style-name="T68"> </text:span>curd<text:span text:style-name="T174"> </text:span>for<text:span text:style-name="T174"> </text:span>each<text:span text:style-name="T123"> </text:span>time<text:span text:style-name="T174"> </text:span>for<text:span text:style-name="T174"> </text:span>offering<text:span text:style-name="T123"> </text:span>food<text:span text:style-name="T174"> </text:span>(<text:span text:style-name="T32">nivētikka</text:span>),<text:span text:style-name="T174"> </text:span>4<text:span text:style-name="T123"> </text:span>times.53</text:p>
        <text:p text:style-name="P6" loext:marker-style-name="T7"/>
        <text:p text:style-name="Standard"><text:soft-page-break/><text:span text:style-name="T7">#28:</text:span><text:span text:style-name="T25"> </text:span><text:span text:style-name="T7">Perumāḷ</text:span><text:span text:style-name="T12"> </text:span><text:span text:style-name="T7">temple,</text:span><text:span text:style-name="T25"> </text:span><text:span text:style-name="T7">Ampal,</text:span><text:span text:style-name="T109"> </text:span><text:span text:style-name="T7">Nākappaṭṭiṉam</text:span><text:span text:style-name="T25"> </text:span><text:span text:style-name="T7">taluk</text:span><text:span text:style-name="T12"> </text:span><text:span text:style-name="T7">and</text:span><text:span text:style-name="T12"> </text:span><text:span text:style-name="T7">district;</text:span><text:span text:style-name="T109"> </text:span><text:span text:style-name="T7">b)</text:span><text:span text:style-name="T25"> </text:span><text:span text:style-name="T7">on</text:span><text:span text:style-name="T109"> </text:span><text:span text:style-name="T7">a</text:span><text:span text:style-name="T25"> </text:span><text:span text:style-name="T7">door</text:span><text:span text:style-name="T1">jamb</text:span><text:span text:style-name="T83"> </text:span><text:span text:style-name="T1">which</text:span><text:span text:style-name="T77"> </text:span><text:span text:style-name="T1">was</text:span><text:span text:style-name="T83"> </text:span><text:span text:style-name="T1">reused</text:span><text:span text:style-name="T83"> </text:span><text:span text:style-name="T1">as</text:span><text:span text:style-name="T77"> </text:span><text:span text:style-name="T1">a</text:span><text:span text:style-name="T77"> </text:span><text:span text:style-name="T1">beam</text:span><text:span text:style-name="T83"> </text:span><text:span text:style-name="T1">for</text:span><text:span text:style-name="T77"> </text:span><text:span text:style-name="T1">the</text:span><text:span text:style-name="T77"> </text:span><text:span text:style-name="T1">entrance</text:span><text:span text:style-name="T83"> </text:span><text:span text:style-name="T1">door;</text:span><text:span text:style-name="T83"> </text:span><text:span text:style-name="T1">c)</text:span><text:span text:style-name="T77"> </text:span><text:span text:style-name="T1">beginning</text:span><text:span text:style-name="T77"> </text:span><text:span text:style-name="T1">of</text:span><text:span text:style-name="T149"> </text:span><text:span text:style-name="T1">the </text:span><text:span text:style-name="T7">regnal</text:span><text:span text:style-name="T38"> </text:span><text:span text:style-name="T7">year</text:span><text:span text:style-name="T10"> </text:span><text:span text:style-name="T7">lost,</text:span><text:span text:style-name="T10"> </text:span><text:span text:style-name="T7">then</text:span><text:span text:style-name="T10"> </text:span><text:span text:style-name="T7">a</text:span><text:span text:style-name="T10"> </text:span><text:span text:style-name="T7">year</text:span><text:span text:style-name="T10"> </text:span><text:span text:style-name="T7">opposite</text:span><text:span text:style-name="T10"> </text:span><text:span text:style-name="T7">to</text:span><text:span text:style-name="T38"> </text:span><text:span text:style-name="T7">one,</text:span><text:span text:style-name="T10"> </text:span><text:span text:style-name="T7">opposite</text:span><text:span text:style-name="T10"> </text:span><text:span text:style-name="T7">to</text:span><text:span text:style-name="T38"> </text:span><text:span text:style-name="T7">one,</text:span><text:span text:style-name="T152"> </text:span><text:span text:style-name="T7">opposite</text:span><text:span text:style-name="T38"> </text:span><text:span text:style-name="T7">to</text:span><text:span text:style-name="T10"> </text:span><text:span text:style-name="T7">one of</text:span><text:span text:style-name="T46"> </text:span><text:span text:style-name="T7">a</text:span><text:span text:style-name="T176"> </text:span><text:span text:style-name="T7">king</text:span><text:span text:style-name="T14"> </text:span><text:span text:style-name="T7">whose</text:span><text:span text:style-name="T176"> </text:span><text:span text:style-name="T7">name</text:span><text:span text:style-name="T14"> </text:span><text:span text:style-name="T7">is</text:span><text:span text:style-name="T176"> </text:span><text:span text:style-name="T7">lost;</text:span><text:span text:style-name="T14"> </text:span><text:span text:style-name="T7">d)</text:span><text:span text:style-name="T24"> </text:span><text:span text:style-name="T22">Āvaṇam</text:span><text:span text:style-name="T39"> </text:span><text:span text:style-name="T7">27</text:span><text:span text:style-name="T176"> </text:span><text:span text:style-name="T7">(2016),</text:span><text:span text:style-name="T14"> </text:span><text:span text:style-name="T7">no.</text:span><text:span text:style-name="T176"> </text:span><text:span text:style-name="T7">7,</text:span><text:span text:style-name="T14"> </text:span><text:span text:style-name="T7">pp.</text:span><text:span text:style-name="T176"> </text:span><text:span text:style-name="T7">25–26;</text:span><text:span text:style-name="T14"> </text:span><text:span text:style-name="T7">e)</text:span><text:span text:style-name="T176"> </text:span><text:span text:style-name="T7">inscription</text:span><text:span text:style-name="T35"> </text:span><text:span text:style-name="T7">not</text:span><text:span text:style-name="T73"> </text:span><text:span text:style-name="T7">located</text:span><text:span text:style-name="T35"> </text:span><text:span text:style-name="T7">personally;</text:span><text:span text:style-name="T73"> </text:span><text:span text:style-name="T13">f)</text:span><text:span text:style-name="T35"> </text:span><text:span text:style-name="T7">this</text:span><text:span text:style-name="T73"> </text:span><text:span text:style-name="T7">inscription</text:span><text:span text:style-name="T73"> </text:span><text:span text:style-name="T7">was</text:span><text:span text:style-name="T35"> </text:span><text:span text:style-name="T7">recently</text:span><text:span text:style-name="T73"> </text:span><text:span text:style-name="T7">discovered</text:span><text:span text:style-name="T35"> </text:span><text:span text:style-name="T7">by</text:span><text:span text:style-name="T73"> </text:span><text:span text:style-name="T211">Dr.</text:span></text:p>
        <text:p text:style-name="Standard"><text:span text:style-name="T88">V.</text:span><text:span text:style-name="T40"> </text:span><text:span text:style-name="T7">Selvakumar</text:span><text:span text:style-name="T37"> </text:span><text:span text:style-name="T7">of</text:span><text:span text:style-name="T109"> </text:span><text:span text:style-name="T7">the</text:span><text:span text:style-name="T9"> </text:span><text:span text:style-name="T61">Tamil</text:span><text:span text:style-name="T37"> </text:span><text:span text:style-name="T7">University</text:span><text:span text:style-name="T37"> </text:span><text:span text:style-name="T7">at</text:span><text:span text:style-name="T176"> </text:span><text:span text:style-name="T61">Tañcāvūr</text:span><text:span text:style-name="T37"> </text:span><text:span text:style-name="T7">who</text:span><text:span text:style-name="T40"> </text:span><text:span text:style-name="T7">edited</text:span><text:span text:style-name="T37"> </text:span><text:span text:style-name="T7">it</text:span><text:span text:style-name="T37"> </text:span><text:span text:style-name="T7">in</text:span><text:span text:style-name="T88"> </text:span><text:span text:style-name="T22">Āvaṇam</text:span><text:span text:style-name="T7">.</text:span><text:span text:style-name="T37"> </text:span><text:span text:style-name="T7">He generously</text:span><text:span text:style-name="T109"> </text:span><text:span text:style-name="T7">supplied</text:span><text:span text:style-name="T109"> </text:span><text:span text:style-name="T7">me</text:span><text:span text:style-name="T11"> </text:span><text:span text:style-name="T7">with</text:span><text:span text:style-name="T109"> </text:span><text:span text:style-name="T7">pictures</text:span><text:span text:style-name="T109"> </text:span><text:span text:style-name="T7">of</text:span><text:span text:style-name="T61"> </text:span><text:span text:style-name="T7">the</text:span><text:span text:style-name="T109"> </text:span><text:span text:style-name="T7">inscription.</text:span><text:span text:style-name="T24"> </text:span><text:span text:style-name="T7">The</text:span><text:span text:style-name="T109"> </text:span><text:span text:style-name="T7">edition</text:span><text:span text:style-name="T11"> </text:span><text:span text:style-name="T7">I</text:span><text:span text:style-name="T109"> </text:span><text:span text:style-name="T61">present </text:span><text:span text:style-name="T7">here</text:span><text:span text:style-name="T24"> </text:span><text:span text:style-name="T7">is</text:span><text:span text:style-name="T24"> </text:span><text:span text:style-name="T7">based</text:span><text:span text:style-name="T24"> </text:span><text:span text:style-name="T7">on</text:span><text:span text:style-name="T25"> </text:span><text:span text:style-name="T7">the</text:span><text:span text:style-name="T24"> </text:span><text:span text:style-name="T7">edited</text:span><text:span text:style-name="T24"> </text:span><text:span text:style-name="T7">text</text:span><text:span text:style-name="T24"> </text:span><text:span text:style-name="T7">which</text:span><text:span text:style-name="T25"> </text:span><text:span text:style-name="T7">I</text:span><text:span text:style-name="T24"> </text:span><text:span text:style-name="T61">have</text:span><text:span text:style-name="T24"> </text:span><text:span text:style-name="T7">altered</text:span><text:span text:style-name="T25"> </text:span><text:span text:style-name="T7">according</text:span><text:span text:style-name="T24"> </text:span><text:span text:style-name="T7">to</text:span><text:span text:style-name="T24"> </text:span><text:span text:style-name="T61">my</text:span><text:span text:style-name="T24"> </text:span><text:span text:style-name="T7">reading </text:span>of<text:span text:style-name="T247"> </text:span>the<text:span text:style-name="T130"> </text:span>inscription<text:span text:style-name="T130"> </text:span>on<text:span text:style-name="T130"> </text:span>the<text:span text:style-name="T57"> </text:span>pictures.</text:p>
        <text:p text:style-name="Standard"><text:span text:style-name="T108"/></text:p>
        <text:p text:style-name="P2"><text:span text:style-name="T108">(1) </text:span><text:span text:style-name="T7">ṇṭu</text:span><text:span text:style-name="T108"> </text:span><text:span text:style-name="T7">…54</text:span><text:span text:style-name="T35"> </text:span></text:p>
        <text:p text:style-name="P2"><text:span text:style-name="T35">(2)</text:span><text:span text:style-name="T108"> </text:span><text:span text:style-name="T7">ṇṭiṉ</text:span><text:span text:style-name="T35"> </text:span><text:span text:style-name="T7">etirāṇ</text:span></text:p>
        <text:p text:style-name="P2"><text:span text:style-name="T7">(3)ṭiṉ</text:span><text:span text:style-name="T108"> </text:span><text:span text:style-name="T7">etirāṇṭi</text:span></text:p>
        <text:p text:style-name="P2"><text:span text:style-name="T7">(4)ṉ</text:span><text:span text:style-name="T35"> </text:span><text:span text:style-name="T7">etirāmāṇṭu</text:span><text:span text:style-name="T108"> </text:span></text:p>
        <text:p text:style-name="P2"><text:span text:style-name="T108">(5)</text:span><text:span text:style-name="T35"> </text:span><text:span text:style-name="T7">amparnāṭṭama</text:span></text:p>
        <text:p text:style-name="P2"><text:span text:style-name="T7">(6) </text:span><text:span text:style-name="T1">par</text:span><text:span text:style-name="T110"> </text:span><text:span text:style-name="T1">avaṉi</text:span><text:span text:style-name="T110"> </text:span><text:span text:style-name="T1">nārāya</text:span></text:p>
        <text:p text:style-name="P2"><text:span text:style-name="T1">(7)ṇa</text:span><text:span text:style-name="T110"> </text:span><text:span text:style-name="T1">vi</text:span><text:span text:style-name="T41">ṣṇu</text:span><text:span text:style-name="T228"> </text:span><text:span text:style-name="T41">gṛha</text:span><text:span text:style-name="T1">ttu</text:span><text:span text:style-name="T110"> </text:span></text:p>
        <text:p text:style-name="P2"><text:span text:style-name="T110">(8)</text:span><text:span text:style-name="T85"> </text:span><text:span text:style-name="T1">ma</text:span><text:span text:style-name="T41">hā</text:span><text:span text:style-name="T1">vi</text:span><text:span text:style-name="T41">ṣṇu</text:span><text:span text:style-name="T1">kka</text:span><text:span text:style-name="T110"> </text:span><text:span text:style-name="T1">…</text:span><text:span text:style-name="T110"> </text:span></text:p>
        <text:p text:style-name="P2"><text:span text:style-name="T110">(9) </text:span><text:span text:style-name="T1">kku</text:span><text:span text:style-name="T85"> </text:span><text:span text:style-name="T1">pāṇṭināṭṭu </text:span><text:span text:style-name="T7">ve</text:span></text:p>
        <text:p text:style-name="P2"><text:span text:style-name="T7">(10)ṇpiṉṉāṭṭu</text:span><text:span text:style-name="T9"> </text:span><text:span text:style-name="T7">veṇ</text:span></text:p>
        <text:p text:style-name="P2"><text:span text:style-name="T7">(12)pil</text:span><text:span text:style-name="T9"> </text:span><text:span text:style-name="T7">veṇpil</text:span><text:span text:style-name="T9"> </text:span><text:span text:style-name="T7">kiḻa</text:span></text:p>
        <text:p text:style-name="P2"><text:span text:style-name="T7">(13)vaṉāyiṉa</text:span><text:span text:style-name="T176"> </text:span><text:span text:style-name="T7">cāttañ</text:span><text:span text:style-name="T9"> </text:span></text:p>
        <text:p text:style-name="P2"><text:span text:style-name="T9">(14) </text:span><text:span text:style-name="T7">cāttaṉ</text:span><text:span text:style-name="T176"> </text:span><text:span text:style-name="T7">tiruviḷak </text:span></text:p>
        <text:p text:style-name="P2"><text:span text:style-name="T7">(15)ku</text:span><text:span text:style-name="T38"> </text:span><text:span text:style-name="T7">nantāviḷakki</text:span></text:p>
        <text:p text:style-name="P2"><text:span text:style-name="T7">(16)ṉukku</text:span><text:span text:style-name="T10"> </text:span><text:span text:style-name="T7">vaitta</text:span><text:span text:style-name="T38"> </text:span><text:span text:style-name="T7">tip</text:span></text:p>
        <text:p text:style-name="P2"><text:span text:style-name="T7">(17)pokkuc</text:span><text:span text:style-name="T10"> </text:span><text:span text:style-name="T7">cempo</text:span></text:p>
        <text:p text:style-name="P2"><text:span text:style-name="T7">(18)ṉ</text:span><text:span text:style-name="T38"> </text:span><text:span text:style-name="T7">irupatiṉ</text:span><text:span text:style-name="T10"> </text:span><text:span text:style-name="T61">kaḻaṅ </text:span></text:p>
        <text:p text:style-name="P2"><text:span text:style-name="T61">(19)</text:span><text:span text:style-name="T1">cu</text:span><text:span text:style-name="T55"> </text:span><text:span text:style-name="T1">[|*]</text:span><text:span text:style-name="T54"> </text:span><text:span text:style-name="T1">ivvirupatuṅ</text:span><text:span text:style-name="T55"> </text:span></text:p>
        <text:p text:style-name="P2"><text:span text:style-name="T55">(20)</text:span><text:span text:style-name="T54"> </text:span><text:span text:style-name="T1">[ko*]ṇṭitaṉ</text:span><text:span text:style-name="T54"> </text:span><text:span text:style-name="T1">pali</text:span></text:p>
        <text:p text:style-name="P2"><text:span text:style-name="T1">(21)[cai*]yāl</text:span><text:span text:style-name="T55"> </text:span><text:span text:style-name="T1">nicati</text:span><text:span text:style-name="T54"> </text:span><text:span text:style-name="T1">uḻak</text:span></text:p>
        <text:p text:style-name="P2"><text:span text:style-name="T1">(22)[kā*] ḻākkut</text:span><text:span text:style-name="T77"> </text:span><text:span text:style-name="T1">tiruviḷa[k]</text:span></text:p>
        <text:p text:style-name="P2"><text:span text:style-name="T1">(23)[ku*]</text:span><text:span text:style-name="T113"> </text:span><text:span text:style-name="T1">[ne]y</text:span><text:span text:style-name="T113"> </text:span><text:span text:style-name="T1">nārāyakkāl[o]</text:span><text:span text:style-name="T77"> </text:span></text:p>
        <text:p text:style-name="P2"><text:span text:style-name="T77">(24)</text:span><text:span text:style-name="T113"> </text:span><text:span text:style-name="T1">…</text:span><text:span text:style-name="T113"> </text:span><text:span text:style-name="T1">[k]ku</text:span><text:span text:style-name="T113"> </text:span><text:span text:style-name="T1">muḻaiyālla[ṭ]</text:span><text:span text:style-name="T77"> </text:span></text:p>
        <text:p text:style-name="P2"><text:soft-page-break/><text:span text:style-name="T80">(25)</text:span></text:p>
        <text:p text:style-name="P2"><text:span text:style-name="T7">…</text:span><text:span text:style-name="T24"> </text:span><text:span text:style-name="T7">vāmā[ṉo]m</text:span><text:span text:style-name="T24"> </text:span><text:span text:style-name="T7">ampar</text:span><text:span text:style-name="T24"> </text:span></text:p>
        <text:p text:style-name="P2"><text:span text:style-name="T24">(26) </text:span><text:span text:style-name="T7">…</text:span><text:span text:style-name="T25"> </text:span><text:span text:style-name="T7">ruva</text:span><text:span text:style-name="T24"> </text:span><text:span text:style-name="T7">…</text:span><text:span text:style-name="T24"> </text:span><text:span text:style-name="T7">cattāṉ</text:span><text:span text:style-name="T24"> </text:span></text:p>
        <text:p text:style-name="P2"><text:span text:style-name="T24">(27)</text:span><text:span text:style-name="T25"> </text:span><text:span text:style-name="T7">…</text:span><text:span text:style-name="T24"> </text:span><text:span text:style-name="T7">uḷḷiṭṭa</text:span><text:span text:style-name="T24"> </text:span><text:span text:style-name="T7">nakaratto</text:span><text:span text:style-name="T24"> </text:span></text:p>
        <text:p text:style-name="P2"><text:span text:style-name="T24">(28) </text:span><text:span text:style-name="T7">…</text:span><text:span text:style-name="T25"> </text:span><text:span text:style-name="T7">tu muṭṭil</text:span><text:span text:style-name="T24"> </text:span><text:span text:style-name="T7">ittaḷi</text:span><text:span text:style-name="T25"> </text:span></text:p>
        <text:p text:style-name="P2"><text:span text:style-name="T25">(29)</text:span><text:span text:style-name="T24"> </text:span><text:span text:style-name="T7">…</text:span><text:span text:style-name="T25"> </text:span><text:span text:style-name="T7">tamulattārāṉum</text:span><text:span text:style-name="T24"> </text:span></text:p>
        <text:p text:style-name="P2"><text:span text:style-name="T24">(30)</text:span><text:span text:style-name="T25"> </text:span><text:span text:style-name="T22">…</text:span><text:span text:style-name="T199"> </text:span><text:span text:style-name="T22">ṣṇa</text:span><text:span text:style-name="T7">varāva</text:span><text:span text:style-name="T25"> </text:span><text:span text:style-name="T7">…</text:span><text:span text:style-name="T24"> </text:span><text:span text:style-name="T7">ṇṭi</text:span><text:span text:style-name="T25"> </text:span></text:p>
        <text:p text:style-name="P2"><text:span text:style-name="T25">(31)</text:span><text:span text:style-name="T24"> </text:span><text:span text:style-name="T7">…</text:span><text:span text:style-name="T25"> </text:span><text:span text:style-name="T7">vippārāṉār </text:span><text:span text:style-name="T1">muṭṭi</text:span><text:span text:style-name="T71"> </text:span></text:p>
        <text:p text:style-name="P2"><text:span text:style-name="T71">(32) </text:span><text:span text:style-name="T1">…</text:span><text:span text:style-name="T55"> </text:span><text:span text:style-name="T1">k[o]</text:span><text:span text:style-name="T71"> </text:span></text:p>
        <text:p text:style-name="P2"><text:span text:style-name="T71">(33) </text:span><text:span text:style-name="T1">…</text:span><text:span text:style-name="T55"> </text:span><text:span text:style-name="T1">ṇa</text:span><text:span text:style-name="T71"> </text:span></text:p>
        <text:p text:style-name="P2"><text:span text:style-name="T71">(34)</text:span><text:span text:style-name="T55"> </text:span><text:span text:style-name="T1">…</text:span><text:span text:style-name="T71"> </text:span><text:span text:style-name="T1">[ma]tu</text:span><text:span text:style-name="T71"> </text:span></text:p>
        <text:p text:style-name="P2"><text:span text:style-name="T71">(35)</text:span><text:span text:style-name="T55"> </text:span><text:span text:style-name="T1">…</text:span><text:span text:style-name="T71"> </text:span><text:span text:style-name="T1">me</text:span> </text:p>
        <text:p text:style-name="Standard"><text:span text:style-name="T1">…</text:span><text:span text:style-name="T113"> </text:span><text:span text:style-name="T1">the</text:span><text:span text:style-name="T114"> </text:span><text:span text:style-name="T1">year</text:span><text:span text:style-name="T114"> </text:span><text:span text:style-name="T1">opposite</text:span><text:span text:style-name="T113"> </text:span><text:span text:style-name="T1">to</text:span><text:span text:style-name="T114"> </text:span><text:span text:style-name="T1">the</text:span><text:span text:style-name="T114"> </text:span><text:span text:style-name="T80">year,</text:span><text:span text:style-name="T114"> </text:span><text:span text:style-name="T1">opposite</text:span><text:span text:style-name="T113"> </text:span><text:span text:style-name="T1">to</text:span><text:span text:style-name="T114"> </text:span><text:span text:style-name="T1">the</text:span><text:span text:style-name="T114"> </text:span><text:span text:style-name="T80">year,</text:span><text:span text:style-name="T114"> </text:span><text:span text:style-name="T1">opposite</text:span><text:span text:style-name="T113"> </text:span><text:span text:style-name="T1">to</text:span><text:span text:style-name="T114"> </text:span><text:span text:style-name="T1">the</text:span><text:span text:style-name="T114"> </text:span><text:span text:style-name="T1">year</text:span><text:span text:style-name="T113"> </text:span><text:span text:style-name="T1">… </text:span><text:span text:style-name="T6">For</text:span><text:span text:style-name="T113"> </text:span><text:span text:style-name="T1">the</text:span><text:span text:style-name="T114"> </text:span><text:span text:style-name="T1">great</text:span><text:span text:style-name="T77"> </text:span><text:span text:style-name="T1">Viṣṇu</text:span><text:span text:style-name="T114"> </text:span><text:span text:style-name="T1">(</text:span><text:span text:style-name="T41">mahāviṣṇukku</text:span><text:span text:style-name="T1">)</text:span><text:span text:style-name="T114"> </text:span><text:span text:style-name="T1">of</text:span><text:span text:style-name="T47"> </text:span><text:span text:style-name="T1">the</text:span><text:span text:style-name="T114"> </text:span><text:span text:style-name="T1">sanctuary</text:span><text:span text:style-name="T114"> </text:span><text:span text:style-name="T1">(</text:span><text:span text:style-name="T41">gṛhattu</text:span><text:span text:style-name="T1">)</text:span><text:span text:style-name="T114"> </text:span><text:span text:style-name="T1">of</text:span><text:span text:style-name="T65"> </text:span><text:span text:style-name="T1">Viṣṇu</text:span><text:span text:style-name="T114"> </text:span><text:span text:style-name="T6">Avaṉi </text:span><text:span text:style-name="T1">Nārāyaṇa</text:span><text:span text:style-name="T110"> </text:span><text:span text:style-name="T1">of</text:span><text:span text:style-name="T53"> </text:span><text:span text:style-name="T1">Ampar</text:span><text:span text:style-name="T85"> </text:span><text:span text:style-name="T1">in</text:span><text:span text:style-name="T110"> </text:span><text:span text:style-name="T1">Amparnāṭu,</text:span><text:span text:style-name="T110"> </text:span><text:span text:style-name="T1">Cāttaṉ</text:span><text:span text:style-name="T85"> </text:span><text:span text:style-name="T1">Cāttaṉ</text:span><text:span text:style-name="T110"> </text:span><text:span text:style-name="T1">who</text:span><text:span text:style-name="T110"> </text:span><text:span text:style-name="T1">has</text:span><text:span text:style-name="T85"> </text:span><text:span text:style-name="T1">become</text:span><text:span text:style-name="T110"> </text:span><text:span text:style-name="T6">(</text:span><text:span text:style-name="T172">āyiṉa</text:span><text:span text:style-name="T6">) </text:span><text:span text:style-name="T1">the</text:span><text:span text:style-name="T110"> </text:span><text:span text:style-name="T1">chieftain</text:span><text:span text:style-name="T110"> </text:span><text:span text:style-name="T1">(</text:span><text:span text:style-name="T41">kiḻavaṉ</text:span><text:span text:style-name="T1">)</text:span><text:span text:style-name="T110"> </text:span><text:span text:style-name="T1">of</text:span><text:span text:style-name="T52"> </text:span><text:span text:style-name="T6">Vempil,</text:span><text:span text:style-name="T85"> </text:span><text:span text:style-name="T1">in</text:span><text:span text:style-name="T47"> </text:span><text:span text:style-name="T1">Vempilnāṭu</text:span><text:span text:style-name="T110"> </text:span><text:span text:style-name="T1">in</text:span><text:span text:style-name="T85"> </text:span><text:span text:style-name="T1">Pāṇṭināṭu,</text:span><text:span text:style-name="T110"> </text:span><text:span text:style-name="T1">endowed</text:span><text:span text:style-name="T110"> </text:span><text:span text:style-name="T1">for</text:span><text:span text:style-name="T85"> </text:span><text:span text:style-name="T1">a </text:span><text:span text:style-name="T7">perpetual</text:span><text:span text:style-name="T24"> </text:span><text:span text:style-name="T7">lamp</text:span><text:span text:style-name="T24"> </text:span><text:span text:style-name="T7">(</text:span><text:span text:style-name="T22">nantāviḷakkiṉukku</text:span><text:span text:style-name="T7">),</text:span><text:span text:style-name="T25"> </text:span><text:span text:style-name="T7">for</text:span><text:span text:style-name="T24"> </text:span><text:span text:style-name="T7">a</text:span><text:span text:style-name="T25"> </text:span><text:span text:style-name="T7">sacred</text:span><text:span text:style-name="T24"> </text:span><text:span text:style-name="T7">lamp</text:span><text:span text:style-name="T12"> </text:span><text:span text:style-name="T7">(</text:span><text:span text:style-name="T22">tiruviḷakku</text:span><text:span text:style-name="T7">),</text:span><text:span text:style-name="T24"> </text:span><text:span text:style-name="T7">20</text:span><text:span text:style-name="T12"> </text:span><text:span text:style-name="T22">kaḻañcu </text:span><text:span text:style-name="T1">of</text:span><text:span text:style-name="T96"> </text:span><text:span text:style-name="T1">pure</text:span><text:span text:style-name="T85"> </text:span><text:span text:style-name="T1">gold</text:span><text:span text:style-name="T63"> </text:span><text:span text:style-name="T1">which</text:span><text:span text:style-name="T85"> </text:span><text:span text:style-name="T1">entered</text:span><text:span text:style-name="T63"> </text:span><text:span text:style-name="T1">fire;</text:span><text:span text:style-name="T85"> </text:span><text:span text:style-name="T1">having</text:span><text:span text:style-name="T85"> </text:span><text:span text:style-name="T1">taken</text:span><text:span text:style-name="T63"> </text:span><text:span text:style-name="T1">(</text:span><text:span text:style-name="T41">koṇṭu</text:span><text:span text:style-name="T1">)</text:span><text:span text:style-name="T85"> </text:span><text:span text:style-name="T1">these</text:span><text:span text:style-name="T85"> </text:span><text:span text:style-name="T1">20</text:span><text:span text:style-name="T63"> </text:span><text:span text:style-name="T41">kaḻañcu</text:span><text:span text:style-name="T1">,</text:span><text:span text:style-name="T85"> </text:span><text:span text:style-name="T1">with </text:span><text:span text:style-name="T7">the</text:span><text:span text:style-name="T46"> </text:span><text:span text:style-name="T7">interests</text:span><text:span text:style-name="T34"> </text:span><text:span text:style-name="T7">of</text:span><text:span text:style-name="T73"> </text:span><text:span text:style-name="T7">these</text:span><text:span text:style-name="T46"> </text:span><text:span text:style-name="T7">(</text:span><text:span text:style-name="T22">itaṉ</text:span><text:span text:style-name="T226"> </text:span><text:span text:style-name="T22">palicaiyāl</text:span><text:span text:style-name="T7">),</text:span><text:span text:style-name="T46"> </text:span><text:span text:style-name="T36">everyday,</text:span><text:span text:style-name="T34"> </text:span><text:span text:style-name="T7">for</text:span><text:span text:style-name="T34"> </text:span><text:span text:style-name="T7">one</text:span><text:span text:style-name="T46"> </text:span><text:span text:style-name="T22">uḻakku</text:span><text:span text:style-name="T193"> </text:span><text:span text:style-name="T7">(</text:span><text:span text:style-name="T22">uḻakku-āḻākku</text:span><text:span text:style-name="T7">) </text:span><text:span text:style-name="T1">of</text:span><text:span text:style-name="T136"> </text:span><text:span text:style-name="T1">a</text:span><text:span text:style-name="T117"> </text:span><text:span text:style-name="T1">lamp,</text:span><text:span text:style-name="T117"> </text:span><text:span text:style-name="T1">we</text:span><text:span text:style-name="T117"> </text:span><text:span text:style-name="T1">will</text:span><text:span text:style-name="T53"> </text:span><text:span text:style-name="T1">supply</text:span><text:span text:style-name="T117"> </text:span><text:span text:style-name="T1">([</text:span><text:span text:style-name="T41">aṭṭu*</text:span><text:span text:style-name="T1">]</text:span><text:span text:style-name="T41">vōmāṉōm</text:span><text:span text:style-name="T1">)</text:span><text:span text:style-name="T117"> </text:span><text:span text:style-name="T1">with</text:span><text:span text:style-name="T117"> </text:span><text:span text:style-name="T1">a</text:span><text:span text:style-name="T53"> </text:span><text:span text:style-name="T1">ladle</text:span><text:span text:style-name="T117"> </text:span><text:span text:style-name="T1">(</text:span><text:span text:style-name="T41">muḻaiyāl</text:span><text:span text:style-name="T1">?)</text:span><text:span text:style-name="T117"> </text:span><text:span text:style-name="T1">with</text:span><text:span text:style-name="T117"> </text:span><text:span text:style-name="T1">one </text:span><text:span text:style-name="T7">[measure]</text:span><text:span text:style-name="T109"> </text:span><text:span text:style-name="T22">nārāyakkāl</text:span><text:span text:style-name="T190"> </text:span><text:span text:style-name="T7">of</text:span><text:span text:style-name="T211"> </text:span><text:span text:style-name="T7">ghee,</text:span><text:span text:style-name="T11"> </text:span><text:span text:style-name="T7">we</text:span><text:span text:style-name="T11"> </text:span><text:span text:style-name="T7">the</text:span><text:span text:style-name="T11"> </text:span><text:span text:style-name="T7">Nagaram,</text:span><text:span text:style-name="T109"> </text:span><text:span text:style-name="T7">including</text:span><text:span text:style-name="T11"> </text:span><text:span text:style-name="T7">Cattāṉ</text:span><text:span text:style-name="T11"> </text:span><text:span text:style-name="T7">(Cattāṉ</text:span><text:span text:style-name="T11"> </text:span><text:span text:style-name="T7">for </text:span><text:span text:style-name="T1">Cāttaṉ?)</text:span><text:span text:style-name="T52"> </text:span><text:span text:style-name="T1">…</text:span><text:span text:style-name="T52"> </text:span><text:span text:style-name="T1">of</text:span><text:span text:style-name="T55"> </text:span><text:span text:style-name="T6">Ampar.</text:span><text:span text:style-name="T53"> </text:span><text:span text:style-name="T1">If</text:span><text:span text:style-name="T55"> </text:span><text:span text:style-name="T1">this</text:span><text:span text:style-name="T52"> </text:span><text:span text:style-name="T1">(</text:span><text:span text:style-name="T41">itu</text:span><text:span text:style-name="T1">)</text:span><text:span text:style-name="T53"> </text:span><text:span text:style-name="T1">is</text:span><text:span text:style-name="T52"> </text:span><text:span text:style-name="T1">deficient</text:span><text:span text:style-name="T53"> </text:span><text:span text:style-name="T1">(</text:span><text:span text:style-name="T41">muṭṭ-il</text:span><text:span text:style-name="T1">)</text:span><text:span text:style-name="T52"> </text:span><text:span text:style-name="T1">the</text:span><text:span text:style-name="T52"> </text:span><text:span text:style-name="T1">[Pā*]tamūlattār</text:span><text:span text:style-name="T53"> </text:span><text:span text:style-name="T1">of </text:span>this<text:span text:style-name="T204"> </text:span>temple<text:span text:style-name="T204"> </text:span>(<text:span text:style-name="T32">ittaḷi</text:span>)<text:span text:style-name="T204"> </text:span>and<text:span text:style-name="T204"> </text:span>the<text:span text:style-name="T204"> </text:span>[Vai*]ṣṇavas<text:span text:style-name="T204"> </text:span>…</text:p>
        <text:p text:style-name="P6" loext:marker-style-name="T7"/>
        <text:p text:style-name="Standard"><text:span text:style-name="T7">#29:</text:span><text:span text:style-name="T87"> </text:span><text:span text:style-name="T7">a)</text:span><text:span text:style-name="T88"> </text:span><text:span text:style-name="T7">Ōtaṉavaṉēśvara</text:span><text:span text:style-name="T88"> </text:span><text:span text:style-name="T7">temple,</text:span><text:span text:style-name="T11"> </text:span><text:span text:style-name="T7">Tiruccāttuṟai</text:span><text:span text:style-name="T88"> </text:span><text:span text:style-name="T7">(Tiruccōṟṟuttuṟai),</text:span><text:span text:style-name="T109"> </text:span><text:span text:style-name="T7">Tiruvaiyāṟu taluk,</text:span><text:span text:style-name="T91"> </text:span><text:span text:style-name="T61">Tañcāvūr</text:span><text:span text:style-name="T126"> </text:span><text:span text:style-name="T7">district;</text:span><text:span text:style-name="T126"> </text:span><text:span text:style-name="T7">b)</text:span><text:span text:style-name="T126"> </text:span><text:span text:style-name="T7">on</text:span><text:span text:style-name="T126"> </text:span><text:span text:style-name="T7">the</text:span><text:span text:style-name="T126"> </text:span><text:span text:style-name="T7">north</text:span><text:span text:style-name="T126"> </text:span><text:span text:style-name="T7">wall</text:span><text:span text:style-name="T126"> </text:span><text:span text:style-name="T7">of</text:span><text:span text:style-name="T40"> </text:span><text:span text:style-name="T7">the</text:span><text:span text:style-name="T126"> </text:span><text:span text:style-name="T7">central</text:span><text:span text:style-name="T126"> </text:span><text:span text:style-name="T7">shrine;</text:span><text:span text:style-name="T126"> </text:span><text:span text:style-name="T7">c)</text:span><text:span text:style-name="T126"> </text:span><text:span text:style-name="T7">Regnal</text:span><text:span text:style-name="T126"> </text:span><text:span text:style-name="T7">year 5</text:span><text:span text:style-name="T90"> </text:span><text:span text:style-name="T7">of</text:span><text:span text:style-name="T94"> </text:span><text:span text:style-name="T7">Parakesarivarman;</text:span><text:span text:style-name="T90"> </text:span><text:span text:style-name="T7">d)</text:span><text:span text:style-name="T90"> </text:span><text:span text:style-name="T13">are</text:span><text:span text:style-name="T79"> </text:span><text:span text:style-name="T7">1930–1931,</text:span><text:span text:style-name="T90"> </text:span><text:span text:style-name="T7">no.</text:span><text:span text:style-name="T90"> </text:span><text:span text:style-name="T7">133;</text:span><text:span text:style-name="T90"> </text:span><text:span text:style-name="T13">tli</text:span><text:span text:style-name="T155"> </text:span><text:span text:style-name="T7">Tj</text:span><text:span text:style-name="T90"> </text:span><text:span text:style-name="T61">2779;</text:span><text:span text:style-name="T90"> </text:span><text:span text:style-name="T13">sii</text:span><text:span text:style-name="T79"> </text:span><text:span text:style-name="T7">19,</text:span><text:span text:style-name="T90"> </text:span><text:span text:style-name="T7">no.</text:span><text:span text:style-name="T89"> </text:span><text:span text:style-name="T7">149;</text:span><text:span text:style-name="T79"> </text:span><text:span text:style-name="T7">e) inscription</text:span><text:span text:style-name="T38"> </text:span><text:span text:style-name="T7">located</text:span><text:span text:style-name="T10"> </text:span><text:span text:style-name="T7">personally;</text:span><text:span text:style-name="T10"> </text:span><text:span text:style-name="T13">f)</text:span><text:span text:style-name="T10"> </text:span><text:span text:style-name="T7">the</text:span><text:span text:style-name="T10"> </text:span><text:span text:style-name="T7">inscription</text:span><text:span text:style-name="T10"> </text:span><text:span text:style-name="T7">is</text:span><text:span text:style-name="T10"> </text:span><text:span text:style-name="T7">today</text:span><text:span text:style-name="T10"> </text:span><text:span text:style-name="T7">much</text:span><text:span text:style-name="T10"> </text:span><text:span text:style-name="T7">more</text:span><text:span text:style-name="T10"> </text:span><text:span text:style-name="T61">damaged </text:span><text:span text:style-name="T1">than</text:span><text:span text:style-name="T85"> </text:span><text:span text:style-name="T1">it</text:span><text:span text:style-name="T63"> </text:span><text:span text:style-name="T1">was</text:span><text:span text:style-name="T63"> </text:span><text:span text:style-name="T1">at</text:span><text:span text:style-name="T85"> </text:span><text:span text:style-name="T1">the</text:span><text:span text:style-name="T63"> </text:span><text:span text:style-name="T1">time</text:span><text:span text:style-name="T63"> </text:span><text:span text:style-name="T1">of</text:span><text:span text:style-name="T97"> </text:span><text:span text:style-name="T1">the</text:span><text:span text:style-name="T63"> </text:span><text:span text:style-name="T1">estampage/publication;</text:span><text:span text:style-name="T85"> </text:span><text:span text:style-name="T1">this</text:span><text:span text:style-name="T63"> </text:span><text:span text:style-name="T1">donation</text:span><text:span text:style-name="T63"> </text:span><text:span text:style-name="T1">is</text:span><text:span text:style-name="T63"> </text:span><text:span text:style-name="T80">dated </text:span><text:span text:style-name="T7">with</text:span><text:span text:style-name="T91"> </text:span><text:span text:style-name="T7">the</text:span><text:span text:style-name="T94"> </text:span><text:span text:style-name="T7">regnal</text:span><text:span text:style-name="T94"> </text:span><text:span text:style-name="T7">year</text:span><text:span text:style-name="T91"> </text:span><text:span text:style-name="T7">of</text:span><text:span text:style-name="T8"> </text:span><text:span text:style-name="T7">a</text:span><text:span text:style-name="T91"> </text:span><text:span text:style-name="T7">Cōḻa</text:span><text:span text:style-name="T94"> </text:span><text:span text:style-name="T7">king</text:span><text:span text:style-name="T94"> </text:span><text:span text:style-name="T7">who</text:span><text:span text:style-name="T91"> </text:span><text:span text:style-name="T7">could</text:span><text:span text:style-name="T94"> </text:span><text:span text:style-name="T7">be</text:span><text:span text:style-name="T94"> </text:span><text:span text:style-name="T7">either</text:span><text:span text:style-name="T90"> </text:span><text:span text:style-name="T7">Vijayālaya</text:span><text:span text:style-name="T91"> </text:span><text:span text:style-name="T7">(in</text:span><text:span text:style-name="T94"> </text:span><text:span text:style-name="T7">the</text:span><text:span text:style-name="T94"> </text:span><text:span text:style-name="T7">second half</text:span><text:span text:style-name="T94"> </text:span><text:span text:style-name="T7">of</text:span><text:span text:style-name="T94"> </text:span><text:span text:style-name="T7">the</text:span><text:span text:style-name="T155"> </text:span><text:span text:style-name="T7">9th</text:span><text:span text:style-name="T155"> </text:span><text:span text:style-name="T7">century,</text:span><text:span text:style-name="T155"> </text:span><text:span text:style-name="T7">before</text:span><text:span text:style-name="T155"> </text:span><text:span text:style-name="T7">the</text:span><text:span text:style-name="T155"> </text:span><text:span text:style-name="T7">conquest</text:span><text:span text:style-name="T155"> </text:span><text:span text:style-name="T7">of</text:span><text:span text:style-name="T79"> </text:span><text:span text:style-name="T7">Varaguṇa,</text:span><text:span text:style-name="T155"> </text:span><text:span text:style-name="T7">which</text:span><text:span text:style-name="T155"> </text:span><text:span text:style-name="T7">is</text:span><text:span text:style-name="T155"> </text:span><text:span text:style-name="T7">possible</text:span><text:span text:style-name="T155"> </text:span><text:span text:style-name="T7">since </text:span><text:span text:style-name="T1">Parāntaka</text:span><text:span text:style-name="T85"> </text:span><text:span text:style-name="T1">is</text:span><text:span text:style-name="T85"> </text:span><text:span text:style-name="T1">not</text:span><text:span text:style-name="T85"> </text:span><text:span text:style-name="T1">presented</text:span><text:span text:style-name="T85"> </text:span><text:span text:style-name="T1">as</text:span><text:span text:style-name="T85"> </text:span><text:span text:style-name="T1">king</text:span><text:span text:style-name="T85"> </text:span><text:span text:style-name="T1">in</text:span><text:span text:style-name="T85"> </text:span><text:span text:style-name="T1">this</text:span><text:span text:style-name="T85"> </text:span><text:span text:style-name="T1">inscription)</text:span><text:span text:style-name="T85"> </text:span><text:span text:style-name="T1">or</text:span><text:span text:style-name="T85"> </text:span><text:span text:style-name="T1">Parāntaka</text:span><text:span text:style-name="T85"> </text:span><text:span text:style-name="T1">i</text:span><text:span text:style-name="T85"> </text:span><text:span text:style-name="T1">(in</text:span><text:span text:style-name="T85"> </text:span><text:span text:style-name="T80">the </text:span>beginning<text:span text:style-name="T246"> </text:span>of<text:span text:style-name="T160"> </text:span>the<text:span text:style-name="T246"> </text:span>10th<text:span text:style-name="T246"> </text:span>century,<text:span text:style-name="T246"> </text:span>after<text:span text:style-name="T246"> </text:span>the<text:span text:style-name="T153"> </text:span>conquest<text:span text:style-name="T246"> </text:span>of<text:span text:style-name="T122"> </text:span>Varaguṇa).</text:p>
        <text:p text:style-name="Standard"><text:span text:style-name="T7"/></text:p>
        <text:p text:style-name="P2"><text:span text:style-name="T7">(1) </text:span><text:span text:style-name="T22">svasti śrī </text:span><text:span text:style-name="T7">koparakecaripa</text:span><text:span text:style-name="T22">nma</text:span><text:span text:style-name="T7">ṟku yāṇ</text:span></text:p>
        <text:p text:style-name="P2"><text:span text:style-name="T7">(2)ṭu [a]ñc[ā]vatu tiruccoṟṟuttuṟai </text:span></text:p>
        <text:p text:style-name="P2"><text:soft-page-break/><text:span text:style-name="T7">(3) </text:span><text:span text:style-name="T41">mahāde</text:span><text:span text:style-name="T1">vaṟkku</text:span><text:span text:style-name="T77"> </text:span><text:span text:style-name="T1">nicati</text:span><text:span text:style-name="T77"> </text:span><text:span text:style-name="T1">uḻakku</text:span><text:span text:style-name="T113"> </text:span><text:span text:style-name="T1">ne[y*]</text:span></text:p>
        <text:p text:style-name="P2"><text:span text:style-name="T1">(4)yāl</text:span><text:span text:style-name="T77"> </text:span><text:span text:style-name="T1">loru</text:span><text:span text:style-name="T113"> </text:span><text:span text:style-name="T1">nontāviḷakkerivata</text:span></text:p>
        <text:p text:style-name="P2"><text:span text:style-name="T1">(5)ṟkku</text:span><text:span text:style-name="T77"> </text:span><text:span text:style-name="T80">pā</text:span><text:span text:style-name="T1">ṇṭiyaṉār</text:span><text:span text:style-name="T63"> </text:span><text:span text:style-name="T1">pirāntakaṉ</text:span><text:span text:style-name="T52"> </text:span><text:span text:style-name="T1">m[ā]</text:span></text:p>
        <text:p text:style-name="P2"><text:span text:style-name="T1">(6)[[ṉā</text:span><text:span text:style-name="T41">bharaṇa</text:span><text:span text:style-name="T1">ṉ]]</text:span><text:span text:style-name="T63"> </text:span><text:span text:style-name="T1">[te]viyār</text:span><text:span text:style-name="T52"> </text:span><text:span text:style-name="T1">kiḻavan</text:span><text:span text:style-name="T63"> </text:span><text:span text:style-name="T1">te[ca]</text:span></text:p>
        <text:p text:style-name="P2"><text:span text:style-name="T1">(7)[[ppu</text:span>kaḻ<text:span text:style-name="T191"> </text:span><text:span text:style-name="T32">candrā</text:span>]]<text:span text:style-name="T32">ditta</text:span>val<text:span text:style-name="T246"> </text:span>oru<text:span text:style-name="T191"> </text:span>[no]<text:span text:style-name="T246"> </text:span></text:p>
        <text:p text:style-name="P2"><text:span text:style-name="T246">(8)</text:span><text:span text:style-name="T191"> </text:span>…<text:span text:style-name="T246"> </text:span>[[i]]ravam<text:span text:style-name="T191"> </text:span>pakala[m*]<text:span text:style-name="T191"> </text:span>[[u]][ḻaka]<text:span text:style-name="T246"> </text:span></text:p>
        <text:p text:style-name="P2"><text:span text:style-name="T246">(9)</text:span><text:span text:style-name="T191"> </text:span>…<text:span text:style-name="T246"> </text:span>l <text:span text:style-name="T7">eripataṟ[[ku]]</text:span><text:span text:style-name="T152"> </text:span></text:p>
        <text:p text:style-name="P2"><text:span text:style-name="T152">(10) </text:span><text:span text:style-name="T7">…</text:span><text:span text:style-name="T46"> </text:span><text:span text:style-name="T7">ippo[[ṉ]]</text:span><text:span text:style-name="T152"> </text:span><text:span text:style-name="T7">…</text:span><text:span text:style-name="T152"> </text:span></text:p>
        <text:p text:style-name="P2"><text:span text:style-name="T152">(11)</text:span><text:span text:style-name="T46"> </text:span><text:span text:style-name="T7">tt[ai*][[ṅkaḻai]][ñcum]</text:span><text:span text:style-name="T152"> </text:span><text:span text:style-name="T7">…</text:span><text:span text:style-name="T46"> </text:span></text:p>
        <text:p text:style-name="P2"><text:span text:style-name="T46">(12)</text:span><text:span text:style-name="T152"> </text:span><text:span text:style-name="T7">ṉpa</text:span><text:span text:style-name="T152"> </text:span><text:span text:style-name="T7">…</text:span><text:span text:style-name="T46"> </text:span></text:p>
        <text:p text:style-name="P2"><text:span text:style-name="T46">(13)</text:span><text:span text:style-name="T36"> </text:span>ppom<text:span text:style-name="T130"> </text:span>ā<text:span text:style-name="T86"> </text:span>…<text:span text:style-name="T86"> </text:span></text:p>
        <text:p text:style-name="P2"><text:span text:style-name="T86">(14) </text:span>ttom</text:p>
        <text:p text:style-name="Standard"><text:span text:style-name="T7">Hail!</text:span><text:span text:style-name="T10"> </text:span><text:span text:style-name="T7">Prosperity!</text:span><text:span text:style-name="T40"> </text:span><text:span text:style-name="T7">This</text:span><text:span text:style-name="T10"> </text:span><text:span text:style-name="T7">is</text:span><text:span text:style-name="T10"> </text:span><text:span text:style-name="T7">the</text:span><text:span text:style-name="T10"> </text:span><text:span text:style-name="T7">5th</text:span><text:span text:style-name="T10"> </text:span><text:span text:style-name="T7">year</text:span><text:span text:style-name="T38"> </text:span><text:span text:style-name="T7">of</text:span><text:span text:style-name="T12"> </text:span><text:span text:style-name="T7">Kōpparakecarivarman.</text:span><text:span text:style-name="T38"> </text:span><text:span text:style-name="T61">For</text:span><text:span text:style-name="T38"> </text:span><text:span text:style-name="T7">Mahādeva </text:span><text:span text:style-name="T1">of Tiruccōṟṟuttuṟai, for a perpetual lamp to burn with one </text:span><text:span text:style-name="T41">uḻakku </text:span><text:span text:style-name="T1">of ghee </text:span><text:span text:style-name="T267">everyday, </text:span><text:span text:style-name="T26">Kiḻavaṉ Tecappukaḻ, wife of the Pāṇṭiyaṉ Pirāntakaṉ Māṉābharaṇaṉ, </text:span><text:span text:style-name="T1">as</text:span><text:span text:style-name="T114"> </text:span><text:span text:style-name="T1">long</text:span><text:span text:style-name="T149"> </text:span><text:span text:style-name="T1">as</text:span><text:span text:style-name="T149"> </text:span><text:span text:style-name="T1">the</text:span><text:span text:style-name="T149"> </text:span><text:span text:style-name="T1">sun</text:span><text:span text:style-name="T149"> </text:span><text:span text:style-name="T1">and</text:span><text:span text:style-name="T149"> </text:span><text:span text:style-name="T1">the</text:span><text:span text:style-name="T149"> </text:span><text:span text:style-name="T1">moon</text:span><text:span text:style-name="T149"> </text:span><text:span text:style-name="T1">endure,</text:span><text:span text:style-name="T149"> </text:span><text:span text:style-name="T1">one</text:span><text:span text:style-name="T149"> </text:span><text:span text:style-name="T1">…,</text:span><text:span text:style-name="T149"> </text:span><text:span text:style-name="T1">night</text:span><text:span text:style-name="T149"> </text:span><text:span text:style-name="T1">and</text:span><text:span text:style-name="T114"> </text:span><text:span text:style-name="T140">day,</text:span><text:span text:style-name="T149"> </text:span><text:span text:style-name="T41">uḻakku</text:span><text:span text:style-name="T230"> </text:span><text:span text:style-name="T1">…</text:span><text:span text:style-name="T149"> </text:span><text:span text:style-name="T1">for burning</text:span><text:span text:style-name="T97"> </text:span><text:span text:style-name="T1">[endowed]</text:span><text:span text:style-name="T71"> </text:span><text:span text:style-name="T1">some</text:span><text:span text:style-name="T97"> </text:span><text:span text:style-name="T1">gold</text:span><text:span text:style-name="T71"> </text:span><text:span text:style-name="T1">[15</text:span><text:span text:style-name="T71"> </text:span><text:span text:style-name="T1">or</text:span><text:span text:style-name="T97"> </text:span><text:span text:style-name="T1">25]</text:span><text:span text:style-name="T71"> </text:span><text:span text:style-name="T41">kaḻañcu</text:span><text:span text:style-name="T1">;</text:span><text:span text:style-name="T97"> </text:span><text:span text:style-name="T1">we</text:span><text:span text:style-name="T71"> </text:span><text:span text:style-name="T1">…</text:span></text:p>
        <text:p text:style-name="P6" loext:marker-style-name="T7"/>
        <text:p text:style-name="Standard"><text:span text:style-name="T7">#30:</text:span><text:span text:style-name="T152"> </text:span><text:span text:style-name="T7">a)</text:span><text:span text:style-name="T46"> </text:span><text:span text:style-name="T7">Neyyāṭi</text:span><text:span text:style-name="T46"> </text:span><text:span text:style-name="T7">Appar</text:span><text:span text:style-name="T46"> </text:span><text:span text:style-name="T7">temple,</text:span><text:span text:style-name="T38"> </text:span><text:span text:style-name="T7">Tillaisthānam,</text:span><text:span text:style-name="T38"> </text:span><text:span text:style-name="T7">Tiruvaiyāṟu</text:span><text:span text:style-name="T46"> </text:span><text:span text:style-name="T7">taluk,</text:span><text:span text:style-name="T37"> </text:span><text:span text:style-name="T61">Tañcāvūr</text:span><text:span text:style-name="T46"> </text:span><text:span text:style-name="T7">dis</text:span><text:span text:style-name="T1">trict;</text:span><text:span text:style-name="T63"> </text:span><text:span text:style-name="T1">b)</text:span><text:span text:style-name="T52"> </text:span><text:span text:style-name="T1">on</text:span><text:span text:style-name="T63"> </text:span><text:span text:style-name="T1">the</text:span><text:span text:style-name="T52"> </text:span><text:span text:style-name="T1">southern</text:span><text:span text:style-name="T63"> </text:span><text:span text:style-name="T1">façade,</text:span><text:span text:style-name="T52"> </text:span><text:span text:style-name="T1">probably</text:span><text:span text:style-name="T52"> </text:span><text:span text:style-name="T1">on</text:span><text:span text:style-name="T52"> </text:span><text:span text:style-name="T1">the</text:span><text:span text:style-name="T52"> </text:span><text:span text:style-name="T41">ardha-maṇḍapa</text:span><text:span text:style-name="T1">;</text:span><text:span text:style-name="T63"> </text:span><text:span text:style-name="T1">c)</text:span><text:span text:style-name="T52"> </text:span><text:span text:style-name="T1">Regnal </text:span><text:span text:style-name="T7">year</text:span><text:span text:style-name="T109"> </text:span><text:span text:style-name="T7">8</text:span><text:span text:style-name="T11"> </text:span><text:span text:style-name="T7">of</text:span><text:span text:style-name="T36"> </text:span><text:span text:style-name="T7">Parakesarivarman</text:span><text:span text:style-name="T11"> </text:span><text:span text:style-name="T7">for</text:span><text:span text:style-name="T11"> </text:span><text:span text:style-name="T7">the</text:span><text:span text:style-name="T11"> </text:span><text:span text:style-name="T7">initial</text:span><text:span text:style-name="T11"> </text:span><text:span text:style-name="T7">donation,</text:span><text:span text:style-name="T11"> </text:span><text:span text:style-name="T7">followed</text:span><text:span text:style-name="T109"> </text:span><text:span text:style-name="T7">by</text:span><text:span text:style-name="T11"> </text:span><text:span text:style-name="T7">the</text:span><text:span text:style-name="T11"> </text:span><text:span text:style-name="T7">16th</text:span><text:span text:style-name="T11"> </text:span><text:span text:style-name="T7">reg</text:span><text:span text:style-name="T1">nal</text:span><text:span text:style-name="T114"> </text:span><text:span text:style-name="T1">year</text:span><text:span text:style-name="T114"> </text:span><text:span text:style-name="T1">and</text:span><text:span text:style-name="T114"> </text:span><text:span text:style-name="T1">another,</text:span><text:span text:style-name="T149"> </text:span><text:span text:style-name="T1">now</text:span><text:span text:style-name="T114"> </text:span><text:span text:style-name="T1">lost;</text:span><text:span text:style-name="T114"> </text:span><text:span text:style-name="T1">d)</text:span><text:span text:style-name="T149"> </text:span><text:span text:style-name="T64">are</text:span><text:span text:style-name="T114"> </text:span><text:span text:style-name="T1">1895,</text:span><text:span text:style-name="T114"> </text:span><text:span text:style-name="T1">no.</text:span><text:span text:style-name="T149"> </text:span><text:span text:style-name="T1">26;</text:span><text:span text:style-name="T114"> </text:span><text:span text:style-name="T64">tli</text:span><text:span text:style-name="T77"> </text:span><text:span text:style-name="T1">Tj</text:span><text:span text:style-name="T149"> </text:span><text:span text:style-name="T1">2732;</text:span><text:span text:style-name="T114"> </text:span><text:span text:style-name="T64">sii</text:span><text:span text:style-name="T114"> </text:span><text:span text:style-name="T1">5,</text:span><text:span text:style-name="T114"> </text:span><text:span text:style-name="T1">no.</text:span><text:span text:style-name="T149"> </text:span><text:span text:style-name="T133">583;</text:span> <text:span text:style-name="T1">e)</text:span><text:span text:style-name="T71"> </text:span><text:span text:style-name="T1">inscription</text:span><text:span text:style-name="T55"> </text:span><text:span text:style-name="T1">not</text:span><text:span text:style-name="T55"> </text:span><text:span text:style-name="T1">located</text:span><text:span text:style-name="T55"> </text:span><text:span text:style-name="T41">in</text:span><text:span text:style-name="T235"> </text:span><text:span text:style-name="T41">situ</text:span><text:span text:style-name="T1">;</text:span><text:span text:style-name="T71"> </text:span><text:span text:style-name="T64">f)</text:span><text:span text:style-name="T55"> </text:span><text:span text:style-name="T1">the</text:span><text:span text:style-name="T55"> </text:span><text:span text:style-name="T1">inscription</text:span><text:span text:style-name="T55"> </text:span><text:span text:style-name="T1">was</text:span><text:span text:style-name="T71"> </text:span><text:span text:style-name="T1">probably</text:span><text:span text:style-name="T55"> </text:span><text:span text:style-name="T1">located</text:span><text:span text:style-name="T71"> </text:span><text:span text:style-name="T1">on the</text:span><text:span text:style-name="T81"> </text:span><text:span text:style-name="T1">eastern</text:span><text:span text:style-name="T83"> </text:span><text:span text:style-name="T1">side</text:span><text:span text:style-name="T81"> </text:span><text:span text:style-name="T1">of</text:span><text:span text:style-name="T149"> </text:span><text:span text:style-name="T1">the</text:span><text:span text:style-name="T83"> </text:span><text:span text:style-name="T1">southern</text:span><text:span text:style-name="T83"> </text:span><text:span text:style-name="T1">face</text:span><text:span text:style-name="T81"> </text:span><text:span text:style-name="T1">of</text:span><text:span text:style-name="T149"> </text:span><text:span text:style-name="T1">the</text:span><text:span text:style-name="T83"> </text:span><text:span text:style-name="T41">ardha-maṇḍapa</text:span><text:span text:style-name="T1">,</text:span><text:span text:style-name="T81"> </text:span><text:span text:style-name="T1">now</text:span><text:span text:style-name="T83"> </text:span><text:span text:style-name="T1">hidden</text:span><text:span text:style-name="T83"> </text:span><text:span text:style-name="T1">by</text:span><text:span text:style-name="T81"> </text:span><text:span text:style-name="T144">a </text:span><text:span text:style-name="T7">wall;</text:span><text:span text:style-name="T91"> </text:span><text:span text:style-name="T7">considering</text:span><text:span text:style-name="T91"> </text:span><text:span text:style-name="T7">the</text:span><text:span text:style-name="T91"> </text:span><text:span text:style-name="T7">length</text:span><text:span text:style-name="T91"> </text:span><text:span text:style-name="T7">of</text:span><text:span text:style-name="T60"> </text:span><text:span text:style-name="T7">the</text:span><text:span text:style-name="T91"> </text:span><text:span text:style-name="T7">lines,</text:span><text:span text:style-name="T91"> </text:span><text:span text:style-name="T7">lines</text:span><text:span text:style-name="T91"> </text:span><text:span text:style-name="T7">1</text:span><text:span text:style-name="T91"> </text:span><text:span text:style-name="T7">to</text:span><text:span text:style-name="T91"> </text:span><text:span text:style-name="T7">12</text:span><text:span text:style-name="T91"> </text:span><text:span text:style-name="T7">were</text:span><text:span text:style-name="T91"> </text:span><text:span text:style-name="T7">probably</text:span><text:span text:style-name="T94"> </text:span><text:span text:style-name="T7">inscribed</text:span><text:span text:style-name="T91"> </text:span><text:span text:style-name="T7">on </text:span><text:span text:style-name="T1">the</text:span><text:span text:style-name="T3"> </text:span><text:span text:style-name="T1">wall</text:span><text:span text:style-name="T3"> </text:span><text:span text:style-name="T1">and</text:span><text:span text:style-name="T3"> </text:span><text:span text:style-name="T1">lines</text:span><text:span text:style-name="T3"> </text:span><text:span text:style-name="T7">13</text:span><text:span text:style-name="T155"> </text:span><text:span text:style-name="T1">to</text:span><text:span text:style-name="T3"> </text:span><text:span text:style-name="T7">15</text:span><text:span text:style-name="T155"> </text:span><text:span text:style-name="T1">on</text:span><text:span text:style-name="T3"> </text:span><text:span text:style-name="T1">the</text:span><text:span text:style-name="T75"> </text:span><text:span text:style-name="T1">upper</text:span><text:span text:style-name="T3"> </text:span><text:span text:style-name="T1">part</text:span><text:span text:style-name="T3"> </text:span><text:span text:style-name="T1">of</text:span><text:span text:style-name="T81"> </text:span><text:span text:style-name="T1">the</text:span><text:span text:style-name="T3"> </text:span><text:span text:style-name="T1">base;</text:span><text:span text:style-name="T75"> </text:span><text:span text:style-name="T1">this</text:span><text:span text:style-name="T3"> </text:span><text:span text:style-name="T1">donation</text:span><text:span text:style-name="T3"> </text:span><text:span text:style-name="T1">is</text:span><text:span text:style-name="T3"> </text:span><text:span text:style-name="T1">dated with</text:span><text:span text:style-name="T3"> </text:span><text:span text:style-name="T1">the</text:span><text:span text:style-name="T75"> </text:span><text:span text:style-name="T1">regnal</text:span><text:span text:style-name="T75"> </text:span><text:span text:style-name="T1">year</text:span><text:span text:style-name="T75"> </text:span><text:span text:style-name="T1">of</text:span><text:span text:style-name="T83"> </text:span><text:span text:style-name="T1">a</text:span><text:span text:style-name="T75"> </text:span><text:span text:style-name="T1">Cōḻa</text:span><text:span text:style-name="T75"> </text:span><text:span text:style-name="T1">king</text:span><text:span text:style-name="T75"> </text:span><text:span text:style-name="T1">who</text:span><text:span text:style-name="T75"> </text:span><text:span text:style-name="T1">could</text:span><text:span text:style-name="T75"> </text:span><text:span text:style-name="T1">be</text:span><text:span text:style-name="T75"> </text:span><text:span text:style-name="T1">either</text:span><text:span text:style-name="T2"> </text:span><text:span text:style-name="T1">Vijayālaya</text:span><text:span text:style-name="T75"> </text:span><text:span text:style-name="T1">(in</text:span><text:span text:style-name="T75"> </text:span><text:span text:style-name="T1">the</text:span><text:span text:style-name="T75"> </text:span><text:span text:style-name="T1">sec</text:span><text:span text:style-name="T7">ond</text:span><text:span text:style-name="T127"> </text:span><text:span text:style-name="T7">half</text:span><text:span text:style-name="T40"> </text:span><text:span text:style-name="T7">of</text:span><text:span text:style-name="T37"> </text:span><text:span text:style-name="T7">the</text:span><text:span text:style-name="T127"> </text:span><text:span text:style-name="T7">9th</text:span><text:span text:style-name="T60"> </text:span><text:span text:style-name="T7">century,</text:span><text:span text:style-name="T60"> </text:span><text:span text:style-name="T7">before</text:span><text:span text:style-name="T127"> </text:span><text:span text:style-name="T7">the</text:span><text:span text:style-name="T60"> </text:span><text:span text:style-name="T7">conquest</text:span><text:span text:style-name="T60"> </text:span><text:span text:style-name="T7">of</text:span><text:span text:style-name="T9"> </text:span><text:span text:style-name="T7">Varaguṇa,</text:span><text:span text:style-name="T60"> </text:span><text:span text:style-name="T7">which</text:span><text:span text:style-name="T127"> </text:span><text:span text:style-name="T7">is</text:span><text:span text:style-name="T60"> </text:span><text:span text:style-name="T7">possible since</text:span><text:span text:style-name="T24"> </text:span><text:span text:style-name="T7">Parāntaka</text:span><text:span text:style-name="T24"> </text:span><text:span text:style-name="T7">is</text:span><text:span text:style-name="T25"> </text:span><text:span text:style-name="T7">not</text:span><text:span text:style-name="T24"> </text:span><text:span text:style-name="T7">presented</text:span><text:span text:style-name="T24"> </text:span><text:span text:style-name="T7">as</text:span><text:span text:style-name="T25"> </text:span><text:span text:style-name="T7">king</text:span><text:span text:style-name="T24"> </text:span><text:span text:style-name="T7">in</text:span><text:span text:style-name="T24"> </text:span><text:span text:style-name="T7">this</text:span><text:span text:style-name="T25"> </text:span><text:span text:style-name="T7">inscription)</text:span><text:span text:style-name="T24"> </text:span><text:span text:style-name="T7">or</text:span><text:span text:style-name="T24"> </text:span><text:span text:style-name="T7">Parāntaka</text:span><text:span text:style-name="T25"> </text:span><text:span text:style-name="T7">i</text:span><text:span text:style-name="T24"> </text:span><text:span text:style-name="T7">(in the</text:span><text:span text:style-name="T91"> </text:span><text:span text:style-name="T7">beginning</text:span><text:span text:style-name="T94"> </text:span><text:span text:style-name="T7">of</text:span><text:span text:style-name="T60"> </text:span><text:span text:style-name="T7">the</text:span><text:span text:style-name="T94"> </text:span><text:span text:style-name="T7">10th</text:span><text:span text:style-name="T91"> </text:span><text:span text:style-name="T7">century,</text:span><text:span text:style-name="T94"> </text:span><text:span text:style-name="T7">after</text:span><text:span text:style-name="T91"> </text:span><text:span text:style-name="T7">the</text:span><text:span text:style-name="T94"> </text:span><text:span text:style-name="T7">conquest</text:span><text:span text:style-name="T91"> </text:span><text:span text:style-name="T7">of</text:span><text:span text:style-name="T126"> </text:span><text:span text:style-name="T7">Varaguṇa).</text:span><text:span text:style-name="T94"> </text:span><text:span text:style-name="T7">I</text:span><text:span text:style-name="T91"> </text:span><text:span text:style-name="T7">follow</text:span><text:span text:style-name="T91"> </text:span><text:span text:style-name="T7">here </text:span>the<text:span text:style-name="T86"> </text:span>edition<text:span text:style-name="T86"> </text:span>given<text:span text:style-name="T86"> </text:span>in<text:span text:style-name="T162"> </text:span><text:span text:style-name="T67">sii</text:span><text:span text:style-name="T86"> </text:span>5.</text:p>
        <text:p text:style-name="Standard"><text:span text:style-name="T7"/></text:p>
        <text:p text:style-name="P2"><text:span text:style-name="T7">(1) </text:span><text:span text:style-name="T22">svasti śrī </text:span><text:span text:style-name="T7">kopparakecaripaṉmaṟku yāṇṭu 8 āvatu tiruney</text:span></text:p>
        <text:p text:style-name="P2"><text:span text:style-name="T7">(2)[ttāṉa]ttu </text:span><text:span text:style-name="T22">māh </text:span><text:span text:style-name="T7">[</text:span><text:span text:style-name="T22">ā*</text:span><text:span text:style-name="T7">]</text:span><text:span text:style-name="T22">de</text:span><text:span text:style-name="T7">varkkup pāṇṭi[ya]ṉār māṉā</text:span><text:span text:style-name="T22">bharaṇade</text:span><text:span text:style-name="T7">vi </text:span></text:p>
        <text:p text:style-name="P2"><text:span text:style-name="T7">(3) … kiḻavaṉ tecappukaḻ can</text:span><text:span text:style-name="T1">tirātittava[l*]</text:span><text:span text:style-name="T55"> </text:span><text:span text:style-name="T1">nicatam</text:span><text:span text:style-name="T54"> </text:span><text:span text:style-name="T1">uḻakku</text:span><text:span text:style-name="T54"> </text:span><text:span text:style-name="T1">cey</text:span></text:p>
        <text:p text:style-name="P2"><text:span text:style-name="T1">(4)[yāl]</text:span><text:span text:style-name="T54"> </text:span><text:span text:style-name="T1">oru</text:span><text:span text:style-name="T54"> </text:span><text:span text:style-name="T1">nontāviḷakkerippataṟku</text:span><text:span text:style-name="T54"> </text:span><text:span text:style-name="T1">vaitta poṉ</text:span><text:span text:style-name="T136"> </text:span><text:span text:style-name="T1">30</text:span><text:span text:style-name="T173"> </text:span><text:span text:style-name="T1">kaḻañcu</text:span><text:span text:style-name="T173"> </text:span><text:span text:style-name="T1">[|*]</text:span><text:span text:style-name="T173"> </text:span></text:p>
        <text:p text:style-name="P2"><text:soft-page-break/><text:span text:style-name="T173">(5)</text:span><text:span text:style-name="T136"> </text:span><text:span text:style-name="T1">ippoṉ</text:span><text:span text:style-name="T173"> </text:span><text:span text:style-name="T1">muppatiṉ</text:span><text:span text:style-name="T173"> </text:span><text:span text:style-name="T1">kaḻañ[cu]ṅ</text:span><text:span text:style-name="T136"> </text:span><text:span text:style-name="T1">koṇṭu</text:span><text:span text:style-name="T173"> </text:span><text:span text:style-name="T1">nicati</text:span><text:span text:style-name="T173"> </text:span><text:span text:style-name="T1">uḻakku</text:span><text:span text:style-name="T173"> </text:span><text:span text:style-name="T80">ney </text:span><text:span text:style-name="T7">can</text:span></text:p>
        <text:p text:style-name="P2"><text:span text:style-name="T7">(6)tirātittaval</text:span><text:span text:style-name="T60"> </text:span><text:span text:style-name="T7">aṭṭuveṉāṉeṉ</text:span><text:span text:style-name="T15"> </text:span><text:span text:style-name="T7">ivvūrc</text:span><text:span text:style-name="T60"> </text:span><text:span text:style-name="T7">caṅkarappāṭi</text:span><text:span text:style-name="T15"> </text:span><text:span text:style-name="T7">māṉā</text:span></text:p>
        <text:p text:style-name="P2"><text:span text:style-name="T7">(7)yaṉāyiṉa</text:span><text:span text:style-name="T60"> </text:span><text:span text:style-name="T7">[mā]yāṉ vempaṉeṉ</text:span><text:span text:style-name="T73"> </text:span><text:span text:style-name="T7">e</text:span><text:span text:style-name="T73"> </text:span><text:span text:style-name="T7">…</text:span><text:span text:style-name="T73"> </text:span><text:span text:style-name="T7">kkaḷḷel</text:span></text:p>
        <text:p text:style-name="P2"><text:span text:style-name="T7">(8)lām</text:span><text:span text:style-name="T73"> </text:span><text:span text:style-name="T7">aṭṭuvatākak</text:span><text:span text:style-name="T73"> </text:span><text:span text:style-name="T7">koṇṭeṇ</text:span><text:span text:style-name="T74"> </text:span><text:span text:style-name="T7">i[tu</text:span><text:span text:style-name="T73"> </text:span><text:span text:style-name="T7">paṉmā</text:span><text:span text:style-name="T22">he</text:span><text:span text:style-name="T7">]</text:span><text:span text:style-name="T22">śvarar</text:span><text:span text:style-name="T268"> </text:span><text:span text:style-name="T22">irakṣai </text:span><text:span text:style-name="T7">[|*]</text:span><text:span text:style-name="T93"> </text:span></text:p>
        <text:p text:style-name="P2"><text:span text:style-name="T93">(9) </text:span><text:span text:style-name="T7">ippoṉ</text:span><text:span text:style-name="T126"> </text:span><text:span text:style-name="T7">30</text:span><text:span text:style-name="T93"> </text:span><text:span text:style-name="T7">kaḻañcum</text:span><text:span text:style-name="T126"> </text:span><text:span text:style-name="T7">yāṇṭu</text:span><text:span text:style-name="T93"> </text:span><text:span text:style-name="T7">16</text:span><text:span text:style-name="T93"> </text:span><text:span text:style-name="T7">āvatu</text:span><text:span text:style-name="T126"> </text:span><text:span text:style-name="T7">…</text:span><text:span text:style-name="T93"> </text:span><text:span text:style-name="T7">eṇṇai</text:span></text:p>
        <text:p text:style-name="P2"><text:span text:style-name="T7">(10)k</text:span><text:span text:style-name="T126"> </text:span><text:span text:style-name="T7">koṇṭu</text:span><text:span text:style-name="T92"> </text:span><text:span text:style-name="T7">ivvūrc</text:span><text:span text:style-name="T93"> </text:span><text:span text:style-name="T7">caṅkarappā</text:span><text:span text:style-name="T79"> </text:span><text:span text:style-name="T7">…</text:span><text:span text:style-name="T79"> </text:span><text:span text:style-name="T7">kappūr</text:span><text:span text:style-name="T79"> </text:span><text:span text:style-name="T7">…</text:span><text:span text:style-name="T91"> </text:span><text:span text:style-name="T7">10</text:span><text:span text:style-name="T79"> </text:span><text:span text:style-name="T7">kaḻañcu</text:span></text:p>
        <text:p text:style-name="P2"><text:span text:style-name="T7">(11)um</text:span><text:span text:style-name="T79"> </text:span><text:span text:style-name="T7">kāñcaṉ</text:span><text:span text:style-name="T91"> </text:span><text:span text:style-name="T7">centaṉ</text:span><text:span text:style-name="T79"> </text:span><text:span text:style-name="T7">10</text:span><text:span text:style-name="T79"> </text:span><text:span text:style-name="T7">kaḻañcu</text:span><text:span text:style-name="T91"> </text:span><text:span text:style-name="T7">panta[l</text:span><text:span text:style-name="T79"> </text:span><text:span text:style-name="T7">cā]ttaṉ</text:span><text:span text:style-name="T79"> </text:span><text:span text:style-name="T74">10 </text:span><text:span text:style-name="T7">kaḻañcu</text:span><text:span text:style-name="T11"> </text:span><text:span text:style-name="T7">um</text:span><text:span text:style-name="T87"> </text:span></text:p>
        <text:p text:style-name="P2"><text:span text:style-name="T87">(12)</text:span><text:span text:style-name="T11"> </text:span><text:span text:style-name="T7">āka</text:span><text:span text:style-name="T87"> </text:span><text:span text:style-name="T7">poṉ</text:span><text:span text:style-name="T87"> </text:span><text:span text:style-name="T7">30</text:span><text:span text:style-name="T11"> </text:span><text:span text:style-name="T7">kaḻañcu</text:span><text:span text:style-name="T87"> </text:span><text:span text:style-name="T7">um</text:span><text:span text:style-name="T87"> </text:span><text:span text:style-name="T7">koṇṭu</text:span><text:span text:style-name="T11"> </text:span><text:span text:style-name="T7">nicatam</text:span><text:span text:style-name="T87"> </text:span><text:span text:style-name="T7">uḻakkeṇṇai</text:span><text:span text:style-name="T11"> </text:span><text:span text:style-name="T7">ca</text:span><text:span text:style-name="T22">ntrā</text:span><text:span text:style-name="T190"> </text:span><text:span text:style-name="T12">…</text:span> </text:p>
        <text:p text:style-name="P2"><text:span text:style-name="T85">(13) </text:span><text:span text:style-name="T1">ṭṭuvomāṉom</text:span><text:span text:style-name="T85"> </text:span><text:span text:style-name="T1">im</text:span><text:span text:style-name="T63"> </text:span><text:span text:style-name="T1">…</text:span><text:span text:style-name="T63"> </text:span><text:span text:style-name="T1">itu</text:span><text:span text:style-name="T63"> </text:span><text:span text:style-name="T41">panmā</text:span><text:span text:style-name="T1">[</text:span><text:span text:style-name="T41">heśvara</text:span><text:span text:style-name="T175"> </text:span><text:span text:style-name="T41">rakṣai</text:span><text:span text:style-name="T1">]</text:span><text:span text:style-name="T85"> </text:span><text:span text:style-name="T1">[|*]</text:span><text:span text:style-name="T63"> </text:span><text:span text:style-name="T1">yāṇṭu</text:span><text:span text:style-name="T63"> </text:span><text:span text:style-name="T1">…</text:span><text:span text:style-name="T63"> </text:span><text:span text:style-name="T1">kappūraiyum </text:span><text:span text:style-name="T7">kāñcaṉ</text:span><text:span text:style-name="T38"> </text:span><text:span text:style-name="T7">centaṉaiyum</text:span><text:span text:style-name="T10"> </text:span><text:span text:style-name="T7">pantal</text:span><text:span text:style-name="T10"> </text:span><text:span text:style-name="T7">cāttaṉaiyum</text:span><text:span text:style-name="T10"> </text:span><text:span text:style-name="T7">…</text:span><text:span text:style-name="T10"> </text:span></text:p>
        <text:p text:style-name="P2"><text:span text:style-name="T10">(14) </text:span><text:span text:style-name="T7">makaḷ</text:span><text:span text:style-name="T10"> </text:span><text:span text:style-name="T7">muṉ</text:span><text:span text:style-name="T10"> </text:span><text:span text:style-name="T7">koṇṭa</text:span><text:span text:style-name="T10"> </text:span><text:span text:style-name="T7">i</text:span><text:span text:style-name="T10"> </text:span><text:span text:style-name="T7">…</text:span><text:span text:style-name="T10"> </text:span><text:span text:style-name="T61">muṉpil </text:span><text:span text:style-name="T1">kallūri</text:span><text:span text:style-name="T81"> </text:span><text:span text:style-name="T1">paṇṭapañceyā</text:span><text:span text:style-name="T81"> </text:span><text:span text:style-name="T1">…</text:span><text:span text:style-name="T83"> </text:span><text:span text:style-name="T1">kku</text:span><text:span text:style-name="T81"> </text:span><text:span text:style-name="T1">…</text:span><text:span text:style-name="T83"> </text:span><text:span text:style-name="T1">i</text:span><text:span text:style-name="T81"> </text:span><text:span text:style-name="T1">mapoṉṉāl</text:span><text:span text:style-name="T83"> </text:span><text:span text:style-name="T1">nicatam</text:span><text:span text:style-name="T81"> </text:span><text:span text:style-name="T1">uḻakku</text:span><text:span text:style-name="T81"> </text:span><text:span text:style-name="T1">eṇṇaikku</text:span><text:span text:style-name="T83"> </text:span><text:span text:style-name="T6">[pu]ra</text:span><text:span text:style-name="T7">varinallūr</text:span><text:span text:style-name="T46"> </text:span><text:span text:style-name="T7">mayakkal</text:span><text:span text:style-name="T46"> </text:span><text:span text:style-name="T7">kiḻāṉ</text:span><text:span text:style-name="T34"> </text:span><text:span text:style-name="T7">…</text:span><text:span text:style-name="T24"> </text:span></text:p>
        <text:p text:style-name="P2"><text:span text:style-name="T24">(15)</text:span><text:span text:style-name="T46"> </text:span><text:span text:style-name="T7">liṉ</text:span><text:span text:style-name="T34"> </text:span><text:span text:style-name="T7">kiḻ[ai]mayakkalil</text:span><text:span text:style-name="T34"> </text:span><text:span text:style-name="T7">…</text:span><text:span text:style-name="T34"> </text:span><text:span text:style-name="T7">ipponnukkut</text:span><text:span text:style-name="T46"> </text:span><text:span text:style-name="T7">talaicce</text:span>mar<text:span text:style-name="T204"> </text:span>pukavittuk<text:span text:style-name="T204"> </text:span>kuṭuttatu<text:span text:style-name="T204"> </text:span>itu<text:span text:style-name="T56"> </text:span>pa<text:span text:style-name="T32">nmāheśvara</text:span><text:span text:style-name="T269"> </text:span><text:span text:style-name="T32">rakṣai</text:span><text:span text:style-name="T262"> </text:span>||</text:p>
        <text:p text:style-name="Standard" loext:marker-style-name="T1"><text:span text:style-name="T7">Hail!</text:span><text:span text:style-name="T155"> </text:span><text:span text:style-name="T7">Prosperity!</text:span><text:span text:style-name="T236"> </text:span><text:span text:style-name="T7">This</text:span><text:span text:style-name="T89"> </text:span><text:span text:style-name="T7">is</text:span><text:span text:style-name="T89"> </text:span><text:span text:style-name="T7">the</text:span><text:span text:style-name="T89"> </text:span><text:span text:style-name="T7">8th</text:span><text:span text:style-name="T89"> </text:span><text:span text:style-name="T7">year</text:span><text:span text:style-name="T89"> </text:span><text:span text:style-name="T7">of</text:span><text:span text:style-name="T94"> </text:span><text:span text:style-name="T7">Kōpparakecarivarman.</text:span><text:span text:style-name="T89"> </text:span><text:span text:style-name="T61">For</text:span><text:span text:style-name="T89"> </text:span><text:span text:style-name="T7">Mahādeva</text:span><text:span text:style-name="T155"> </text:span><text:span text:style-name="T7">of Tiruneyttāṉam,</text:span><text:span text:style-name="T74"> </text:span><text:span text:style-name="T7">the</text:span><text:span text:style-name="T211"> </text:span><text:span text:style-name="T7">queen</text:span><text:span text:style-name="T74"> </text:span><text:span text:style-name="T7">(</text:span><text:span text:style-name="T22">devi</text:span><text:span text:style-name="T7">[</text:span><text:span text:style-name="T92"> </text:span><text:span text:style-name="T22">yār</text:span><text:span text:style-name="T7">*])</text:span><text:span text:style-name="T211"> </text:span><text:span text:style-name="T7">of</text:span><text:span text:style-name="T212"> </text:span><text:span text:style-name="T7">the</text:span><text:span text:style-name="T211"> </text:span><text:span text:style-name="T7">Pāṇṭiya</text:span><text:span text:style-name="T74"> </text:span><text:span text:style-name="T7">Māṉābharaṇa,</text:span><text:span text:style-name="T74"> </text:span><text:span text:style-name="T7">Kiḻavaṉ </text:span><text:span text:style-name="T1">Tecappukaḻ,</text:span><text:span text:style-name="T113"> </text:span><text:span text:style-name="T1">for</text:span><text:span text:style-name="T113"> </text:span><text:span text:style-name="T1">burning</text:span><text:span text:style-name="T113"> </text:span><text:span text:style-name="T1">(</text:span><text:span text:style-name="T41">erippataṟku</text:span><text:span text:style-name="T1">)</text:span><text:span text:style-name="T114"> </text:span><text:span text:style-name="T1">a</text:span><text:span text:style-name="T113"> </text:span><text:span text:style-name="T1">perpetual</text:span><text:span text:style-name="T113"> </text:span><text:span text:style-name="T1">lamp</text:span><text:span text:style-name="T114"> </text:span><text:span text:style-name="T1">with</text:span><text:span text:style-name="T113"> </text:span><text:span text:style-name="T1">the</text:span><text:span text:style-name="T114"> </text:span><text:span text:style-name="T1">making</text:span><text:span text:style-name="T113"> </text:span><text:span text:style-name="T80">(</text:span><text:span text:style-name="T165">ce</text:span><text:span text:style-name="T22">yyāl</text:span><text:span text:style-name="T7">)</text:span><text:span text:style-name="T60"> </text:span><text:span text:style-name="T7">of</text:span><text:span text:style-name="T38"> </text:span><text:span text:style-name="T7">one</text:span><text:span text:style-name="T60"> </text:span><text:span text:style-name="T22">uḻakku</text:span><text:span text:style-name="T217"> </text:span><text:span text:style-name="T7">[of</text:span><text:span text:style-name="T38"> </text:span><text:span text:style-name="T7">ghee]</text:span><text:span text:style-name="T15"> </text:span><text:span text:style-name="T7">everyday</text:span><text:span text:style-name="T60"> </text:span><text:span text:style-name="T7">as</text:span><text:span text:style-name="T60"> </text:span><text:span text:style-name="T7">long</text:span><text:span text:style-name="T15"> </text:span><text:span text:style-name="T7">as</text:span><text:span text:style-name="T60"> </text:span><text:span text:style-name="T7">the</text:span><text:span text:style-name="T15"> </text:span><text:span text:style-name="T7">sun</text:span><text:span text:style-name="T60"> </text:span><text:span text:style-name="T7">and</text:span><text:span text:style-name="T15"> </text:span><text:span text:style-name="T7">the</text:span><text:span text:style-name="T60"> </text:span><text:span text:style-name="T7">moon</text:span><text:span text:style-name="T15"> </text:span><text:span text:style-name="T7">endure, </text:span><text:span text:style-name="T1">endowed</text:span><text:span text:style-name="T76"> </text:span><text:span text:style-name="T1">30</text:span><text:span text:style-name="T76"> </text:span><text:span text:style-name="T41">kaḻañcu</text:span><text:span text:style-name="T141"> </text:span><text:span text:style-name="T1">of</text:span><text:span text:style-name="T113"> </text:span><text:span text:style-name="T1">gold;</text:span><text:span text:style-name="T76"> </text:span><text:span text:style-name="T1">having</text:span><text:span text:style-name="T81"> </text:span><text:span text:style-name="T1">taken</text:span><text:span text:style-name="T76"> </text:span><text:span text:style-name="T1">these</text:span><text:span text:style-name="T76"> </text:span><text:span text:style-name="T1">30</text:span><text:span text:style-name="T81"> </text:span><text:span text:style-name="T41">kaḻañcu</text:span><text:span text:style-name="T141"> </text:span><text:span text:style-name="T1">of</text:span><text:span text:style-name="T113"> </text:span><text:span text:style-name="T1">gold,</text:span><text:span text:style-name="T76"> </text:span><text:span text:style-name="T1">I,</text:span><text:span text:style-name="T76"> </text:span><text:span text:style-name="T1">Māyāṉ </text:span><text:span text:style-name="T6">Vempaṉ</text:span><text:span text:style-name="T43"> </text:span><text:span text:style-name="T41">alias</text:span><text:span text:style-name="T44"> </text:span><text:span text:style-name="T1">Māṉāyaṉ,</text:span><text:span text:style-name="T50"> </text:span><text:span text:style-name="T1">the</text:span><text:span text:style-name="T43"> </text:span><text:span text:style-name="T1">oil-monger</text:span><text:span text:style-name="T50"> </text:span><text:span text:style-name="T1">(</text:span><text:span text:style-name="T41">caṅkarappāṭi</text:span><text:span text:style-name="T1">)</text:span><text:span text:style-name="T43"> </text:span><text:span text:style-name="T1">of</text:span><text:span text:style-name="T101"> </text:span><text:span text:style-name="T1">this</text:span><text:span text:style-name="T50"> </text:span><text:span text:style-name="T1">village,</text:span><text:span text:style-name="T43"> </text:span><text:span text:style-name="T1">will supply</text:span><text:span text:style-name="T184"> </text:span><text:span text:style-name="T1">(</text:span><text:span text:style-name="T41">aṭṭuvēṉāṉēṉ</text:span><text:span text:style-name="T1">)</text:span><text:span text:style-name="T111"> </text:span><text:span text:style-name="T1">as</text:span><text:span text:style-name="T184"> </text:span><text:span text:style-name="T1">long</text:span><text:span text:style-name="T111"> </text:span><text:span text:style-name="T1">as</text:span><text:span text:style-name="T111"> </text:span><text:span text:style-name="T1">the</text:span><text:span text:style-name="T184"> </text:span><text:span text:style-name="T1">sun</text:span><text:span text:style-name="T111"> </text:span><text:span text:style-name="T1">and</text:span><text:span text:style-name="T111"> </text:span><text:span text:style-name="T1">the</text:span><text:span text:style-name="T184"> </text:span><text:span text:style-name="T1">moon</text:span><text:span text:style-name="T111"> </text:span><text:span text:style-name="T1">endure,</text:span><text:span text:style-name="T184"> </text:span><text:span text:style-name="T1">one</text:span><text:span text:style-name="T111"> </text:span><text:span text:style-name="T172">uḻakku </text:span><text:span text:style-name="T1">of</text:span><text:span text:style-name="T110"> </text:span><text:span text:style-name="T1">ghee</text:span><text:span text:style-name="T149"> </text:span><text:span text:style-name="T1">everyday;</text:span><text:span text:style-name="T65"> </text:span><text:span text:style-name="T1">I</text:span><text:span text:style-name="T65"> </text:span><text:span text:style-name="T6">have</text:span><text:span text:style-name="T149"> </text:span><text:span text:style-name="T1">taken</text:span><text:span text:style-name="T65"> </text:span><text:span text:style-name="T1">(</text:span><text:span text:style-name="T41">koṇṭēṉ</text:span><text:span text:style-name="T1">)</text:span><text:span text:style-name="T65"> </text:span><text:span text:style-name="T1">all</text:span><text:span text:style-name="T65"> </text:span><text:span text:style-name="T1">(</text:span><text:span text:style-name="T41">ellām</text:span><text:span text:style-name="T1">)</text:span><text:span text:style-name="T149"> </text:span><text:span text:style-name="T1">[…kkaḷ]</text:span><text:span text:style-name="T65"> </text:span><text:span text:style-name="T1">in</text:span><text:span text:style-name="T65"> </text:span><text:span text:style-name="T1">order</text:span><text:span text:style-name="T65"> </text:span><text:span text:style-name="T1">to</text:span><text:span text:style-name="T149"> </text:span><text:span text:style-name="T1">supply (</text:span><text:span text:style-name="T41">aṭṭuvatāka</text:span><text:span text:style-name="T1">);</text:span><text:span text:style-name="T53"> </text:span><text:span text:style-name="T1">this</text:span><text:span text:style-name="T117"> </text:span><text:span text:style-name="T1">is</text:span><text:span text:style-name="T53"> </text:span><text:span text:style-name="T1">under</text:span><text:span text:style-name="T117"> </text:span><text:span text:style-name="T1">the</text:span><text:span text:style-name="T53"> </text:span><text:span text:style-name="T1">protection</text:span><text:span text:style-name="T117"> </text:span><text:span text:style-name="T1">of</text:span><text:span text:style-name="T173"> </text:span><text:span text:style-name="T1">the</text:span><text:span text:style-name="T117"> </text:span><text:span text:style-name="T1">Panmāheśvarar.</text:span></text:p>
        <text:p text:style-name="Standard" loext:marker-style-name="T1"><text:span text:style-name="T7">The</text:span><text:span text:style-name="T93"> </text:span><text:span text:style-name="T7">30</text:span><text:span text:style-name="T93"> </text:span><text:span text:style-name="T22">kaḻañcu</text:span><text:span text:style-name="T270"> </text:span><text:span text:style-name="T7">of</text:span><text:span text:style-name="T176"> </text:span><text:span text:style-name="T7">this</text:span><text:span text:style-name="T93"> </text:span><text:span text:style-name="T7">gold,</text:span><text:span text:style-name="T93"> </text:span><text:span text:style-name="T7">in</text:span><text:span text:style-name="T93"> </text:span><text:span text:style-name="T7">the</text:span><text:span text:style-name="T126"> </text:span><text:span text:style-name="T7">16th</text:span><text:span text:style-name="T93"> </text:span><text:span text:style-name="T7">year:</text:span><text:span text:style-name="T93"> </text:span><text:span text:style-name="T7">…</text:span><text:span text:style-name="T93"> </text:span><text:span text:style-name="T7">having</text:span><text:span text:style-name="T126"> </text:span><text:span text:style-name="T7">taken</text:span><text:span text:style-name="T93"> </text:span><text:span text:style-name="T7">…</text:span><text:span text:style-name="T93"> </text:span><text:span text:style-name="T7">oil</text:span><text:span text:style-name="T93"> </text:span><text:span text:style-name="T7">(</text:span><text:span text:style-name="T22">eṇṇai</text:span><text:span text:style-name="T7">),</text:span><text:span text:style-name="T93"> </text:span><text:span text:style-name="T7">the oil-mongers</text:span><text:span text:style-name="T91"> </text:span><text:span text:style-name="T7">of</text:span><text:span text:style-name="T126"> </text:span><text:span text:style-name="T7">this</text:span><text:span text:style-name="T91"> </text:span><text:span text:style-name="T7">village,</text:span><text:span text:style-name="T91"> </text:span><text:span text:style-name="T7">…</text:span><text:span text:style-name="T91"> </text:span><text:span text:style-name="T7">Kappūr</text:span><text:span text:style-name="T91"> </text:span><text:span text:style-name="T7">…</text:span><text:span text:style-name="T91"> </text:span><text:span text:style-name="T7">10</text:span><text:span text:style-name="T91"> </text:span><text:span text:style-name="T22">kaḻañcu</text:span><text:span text:style-name="T7">,</text:span><text:span text:style-name="T94"> </text:span><text:span text:style-name="T7">Kāñcaṉ</text:span><text:span text:style-name="T91"> </text:span><text:span text:style-name="T7">Centaṉ</text:span><text:span text:style-name="T91"> </text:span><text:span text:style-name="T7">10</text:span><text:span text:style-name="T91"> </text:span><text:span text:style-name="T22">kaḻañcu</text:span><text:span text:style-name="T7">, and</text:span><text:span text:style-name="T126"> </text:span><text:span text:style-name="T7">Pantal</text:span><text:span text:style-name="T126"> </text:span><text:span text:style-name="T7">Cāttaṉ</text:span><text:span text:style-name="T93"> </text:span><text:span text:style-name="T7">10</text:span><text:span text:style-name="T127"> </text:span><text:span text:style-name="T22">kaḻañcu</text:span><text:span text:style-name="T7">,</text:span><text:span text:style-name="T126"> </text:span><text:span text:style-name="T7">totalling</text:span><text:span text:style-name="T126"> </text:span><text:span text:style-name="T7">30</text:span><text:span text:style-name="T126"> </text:span><text:span text:style-name="T22">kaḻañcu</text:span><text:span text:style-name="T271"> </text:span><text:span text:style-name="T7">of</text:span><text:span text:style-name="T14"> </text:span><text:span text:style-name="T7">gold;</text:span><text:span text:style-name="T93"> </text:span><text:span text:style-name="T7">having</text:span><text:span text:style-name="T126"> </text:span><text:span text:style-name="T7">taken</text:span><text:span text:style-name="T126"> </text:span><text:span text:style-name="T7">[these], </text:span><text:span text:style-name="T1">we</text:span><text:span text:style-name="T110"> </text:span><text:span text:style-name="T1">will</text:span><text:span text:style-name="T85"> </text:span><text:span text:style-name="T1">supply</text:span><text:span text:style-name="T85"> </text:span><text:span text:style-name="T1">([</text:span><text:span text:style-name="T41">a</text:span><text:span text:style-name="T1">*]</text:span><text:span text:style-name="T41">ṭṭuvōmāṉōm</text:span><text:span text:style-name="T1">)</text:span><text:span text:style-name="T85"> </text:span><text:span text:style-name="T1">everyday</text:span><text:span text:style-name="T85"> </text:span><text:span text:style-name="T1">an</text:span><text:span text:style-name="T85"> </text:span><text:span text:style-name="T41">uḻakku</text:span><text:span text:style-name="T198"> </text:span><text:span text:style-name="T1">of</text:span><text:span text:style-name="T96"> </text:span><text:span text:style-name="T1">oil</text:span><text:span text:style-name="T85"> </text:span><text:span text:style-name="T1">as</text:span><text:span text:style-name="T85"> </text:span><text:span text:style-name="T1">long</text:span><text:span text:style-name="T85"> </text:span><text:span text:style-name="T1">as</text:span><text:span text:style-name="T85"> </text:span><text:span text:style-name="T1">the</text:span><text:span text:style-name="T85"> </text:span><text:span text:style-name="T1">sun</text:span></text:p>
      </text:section>
      <text:p text:style-name="P8"><text:span text:style-name="T1">and</text:span><text:span text:style-name="T184"> </text:span><text:span text:style-name="T1">the</text:span><text:span text:style-name="T184"> </text:span><text:span text:style-name="T1">moon</text:span><text:span text:style-name="T111"> </text:span><text:span text:style-name="T1">endure</text:span><text:span text:style-name="T184"> </text:span><text:span text:style-name="T1">(</text:span><text:span text:style-name="T41">cantrā</text:span><text:span text:style-name="T1">[</text:span><text:span text:style-name="T41">tittaval</text:span><text:span text:style-name="T1">*]);</text:span><text:span text:style-name="T111"> </text:span><text:span text:style-name="T1">this</text:span><text:span text:style-name="T184"> </text:span><text:span text:style-name="T1">is</text:span><text:span text:style-name="T111"> </text:span><text:span text:style-name="T1">under</text:span><text:span text:style-name="T184"> </text:span><text:span text:style-name="T1">the</text:span><text:span text:style-name="T111"> </text:span><text:span text:style-name="T1">protection</text:span><text:span text:style-name="T184"> </text:span><text:span text:style-name="T1">of</text:span><text:span text:style-name="T50"> </text:span><text:span text:style-name="T1">the </text:span>Panmāheśvarar.</text:p>
      <text:p text:style-name="Standard"><text:span text:style-name="T1">[I</text:span><text:span text:style-name="T149"> </text:span><text:span text:style-name="T6">have</text:span><text:span text:style-name="T65"> </text:span><text:span text:style-name="T1">not</text:span><text:span text:style-name="T149"> </text:span><text:span text:style-name="T1">provided</text:span><text:span text:style-name="T65"> </text:span><text:span text:style-name="T1">a</text:span><text:span text:style-name="T149"> </text:span><text:span text:style-name="T1">translation</text:span><text:span text:style-name="T65"> </text:span><text:span text:style-name="T1">for</text:span><text:span text:style-name="T65"> </text:span><text:span text:style-name="T1">the</text:span><text:span text:style-name="T149"> </text:span><text:span text:style-name="T1">last</text:span><text:span text:style-name="T65"> </text:span><text:span text:style-name="T1">three</text:span><text:span text:style-name="T149"> </text:span><text:span text:style-name="T1">lines,</text:span><text:span text:style-name="T65"> </text:span><text:span text:style-name="T1">because</text:span><text:span text:style-name="T149"> </text:span><text:span text:style-name="T1">the</text:span><text:span text:style-name="T65"> </text:span><text:span text:style-name="T1">text is</text:span><text:span text:style-name="T81"> </text:span><text:span text:style-name="T1">very</text:span><text:span text:style-name="T81"> </text:span><text:span text:style-name="T1">lacunary</text:span><text:span text:style-name="T83"> </text:span><text:span text:style-name="T1">and</text:span><text:span text:style-name="T81"> </text:span><text:span text:style-name="T1">difficult</text:span><text:span text:style-name="T81"> </text:span><text:span text:style-name="T1">to</text:span><text:span text:style-name="T83"> </text:span><text:span text:style-name="T1">make</text:span><text:span text:style-name="T81"> </text:span><text:span text:style-name="T1">sense</text:span><text:span text:style-name="T81"> </text:span><text:span text:style-name="T1">of.</text:span><text:span text:style-name="T76"> </text:span><text:span text:style-name="T43">We</text:span><text:span text:style-name="T83"> </text:span><text:span text:style-name="T1">understand</text:span><text:span text:style-name="T81"> </text:span><text:span text:style-name="T1">that</text:span><text:span text:style-name="T81"> </text:span><text:span text:style-name="T1">the</text:span><text:span text:style-name="T83"> </text:span><text:span text:style-name="T1">three oil-mongers</text:span><text:span text:style-name="T96"> </text:span><text:span text:style-name="T1">who</text:span><text:span text:style-name="T96"> </text:span><text:span text:style-name="T1">received</text:span><text:span text:style-name="T97"> </text:span><text:span text:style-name="T1">10</text:span><text:span text:style-name="T96"> </text:span><text:span text:style-name="T41">kaḻañcu</text:span><text:span text:style-name="T159"> </text:span><text:span text:style-name="T1">of</text:span><text:span text:style-name="T136"> </text:span><text:span text:style-name="T1">gold</text:span><text:span text:style-name="T96"> </text:span><text:span text:style-name="T1">in</text:span><text:span text:style-name="T97"> </text:span><text:span text:style-name="T1">the</text:span><text:span text:style-name="T96"> </text:span><text:span text:style-name="T1">previous</text:span><text:span text:style-name="T97"> </text:span><text:span text:style-name="T1">part,</text:span><text:span text:style-name="T96"> </text:span><text:span text:style-name="T1">Kappūr, </text:span><text:span text:style-name="T26">Kāñcāṉ Centaṉ, and Pantal Cāttaṉ, are doing something, perhaps</text:span><text:span text:style-name="T203"> </text:span><text:span text:style-name="T26">constructing </text:span><text:span text:style-name="T7">an</text:span><text:span text:style-name="T15"> </text:span><text:span text:style-name="T7">unidentified</text:span><text:span text:style-name="T8"> </text:span><text:span text:style-name="T7">“Kallūri</text:span><text:span text:style-name="T15"> </text:span><text:span text:style-name="T7">maṇḍapa”;</text:span><text:span text:style-name="T8"> </text:span><text:span text:style-name="T7">another</text:span><text:span text:style-name="T8"> </text:span><text:span text:style-name="T7">person,</text:span><text:span text:style-name="T15"> </text:span><text:span text:style-name="T7">a</text:span><text:span text:style-name="T8"> </text:span><text:span text:style-name="T7">chieftain</text:span><text:span text:style-name="T8"> </text:span><text:span text:style-name="T7">(</text:span><text:span text:style-name="T22">kiḻaṉ</text:span><text:span text:style-name="T7">)</text:span><text:span text:style-name="T15"> </text:span><text:span text:style-name="T7">seems</text:span><text:span text:style-name="T8"> </text:span><text:span text:style-name="T109">to </text:span>intervene,<text:span text:style-name="T16"> </text:span>perhaps<text:span text:style-name="T17"> </text:span>providing<text:span text:style-name="T16"> </text:span>some<text:span text:style-name="T17"> </text:span>ghee<text:span text:style-name="T16"> </text:span>too]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ntium" svg:font-family="Gentium" style:font-family-generic="roman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Palladio UNI" svg:font-family="'URW Palladio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text-align="justify" style:justify-single-word="false" fo:orphans="0" fo:widows="0" style:writing-mode="lr-tb"/>
      <style:text-properties style:font-name="Gentium" fo:font-family="Gentium" style:font-family-generic="roman" style:font-pitch="variable" fo:font-size="12pt" fo:language="en" fo:country="US" style:font-name-asian="Arial Unicode MS1" style:font-family-asian="'Arial Unicode MS'" style:font-family-generic-asian="system" style:font-pitch-asian="variable" style:font-size-asian="12pt" style:language-asian="en" style:country-asian="US" style:font-name-complex="Arial Unicode MS1" style:font-family-complex="'Arial Unicode MS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s_20_de_20_texte_20_Car" style:class="text"/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left="0.4925in" fo:text-indent="-0.4925in" style:auto-text-indent="false" fo:keep-with-next="always"/>
      <style:text-properties fo:font-variant="small-caps" style:font-name-asian="SimSun" style:font-family-asian="SimSun" style:font-family-generic-asian="system" style:font-pitch-asian="variable" style:font-name-complex="Latha" style:font-family-complex="Latha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keep-with-next="always" style:punctuation-wrap="hanging"/>
      <style:text-properties fo:font-style="italic" style:font-style-asian="italic" style:font-name-complex="Latha" style:font-family-complex="Latha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Latha" style:font-family-complex="Lath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keep-with-next="always"/>
      <style:text-properties fo:font-size="8pt" fo:language="fr" fo:country="FR" fo:font-style="italic" fo:font-weight="bold" style:font-name-asian="Times New Roman1" style:font-family-asian="'Times New Roman'" style:font-family-generic-asian="system" style:font-pitch-asian="variable" style:font-size-asian="8pt" style:font-style-asian="italic" style:font-weight-asian="bold"/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Latha" style:font-family-complex="Latha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Latha" style:font-family-complex="Latha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Latha" style:font-family-complex="Lath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Latha" style:font-family-complex="Latha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Latha" style:font-family-complex="Latha" style:font-family-generic-complex="system" style:font-pitch-complex="variable"/>
    </style:style>
    <style:style style:name="Style1" style:family="paragraph" style:parent-style-name="Standard" loext:linked-style-name="Style1_20_Car">
      <style:paragraph-properties fo:margin-left="0.0984in" fo:text-indent="-0.0984in" style:auto-text-indent="false"/>
      <style:text-properties style:font-name="URW Palladio UNI" fo:font-family="'URW Palladio UNI'" style:font-family-generic="roman" style:font-pitch="variable"/>
    </style:style>
    <style:style style:name="Title" style:family="paragraph" style:parent-style-name="Standard" style:next-style-name="Standard" loext:linked-style-name="Titre_20_Car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Latha" style:font-family-complex="Latha" style:font-family-generic-complex="system" style:font-pitch-complex="variable" style:font-size-complex="16pt" style:font-weight-complex="bold"/>
    </style:style>
    <style:style style:name="Subtitle" style:family="paragraph" style:parent-style-name="Standard" style:next-style-name="Standard" loext:linked-style-name="Sous-titre_20_Car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Latha" style:font-family-complex="Latha" style:font-family-generic-complex="system" style:font-pitch-complex="variable" style:font-size-complex="12pt"/>
    </style:style>
    <style:style style:name="No_20_Spacing" style:display-name="No Spacing" style:family="paragraph" style:parent-style-name="Standard" loext:linked-style-name="Sans_20_interligne_20_Car"/>
    <style:style style:name="List_20_Paragraph" style:display-name="List Paragraph" style:family="paragraph" style:parent-style-name="Standard">
      <style:paragraph-properties fo:margin-left="0.4917in"/>
    </style:style>
    <style:style style:name="Quote" style:family="paragraph" style:parent-style-name="Standard" style:next-style-name="Standard" loext:linked-style-name="Citation_20_C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top="0.1665in" fo:margin-bottom="0.0417in" style:contextual-spacing="false" fo:text-align="start" style:justify-single-word="false" fo:text-indent="0in" style:auto-text-indent="false"/>
      <style:text-properties fo:font-variant="normal" fo:text-transform="none"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Latha" style:font-family-complex="Latha" style:font-family-generic-complex="system" style:font-pitch-complex="variable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38in" fo:margin-top="0.0854in" fo:margin-bottom="0.0835in" style:contextual-spacing="false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yle1_20_Car" style:display-name="Style1 Car" style:family="text" loext:linked-style-name="Style1">
      <style:text-properties style:font-name="URW Palladio UNI" fo:font-family="'URW Palladio UNI'" style:font-family-generic="roman" style:font-pitch="variable" fo:language="fr" fo:country="BE"/>
    </style:style>
    <style:style style:name="Titre_20_1_20_Car" style:display-name="Titre 1 Car" style:family="text" loext:linked-style-name="Heading_20_1">
      <style:text-properties fo:font-variant="small-caps" fo:font-size="12pt" fo:language="fr" fo:country="BE" style:font-name-asian="SimSun" style:font-family-asian="SimSun" style:font-family-generic-asian="system" style:font-pitch-asian="variable" style:font-size-asian="12pt" style:font-name-complex="Latha" style:font-family-complex="Latha" style:font-family-generic-complex="system" style:font-pitch-complex="variable"/>
    </style:style>
    <style:style style:name="Titre_20_2_20_Car" style:display-name="Titre 2 Car" style:family="text" loext:linked-style-name="Heading_20_2">
      <style:text-properties fo:language="fr" fo:country="BE" fo:font-style="italic" style:font-style-asian="italic" style:font-name-complex="Latha" style:font-family-complex="Latha" style:font-family-generic-complex="system" style:font-pitch-complex="variable"/>
    </style:style>
    <style:style style:name="Titre_20_3_20_Car" style:display-name="Titre 3 Car" style:family="text" loext:linked-style-name="Heading_20_3">
      <style:text-properties style:font-name="Cambria" fo:font-family="Cambria" style:font-family-generic="roman" style:font-pitch="variable" fo:font-size="13pt" fo:language="fr" fo:country="BE" fo:font-weight="bold" style:font-name-asian="Times New Roman1" style:font-family-asian="'Times New Roman'" style:font-family-generic-asian="system" style:font-pitch-asian="variable" style:font-size-asian="13pt" style:font-weight-asian="bold" style:font-name-complex="Latha" style:font-family-complex="Latha" style:font-family-generic-complex="system" style:font-pitch-complex="variable" style:font-size-complex="13pt" style:font-weight-complex="bold"/>
    </style:style>
    <style:style style:name="Titre_20_4_20_Car" style:display-name="Titre 4 Car" style:family="text" loext:linked-style-name="Heading_20_4">
      <style:text-properties fo:font-size="8pt" fo:font-style="italic" fo:font-weight="bold" style:font-name-asian="Times New Roman1" style:font-family-asian="'Times New Roman'" style:font-family-generic-asian="system" style:font-pitch-asian="variable" style:font-size-asian="8pt" style:font-style-asian="italic" style:font-weight-asian="bold"/>
    </style:style>
    <style:style style:name="Titre_20_5_20_Car" style:display-name="Titre 5 Car" style:family="text" loext:linked-style-name="Heading_20_5">
      <style:text-properties style:font-name="Calibri" fo:font-family="Calibri" style:font-family-generic="roman" style:font-pitch="variable" fo:font-size="13pt" fo:language="fr" fo:country="BE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Latha" style:font-family-complex="Latha" style:font-family-generic-complex="system" style:font-pitch-complex="variable" style:font-size-complex="13pt" style:font-style-complex="italic" style:font-weight-complex="bold"/>
    </style:style>
    <style:style style:name="Titre_20_6_20_Car" style:display-name="Titre 6 Car" style:family="text" loext:linked-style-name="Heading_20_6">
      <style:text-properties style:font-name="Calibri" fo:font-family="Calibri" style:font-family-generic="roman" style:font-pitch="variable" fo:font-size="11pt" fo:language="fr" fo:country="BE" fo:font-weight="bold" style:font-name-asian="Times New Roman1" style:font-family-asian="'Times New Roman'" style:font-family-generic-asian="system" style:font-pitch-asian="variable" style:font-size-asian="11pt" style:font-weight-asian="bold" style:font-name-complex="Latha" style:font-family-complex="Latha" style:font-family-generic-complex="system" style:font-pitch-complex="variable" style:font-size-complex="11pt" style:font-weight-complex="bold"/>
    </style:style>
    <style:style style:name="Titre_20_7_20_Car" style:display-name="Titre 7 Car" style:family="text" loext:linked-style-name="Heading_20_7">
      <style:text-properties style:font-name="Calibri" fo:font-family="Calibri" style:font-family-generic="roman" style:font-pitch="variable" fo:font-size="12pt" fo:language="fr" fo:country="BE" style:font-name-asian="Times New Roman1" style:font-family-asian="'Times New Roman'" style:font-family-generic-asian="system" style:font-pitch-asian="variable" style:font-size-asian="12pt" style:font-name-complex="Latha" style:font-family-complex="Latha" style:font-family-generic-complex="system" style:font-pitch-complex="variable" style:font-size-complex="12pt"/>
    </style:style>
    <style:style style:name="Titre_20_8_20_Car" style:display-name="Titre 8 Car" style:family="text" loext:linked-style-name="Heading_20_8">
      <style:text-properties style:font-name="Calibri" fo:font-family="Calibri" style:font-family-generic="roman" style:font-pitch="variable" fo:font-size="12pt" fo:language="fr" fo:country="BE" fo:font-style="italic" style:font-name-asian="Times New Roman1" style:font-family-asian="'Times New Roman'" style:font-family-generic-asian="system" style:font-pitch-asian="variable" style:font-size-asian="12pt" style:font-style-asian="italic" style:font-name-complex="Latha" style:font-family-complex="Latha" style:font-family-generic-complex="system" style:font-pitch-complex="variable" style:font-size-complex="12pt" style:font-style-complex="italic"/>
    </style:style>
    <style:style style:name="Titre_20_9_20_Car" style:display-name="Titre 9 Car" style:family="text" loext:linked-style-name="Heading_20_9">
      <style:text-properties style:font-name="Cambria" fo:font-family="Cambria" style:font-family-generic="roman" style:font-pitch="variable" fo:font-size="11pt" fo:language="fr" fo:country="BE" style:font-name-asian="Times New Roman1" style:font-family-asian="'Times New Roman'" style:font-family-generic-asian="system" style:font-pitch-asian="variable" style:font-size-asian="11pt" style:font-name-complex="Latha" style:font-family-complex="Latha" style:font-family-generic-complex="system" style:font-pitch-complex="variable" style:font-size-complex="11pt"/>
    </style:style>
    <style:style style:name="Titre_20_Car" style:display-name="Titre Car" style:family="text" loext:linked-style-name="Title">
      <style:text-properties style:font-name="Cambria" fo:font-family="Cambria" style:font-family-generic="roman" style:font-pitch="variable" fo:font-size="16pt" fo:language="fr" fo:country="BE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Latha" style:font-family-complex="Latha" style:font-family-generic-complex="system" style:font-pitch-complex="variable" style:font-size-complex="16pt" style:font-weight-complex="bold"/>
    </style:style>
    <style:style style:name="Sous-titre_20_Car" style:display-name="Sous-titre Car" style:family="text" loext:linked-style-name="Subtitle">
      <style:text-properties style:font-name="Cambria" fo:font-family="Cambria" style:font-family-generic="roman" style:font-pitch="variable" fo:font-size="12pt" fo:language="fr" fo:country="BE" style:font-name-asian="Times New Roman1" style:font-family-asian="'Times New Roman'" style:font-family-generic-asian="system" style:font-pitch-asian="variable" style:font-size-asian="12pt" style:font-name-complex="Latha" style:font-family-complex="Latha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ans_20_interligne_20_Car" style:display-name="Sans interligne Car" style:family="text" loext:linked-style-name="No_20_Spacing">
      <style:text-properties fo:language="fr" fo:country="BE"/>
    </style:style>
    <style:style style:name="Citation_20_Car" style:display-name="Citation Car" style:family="text" loext:linked-style-name="Quote">
      <style:text-properties fo:color="#000000" loext:opacity="100%" fo:language="fr" fo:country="BE" fo:font-style="italic" style:font-style-asian="italic" style:font-style-complex="italic">
        <loext:char-complex-color loext:theme-type="dark1" loext:color-type="theme"/>
      </style:text-properties>
    </style:style>
    <style:style style:name="Citation_20_intense_20_Car" style:display-name="Citation intense Car" style:family="text" loext:linked-style-name="Intense_20_Quote">
      <style:text-properties fo:color="#4f81bd" loext:opacity="100%" fo:language="fr" fo:country="BE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Corps_20_de_20_texte_20_Car" style:display-name="Corps de texte Car" style:family="text" style:parent-style-name="Default_20_Paragraph_20_Font">
      <style:text-properties style:font-name="Arial Unicode MS" fo:font-family="'Arial Unicode MS'" style:font-family-generic="swiss" style:font-pitch="variable" fo:font-size="11pt" fo:language="en" fo:country="US" style:font-name-asian="Arial Unicode MS1" style:font-family-asian="'Arial Unicode MS'" style:font-family-generic-asian="system" style:font-pitch-asian="variable" style:font-size-asian="11pt" style:language-asian="en" style:country-asian="US" style:font-name-complex="Arial Unicode MS1" style:font-family-complex="'Arial Unicode MS'" style:font-family-generic-complex="system" style:font-pitch-complex="variable" style:font-size-complex="11pt"/>
    </style:style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fo:language="en" fo:country="US" style:font-name-asian="Arial Unicode MS1" style:font-family-asian="'Arial Unicode MS'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Pied_20_de_20_page_20_Car" style:display-name="Pied de page Car" style:family="text" style:parent-style-name="Default_20_Paragraph_20_Font" loext:linked-style-name="Footer">
      <style:text-properties style:font-name="Arial Unicode MS" fo:font-family="'Arial Unicode MS'" style:font-family-generic="swiss" style:font-pitch="variable" fo:font-size="11pt" fo:language="en" fo:country="US" style:font-name-asian="Arial Unicode MS1" style:font-family-asian="'Arial Unicode MS'" style:font-family-generic-asian="system" style:font-pitch-asian="variable" style:font-size-asian="11pt" style:language-asian="en" style:country-asian="US" style:font-name-complex="Arial Unicode MS1" style:font-family-complex="'Arial Unicode MS'" style:font-family-generic-complex="system" style:font-pitch-complex="variable" style:font-size-complex="11pt"/>
    </style:style>
    <style:style style:name="En-tête_20_Car" style:display-name="En-tête Car" style:family="text" style:parent-style-name="Default_20_Paragraph_20_Font" loext:linked-style-name="Header">
      <style:text-properties style:font-name="Arial Unicode MS" fo:font-family="'Arial Unicode MS'" style:font-family-generic="swiss" style:font-pitch="variable" fo:font-size="11pt" fo:language="en" fo:country="US" style:font-name-asian="Arial Unicode MS1" style:font-family-asian="'Arial Unicode MS'" style:font-family-generic-asian="system" style:font-pitch-asian="variable" style:font-size-asian="11pt" style:language-asian="en" style:country-asian="US" style:font-name-complex="Arial Unicode MS1" style:font-family-complex="'Arial Unicode MS'" style:font-family-generic-complex="system" style:font-pitch-complex="variable" style:font-size-complex="11pt"/>
    </style:style>
    <style:style style:name="ListLabel_20_1" style:display-name="ListLabel 1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77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rial Unicode MS" fo:font-family="'Arial Unicode MS'" style:font-family-generic="swiss" style:font-pitch="variable" fo:font-size="9pt" style:font-name-asian="Arial Unicode MS1" style:font-family-asian="'Arial Unicode MS'" style:font-family-generic-asian="system" style:font-pitch-asian="variable" style:font-size-asian="9pt" style:font-name-complex="Arial Unicode MS1" style:font-family-complex="'Arial Unicode MS'" style:font-family-generic-complex="system" style:font-pitch-complex="variable" style:font-size-complex="9pt" style:text-scale="88%"/>
    </style:style>
    <style:style style:name="ListLabel_20_11" style:display-name="ListLabel 11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77%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110" style:display-name="ListLabel 110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Arial Unicode MS" fo:font-family="'Arial Unicode MS'" style:font-family-generic="swiss" style:font-pitch="variable" fo:font-size="9pt" style:font-name-asian="Arial Unicode MS1" style:font-family-asian="'Arial Unicode MS'" style:font-family-generic-asian="system" style:font-pitch-asian="variable" style:font-size-asian="9pt" style:font-name-complex="Arial Unicode MS1" style:font-family-complex="'Arial Unicode MS'" style:font-family-generic-complex="system" style:font-pitch-complex="variable" style:font-size-complex="9pt" style:text-scale="88%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77%"/>
    </style:style>
    <style:style style:name="ListLabel_20_137" style:display-name="ListLabel 137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77%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77%"/>
    </style:style>
    <style:style style:name="ListLabel_20_146" style:display-name="ListLabel 146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77%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69%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52%"/>
    </style:style>
    <style:style style:name="ListLabel_20_164" style:display-name="ListLabel 164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56%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Arial Unicode MS" fo:font-family="'Arial Unicode MS'" style:font-family-generic="swiss" style:font-pitch="variable" fo:font-size="9pt" style:font-name-asian="Arial Unicode MS1" style:font-family-asian="'Arial Unicode MS'" style:font-family-generic-asian="system" style:font-pitch-asian="variable" style:font-size-asian="9pt" style:font-name-complex="Arial Unicode MS1" style:font-family-complex="'Arial Unicode MS'" style:font-family-generic-complex="system" style:font-pitch-complex="variable" style:font-size-complex="9pt" style:text-scale="88%"/>
    </style:style>
    <style:style style:name="ListLabel_20_173" style:display-name="ListLabel 173" style:family="text">
      <style:text-properties style:font-name="Arial Unicode MS" fo:font-family="'Arial Unicode MS'" style:font-family-generic="swiss" style:font-pitch="variable" fo:font-size="11pt" style:font-name-asian="Arial Unicode MS1" style:font-family-asian="'Arial Unicode MS'" style:font-family-generic-asian="system" style:font-pitch-asian="variable" style:font-size-asian="11pt" style:font-name-complex="Arial Unicode MS1" style:font-family-complex="'Arial Unicode MS'" style:font-family-generic-complex="system" style:font-pitch-complex="variable" style:font-size-complex="11pt" style:text-scale="91%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Arial Unicode MS" fo:font-family="'Arial Unicode MS'" style:font-family-generic="swiss" style:font-pitch="variable" fo:font-size="9pt" style:font-name-asian="Arial Unicode MS1" style:font-family-asian="'Arial Unicode MS'" style:font-family-generic-asian="system" style:font-pitch-asian="variable" style:font-size-asian="9pt" style:font-name-complex="Arial Unicode MS1" style:font-family-complex="'Arial Unicode MS'" style:font-family-generic-complex="system" style:font-pitch-complex="variable" style:font-size-complex="9pt" style:text-scale="88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Arial Unicode MS" fo:font-family="'Arial Unicode MS'" style:font-family-generic="swiss" style:font-pitch="variable" fo:font-size="9pt" style:font-name-asian="Arial Unicode MS1" style:font-family-asian="'Arial Unicode MS'" style:font-family-generic-asian="system" style:font-pitch-asian="variable" style:font-size-asian="9pt" style:font-name-complex="Arial Unicode MS1" style:font-family-complex="'Arial Unicode MS'" style:font-family-generic-complex="system" style:font-pitch-complex="variable" style:font-size-complex="9pt" style:text-scale="88%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Arial Unicode MS" fo:font-family="'Arial Unicode MS'" style:font-family-generic="swiss" style:font-pitch="variable" fo:font-size="9pt" style:font-name-asian="Arial Unicode MS1" style:font-family-asian="'Arial Unicode MS'" style:font-family-generic-asian="system" style:font-pitch-asian="variable" style:font-size-asian="9pt" style:font-name-complex="Arial Unicode MS1" style:font-family-complex="'Arial Unicode MS'" style:font-family-generic-complex="system" style:font-pitch-complex="variable" style:font-size-complex="9pt" style:text-scale="88%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text-scale="95%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text-scale="95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fo:font-size="10pt" fo:letter-spacing="0.0071in" style:font-size-asian="10pt" style:text-scale="75%"/>
    </style:style>
    <style:style style:name="ListLabel_20_227" style:display-name="ListLabel 227" style:family="text">
      <style:text-properties fo:font-size="10pt" style:font-size-asian="10pt" style:text-scale="73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1756in" fo:margin-left="0.8374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756in" fo:margin-left="1.2874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756in" fo:margin-left="1.7425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756in" fo:margin-left="2.1972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756in" fo:margin-left="2.6516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756in" fo:margin-left="3.1063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756in" fo:margin-left="3.561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756in" fo:margin-left="4.0161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756in" fo:margin-left="4.470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37">
        <style:list-level-properties text:list-level-position-and-space-mode="label-alignment">
          <style:list-level-label-alignment text:label-followed-by="listtab" fo:text-indent="-0.3154in" fo:margin-left="0.9071in"/>
        </style:list-level-properties>
      </text:list-level-style-number>
      <text:list-level-style-number text:level="2" text:style-name="ListLabel_20_11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1791in" fo:margin-left="0.8689in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791in" fo:margin-left="0.9252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791in" fo:margin-left="1.5118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791in" fo:margin-left="2.0992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791in" fo:margin-left="2.6866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791in" fo:margin-left="3.2744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791in" fo:margin-left="3.861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791in" fo:margin-left="4.449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3154in" fo:margin-left="0.6626in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1374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6091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0807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5516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0228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4945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9661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436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3154in" fo:margin-left="0.8193in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2752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7311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1874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6429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0992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5555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0118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467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3154in" fo:margin-left="0.8193in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2752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7311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1874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6429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0992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5555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0118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467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3154in" fo:margin-left="0.6626in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1374in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6091in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0807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5516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0228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4945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9661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436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3154in" fo:margin-left="0.8193in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2752in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7311in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1874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6429in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0992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5555in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0118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467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3154in" fo:margin-left="0.8193in"/>
        </style:list-level-properties>
      </text:list-level-style-number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2752in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7311in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1874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6429in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0992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5555in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0118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467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3154in" fo:margin-left="0.6626in"/>
        </style:list-level-properties>
      </text:list-level-style-number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0.6665in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1902in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7138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2374in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761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2846in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8083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332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3154in" fo:margin-left="0.6626in"/>
        </style:list-level-properties>
      </text:list-level-style-number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1374in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6091in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0807in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5516in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0228in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4945in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9661in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436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3154in" fo:margin-left="0.8193in"/>
        </style:list-level-properties>
      </text:list-level-style-number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2752in"/>
        </style:list-level-properties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7311in"/>
        </style:list-level-properties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1874in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6429in"/>
        </style:list-level-properties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0992in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5555in"/>
        </style:list-level-properties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0118in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467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3154in" fo:margin-left="0.8193in"/>
        </style:list-level-properties>
      </text:list-level-style-number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2752in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7311in"/>
        </style:list-level-properties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1874in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6429in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0992in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5555in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0118in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467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3154in" fo:margin-left="0.6618in"/>
        </style:list-level-properties>
      </text:list-level-style-number>
      <text:list-level-style-number text:level="2" text:style-name="ListLabel_20_110" loext:num-list-format="%2%)" style:num-suffix=")" style:num-format="1">
        <style:list-level-properties text:list-level-position-and-space-mode="label-alignment">
          <style:list-level-label-alignment text:label-followed-by="listtab" fo:text-indent="-0.3154in" fo:margin-left="0.8193in"/>
        </style:list-level-properties>
      </text:list-level-style-number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3256in"/>
        </style:list-level-properties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8327in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3398in"/>
        </style:list-level-properties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8457in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3528in"/>
        </style:list-level-properties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8598in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36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3154in" fo:margin-left="0.6626in"/>
        </style:list-level-properties>
      </text:list-level-style-number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1374in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6091in"/>
        </style:list-level-properties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0807in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5516in"/>
        </style:list-level-properties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0228in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4945in"/>
        </style:list-level-properties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9661in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436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 text:start-value="53">
        <style:list-level-properties text:list-level-position-and-space-mode="label-alignment">
          <style:list-level-label-alignment text:label-followed-by="listtab" fo:text-indent="-0.3154in" fo:margin-left="0.6626in"/>
        </style:list-level-properties>
      </text:list-level-style-number>
      <text:list-level-style-bullet text:level="2" text:style-name="ListLabel_20_128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1374in"/>
        </style:list-level-properties>
      </text:list-level-style-bullet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6091in"/>
        </style:list-level-properties>
      </text:list-level-style-bullet>
      <text:list-level-style-bullet text:level="4" text:style-name="ListLabel_20_130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0807in"/>
        </style:list-level-properties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5516in"/>
        </style:list-level-properties>
      </text:list-level-style-bullet>
      <text:list-level-style-bullet text:level="6" text:style-name="ListLabel_20_132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0228in"/>
        </style:list-level-properties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4945in"/>
        </style:list-level-properties>
      </text:list-level-style-bullet>
      <text:list-level-style-bullet text:level="8" text:style-name="ListLabel_20_13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9661in"/>
        </style:list-level-properties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436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063in" fo:margin-left="0.3472in"/>
        </style:list-level-properties>
      </text:list-level-style-number>
      <text:list-level-style-number text:level="2" text:style-name="ListLabel_20_137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1835in" fo:margin-left="0.5047in"/>
        </style:list-level-properties>
      </text:list-level-style-number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1.0417in"/>
        </style:list-level-properties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1.5839in"/>
        </style:list-level-properties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2.1264in"/>
        </style:list-level-properties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2.6689in"/>
        </style:list-level-properties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3.211in"/>
        </style:list-level-properties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3.7528in"/>
        </style:list-level-properties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1835in" fo:margin-left="4.295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1783in" fo:margin-left="0.3472in"/>
        </style:list-level-properties>
      </text:list-level-style-number>
      <text:list-level-style-number text:level="2" text:style-name="ListLabel_20_146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2165in" fo:margin-left="0.5047in"/>
        </style:list-level-properties>
      </text:list-level-style-number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fo:text-indent="-0.2165in" fo:margin-left="1.0417in"/>
        </style:list-level-properties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2165in" fo:margin-left="1.5839in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2165in" fo:margin-left="2.1264in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2165in" fo:margin-left="2.6689in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2165in" fo:margin-left="3.211in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2165in" fo:margin-left="3.7528in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2165in" fo:margin-left="4.295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1299in" fo:margin-left="0.5047in"/>
        </style:list-level-properties>
      </text:list-level-style-number>
      <text:list-level-style-bullet text:level="2" text:style-name="ListLabel_20_155" loext:num-list-format="•" style:num-suffix="•" text:bullet-char="•">
        <style:list-level-properties text:list-level-position-and-space-mode="label-alignment">
          <style:list-level-label-alignment text:label-followed-by="listtab" fo:text-indent="-0.1299in" fo:margin-left="0.9874in"/>
        </style:list-level-properties>
      </text:list-level-style-bullet>
      <text:list-level-style-bullet text:level="3" text:style-name="ListLabel_20_156" loext:num-list-format="•" style:num-suffix="•" text:bullet-char="•">
        <style:list-level-properties text:list-level-position-and-space-mode="label-alignment">
          <style:list-level-label-alignment text:label-followed-by="listtab" fo:text-indent="-0.1299in" fo:margin-left="1.4756in"/>
        </style:list-level-properties>
      </text:list-level-style-bullet>
      <text:list-level-style-bullet text:level="4" text:style-name="ListLabel_20_157" loext:num-list-format="•" style:num-suffix="•" text:bullet-char="•">
        <style:list-level-properties text:list-level-position-and-space-mode="label-alignment">
          <style:list-level-label-alignment text:label-followed-by="listtab" fo:text-indent="-0.1299in" fo:margin-left="1.9638in"/>
        </style:list-level-properties>
      </text:list-level-style-bullet>
      <text:list-level-style-bullet text:level="5" text:style-name="ListLabel_20_158" loext:num-list-format="•" style:num-suffix="•" text:bullet-char="•">
        <style:list-level-properties text:list-level-position-and-space-mode="label-alignment">
          <style:list-level-label-alignment text:label-followed-by="listtab" fo:text-indent="-0.1299in" fo:margin-left="2.4516in"/>
        </style:list-level-properties>
      </text:list-level-style-bullet>
      <text:list-level-style-bullet text:level="6" text:style-name="ListLabel_20_159" loext:num-list-format="•" style:num-suffix="•" text:bullet-char="•">
        <style:list-level-properties text:list-level-position-and-space-mode="label-alignment">
          <style:list-level-label-alignment text:label-followed-by="listtab" fo:text-indent="-0.1299in" fo:margin-left="2.9398in"/>
        </style:list-level-properties>
      </text:list-level-style-bullet>
      <text:list-level-style-bullet text:level="7" text:style-name="ListLabel_20_160" loext:num-list-format="•" style:num-suffix="•" text:bullet-char="•">
        <style:list-level-properties text:list-level-position-and-space-mode="label-alignment">
          <style:list-level-label-alignment text:label-followed-by="listtab" fo:text-indent="-0.1299in" fo:margin-left="3.428in"/>
        </style:list-level-properties>
      </text:list-level-style-bullet>
      <text:list-level-style-bullet text:level="8" text:style-name="ListLabel_20_161" loext:num-list-format="•" style:num-suffix="•" text:bullet-char="•">
        <style:list-level-properties text:list-level-position-and-space-mode="label-alignment">
          <style:list-level-label-alignment text:label-followed-by="listtab" fo:text-indent="-0.1299in" fo:margin-left="3.9161in"/>
        </style:list-level-properties>
      </text:list-level-style-bullet>
      <text:list-level-style-bullet text:level="9" text:style-name="ListLabel_20_162" loext:num-list-format="•" style:num-suffix="•" text:bullet-char="•">
        <style:list-level-properties text:list-level-position-and-space-mode="label-alignment">
          <style:list-level-label-alignment text:label-followed-by="listtab" fo:text-indent="-0.1299in" fo:margin-left="4.40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6307in" fo:margin-left="0.9772in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6307in" fo:margin-left="0.9772in"/>
        </style:list-level-properties>
      </text:list-level-style-number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6307in" fo:margin-left="1.8535in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07in" fo:margin-left="2.2945in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6307in" fo:margin-left="2.7346in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6307in" fo:margin-left="3.1756in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07in" fo:margin-left="3.6165in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6307in" fo:margin-left="4.0575in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6307in" fo:margin-left="4.49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 text:start-value="31">
        <style:list-level-properties text:list-level-position-and-space-mode="label-alignment">
          <style:list-level-label-alignment text:label-followed-by="listtab" fo:text-indent="-0.3154in" fo:margin-left="0.6626in"/>
        </style:list-level-properties>
      </text:list-level-style-number>
      <text:list-level-style-number text:level="2" text:style-name="ListLabel_20_173" loext:num-list-format="%2%)" style:num-suffix=")" style:num-format="1">
        <style:list-level-properties text:list-level-position-and-space-mode="label-alignment">
          <style:list-level-label-alignment text:label-followed-by="listtab" fo:text-indent="-0.3154in" fo:margin-left="0.8193in"/>
        </style:list-level-properties>
      </text:list-level-style-number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3256in"/>
        </style:list-level-properties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8327in"/>
        </style:list-level-properties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3398in"/>
        </style:list-level-properties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8457in"/>
        </style:list-level-properties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3528in"/>
        </style:list-level-properties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8598in"/>
        </style:list-level-properties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36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26">
        <style:list-level-properties text:list-level-position-and-space-mode="label-alignment">
          <style:list-level-label-alignment text:label-followed-by="listtab" fo:text-indent="-0.3154in" fo:margin-left="0.6626in"/>
        </style:list-level-properties>
      </text:list-level-style-number>
      <text:list-level-style-bullet text:level="2" text:style-name="ListLabel_20_182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0.8193in"/>
        </style:list-level-properties>
      </text:list-level-style-bullet>
      <text:list-level-style-bullet text:level="3" text:style-name="ListLabel_20_183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3256in"/>
        </style:list-level-properties>
      </text:list-level-style-bullet>
      <text:list-level-style-bullet text:level="4" text:style-name="ListLabel_20_18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8327in"/>
        </style:list-level-properties>
      </text:list-level-style-bullet>
      <text:list-level-style-bullet text:level="5" text:style-name="ListLabel_20_18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3398in"/>
        </style:list-level-properties>
      </text:list-level-style-bullet>
      <text:list-level-style-bullet text:level="6" text:style-name="ListLabel_20_186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8457in"/>
        </style:list-level-properties>
      </text:list-level-style-bullet>
      <text:list-level-style-bullet text:level="7" text:style-name="ListLabel_20_187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3528in"/>
        </style:list-level-properties>
      </text:list-level-style-bullet>
      <text:list-level-style-bullet text:level="8" text:style-name="ListLabel_20_188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8598in"/>
        </style:list-level-properties>
      </text:list-level-style-bullet>
      <text:list-level-style-bullet text:level="9" text:style-name="ListLabel_20_189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36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 text:start-value="23">
        <style:list-level-properties text:list-level-position-and-space-mode="label-alignment">
          <style:list-level-label-alignment text:label-followed-by="listtab" fo:text-indent="-0.3154in" fo:margin-left="0.6626in"/>
        </style:list-level-properties>
      </text:list-level-style-number>
      <text:list-level-style-bullet text:level="2" text:style-name="ListLabel_20_191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1374in"/>
        </style:list-level-properties>
      </text:list-level-style-bullet>
      <text:list-level-style-bullet text:level="3" text:style-name="ListLabel_20_192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1.6091in"/>
        </style:list-level-properties>
      </text:list-level-style-bullet>
      <text:list-level-style-bullet text:level="4" text:style-name="ListLabel_20_193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0807in"/>
        </style:list-level-properties>
      </text:list-level-style-bullet>
      <text:list-level-style-bullet text:level="5" text:style-name="ListLabel_20_194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2.5516in"/>
        </style:list-level-properties>
      </text:list-level-style-bullet>
      <text:list-level-style-bullet text:level="6" text:style-name="ListLabel_20_195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0228in"/>
        </style:list-level-properties>
      </text:list-level-style-bullet>
      <text:list-level-style-bullet text:level="7" text:style-name="ListLabel_20_196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4945in"/>
        </style:list-level-properties>
      </text:list-level-style-bullet>
      <text:list-level-style-bullet text:level="8" text:style-name="ListLabel_20_197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3.9661in"/>
        </style:list-level-properties>
      </text:list-level-style-bullet>
      <text:list-level-style-bullet text:level="9" text:style-name="ListLabel_20_198" loext:num-list-format="•" style:num-suffix="•" text:bullet-char="•">
        <style:list-level-properties text:list-level-position-and-space-mode="label-alignment">
          <style:list-level-label-alignment text:label-followed-by="listtab" fo:text-indent="-0.3154in" fo:margin-left="4.436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1575in" fo:margin-left="0.6626in"/>
        </style:list-level-properties>
      </text:list-level-style-number>
      <text:list-level-style-bullet text:level="2" text:style-name="ListLabel_20_200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1374in"/>
        </style:list-level-properties>
      </text:list-level-style-bullet>
      <text:list-level-style-bullet text:level="3" text:style-name="ListLabel_20_201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6091in"/>
        </style:list-level-properties>
      </text:list-level-style-bullet>
      <text:list-level-style-bullet text:level="4" text:style-name="ListLabel_20_202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2.0807in"/>
        </style:list-level-properties>
      </text:list-level-style-bullet>
      <text:list-level-style-bullet text:level="5" text:style-name="ListLabel_20_203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2.5516in"/>
        </style:list-level-properties>
      </text:list-level-style-bullet>
      <text:list-level-style-bullet text:level="6" text:style-name="ListLabel_20_204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3.0228in"/>
        </style:list-level-properties>
      </text:list-level-style-bullet>
      <text:list-level-style-bullet text:level="7" text:style-name="ListLabel_20_205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3.4945in"/>
        </style:list-level-properties>
      </text:list-level-style-bullet>
      <text:list-level-style-bullet text:level="8" text:style-name="ListLabel_20_206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3.9661in"/>
        </style:list-level-properties>
      </text:list-level-style-bullet>
      <text:list-level-style-bullet text:level="9" text:style-name="ListLabel_20_207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4.436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972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972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72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97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972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72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972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972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T1" style:family="text">
      <style:text-properties fo:font-size="10pt" style:font-size-asian="10pt"/>
    </style:style>
    <style:page-layout style:name="Mpm1">
      <style:page-layout-properties fo:page-width="8.2681in" fo:page-height="11.6929in" style:num-format="1" style:print-orientation="portrait" fo:margin-top="0.9846in" fo:margin-bottom="0.4508in" fo:margin-left="0.9846in" fo:margin-right="0.984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339in" fo:margin-left="0in" fo:margin-right="0in" fo:margin-top="0.49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4917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9in" fo:margin-left="0in" fo:margin-right="0in" fo:margin-top="0.453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  <style:master-page style:name="Converted1" style:page-layout-name="Mpm2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 francis</meta:initial-creator>
    <dc:creator>Michaël Meyer</dc:creator>
    <meta:editing-cycles>27</meta:editing-cycles>
    <meta:creation-date>2025-05-17T11:25:00</meta:creation-date>
    <dc:date>2025-06-10T17:07:46.894981821</dc:date>
    <meta:editing-duration>PT1H24M40S</meta:editing-duration>
    <meta:generator>LibreOffice/24.8.7.2$Linux_X86_64 LibreOffice_project/480$Build-2</meta:generator>
    <meta:document-statistic meta:table-count="0" meta:image-count="0" meta:object-count="0" meta:page-count="30" meta:paragraph-count="526" meta:word-count="8078" meta:character-count="52575" meta:non-whitespace-character-count="44868"/>
    <meta:user-defined meta:name="AppVersion">16.0000</meta:user-defined>
    <meta:template xlink:type="simple" xlink:actuate="onRequest" xlink:title="Normal" xlink:href=""/>
  </office:meta>
</office:document-meta>
</file>